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7.586cm"/>
    </style:style>
    <style:style style:name="co3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271cm"/>
    </style:style>
    <style:style style:name="co12" style:family="table-column">
      <style:table-column-properties fo:break-before="auto" style:column-width="3.588cm"/>
    </style:style>
    <style:style style:name="co13" style:family="table-column">
      <style:table-column-properties fo:break-before="auto" style:column-width="2.801cm"/>
    </style:style>
    <style:style style:name="co14" style:family="table-column">
      <style:table-column-properties fo:break-before="auto" style:column-width="2.935cm"/>
    </style:style>
    <style:style style:name="co15" style:family="table-column">
      <style:table-column-properties fo:break-before="auto" style:column-width="4.253cm"/>
    </style:style>
    <style:style style:name="co16" style:family="table-column">
      <style:table-column-properties fo:break-before="auto" style:column-width="4.08cm"/>
    </style:style>
    <style:style style:name="co17" style:family="table-column">
      <style:table-column-properties fo:break-before="auto" style:column-width="1.73cm"/>
    </style:style>
    <style:style style:name="co18" style:family="table-column">
      <style:table-column-properties fo:break-before="auto" style:column-width="7.352cm"/>
    </style:style>
    <style:style style:name="co19" style:family="table-column">
      <style:table-column-properties fo:break-before="auto" style:column-width="1.662cm"/>
    </style:style>
    <style:style style:name="co20" style:family="table-column">
      <style:table-column-properties fo:break-before="auto" style:column-width="3.704cm"/>
    </style:style>
    <style:style style:name="co21" style:family="table-column">
      <style:table-column-properties fo:break-before="auto" style:column-width="1.39cm"/>
    </style:style>
    <style:style style:name="co22" style:family="table-column">
      <style:table-column-properties fo:break-before="auto" style:column-width="1.633cm"/>
    </style:style>
    <style:style style:name="co23" style:family="table-column">
      <style:table-column-properties fo:break-before="auto" style:column-width="5.773cm"/>
    </style:style>
    <style:style style:name="co24" style:family="table-column">
      <style:table-column-properties fo:break-before="auto" style:column-width="2.586cm"/>
    </style:style>
    <style:style style:name="co25" style:family="table-column">
      <style:table-column-properties fo:break-before="auto" style:column-width="3.344cm"/>
    </style:style>
    <style:style style:name="co26" style:family="table-column">
      <style:table-column-properties fo:break-before="auto" style:column-width="3.35cm"/>
    </style:style>
    <style:style style:name="co27" style:family="table-column">
      <style:table-column-properties fo:break-before="auto" style:column-width="7.863cm"/>
    </style:style>
    <style:style style:name="co28" style:family="table-column">
      <style:table-column-properties fo:break-before="auto" style:column-width="4.223cm"/>
    </style:style>
    <style:style style:name="co29" style:family="table-column">
      <style:table-column-properties fo:break-before="auto" style:column-width="5.856cm"/>
    </style:style>
    <style:style style:name="co30" style:family="table-column">
      <style:table-column-properties fo:break-before="auto" style:column-width="4.595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-BoldMT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8pt" style:language-asian="none" style:country-asian="none" style:font-style-asian="normal" style:font-weight-asian="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text-outline="false" style:text-line-through-style="none" style:text-line-through-type="none" style:font-name="Liberation Serif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35" style:family="table-cell" style:parent-style-name="Default">
      <style:text-properties fo:color="#000000" style:text-outline="false" style:text-line-through-style="none" style:text-line-through-type="none" style:font-name="Arial-BoldMT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8pt" style:language-asian="none" style:country-asian="none" style:font-style-asian="normal" style:font-weight-asian="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text-outline="false" style:text-line-through-style="none" style:text-line-through-type="none" style:font-name="Liberation Serif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indelabweichung" table:style-name="ta1">
        <table:table-column table:style-name="co23" table:default-cell-style-name="Default"/>
        <table:table-column table:style-name="co24" table:default-cell-style-name="Default"/>
        <table:table-column table:style-name="co3" table:number-columns-repeated="2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number-columns-repeated="13" table:default-cell-style-name="Default"/>
        <table:table-row table:style-name="ro1">
          <table:table-cell table:style-name="ce10"/>
          <table:table-cell table:number-columns-repeated="19"/>
        </table:table-row>
        <table:table-row table:style-name="ro1">
          <table:table-cell office:value-type="string" calcext:value-type="string">
            <text:p>gemessene Würze</text:p>
          </table:table-cell>
          <table:table-cell office:value-type="float" office:value="12" calcext:value-type="float">
            <text:p>12</text:p>
          </table:table-cell>
          <table:table-cell table:formula="of:=1+([.B2]/(258.6 - (([.B2]/258.2)*227.1)))" office:value-type="float" office:value="1.04837824215727" calcext:value-type="float">
            <text:p>1.04837824215727</text:p>
          </table:table-cell>
          <table:table-cell table:formula="of:=-616.868+(1111.14*[.C2])-(630.272*[.C2]^2)+(135.997*[.C2]^3)" office:value-type="float" office:value="12.0021445205384" calcext:value-type="float">
            <text:p>12.0021445205384</text:p>
          </table:table-cell>
          <table:table-cell table:formula="of:=[.B2]*4/1000+1" office:value-type="float" office:value="1.048" calcext:value-type="float">
            <text:p>1.04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messene Temperatur</text:p>
          </table:table-cell>
          <table:table-cell office:value-type="float" office:value="90" calcext:value-type="float">
            <text:p>90</text:p>
          </table:table-cell>
          <table:table-cell table:formula="of:=(9/5)*[.B3]+32" office:value-type="float" office:value="194" calcext:value-type="float">
            <text:p>194</text:p>
          </table:table-cell>
          <table:table-cell office:value-type="string" calcext:value-type="string">
            <text:p>rho1</text:p>
          </table:table-cell>
          <table:table-cell table:formula="of:=0.00000000828160717*[.C3]*[.C3]*[.C3]-0.00000332171609*[.C3]*[.C3]+0.000221670835*[.C3]+0.99588574" office:value-type="float" office:value="0.974340969312083" calcext:value-type="float">
            <text:p>0.974340969312083</text:p>
          </table:table-cell>
          <table:table-cell table:formula="of:=1.00130346-0.000134722124*([.B3]*9/5+32)+0.00000204052596*([.B3]*9/5+32)^2-0.00000000232820948*([.B3]*9/5+32)^3" office:value-type="float" office:value="1.03496545152864" calcext:value-type="float">
            <text:p>1.034965451528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alibrierte Temperatur</text:p>
          </table:table-cell>
          <table:table-cell office:value-type="float" office:value="20" calcext:value-type="float">
            <text:p>20</text:p>
          </table:table-cell>
          <table:table-cell table:formula="of:=(9/5)*[.B4]+32" office:value-type="float" office:value="68" calcext:value-type="float">
            <text:p>68</text:p>
          </table:table-cell>
          <table:table-cell office:value-type="string" calcext:value-type="string">
            <text:p>rhc</text:p>
          </table:table-cell>
          <table:table-cell table:formula="of:=0.00000000828160717*[.C4]*[.C4]*[.C4]-0.00000332171609*[.C4]*[.C4]+0.000221670835*[.C4]+0.99588574" office:value-type="float" office:value="0.998203743885517" calcext:value-type="float">
            <text:p>0.998203743885517</text:p>
          </table:table-cell>
          <table:table-cell table:formula="of:=1.00130346-0.000134722124*([.B4]*9/5+32)+0.00000204052596*([.B4]*9/5+32)^2-0.00000000232820948*([.B4]*9/5+32)^3" office:value-type="float" office:value="1.00084568404382" calcext:value-type="float">
            <text:p>1.00084568404382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Korrekturwert</text:p>
          </table:table-cell>
          <table:table-cell table:formula="of:=[.C2]*[.F3]/[.F4]" office:value-type="float" office:value="1.08411843910154" calcext:value-type="float">
            <text:p>1.08411843910154</text:p>
          </table:table-cell>
          <table:table-cell table:formula="of:=-616.868+(1111.14*[.B6])-(630.272*[.B6]^2)+(135.997*[.B6]^3)" office:value-type="float" office:value="20.2570414693417" calcext:value-type="float">
            <text:p>20.2570414693417</text:p>
          </table:table-cell>
          <table:table-cell table:formula="of:=([.B6]-1)*1000/4" office:value-type="float" office:value="21.0296097753847" calcext:value-type="float">
            <text:p>21.0296097753847</text:p>
          </table:table-cell>
          <table:table-cell table:number-columns-repeated="16"/>
        </table:table-row>
        <table:table-row table:style-name="ro1">
          <table:table-cell/>
          <table:table-cell table:style-name="ce13"/>
          <table:table-cell table:number-columns-repeated="1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E$2]*(0.0004*([.A10]-[.$B$4])+1) -1 ) *1000/4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E$2]*(0.0004*([.A11]-[.$B$4])+1) -1 ) *1000/4" office:value-type="float" office:value="12.1048" calcext:value-type="float">
            <text:p>12.1048</text:p>
          </table:table-cell>
          <table:table-cell/>
          <table:table-cell table:style-name="ce14"/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E$2]*(0.0004*([.A12]-[.$B$4])+1) -1 ) *1000/4" office:value-type="float" office:value="12.2096" calcext:value-type="float">
            <text:p>12.2096</text:p>
          </table:table-cell>
          <table:table-cell/>
          <table:table-cell table:style-name="ce15"/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E$2]*(0.0004*([.A13]-[.$B$4])+1) -1 ) *1000/4" office:value-type="float" office:value="12.3144000000001" calcext:value-type="float">
            <text:p>12.3144000000001</text:p>
          </table:table-cell>
          <table:table-cell/>
          <table:table-cell table:style-name="ce13"/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E$2]*(0.0004*([.A14]-[.$B$4])+1) -1 ) *1000/4" office:value-type="float" office:value="12.4192" calcext:value-type="float">
            <text:p>12.4192</text:p>
          </table:table-cell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E$2]*(0.0004*([.A15]-[.$B$4])+1) -1 ) *1000/4" office:value-type="float" office:value="12.524" calcext:value-type="float">
            <text:p>12.524</text:p>
          </table:table-cell>
          <table:table-cell table:number-columns-repeated="1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E$2]*(0.0004*([.A16]-[.$B$4])+1) -1 ) *1000/4" office:value-type="float" office:value="12.6288" calcext:value-type="float">
            <text:p>12.6288</text:p>
          </table:table-cell>
          <table:table-cell table:number-columns-repeated="1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E$2]*(0.0004*([.A17]-[.$B$4])+1) -1 ) *1000/4" office:value-type="float" office:value="12.7336" calcext:value-type="float">
            <text:p>12.7336</text:p>
          </table:table-cell>
          <table:table-cell table:number-columns-repeated="1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E$2]*(0.0004*([.A18]-[.$B$4])+1) -1 ) *1000/4" office:value-type="float" office:value="12.8384" calcext:value-type="float">
            <text:p>12.8384</text:p>
          </table:table-cell>
          <table:table-cell table:number-columns-repeated="1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E$2]*(0.0004*([.A19]-[.$B$4])+1) -1 ) *1000/4" office:value-type="float" office:value="12.9432" calcext:value-type="float">
            <text:p>12.9432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E$2]*(0.0004*([.A20]-[.$B$4])+1) -1 ) *1000/4" office:value-type="float" office:value="13.048" calcext:value-type="float">
            <text:p>13.048</text:p>
          </table:table-cell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$E$2]*(0.0004*([.A21]-[.$B$4])+1) -1 ) *1000/4" office:value-type="float" office:value="13.1528" calcext:value-type="float">
            <text:p>13.1528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$E$2]*(0.0004*([.A22]-[.$B$4])+1) -1 ) *1000/4" office:value-type="float" office:value="13.2576" calcext:value-type="float">
            <text:p>13.2576</text:p>
          </table:table-cell>
          <table:table-cell table:number-columns-repeated="1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$E$2]*(0.0004*([.A23]-[.$B$4])+1) -1 ) *1000/4" office:value-type="float" office:value="13.3624000000001" calcext:value-type="float">
            <text:p>13.3624000000001</text:p>
          </table:table-cell>
          <table:table-cell table:number-columns-repeated="1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$E$2]*(0.0004*([.A24]-[.$B$4])+1) -1 ) *1000/4" office:value-type="float" office:value="13.4672" calcext:value-type="float">
            <text:p>13.4672</text:p>
          </table:table-cell>
          <table:table-cell table:number-columns-repeated="1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$E$2]*(0.0004*([.A25]-[.$B$4])+1) -1 ) *1000/4" office:value-type="float" office:value="13.572" calcext:value-type="float">
            <text:p>13.572</text:p>
          </table:table-cell>
          <table:table-cell table:number-columns-repeated="1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$E$2]*(0.0004*([.A26]-[.$B$4])+1) -1 ) *1000/4" office:value-type="float" office:value="13.6768" calcext:value-type="float">
            <text:p>13.6768</text:p>
          </table:table-cell>
          <table:table-cell table:number-columns-repeated="1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$E$2]*(0.0004*([.A27]-[.$B$4])+1) -1 ) *1000/4" office:value-type="float" office:value="13.7816" calcext:value-type="float">
            <text:p>13.7816</text:p>
          </table:table-cell>
          <table:table-cell table:number-columns-repeated="1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$E$2]*(0.0004*([.A28]-[.$B$4])+1) -1 ) *1000/4" office:value-type="float" office:value="13.8864" calcext:value-type="float">
            <text:p>13.8864</text:p>
          </table:table-cell>
          <table:table-cell table:number-columns-repeated="1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$E$2]*(0.0004*([.A29]-[.$B$4])+1) -1 ) *1000/4" office:value-type="float" office:value="13.9912" calcext:value-type="float">
            <text:p>13.9912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$E$2]*(0.0004*([.A30]-[.$B$4])+1) -1 ) *1000/4" office:value-type="float" office:value="14.096" calcext:value-type="float">
            <text:p>14.096</text:p>
          </table:table-cell>
          <table:table-cell table:number-columns-repeated="1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$E$2]*(0.0004*([.A31]-[.$B$4])+1) -1 ) *1000/4" office:value-type="float" office:value="14.2008" calcext:value-type="float">
            <text:p>14.2008</text:p>
          </table:table-cell>
          <table:table-cell table:number-columns-repeated="1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$E$2]*(0.0004*([.A32]-[.$B$4])+1) -1 ) *1000/4" office:value-type="float" office:value="14.3056" calcext:value-type="float">
            <text:p>14.3056</text:p>
          </table:table-cell>
          <table:table-cell table:number-columns-repeated="1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$E$2]*(0.0004*([.A33]-[.$B$4])+1) -1 ) *1000/4" office:value-type="float" office:value="14.4104" calcext:value-type="float">
            <text:p>14.4104</text:p>
          </table:table-cell>
          <table:table-cell table:number-columns-repeated="1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$E$2]*(0.0004*([.A34]-[.$B$4])+1) -1 ) *1000/4" office:value-type="float" office:value="14.5152" calcext:value-type="float">
            <text:p>14.5152</text:p>
          </table:table-cell>
          <table:table-cell table:number-columns-repeated="1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$E$2]*(0.0004*([.A35]-[.$B$4])+1) -1 ) *1000/4" office:value-type="float" office:value="14.62" calcext:value-type="float">
            <text:p>14.62</text:p>
          </table:table-cell>
          <table:table-cell table:number-columns-repeated="1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$E$2]*(0.0004*([.A36]-[.$B$4])+1) -1 ) *1000/4" office:value-type="float" office:value="14.7248" calcext:value-type="float">
            <text:p>14.7248</text:p>
          </table:table-cell>
          <table:table-cell table:number-columns-repeated="1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$E$2]*(0.0004*([.A37]-[.$B$4])+1) -1 ) *1000/4" office:value-type="float" office:value="14.8296" calcext:value-type="float">
            <text:p>14.8296</text:p>
          </table:table-cell>
          <table:table-cell table:number-columns-repeated="1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$E$2]*(0.0004*([.A38]-[.$B$4])+1) -1 ) *1000/4" office:value-type="float" office:value="14.9344" calcext:value-type="float">
            <text:p>14.9344</text:p>
          </table:table-cell>
          <table:table-cell table:number-columns-repeated="1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$E$2]*(0.0004*([.A39]-[.$B$4])+1) -1 ) *1000/4" office:value-type="float" office:value="15.0392" calcext:value-type="float">
            <text:p>15.0392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$E$2]*(0.0004*([.A40]-[.$B$4])+1) -1 ) *1000/4" office:value-type="float" office:value="15.144" calcext:value-type="float">
            <text:p>15.144</text:p>
          </table:table-cell>
          <table:table-cell table:number-columns-repeated="1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$E$2]*(0.0004*([.A41]-[.$B$4])+1) -1 ) *1000/4" office:value-type="float" office:value="15.2488" calcext:value-type="float">
            <text:p>15.2488</text:p>
          </table:table-cell>
          <table:table-cell table:number-columns-repeated="1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$E$2]*(0.0004*([.A42]-[.$B$4])+1) -1 ) *1000/4" office:value-type="float" office:value="15.3536" calcext:value-type="float">
            <text:p>15.3536</text:p>
          </table:table-cell>
          <table:table-cell table:number-columns-repeated="1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$E$2]*(0.0004*([.A43]-[.$B$4])+1) -1 ) *1000/4" office:value-type="float" office:value="15.4584" calcext:value-type="float">
            <text:p>15.4584</text:p>
          </table:table-cell>
          <table:table-cell table:number-columns-repeated="1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$E$2]*(0.0004*([.A44]-[.$B$4])+1) -1 ) *1000/4" office:value-type="float" office:value="15.5632" calcext:value-type="float">
            <text:p>15.5632</text:p>
          </table:table-cell>
          <table:table-cell table:number-columns-repeated="1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$E$2]*(0.0004*([.A45]-[.$B$4])+1) -1 ) *1000/4" office:value-type="float" office:value="15.668" calcext:value-type="float">
            <text:p>15.668</text:p>
          </table:table-cell>
          <table:table-cell table:number-columns-repeated="1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$E$2]*(0.0004*([.A46]-[.$B$4])+1) -1 ) *1000/4" office:value-type="float" office:value="15.7728" calcext:value-type="float">
            <text:p>15.7728</text:p>
          </table:table-cell>
          <table:table-cell table:number-columns-repeated="1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$E$2]*(0.0004*([.A47]-[.$B$4])+1) -1 ) *1000/4" office:value-type="float" office:value="15.8776" calcext:value-type="float">
            <text:p>15.8776</text:p>
          </table:table-cell>
          <table:table-cell table:number-columns-repeated="1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$E$2]*(0.0004*([.A48]-[.$B$4])+1) -1 ) *1000/4" office:value-type="float" office:value="15.9824000000001" calcext:value-type="float">
            <text:p>15.9824000000001</text:p>
          </table:table-cell>
          <table:table-cell table:number-columns-repeated="1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$E$2]*(0.0004*([.A49]-[.$B$4])+1) -1 ) *1000/4" office:value-type="float" office:value="16.0872" calcext:value-type="float">
            <text:p>16.0872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$E$2]*(0.0004*([.A50]-[.$B$4])+1) -1 ) *1000/4" office:value-type="float" office:value="16.192" calcext:value-type="float">
            <text:p>16.192</text:p>
          </table:table-cell>
          <table:table-cell table:number-columns-repeated="1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.$E$2]*(0.0004*([.A51]-[.$B$4])+1) -1 ) *1000/4" office:value-type="float" office:value="16.2968" calcext:value-type="float">
            <text:p>16.2968</text:p>
          </table:table-cell>
          <table:table-cell table:number-columns-repeated="1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.$E$2]*(0.0004*([.A52]-[.$B$4])+1) -1 ) *1000/4" office:value-type="float" office:value="16.4016" calcext:value-type="float">
            <text:p>16.4016</text:p>
          </table:table-cell>
          <table:table-cell table:number-columns-repeated="1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$E$2]*(0.0004*([.A53]-[.$B$4])+1) -1 ) *1000/4" office:value-type="float" office:value="16.5064" calcext:value-type="float">
            <text:p>16.5064</text:p>
          </table:table-cell>
          <table:table-cell table:number-columns-repeated="1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$E$2]*(0.0004*([.A54]-[.$B$4])+1) -1 ) *1000/4" office:value-type="float" office:value="16.6112" calcext:value-type="float">
            <text:p>16.6112</text:p>
          </table:table-cell>
          <table:table-cell table:number-columns-repeated="1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$E$2]*(0.0004*([.A55]-[.$B$4])+1) -1 ) *1000/4" office:value-type="float" office:value="16.716" calcext:value-type="float">
            <text:p>16.716</text:p>
          </table:table-cell>
          <table:table-cell table:number-columns-repeated="1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.$E$2]*(0.0004*([.A56]-[.$B$4])+1) -1 ) *1000/4" office:value-type="float" office:value="16.8208" calcext:value-type="float">
            <text:p>16.8208</text:p>
          </table:table-cell>
          <table:table-cell table:number-columns-repeated="1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.$E$2]*(0.0004*([.A57]-[.$B$4])+1) -1 ) *1000/4" office:value-type="float" office:value="16.9256" calcext:value-type="float">
            <text:p>16.9256</text:p>
          </table:table-cell>
          <table:table-cell table:number-columns-repeated="1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.$E$2]*(0.0004*([.A58]-[.$B$4])+1) -1 ) *1000/4" office:value-type="float" office:value="17.0304000000001" calcext:value-type="float">
            <text:p>17.0304000000001</text:p>
          </table:table-cell>
          <table:table-cell table:number-columns-repeated="1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.$E$2]*(0.0004*([.A59]-[.$B$4])+1) -1 ) *1000/4" office:value-type="float" office:value="17.1352" calcext:value-type="float">
            <text:p>17.1352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$E$2]*(0.0004*([.A60]-[.$B$4])+1) -1 ) *1000/4" office:value-type="float" office:value="17.24" calcext:value-type="float">
            <text:p>17.24</text:p>
          </table:table-cell>
          <table:table-cell table:number-columns-repeated="1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.$E$2]*(0.0004*([.A61]-[.$B$4])+1) -1 ) *1000/4" office:value-type="float" office:value="17.3448" calcext:value-type="float">
            <text:p>17.3448</text:p>
          </table:table-cell>
          <table:table-cell table:number-columns-repeated="1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$E$2]*(0.0004*([.A62]-[.$B$4])+1) -1 ) *1000/4" office:value-type="float" office:value="17.4496" calcext:value-type="float">
            <text:p>17.4496</text:p>
          </table:table-cell>
          <table:table-cell table:number-columns-repeated="1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$E$2]*(0.0004*([.A63]-[.$B$4])+1) -1 ) *1000/4" office:value-type="float" office:value="17.5544" calcext:value-type="float">
            <text:p>17.5544</text:p>
          </table:table-cell>
          <table:table-cell table:number-columns-repeated="1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.$E$2]*(0.0004*([.A64]-[.$B$4])+1) -1 ) *1000/4" office:value-type="float" office:value="17.6592" calcext:value-type="float">
            <text:p>17.6592</text:p>
          </table:table-cell>
          <table:table-cell table:number-columns-repeated="1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$E$2]*(0.0004*([.A65]-[.$B$4])+1) -1 ) *1000/4" office:value-type="float" office:value="17.764" calcext:value-type="float">
            <text:p>17.764</text:p>
          </table:table-cell>
          <table:table-cell table:number-columns-repeated="1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$E$2]*(0.0004*([.A66]-[.$B$4])+1) -1 ) *1000/4" office:value-type="float" office:value="17.8688" calcext:value-type="float">
            <text:p>17.8688</text:p>
          </table:table-cell>
          <table:table-cell table:number-columns-repeated="1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.$E$2]*(0.0004*([.A67]-[.$B$4])+1) -1 ) *1000/4" office:value-type="float" office:value="17.9736" calcext:value-type="float">
            <text:p>17.9736</text:p>
          </table:table-cell>
          <table:table-cell table:number-columns-repeated="1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.$E$2]*(0.0004*([.A68]-[.$B$4])+1) -1 ) *1000/4" office:value-type="float" office:value="18.0784000000001" calcext:value-type="float">
            <text:p>18.0784000000001</text:p>
          </table:table-cell>
          <table:table-cell table:number-columns-repeated="1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.$E$2]*(0.0004*([.A69]-[.$B$4])+1) -1 ) *1000/4" office:value-type="float" office:value="18.1832" calcext:value-type="float">
            <text:p>18.1832</text:p>
          </table:table-cell>
          <table:table-cell table:number-columns-repeated="1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$E$2]*(0.0004*([.A70]-[.$B$4])+1) -1 ) *1000/4" office:value-type="float" office:value="18.288" calcext:value-type="float">
            <text:p>18.288</text:p>
          </table:table-cell>
          <table:table-cell table:number-columns-repeated="18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[.$E$2]*(0.0004*([.A71]-[.$B$4])+1) -1 ) *1000/4" office:value-type="float" office:value="18.3928" calcext:value-type="float">
            <text:p>18.3928</text:p>
          </table:table-cell>
          <table:table-cell table:number-columns-repeated="18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[.$E$2]*(0.0004*([.A72]-[.$B$4])+1) -1 ) *1000/4" office:value-type="float" office:value="18.4976" calcext:value-type="float">
            <text:p>18.4976</text:p>
          </table:table-cell>
          <table:table-cell table:number-columns-repeated="18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[.$E$2]*(0.0004*([.A73]-[.$B$4])+1) -1 ) *1000/4" office:value-type="float" office:value="18.6024" calcext:value-type="float">
            <text:p>18.6024</text:p>
          </table:table-cell>
          <table:table-cell table:number-columns-repeated="18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[.$E$2]*(0.0004*([.A74]-[.$B$4])+1) -1 ) *1000/4" office:value-type="float" office:value="18.7072" calcext:value-type="float">
            <text:p>18.7072</text:p>
          </table:table-cell>
          <table:table-cell table:number-columns-repeated="18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[.$E$2]*(0.0004*([.A75]-[.$B$4])+1) -1 ) *1000/4" office:value-type="float" office:value="18.812" calcext:value-type="float">
            <text:p>18.812</text:p>
          </table:table-cell>
          <table:table-cell table:number-columns-repeated="1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[.$E$2]*(0.0004*([.A76]-[.$B$4])+1) -1 ) *1000/4" office:value-type="float" office:value="18.9168" calcext:value-type="float">
            <text:p>18.9168</text:p>
          </table:table-cell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4">
          <table:table-cell table:style-name="ce12" office:value-type="string" calcext:value-type="string">
            <text:p>Gemessene Temp. (°C) / </text:p>
            <text:p>Stw. (°P) </text:p>
          </table:table-cell>
          <table:table-cell table:style-name="ce12" office:value-type="string" calcext:value-type="string">
            <text:p>5°C</text:p>
          </table:table-cell>
          <table:table-cell table:style-name="ce12" office:value-type="string" calcext:value-type="string">
            <text:p>10°C</text:p>
          </table:table-cell>
          <table:table-cell table:style-name="ce12" office:value-type="string" calcext:value-type="string">
            <text:p>15°C</text:p>
          </table:table-cell>
          <table:table-cell table:style-name="ce12" office:value-type="string" calcext:value-type="string">
            <text:p>20°C</text:p>
          </table:table-cell>
          <table:table-cell table:style-name="ce12" office:value-type="string" calcext:value-type="string">
            <text:p>25°C</text:p>
          </table:table-cell>
          <table:table-cell table:style-name="ce12" office:value-type="string" calcext:value-type="string">
            <text:p>30°C</text:p>
          </table:table-cell>
          <table:table-cell table:style-name="ce12" office:value-type="string" calcext:value-type="string">
            <text:p>35°C</text:p>
          </table:table-cell>
          <table:table-cell table:style-name="ce12" office:value-type="string" calcext:value-type="string">
            <text:p>40°C</text:p>
          </table:table-cell>
          <table:table-cell table:style-name="ce12" office:value-type="string" calcext:value-type="string">
            <text:p>45°C</text:p>
          </table:table-cell>
          <table:table-cell table:style-name="ce12" office:value-type="string" calcext:value-type="string">
            <text:p>50°C</text:p>
          </table:table-cell>
          <table:table-cell table:style-name="ce12" office:value-type="string" calcext:value-type="string">
            <text:p>55°C</text:p>
          </table:table-cell>
          <table:table-cell table:style-name="ce12" office:value-type="string" calcext:value-type="string">
            <text:p>60°C</text:p>
          </table:table-cell>
          <table:table-cell table:style-name="ce12" office:value-type="string" calcext:value-type="string">
            <text:p>65°C</text:p>
          </table:table-cell>
          <table:table-cell table:style-name="ce12" office:value-type="string" calcext:value-type="string">
            <text:p>70°C</text:p>
          </table:table-cell>
          <table:table-cell table:style-name="ce12" office:value-type="string" calcext:value-type="string">
            <text:p>75°C</text:p>
          </table:table-cell>
          <table:table-cell table:style-name="ce12" office:value-type="string" calcext:value-type="string">
            <text:p>80°C</text:p>
          </table:table-cell>
          <table:table-cell table:style-name="ce12" office:value-type="string" calcext:value-type="string">
            <text:p>85°C</text:p>
          </table:table-cell>
          <table:table-cell table:style-name="ce12" office:value-type="string" calcext:value-type="string">
            <text:p>90°C</text:p>
          </table:table-cell>
          <table:table-cell table:style-name="ce12" office:value-type="string" calcext:value-type="string">
            <text:p>95°C</text:p>
          </table:table-cell>
        </table:table-row>
        <table:table-row table:style-name="ro1">
          <table:table-cell table:style-name="ce13" office:value-type="string" calcext:value-type="string">
            <text:p>0°P</text:p>
          </table:table-cell>
          <table:table-cell table:style-name="ce13" office:value-type="float" office:value="-0.48" calcext:value-type="float">
            <text:p>-0.48</text:p>
          </table:table-cell>
          <table:table-cell table:style-name="ce13" office:value-type="float" office:value="-0.38" calcext:value-type="float">
            <text:p>-0.38</text:p>
          </table:table-cell>
          <table:table-cell table:style-name="ce13" office:value-type="float" office:value="-0.23" calcext:value-type="float">
            <text:p>-0.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29" calcext:value-type="float">
            <text:p>0.29</text:p>
          </table:table-cell>
          <table:table-cell table:style-name="ce13" office:value-type="float" office:value="0.66" calcext:value-type="float">
            <text:p>0.66</text:p>
          </table:table-cell>
          <table:table-cell table:style-name="ce13" office:value-type="float" office:value="1.09" calcext:value-type="float">
            <text:p>1.09</text:p>
          </table:table-cell>
          <table:table-cell table:style-name="ce13" office:value-type="float" office:value="1.56" calcext:value-type="float">
            <text:p>1.56</text:p>
          </table:table-cell>
          <table:table-cell table:style-name="ce13" office:value-type="float" office:value="2.09" calcext:value-type="float">
            <text:p>2.09</text:p>
          </table:table-cell>
          <table:table-cell table:style-name="ce13" office:value-type="float" office:value="2.67" calcext:value-type="float">
            <text:p>2.67</text:p>
          </table:table-cell>
          <table:table-cell table:style-name="ce13" office:value-type="float" office:value="3.29" calcext:value-type="float">
            <text:p>3.29</text:p>
          </table:table-cell>
          <table:table-cell table:style-name="ce13" office:value-type="float" office:value="3.94" calcext:value-type="float">
            <text:p>3.94</text:p>
          </table:table-cell>
          <table:table-cell table:style-name="ce13" office:value-type="float" office:value="4.63" calcext:value-type="float">
            <text:p>4.63</text:p>
          </table:table-cell>
          <table:table-cell table:style-name="ce13" office:value-type="float" office:value="5.36" calcext:value-type="float">
            <text:p>5.36</text:p>
          </table:table-cell>
          <table:table-cell table:style-name="ce13" office:value-type="float" office:value="6.12" calcext:value-type="float">
            <text:p>6.12</text:p>
          </table:table-cell>
          <table:table-cell table:style-name="ce13" office:value-type="float" office:value="6.91" calcext:value-type="float">
            <text:p>6.91</text:p>
          </table:table-cell>
          <table:table-cell table:style-name="ce13" office:value-type="float" office:value="7.74" calcext:value-type="float">
            <text:p>7.74</text:p>
          </table:table-cell>
          <table:table-cell table:style-name="ce13" office:value-type="float" office:value="8.59" calcext:value-type="float">
            <text:p>8.59</text:p>
          </table:table-cell>
          <table:table-cell table:style-name="ce13" office:value-type="float" office:value="9.46" calcext:value-type="float">
            <text:p>9.46</text:p>
          </table:table-cell>
        </table:table-row>
        <table:table-row table:style-name="ro1">
          <table:table-cell table:style-name="ce13" office:value-type="string" calcext:value-type="string">
            <text:p>1°P</text:p>
          </table:table-cell>
          <table:table-cell table:style-name="ce13" office:value-type="float" office:value="0.51" calcext:value-type="float">
            <text:p>0.51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float" office:value="0.77" calcext:value-type="float">
            <text:p>0.7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1.67" calcext:value-type="float">
            <text:p>1.67</text:p>
          </table:table-cell>
          <table:table-cell table:style-name="ce13" office:value-type="float" office:value="2.09" calcext:value-type="float">
            <text:p>2.09</text:p>
          </table:table-cell>
          <table:table-cell table:style-name="ce13" office:value-type="float" office:value="2.56" calcext:value-type="float">
            <text:p>2.56</text:p>
          </table:table-cell>
          <table:table-cell table:style-name="ce13" office:value-type="float" office:value="3.09" calcext:value-type="float">
            <text:p>3.09</text:p>
          </table:table-cell>
          <table:table-cell table:style-name="ce13" office:value-type="float" office:value="3.68" calcext:value-type="float">
            <text:p>3.68</text:p>
          </table:table-cell>
          <table:table-cell table:style-name="ce13" office:value-type="float" office:value="4.29" calcext:value-type="float">
            <text:p>4.29</text:p>
          </table:table-cell>
          <table:table-cell table:style-name="ce13" office:value-type="float" office:value="4.94" calcext:value-type="float">
            <text:p>4.94</text:p>
          </table:table-cell>
          <table:table-cell table:style-name="ce13" office:value-type="float" office:value="5.63" calcext:value-type="float">
            <text:p>5.63</text:p>
          </table:table-cell>
          <table:table-cell table:style-name="ce13" office:value-type="float" office:value="6.35" calcext:value-type="float">
            <text:p>6.35</text:p>
          </table:table-cell>
          <table:table-cell table:style-name="ce13" office:value-type="float" office:value="7.11" calcext:value-type="float">
            <text:p>7.11</text:p>
          </table:table-cell>
          <table:table-cell table:style-name="ce13" office:value-type="float" office:value="7.89" calcext:value-type="float">
            <text:p>7.89</text:p>
          </table:table-cell>
          <table:table-cell table:style-name="ce13" office:value-type="float" office:value="8.82" calcext:value-type="float">
            <text:p>8.82</text:p>
          </table:table-cell>
          <table:table-cell table:style-name="ce13" office:value-type="float" office:value="9.56" calcext:value-type="float">
            <text:p>9.56</text:p>
          </table:table-cell>
          <table:table-cell table:style-name="ce13" office:value-type="float" office:value="10.43" calcext:value-type="float">
            <text:p>10.43</text:p>
          </table:table-cell>
        </table:table-row>
        <table:table-row table:style-name="ro1">
          <table:table-cell table:style-name="ce13" office:value-type="string" calcext:value-type="string">
            <text:p>2°P</text:p>
          </table:table-cell>
          <table:table-cell table:style-name="ce13" office:value-type="float" office:value="1.49" calcext:value-type="float">
            <text:p>1.49</text:p>
          </table:table-cell>
          <table:table-cell table:style-name="ce13" office:value-type="float" office:value="1.59" calcext:value-type="float">
            <text:p>1.59</text:p>
          </table:table-cell>
          <table:table-cell table:style-name="ce13" office:value-type="float" office:value="1.76" calcext:value-type="float">
            <text:p>1.7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.3" calcext:value-type="float">
            <text:p>2.3</text:p>
          </table:table-cell>
          <table:table-cell table:style-name="ce13" office:value-type="float" office:value="2.67" calcext:value-type="float">
            <text:p>2.67</text:p>
          </table:table-cell>
          <table:table-cell table:style-name="ce13" office:value-type="float" office:value="3.09" calcext:value-type="float">
            <text:p>3.09</text:p>
          </table:table-cell>
          <table:table-cell table:style-name="ce13" office:value-type="float" office:value="3.56" calcext:value-type="float">
            <text:p>3.56</text:p>
          </table:table-cell>
          <table:table-cell table:style-name="ce13" office:value-type="float" office:value="4.1" calcext:value-type="float">
            <text:p>4.1</text:p>
          </table:table-cell>
          <table:table-cell table:style-name="ce13" office:value-type="float" office:value="4.68" calcext:value-type="float">
            <text:p>4.68</text:p>
          </table:table-cell>
          <table:table-cell table:style-name="ce13" office:value-type="float" office:value="5.29" calcext:value-type="float">
            <text:p>5.29</text:p>
          </table:table-cell>
          <table:table-cell table:style-name="ce13" office:value-type="float" office:value="5.94" calcext:value-type="float">
            <text:p>5.94</text:p>
          </table:table-cell>
          <table:table-cell table:style-name="ce13" office:value-type="float" office:value="6.62" calcext:value-type="float">
            <text:p>6.62</text:p>
          </table:table-cell>
          <table:table-cell table:style-name="ce13" office:value-type="float" office:value="7.34" calcext:value-type="float">
            <text:p>7.34</text:p>
          </table:table-cell>
          <table:table-cell table:style-name="ce13" office:value-type="float" office:value="8.1" calcext:value-type="float">
            <text:p>8.1</text:p>
          </table:table-cell>
          <table:table-cell table:style-name="ce13" office:value-type="float" office:value="8.88" calcext:value-type="float">
            <text:p>8.88</text:p>
          </table:table-cell>
          <table:table-cell table:style-name="ce13" office:value-type="float" office:value="9.7" calcext:value-type="float">
            <text:p>9.7</text:p>
          </table:table-cell>
          <table:table-cell table:style-name="ce13" office:value-type="float" office:value="10.54" calcext:value-type="float">
            <text:p>10.54</text:p>
          </table:table-cell>
          <table:table-cell table:style-name="ce13" office:value-type="float" office:value="11.41" calcext:value-type="float">
            <text:p>11.41</text:p>
          </table:table-cell>
        </table:table-row>
        <table:table-row table:style-name="ro1">
          <table:table-cell table:style-name="ce13" office:value-type="string" calcext:value-type="string">
            <text:p>3°P</text:p>
          </table:table-cell>
          <table:table-cell table:style-name="ce13" office:value-type="float" office:value="2.48" calcext:value-type="float">
            <text:p>2.48</text:p>
          </table:table-cell>
          <table:table-cell table:style-name="ce13" office:value-type="float" office:value="2.58" calcext:value-type="float">
            <text:p>2.58</text:p>
          </table:table-cell>
          <table:table-cell table:style-name="ce13" office:value-type="float" office:value="2.76" calcext:value-type="float">
            <text:p>2.7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.31" calcext:value-type="float">
            <text:p>3.31</text:p>
          </table:table-cell>
          <table:table-cell table:style-name="ce13" office:value-type="float" office:value="3.68" calcext:value-type="float">
            <text:p>3.68</text:p>
          </table:table-cell>
          <table:table-cell table:style-name="ce13" office:value-type="float" office:value="4.09" calcext:value-type="float">
            <text:p>4.09</text:p>
          </table:table-cell>
          <table:table-cell table:style-name="ce13" office:value-type="float" office:value="4.56" calcext:value-type="float">
            <text:p>4.56</text:p>
          </table:table-cell>
          <table:table-cell table:style-name="ce13" office:value-type="float" office:value="5.1" calcext:value-type="float">
            <text:p>5.1</text:p>
          </table:table-cell>
          <table:table-cell table:style-name="ce13" office:value-type="float" office:value="5.68" calcext:value-type="float">
            <text:p>5.68</text:p>
          </table:table-cell>
          <table:table-cell table:style-name="ce13" office:value-type="float" office:value="6.29" calcext:value-type="float">
            <text:p>6.29</text:p>
          </table:table-cell>
          <table:table-cell table:style-name="ce13" office:value-type="float" office:value="6.93" calcext:value-type="float">
            <text:p>6.93</text:p>
          </table:table-cell>
          <table:table-cell table:style-name="ce13" office:value-type="float" office:value="7.62" calcext:value-type="float">
            <text:p>7.62</text:p>
          </table:table-cell>
          <table:table-cell table:style-name="ce13" office:value-type="float" office:value="8.34" calcext:value-type="float">
            <text:p>8.34</text:p>
          </table:table-cell>
          <table:table-cell table:style-name="ce13" office:value-type="float" office:value="9.09" calcext:value-type="float">
            <text:p>9.09</text:p>
          </table:table-cell>
          <table:table-cell table:style-name="ce13" office:value-type="float" office:value="9.87" calcext:value-type="float">
            <text:p>9.87</text:p>
          </table:table-cell>
          <table:table-cell table:style-name="ce13" office:value-type="float" office:value="10.68" calcext:value-type="float">
            <text:p>10.68</text:p>
          </table:table-cell>
          <table:table-cell table:style-name="ce13" office:value-type="float" office:value="11.52" calcext:value-type="float">
            <text:p>11.52</text:p>
          </table:table-cell>
          <table:table-cell table:style-name="ce13" office:value-type="float" office:value="12.38" calcext:value-type="float">
            <text:p>12.38</text:p>
          </table:table-cell>
        </table:table-row>
        <table:table-row table:style-name="ro1">
          <table:table-cell table:style-name="ce13" office:value-type="string" calcext:value-type="string">
            <text:p>4°P</text:p>
          </table:table-cell>
          <table:table-cell table:style-name="ce13" office:value-type="float" office:value="3.46" calcext:value-type="float">
            <text:p>3.46</text:p>
          </table:table-cell>
          <table:table-cell table:style-name="ce13" office:value-type="float" office:value="3.57" calcext:value-type="float">
            <text:p>3.57</text:p>
          </table:table-cell>
          <table:table-cell table:style-name="ce13" office:value-type="float" office:value="3.75" calcext:value-type="float">
            <text:p>3.7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4.31" calcext:value-type="float">
            <text:p>4.31</text:p>
          </table:table-cell>
          <table:table-cell table:style-name="ce13" office:value-type="float" office:value="4.68" calcext:value-type="float">
            <text:p>4.68</text:p>
          </table:table-cell>
          <table:table-cell table:style-name="ce13" office:value-type="float" office:value="5.09" calcext:value-type="float">
            <text:p>5.09</text:p>
          </table:table-cell>
          <table:table-cell table:style-name="ce13" office:value-type="float" office:value="5.56" calcext:value-type="float">
            <text:p>5.56</text:p>
          </table:table-cell>
          <table:table-cell table:style-name="ce13" office:value-type="float" office:value="6.1" calcext:value-type="float">
            <text:p>6.1</text:p>
          </table:table-cell>
          <table:table-cell table:style-name="ce13" office:value-type="float" office:value="6.69" calcext:value-type="float">
            <text:p>6.69</text:p>
          </table:table-cell>
          <table:table-cell table:style-name="ce13" office:value-type="float" office:value="7.29" calcext:value-type="float">
            <text:p>7.29</text:p>
          </table:table-cell>
          <table:table-cell table:style-name="ce13" office:value-type="float" office:value="7.93" calcext:value-type="float">
            <text:p>7.93</text:p>
          </table:table-cell>
          <table:table-cell table:style-name="ce13" office:value-type="float" office:value="8.61" calcext:value-type="float">
            <text:p>8.61</text:p>
          </table:table-cell>
          <table:table-cell table:style-name="ce13" office:value-type="float" office:value="9.33" calcext:value-type="float">
            <text:p>9.33</text:p>
          </table:table-cell>
          <table:table-cell table:style-name="ce13" office:value-type="float" office:value="10.08" calcext:value-type="float">
            <text:p>10.08</text:p>
          </table:table-cell>
          <table:table-cell table:style-name="ce13" office:value-type="float" office:value="10.86" calcext:value-type="float">
            <text:p>10.86</text:p>
          </table:table-cell>
          <table:table-cell table:style-name="ce13" office:value-type="float" office:value="11.67" calcext:value-type="float">
            <text:p>11.67</text:p>
          </table:table-cell>
          <table:table-cell table:style-name="ce13" office:value-type="float" office:value="12.5" calcext:value-type="float">
            <text:p>12.5</text:p>
          </table:table-cell>
          <table:table-cell table:style-name="ce13" office:value-type="float" office:value="13.36" calcext:value-type="float">
            <text:p>13.36</text:p>
          </table:table-cell>
        </table:table-row>
        <table:table-row table:style-name="ro1">
          <table:table-cell table:style-name="ce13" office:value-type="string" calcext:value-type="string">
            <text:p>5°P</text:p>
          </table:table-cell>
          <table:table-cell table:style-name="ce13" office:value-type="float" office:value="4.43" calcext:value-type="float">
            <text:p>4.43</text:p>
          </table:table-cell>
          <table:table-cell table:style-name="ce13" office:value-type="float" office:value="4.56" calcext:value-type="float">
            <text:p>4.56</text:p>
          </table:table-cell>
          <table:table-cell table:style-name="ce13" office:value-type="float" office:value="4.75" calcext:value-type="float">
            <text:p>4.7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5.31" calcext:value-type="float">
            <text:p>5.31</text:p>
          </table:table-cell>
          <table:table-cell table:style-name="ce13" office:value-type="float" office:value="5.68" calcext:value-type="float">
            <text:p>5.68</text:p>
          </table:table-cell>
          <table:table-cell table:style-name="ce13" office:value-type="float" office:value="6.09" calcext:value-type="float">
            <text:p>6.09</text:p>
          </table:table-cell>
          <table:table-cell table:style-name="ce13" office:value-type="float" office:value="6.57" calcext:value-type="float">
            <text:p>6.57</text:p>
          </table:table-cell>
          <table:table-cell table:style-name="ce13" office:value-type="float" office:value="7.1" calcext:value-type="float">
            <text:p>7.1</text:p>
          </table:table-cell>
          <table:table-cell table:style-name="ce13" office:value-type="float" office:value="7.69" calcext:value-type="float">
            <text:p>7.69</text:p>
          </table:table-cell>
          <table:table-cell table:style-name="ce13" office:value-type="float" office:value="8.29" calcext:value-type="float">
            <text:p>8.29</text:p>
          </table:table-cell>
          <table:table-cell table:style-name="ce13" office:value-type="float" office:value="8.93" calcext:value-type="float">
            <text:p>8.93</text:p>
          </table:table-cell>
          <table:table-cell table:style-name="ce13" office:value-type="float" office:value="9.61" calcext:value-type="float">
            <text:p>9.61</text:p>
          </table:table-cell>
          <table:table-cell table:style-name="ce13" office:value-type="float" office:value="10.33" calcext:value-type="float">
            <text:p>10.33</text:p>
          </table:table-cell>
          <table:table-cell table:style-name="ce13" office:value-type="float" office:value="11.07" calcext:value-type="float">
            <text:p>11.07</text:p>
          </table:table-cell>
          <table:table-cell table:style-name="ce13" office:value-type="float" office:value="11.85" calcext:value-type="float">
            <text:p>11.85</text:p>
          </table:table-cell>
          <table:table-cell table:style-name="ce13" office:value-type="float" office:value="12.66" calcext:value-type="float">
            <text:p>12.66</text:p>
          </table:table-cell>
          <table:table-cell table:style-name="ce13" office:value-type="float" office:value="13.48" calcext:value-type="float">
            <text:p>13.48</text:p>
          </table:table-cell>
          <table:table-cell table:style-name="ce13" office:value-type="float" office:value="14.34" calcext:value-type="float">
            <text:p>14.34</text:p>
          </table:table-cell>
        </table:table-row>
        <table:table-row table:style-name="ro1">
          <table:table-cell table:style-name="ce13" office:value-type="string" calcext:value-type="string">
            <text:p>6°P</text:p>
          </table:table-cell>
          <table:table-cell table:style-name="ce13" office:value-type="float" office:value="5.41" calcext:value-type="float">
            <text:p>5.41</text:p>
          </table:table-cell>
          <table:table-cell table:style-name="ce13" office:value-type="float" office:value="5.54" calcext:value-type="float">
            <text:p>5.54</text:p>
          </table:table-cell>
          <table:table-cell table:style-name="ce13" office:value-type="float" office:value="5.74" calcext:value-type="float">
            <text:p>5.7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6.31" calcext:value-type="float">
            <text:p>6.31</text:p>
          </table:table-cell>
          <table:table-cell table:style-name="ce13" office:value-type="float" office:value="6.68" calcext:value-type="float">
            <text:p>6.68</text:p>
          </table:table-cell>
          <table:table-cell table:style-name="ce13" office:value-type="float" office:value="7.1" calcext:value-type="float">
            <text:p>7.1</text:p>
          </table:table-cell>
          <table:table-cell table:style-name="ce13" office:value-type="float" office:value="7.57" calcext:value-type="float">
            <text:p>7.57</text:p>
          </table:table-cell>
          <table:table-cell table:style-name="ce13" office:value-type="float" office:value="8.11" calcext:value-type="float">
            <text:p>8.11</text:p>
          </table:table-cell>
          <table:table-cell table:style-name="ce13" office:value-type="float" office:value="8.69" calcext:value-type="float">
            <text:p>8.69</text:p>
          </table:table-cell>
          <table:table-cell table:style-name="ce13" office:value-type="float" office:value="9.29" calcext:value-type="float">
            <text:p>9.29</text:p>
          </table:table-cell>
          <table:table-cell table:style-name="ce13" office:value-type="float" office:value="9.93" calcext:value-type="float">
            <text:p>9.93</text:p>
          </table:table-cell>
          <table:table-cell table:style-name="ce13" office:value-type="float" office:value="10.61" calcext:value-type="float">
            <text:p>10.61</text:p>
          </table:table-cell>
          <table:table-cell table:style-name="ce13" office:value-type="float" office:value="11.32" calcext:value-type="float">
            <text:p>11.32</text:p>
          </table:table-cell>
          <table:table-cell table:style-name="ce13" office:value-type="float" office:value="12.07" calcext:value-type="float">
            <text:p>12.07</text:p>
          </table:table-cell>
          <table:table-cell table:style-name="ce13" office:value-type="float" office:value="12.85" calcext:value-type="float">
            <text:p>12.85</text:p>
          </table:table-cell>
          <table:table-cell table:style-name="ce13" office:value-type="float" office:value="13.64" calcext:value-type="float">
            <text:p>13.64</text:p>
          </table:table-cell>
          <table:table-cell table:style-name="ce13" office:value-type="float" office:value="14.46" calcext:value-type="float">
            <text:p>14.46</text:p>
          </table:table-cell>
          <table:table-cell table:style-name="ce13" office:value-type="float" office:value="15.31" calcext:value-type="float">
            <text:p>15.31</text:p>
          </table:table-cell>
        </table:table-row>
        <table:table-row table:style-name="ro1">
          <table:table-cell table:style-name="ce13" office:value-type="string" calcext:value-type="string">
            <text:p>7°P</text:p>
          </table:table-cell>
          <table:table-cell table:style-name="ce13" office:value-type="float" office:value="6.38" calcext:value-type="float">
            <text:p>6.38</text:p>
          </table:table-cell>
          <table:table-cell table:style-name="ce13" office:value-type="float" office:value="6.53" calcext:value-type="float">
            <text:p>6.53</text:p>
          </table:table-cell>
          <table:table-cell table:style-name="ce13" office:value-type="float" office:value="6.74" calcext:value-type="float">
            <text:p>6.7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7.31" calcext:value-type="float">
            <text:p>7.31</text:p>
          </table:table-cell>
          <table:table-cell table:style-name="ce13" office:value-type="float" office:value="7.68" calcext:value-type="float">
            <text:p>7.68</text:p>
          </table:table-cell>
          <table:table-cell table:style-name="ce13" office:value-type="float" office:value="8.1" calcext:value-type="float">
            <text:p>8.1</text:p>
          </table:table-cell>
          <table:table-cell table:style-name="ce13" office:value-type="float" office:value="8.57" calcext:value-type="float">
            <text:p>8.57</text:p>
          </table:table-cell>
          <table:table-cell table:style-name="ce13" office:value-type="float" office:value="9.11" calcext:value-type="float">
            <text:p>9.11</text:p>
          </table:table-cell>
          <table:table-cell table:style-name="ce13" office:value-type="float" office:value="9.69" calcext:value-type="float">
            <text:p>9.69</text:p>
          </table:table-cell>
          <table:table-cell table:style-name="ce13" office:value-type="float" office:value="10.29" calcext:value-type="float">
            <text:p>10.29</text:p>
          </table:table-cell>
          <table:table-cell table:style-name="ce13" office:value-type="float" office:value="10.93" calcext:value-type="float">
            <text:p>10.93</text:p>
          </table:table-cell>
          <table:table-cell table:style-name="ce13" office:value-type="float" office:value="11.61" calcext:value-type="float">
            <text:p>11.61</text:p>
          </table:table-cell>
          <table:table-cell table:style-name="ce13" office:value-type="float" office:value="12.32" calcext:value-type="float">
            <text:p>12.32</text:p>
          </table:table-cell>
          <table:table-cell table:style-name="ce13" office:value-type="float" office:value="13.06" calcext:value-type="float">
            <text:p>13.06</text:p>
          </table:table-cell>
          <table:table-cell table:style-name="ce13" office:value-type="float" office:value="13.84" calcext:value-type="float">
            <text:p>13.84</text:p>
          </table:table-cell>
          <table:table-cell table:style-name="ce13" office:value-type="float" office:value="14.63" calcext:value-type="float">
            <text:p>14.63</text:p>
          </table:table-cell>
          <table:table-cell table:style-name="ce13" office:value-type="float" office:value="15.45" calcext:value-type="float">
            <text:p>15.45</text:p>
          </table:table-cell>
          <table:table-cell table:style-name="ce13" office:value-type="float" office:value="16.29" calcext:value-type="float">
            <text:p>16.29</text:p>
          </table:table-cell>
        </table:table-row>
        <table:table-row table:style-name="ro1">
          <table:table-cell table:style-name="ce13" office:value-type="string" calcext:value-type="string">
            <text:p>8°P</text:p>
          </table:table-cell>
          <table:table-cell table:style-name="ce13" office:value-type="float" office:value="7.35" calcext:value-type="float">
            <text:p>7.35</text:p>
          </table:table-cell>
          <table:table-cell table:style-name="ce13" office:value-type="float" office:value="7.52" calcext:value-type="float">
            <text:p>7.52</text:p>
          </table:table-cell>
          <table:table-cell table:style-name="ce13" office:value-type="float" office:value="7.73" calcext:value-type="float">
            <text:p>7.7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8.31" calcext:value-type="float">
            <text:p>8.31</text:p>
          </table:table-cell>
          <table:table-cell table:style-name="ce13" office:value-type="float" office:value="8.68" calcext:value-type="float">
            <text:p>8.68</text:p>
          </table:table-cell>
          <table:table-cell table:style-name="ce13" office:value-type="float" office:value="9.1" calcext:value-type="float">
            <text:p>9.1</text:p>
          </table:table-cell>
          <table:table-cell table:style-name="ce13" office:value-type="float" office:value="9.58" calcext:value-type="float">
            <text:p>9.58</text:p>
          </table:table-cell>
          <table:table-cell table:style-name="ce13" office:value-type="float" office:value="10.11" calcext:value-type="float">
            <text:p>10.11</text:p>
          </table:table-cell>
          <table:table-cell table:style-name="ce13" office:value-type="float" office:value="10.69" calcext:value-type="float">
            <text:p>10.69</text:p>
          </table:table-cell>
          <table:table-cell table:style-name="ce13" office:value-type="float" office:value="11.29" calcext:value-type="float">
            <text:p>11.29</text:p>
          </table:table-cell>
          <table:table-cell table:style-name="ce13" office:value-type="float" office:value="11.94" calcext:value-type="float">
            <text:p>11.94</text:p>
          </table:table-cell>
          <table:table-cell table:style-name="ce13" office:value-type="float" office:value="12.62" calcext:value-type="float">
            <text:p>12.62</text:p>
          </table:table-cell>
          <table:table-cell table:style-name="ce13" office:value-type="float" office:value="13.32" calcext:value-type="float">
            <text:p>13.32</text:p>
          </table:table-cell>
          <table:table-cell table:style-name="ce13" office:value-type="float" office:value="14.06" calcext:value-type="float">
            <text:p>14.06</text:p>
          </table:table-cell>
          <table:table-cell table:style-name="ce13" office:value-type="float" office:value="14.83" calcext:value-type="float">
            <text:p>14.83</text:p>
          </table:table-cell>
          <table:table-cell table:style-name="ce13" office:value-type="float" office:value="15.61" calcext:value-type="float">
            <text:p>15.61</text:p>
          </table:table-cell>
          <table:table-cell table:style-name="ce13" office:value-type="float" office:value="16.42" calcext:value-type="float">
            <text:p>16.42</text:p>
          </table:table-cell>
          <table:table-cell table:style-name="ce13" office:value-type="float" office:value="17.26" calcext:value-type="float">
            <text:p>17.26</text:p>
          </table:table-cell>
        </table:table-row>
        <table:table-row table:style-name="ro1">
          <table:table-cell table:style-name="ce13" office:value-type="string" calcext:value-type="string">
            <text:p>9°P</text:p>
          </table:table-cell>
          <table:table-cell table:style-name="ce13" office:value-type="float" office:value="8.33" calcext:value-type="float">
            <text:p>8.33</text:p>
          </table:table-cell>
          <table:table-cell table:style-name="ce13" office:value-type="float" office:value="8.51" calcext:value-type="float">
            <text:p>8.51</text:p>
          </table:table-cell>
          <table:table-cell table:style-name="ce13" office:value-type="float" office:value="8.73" calcext:value-type="float">
            <text:p>8.73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9.31" calcext:value-type="float">
            <text:p>9.31</text:p>
          </table:table-cell>
          <table:table-cell table:style-name="ce13" office:value-type="float" office:value="9.68" calcext:value-type="float">
            <text:p>9.68</text:p>
          </table:table-cell>
          <table:table-cell table:style-name="ce13" office:value-type="float" office:value="10.11" calcext:value-type="float">
            <text:p>10.11</text:p>
          </table:table-cell>
          <table:table-cell table:style-name="ce13" office:value-type="float" office:value="10.59" calcext:value-type="float">
            <text:p>10.59</text:p>
          </table:table-cell>
          <table:table-cell table:style-name="ce13" office:value-type="float" office:value="11.12" calcext:value-type="float">
            <text:p>11.12</text:p>
          </table:table-cell>
          <table:table-cell table:style-name="ce13" office:value-type="float" office:value="11.69" calcext:value-type="float">
            <text:p>11.69</text:p>
          </table:table-cell>
          <table:table-cell table:style-name="ce13" office:value-type="float" office:value="12.3" calcext:value-type="float">
            <text:p>12.3</text:p>
          </table:table-cell>
          <table:table-cell table:style-name="ce13" office:value-type="float" office:value="12.95" calcext:value-type="float">
            <text:p>12.95</text:p>
          </table:table-cell>
          <table:table-cell table:style-name="ce13" office:value-type="float" office:value="13.62" calcext:value-type="float">
            <text:p>13.62</text:p>
          </table:table-cell>
          <table:table-cell table:style-name="ce13" office:value-type="float" office:value="14.32" calcext:value-type="float">
            <text:p>14.32</text:p>
          </table:table-cell>
          <table:table-cell table:style-name="ce13" office:value-type="float" office:value="15.05" calcext:value-type="float">
            <text:p>15.05</text:p>
          </table:table-cell>
          <table:table-cell table:style-name="ce13" office:value-type="float" office:value="15.82" calcext:value-type="float">
            <text:p>15.82</text:p>
          </table:table-cell>
          <table:table-cell table:style-name="ce13" office:value-type="float" office:value="16.6" calcext:value-type="float">
            <text:p>16.6</text:p>
          </table:table-cell>
          <table:table-cell table:style-name="ce13" office:value-type="float" office:value="17.4" calcext:value-type="float">
            <text:p>17.4</text:p>
          </table:table-cell>
          <table:table-cell table:style-name="ce13" office:value-type="float" office:value="18.23" calcext:value-type="float">
            <text:p>18.23</text:p>
          </table:table-cell>
        </table:table-row>
        <table:table-row table:style-name="ro1">
          <table:table-cell table:style-name="ce13" office:value-type="string" calcext:value-type="string">
            <text:p>10°P</text:p>
          </table:table-cell>
          <table:table-cell table:style-name="ce13" office:value-type="float" office:value="9.3" calcext:value-type="float">
            <text:p>9.3</text:p>
          </table:table-cell>
          <table:table-cell table:style-name="ce13" office:value-type="float" office:value="9.5" calcext:value-type="float">
            <text:p>9.5</text:p>
          </table:table-cell>
          <table:table-cell table:style-name="ce13" office:value-type="float" office:value="9.73" calcext:value-type="float">
            <text:p>9.7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.32" calcext:value-type="float">
            <text:p>10.32</text:p>
          </table:table-cell>
          <table:table-cell table:style-name="ce13" office:value-type="float" office:value="10.68" calcext:value-type="float">
            <text:p>10.68</text:p>
          </table:table-cell>
          <table:table-cell table:style-name="ce13" office:value-type="float" office:value="11.11" calcext:value-type="float">
            <text:p>11.11</text:p>
          </table:table-cell>
          <table:table-cell table:style-name="ce13" office:value-type="float" office:value="11.6" calcext:value-type="float">
            <text:p>11.6</text:p>
          </table:table-cell>
          <table:table-cell table:style-name="ce13" office:value-type="float" office:value="12.12" calcext:value-type="float">
            <text:p>12.12</text:p>
          </table:table-cell>
          <table:table-cell table:style-name="ce13" office:value-type="float" office:value="12.69" calcext:value-type="float">
            <text:p>12.69</text:p>
          </table:table-cell>
          <table:table-cell table:style-name="ce13" office:value-type="float" office:value="13.3" calcext:value-type="float">
            <text:p>13.3</text:p>
          </table:table-cell>
          <table:table-cell table:style-name="ce13" office:value-type="float" office:value="13.96" calcext:value-type="float">
            <text:p>13.96</text:p>
          </table:table-cell>
          <table:table-cell table:style-name="ce13" office:value-type="float" office:value="14.62" calcext:value-type="float">
            <text:p>14.62</text:p>
          </table:table-cell>
          <table:table-cell table:style-name="ce13" office:value-type="float" office:value="15.31" calcext:value-type="float">
            <text:p>15.31</text:p>
          </table:table-cell>
          <table:table-cell table:style-name="ce13" office:value-type="float" office:value="16.04" calcext:value-type="float">
            <text:p>16.04</text:p>
          </table:table-cell>
          <table:table-cell table:style-name="ce13" office:value-type="float" office:value="16.8" calcext:value-type="float">
            <text:p>16.8</text:p>
          </table:table-cell>
          <table:table-cell table:style-name="ce13" office:value-type="float" office:value="17.58" calcext:value-type="float">
            <text:p>17.58</text:p>
          </table:table-cell>
          <table:table-cell table:style-name="ce13" office:value-type="float" office:value="18.38" calcext:value-type="float">
            <text:p>18.38</text:p>
          </table:table-cell>
          <table:table-cell table:style-name="ce13" office:value-type="float" office:value="19.21" calcext:value-type="float">
            <text:p>19.21</text:p>
          </table:table-cell>
        </table:table-row>
        <table:table-row table:style-name="ro1">
          <table:table-cell table:style-name="ce13" office:value-type="string" calcext:value-type="string">
            <text:p>11°P</text:p>
          </table:table-cell>
          <table:table-cell table:style-name="ce13" office:value-type="float" office:value="10.28" calcext:value-type="float">
            <text:p>10.28</text:p>
          </table:table-cell>
          <table:table-cell table:style-name="ce13" office:value-type="float" office:value="10.49" calcext:value-type="float">
            <text:p>10.49</text:p>
          </table:table-cell>
          <table:table-cell table:style-name="ce13" office:value-type="float" office:value="10.73" calcext:value-type="float">
            <text:p>10.73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1.32" calcext:value-type="float">
            <text:p>11.32</text:p>
          </table:table-cell>
          <table:table-cell table:style-name="ce13" office:value-type="float" office:value="11.69" calcext:value-type="float">
            <text:p>11.69</text:p>
          </table:table-cell>
          <table:table-cell table:style-name="ce13" office:value-type="float" office:value="12.12" calcext:value-type="float">
            <text:p>12.12</text:p>
          </table:table-cell>
          <table:table-cell table:style-name="ce13" office:value-type="float" office:value="12.6" calcext:value-type="float">
            <text:p>12.6</text:p>
          </table:table-cell>
          <table:table-cell table:style-name="ce13" office:value-type="float" office:value="13.13" calcext:value-type="float">
            <text:p>13.13</text:p>
          </table:table-cell>
          <table:table-cell table:style-name="ce13" office:value-type="float" office:value="13.69" calcext:value-type="float">
            <text:p>13.69</text:p>
          </table:table-cell>
          <table:table-cell table:style-name="ce13" office:value-type="float" office:value="14.31" calcext:value-type="float">
            <text:p>14.31</text:p>
          </table:table-cell>
          <table:table-cell table:style-name="ce13" office:value-type="float" office:value="14.96" calcext:value-type="float">
            <text:p>14.96</text:p>
          </table:table-cell>
          <table:table-cell table:style-name="ce13" office:value-type="float" office:value="15.62" calcext:value-type="float">
            <text:p>15.62</text:p>
          </table:table-cell>
          <table:table-cell table:style-name="ce13" office:value-type="float" office:value="16.31" calcext:value-type="float">
            <text:p>16.31</text:p>
          </table:table-cell>
          <table:table-cell table:style-name="ce13" office:value-type="float" office:value="17.03" calcext:value-type="float">
            <text:p>17.03</text:p>
          </table:table-cell>
          <table:table-cell table:style-name="ce13" office:value-type="float" office:value="17.78" calcext:value-type="float">
            <text:p>17.78</text:p>
          </table:table-cell>
          <table:table-cell table:style-name="ce13" office:value-type="float" office:value="18.55" calcext:value-type="float">
            <text:p>18.55</text:p>
          </table:table-cell>
          <table:table-cell table:style-name="ce13" office:value-type="float" office:value="19.35" calcext:value-type="float">
            <text:p>19.35</text:p>
          </table:table-cell>
          <table:table-cell table:style-name="ce13" office:value-type="float" office:value="20.17" calcext:value-type="float">
            <text:p>20.17</text:p>
          </table:table-cell>
        </table:table-row>
        <table:table-row table:style-name="ro1">
          <table:table-cell table:style-name="ce13" office:value-type="string" calcext:value-type="string">
            <text:p>12°P</text:p>
          </table:table-cell>
          <table:table-cell table:style-name="ce13" office:value-type="float" office:value="11.27" calcext:value-type="float">
            <text:p>11.27</text:p>
          </table:table-cell>
          <table:table-cell table:style-name="ce13" office:value-type="float" office:value="11.48" calcext:value-type="float">
            <text:p>11.48</text:p>
          </table:table-cell>
          <table:table-cell table:style-name="ce13" office:value-type="float" office:value="11.72" calcext:value-type="float">
            <text:p>11.72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2.32" calcext:value-type="float">
            <text:p>12.32</text:p>
          </table:table-cell>
          <table:table-cell table:style-name="ce13" office:value-type="float" office:value="12.69" calcext:value-type="float">
            <text:p>12.69</text:p>
          </table:table-cell>
          <table:table-cell table:style-name="ce13" office:value-type="float" office:value="13.13" calcext:value-type="float">
            <text:p>13.13</text:p>
          </table:table-cell>
          <table:table-cell table:style-name="ce13" office:value-type="float" office:value="13.61" calcext:value-type="float">
            <text:p>13.61</text:p>
          </table:table-cell>
          <table:table-cell table:style-name="ce13" office:value-type="float" office:value="14.13" calcext:value-type="float">
            <text:p>14.13</text:p>
          </table:table-cell>
          <table:table-cell table:style-name="ce13" office:value-type="float" office:value="14.69" calcext:value-type="float">
            <text:p>14.69</text:p>
          </table:table-cell>
          <table:table-cell table:style-name="ce13" office:value-type="float" office:value="15.31" calcext:value-type="float">
            <text:p>15.31</text:p>
          </table:table-cell>
          <table:table-cell table:style-name="ce13" office:value-type="float" office:value="15.96" calcext:value-type="float">
            <text:p>15.96</text:p>
          </table:table-cell>
          <table:table-cell table:style-name="ce13" office:value-type="float" office:value="16.62" calcext:value-type="float">
            <text:p>16.62</text:p>
          </table:table-cell>
          <table:table-cell table:style-name="ce13" office:value-type="float" office:value="17.3" calcext:value-type="float">
            <text:p>17.3</text:p>
          </table:table-cell>
          <table:table-cell table:style-name="ce13" office:value-type="float" office:value="18.02" calcext:value-type="float">
            <text:p>18.02</text:p>
          </table:table-cell>
          <table:table-cell table:style-name="ce13" office:value-type="float" office:value="18.76" calcext:value-type="float">
            <text:p>18.76</text:p>
          </table:table-cell>
          <table:table-cell table:style-name="ce13" office:value-type="float" office:value="19.53" calcext:value-type="float">
            <text:p>19.53</text:p>
          </table:table-cell>
          <table:table-cell table:style-name="ce13" office:value-type="float" office:value="20.33" calcext:value-type="float">
            <text:p>20.33</text:p>
          </table:table-cell>
          <table:table-cell table:style-name="ce13" office:value-type="float" office:value="21.14" calcext:value-type="float">
            <text:p>21.14</text:p>
          </table:table-cell>
        </table:table-row>
        <table:table-row table:style-name="ro1">
          <table:table-cell table:style-name="ce13" office:value-type="string" calcext:value-type="string">
            <text:p>13°P</text:p>
          </table:table-cell>
          <table:table-cell table:style-name="ce13" office:value-type="float" office:value="12.26" calcext:value-type="float">
            <text:p>12.26</text:p>
          </table:table-cell>
          <table:table-cell table:style-name="ce13" office:value-type="float" office:value="12.48" calcext:value-type="float">
            <text:p>12.48</text:p>
          </table:table-cell>
          <table:table-cell table:style-name="ce13" office:value-type="float" office:value="12.72" calcext:value-type="float">
            <text:p>12.7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3.32" calcext:value-type="float">
            <text:p>13.32</text:p>
          </table:table-cell>
          <table:table-cell table:style-name="ce13" office:value-type="float" office:value="13.7" calcext:value-type="float">
            <text:p>13.7</text:p>
          </table:table-cell>
          <table:table-cell table:style-name="ce13" office:value-type="float" office:value="14.13" calcext:value-type="float">
            <text:p>14.13</text:p>
          </table:table-cell>
          <table:table-cell table:style-name="ce13" office:value-type="float" office:value="14.62" calcext:value-type="float">
            <text:p>14.62</text:p>
          </table:table-cell>
          <table:table-cell table:style-name="ce13" office:value-type="float" office:value="15.13" calcext:value-type="float">
            <text:p>15.13</text:p>
          </table:table-cell>
          <table:table-cell table:style-name="ce13" office:value-type="float" office:value="15.69" calcext:value-type="float">
            <text:p>15.69</text:p>
          </table:table-cell>
          <table:table-cell table:style-name="ce13" office:value-type="float" office:value="16.31" calcext:value-type="float">
            <text:p>16.31</text:p>
          </table:table-cell>
          <table:table-cell table:style-name="ce13" office:value-type="float" office:value="16.96" calcext:value-type="float">
            <text:p>16.96</text:p>
          </table:table-cell>
          <table:table-cell table:style-name="ce13" office:value-type="float" office:value="17.61" calcext:value-type="float">
            <text:p>17.61</text:p>
          </table:table-cell>
          <table:table-cell table:style-name="ce13" office:value-type="float" office:value="18.29" calcext:value-type="float">
            <text:p>18.29</text:p>
          </table:table-cell>
          <table:table-cell table:style-name="ce13" office:value-type="float" office:value="19.01" calcext:value-type="float">
            <text:p>19.01</text:p>
          </table:table-cell>
          <table:table-cell table:style-name="ce13" office:value-type="float" office:value="19.74" calcext:value-type="float">
            <text:p>19.74</text:p>
          </table:table-cell>
          <table:table-cell table:style-name="ce13" office:value-type="float" office:value="20.51" calcext:value-type="float">
            <text:p>20.51</text:p>
          </table:table-cell>
          <table:table-cell table:style-name="ce13" office:value-type="float" office:value="21.3" calcext:value-type="float">
            <text:p>21.3</text:p>
          </table:table-cell>
          <table:table-cell table:style-name="ce13" office:value-type="float" office:value="22.1" calcext:value-type="float">
            <text:p>22.1</text:p>
          </table:table-cell>
        </table:table-row>
        <table:table-row table:style-name="ro1">
          <table:table-cell table:style-name="ce13" office:value-type="string" calcext:value-type="string">
            <text:p>14°P</text:p>
          </table:table-cell>
          <table:table-cell table:style-name="ce13" office:value-type="float" office:value="13.25" calcext:value-type="float">
            <text:p>13.25</text:p>
          </table:table-cell>
          <table:table-cell table:style-name="ce13" office:value-type="float" office:value="13.47" calcext:value-type="float">
            <text:p>13.47</text:p>
          </table:table-cell>
          <table:table-cell table:style-name="ce13" office:value-type="float" office:value="13.72" calcext:value-type="float">
            <text:p>13.72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4.33" calcext:value-type="float">
            <text:p>14.33</text:p>
          </table:table-cell>
          <table:table-cell table:style-name="ce13" office:value-type="float" office:value="14.7" calcext:value-type="float">
            <text:p>14.7</text:p>
          </table:table-cell>
          <table:table-cell table:style-name="ce13" office:value-type="float" office:value="15.14" calcext:value-type="float">
            <text:p>15.14</text:p>
          </table:table-cell>
          <table:table-cell table:style-name="ce13" office:value-type="float" office:value="15.62" calcext:value-type="float">
            <text:p>15.62</text:p>
          </table:table-cell>
          <table:table-cell table:style-name="ce13" office:value-type="float" office:value="16.14" calcext:value-type="float">
            <text:p>16.14</text:p>
          </table:table-cell>
          <table:table-cell table:style-name="ce13" office:value-type="float" office:value="16.69" calcext:value-type="float">
            <text:p>16.69</text:p>
          </table:table-cell>
          <table:table-cell table:style-name="ce13" office:value-type="float" office:value="17.31" calcext:value-type="float">
            <text:p>17.31</text:p>
          </table:table-cell>
          <table:table-cell table:style-name="ce13" office:value-type="float" office:value="17.96" calcext:value-type="float">
            <text:p>17.96</text:p>
          </table:table-cell>
          <table:table-cell table:style-name="ce13" office:value-type="float" office:value="18.61" calcext:value-type="float">
            <text:p>18.61</text:p>
          </table:table-cell>
          <table:table-cell table:style-name="ce13" office:value-type="float" office:value="19.29" calcext:value-type="float">
            <text:p>19.29</text:p>
          </table:table-cell>
          <table:table-cell table:style-name="ce13" office:value-type="float" office:value="19.99" calcext:value-type="float">
            <text:p>19.99</text:p>
          </table:table-cell>
          <table:table-cell table:style-name="ce13" office:value-type="float" office:value="20.73" calcext:value-type="float">
            <text:p>20.73</text:p>
          </table:table-cell>
          <table:table-cell table:style-name="ce13" office:value-type="float" office:value="21.49" calcext:value-type="float">
            <text:p>21.49</text:p>
          </table:table-cell>
          <table:table-cell table:style-name="ce13" office:value-type="float" office:value="22.27" calcext:value-type="float">
            <text:p>22.27</text:p>
          </table:table-cell>
          <table:table-cell table:style-name="ce13" office:value-type="float" office:value="23.06" calcext:value-type="float">
            <text:p>23.06</text:p>
          </table:table-cell>
        </table:table-row>
        <table:table-row table:style-name="ro1">
          <table:table-cell table:style-name="ce13" office:value-type="string" calcext:value-type="string">
            <text:p>15°P</text:p>
          </table:table-cell>
          <table:table-cell table:style-name="ce13" office:value-type="float" office:value="14.25" calcext:value-type="float">
            <text:p>14.25</text:p>
          </table:table-cell>
          <table:table-cell table:style-name="ce13" office:value-type="float" office:value="14.47" calcext:value-type="float">
            <text:p>14.47</text:p>
          </table:table-cell>
          <table:table-cell table:style-name="ce13" office:value-type="float" office:value="14.72" calcext:value-type="float">
            <text:p>14.72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5.33" calcext:value-type="float">
            <text:p>15.33</text:p>
          </table:table-cell>
          <table:table-cell table:style-name="ce13" office:value-type="float" office:value="15.71" calcext:value-type="float">
            <text:p>15.71</text:p>
          </table:table-cell>
          <table:table-cell table:style-name="ce13" office:value-type="float" office:value="16.14" calcext:value-type="float">
            <text:p>16.14</text:p>
          </table:table-cell>
          <table:table-cell table:style-name="ce13" office:value-type="float" office:value="16.62" calcext:value-type="float">
            <text:p>16.62</text:p>
          </table:table-cell>
          <table:table-cell table:style-name="ce13" office:value-type="float" office:value="17.14" calcext:value-type="float">
            <text:p>17.14</text:p>
          </table:table-cell>
          <table:table-cell table:style-name="ce13" office:value-type="float" office:value="17.7" calcext:value-type="float">
            <text:p>17.7</text:p>
          </table:table-cell>
          <table:table-cell table:style-name="ce13" office:value-type="float" office:value="18.31" calcext:value-type="float">
            <text:p>18.31</text:p>
          </table:table-cell>
          <table:table-cell table:style-name="ce13" office:value-type="float" office:value="18.96" calcext:value-type="float">
            <text:p>18.96</text:p>
          </table:table-cell>
          <table:table-cell table:style-name="ce13" office:value-type="float" office:value="19.61" calcext:value-type="float">
            <text:p>19.61</text:p>
          </table:table-cell>
          <table:table-cell table:style-name="ce13" office:value-type="float" office:value="20.28" calcext:value-type="float">
            <text:p>20.28</text:p>
          </table:table-cell>
          <table:table-cell table:style-name="ce13" office:value-type="float" office:value="20.99" calcext:value-type="float">
            <text:p>20.99</text:p>
          </table:table-cell>
          <table:table-cell table:style-name="ce13" office:value-type="float" office:value="21.72" calcext:value-type="float">
            <text:p>21.72</text:p>
          </table:table-cell>
          <table:table-cell table:style-name="ce13" office:value-type="float" office:value="22.47" calcext:value-type="float">
            <text:p>22.47</text:p>
          </table:table-cell>
          <table:table-cell table:style-name="ce13" office:value-type="float" office:value="23.24" calcext:value-type="float">
            <text:p>23.24</text:p>
          </table:table-cell>
          <table:table-cell table:style-name="ce13" office:value-type="float" office:value="24.02" calcext:value-type="float">
            <text:p>24.02</text:p>
          </table:table-cell>
        </table:table-row>
        <table:table-row table:style-name="ro1">
          <table:table-cell table:style-name="ce13" office:value-type="string" calcext:value-type="string">
            <text:p>16°P</text:p>
          </table:table-cell>
          <table:table-cell table:style-name="ce13" office:value-type="float" office:value="15.25" calcext:value-type="float">
            <text:p>15.25</text:p>
          </table:table-cell>
          <table:table-cell table:style-name="ce13" office:value-type="float" office:value="15.46" calcext:value-type="float">
            <text:p>15.46</text:p>
          </table:table-cell>
          <table:table-cell table:style-name="ce13" office:value-type="float" office:value="15.71" calcext:value-type="float">
            <text:p>15.71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6.33" calcext:value-type="float">
            <text:p>16.33</text:p>
          </table:table-cell>
          <table:table-cell table:style-name="ce13" office:value-type="float" office:value="16.71" calcext:value-type="float">
            <text:p>16.71</text:p>
          </table:table-cell>
          <table:table-cell table:style-name="ce13" office:value-type="float" office:value="17.15" calcext:value-type="float">
            <text:p>17.15</text:p>
          </table:table-cell>
          <table:table-cell table:style-name="ce13" office:value-type="float" office:value="17.63" calcext:value-type="float">
            <text:p>17.63</text:p>
          </table:table-cell>
          <table:table-cell table:style-name="ce13" office:value-type="float" office:value="18.15" calcext:value-type="float">
            <text:p>18.15</text:p>
          </table:table-cell>
          <table:table-cell table:style-name="ce13" office:value-type="float" office:value="18.71" calcext:value-type="float">
            <text:p>18.71</text:p>
          </table:table-cell>
          <table:table-cell table:style-name="ce13" office:value-type="float" office:value="19.32" calcext:value-type="float">
            <text:p>19.32</text:p>
          </table:table-cell>
          <table:table-cell table:style-name="ce13" office:value-type="float" office:value="19.96" calcext:value-type="float">
            <text:p>19.96</text:p>
          </table:table-cell>
          <table:table-cell table:style-name="ce13" office:value-type="float" office:value="20.61" calcext:value-type="float">
            <text:p>20.61</text:p>
          </table:table-cell>
          <table:table-cell table:style-name="ce13" office:value-type="float" office:value="21.28" calcext:value-type="float">
            <text:p>21.28</text:p>
          </table:table-cell>
          <table:table-cell table:style-name="ce13" office:value-type="float" office:value="21.98" calcext:value-type="float">
            <text:p>21.98</text:p>
          </table:table-cell>
          <table:table-cell table:style-name="ce13" office:value-type="float" office:value="22.71" calcext:value-type="float">
            <text:p>22.71</text:p>
          </table:table-cell>
          <table:table-cell table:style-name="ce13" office:value-type="float" office:value="23.46" calcext:value-type="float">
            <text:p>23.46</text:p>
          </table:table-cell>
          <table:table-cell table:style-name="ce13" office:value-type="float" office:value="24.22" calcext:value-type="float">
            <text:p>24.22</text:p>
          </table:table-cell>
          <table:table-cell table:style-name="ce13" office:value-type="float" office:value="24.99" calcext:value-type="float">
            <text:p>24.99</text:p>
          </table:table-cell>
        </table:table-row>
        <table:table-row table:style-name="ro1">
          <table:table-cell table:style-name="ce13" office:value-type="string" calcext:value-type="string">
            <text:p>17°P</text:p>
          </table:table-cell>
          <table:table-cell table:style-name="ce13" office:value-type="float" office:value="16.25" calcext:value-type="float">
            <text:p>16.25</text:p>
          </table:table-cell>
          <table:table-cell table:style-name="ce13" office:value-type="float" office:value="16.46" calcext:value-type="float">
            <text:p>16.46</text:p>
          </table:table-cell>
          <table:table-cell table:style-name="ce13" office:value-type="float" office:value="16.71" calcext:value-type="float">
            <text:p>16.71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7.34" calcext:value-type="float">
            <text:p>17.34</text:p>
          </table:table-cell>
          <table:table-cell table:style-name="ce13" office:value-type="float" office:value="17.72" calcext:value-type="float">
            <text:p>17.72</text:p>
          </table:table-cell>
          <table:table-cell table:style-name="ce13" office:value-type="float" office:value="18.16" calcext:value-type="float">
            <text:p>18.16</text:p>
          </table:table-cell>
          <table:table-cell table:style-name="ce13" office:value-type="float" office:value="18.64" calcext:value-type="float">
            <text:p>18.64</text:p>
          </table:table-cell>
          <table:table-cell table:style-name="ce13" office:value-type="float" office:value="19.15" calcext:value-type="float">
            <text:p>19.15</text:p>
          </table:table-cell>
          <table:table-cell table:style-name="ce13" office:value-type="float" office:value="19.72" calcext:value-type="float">
            <text:p>19.72</text:p>
          </table:table-cell>
          <table:table-cell table:style-name="ce13" office:value-type="float" office:value="20.33" calcext:value-type="float">
            <text:p>20.33</text:p>
          </table:table-cell>
          <table:table-cell table:style-name="ce13" office:value-type="float" office:value="20.96" calcext:value-type="float">
            <text:p>20.96</text:p>
          </table:table-cell>
          <table:table-cell table:style-name="ce13" office:value-type="float" office:value="21.61" calcext:value-type="float">
            <text:p>21.61</text:p>
          </table:table-cell>
          <table:table-cell table:style-name="ce13" office:value-type="float" office:value="22.28" calcext:value-type="float">
            <text:p>22.28</text:p>
          </table:table-cell>
          <table:table-cell table:style-name="ce13" office:value-type="float" office:value="22.98" calcext:value-type="float">
            <text:p>22.98</text:p>
          </table:table-cell>
          <table:table-cell table:style-name="ce13" office:value-type="float" office:value="23.7" calcext:value-type="float">
            <text:p>23.7</text:p>
          </table:table-cell>
          <table:table-cell table:style-name="ce13" office:value-type="float" office:value="24.44" calcext:value-type="float">
            <text:p>24.44</text:p>
          </table:table-cell>
          <table:table-cell table:style-name="ce13" office:value-type="float" office:value="25.19" calcext:value-type="float">
            <text:p>25.19</text:p>
          </table:table-cell>
          <table:table-cell table:style-name="ce13" office:value-type="float" office:value="25.96" calcext:value-type="float">
            <text:p>25.96</text:p>
          </table:table-cell>
        </table:table-row>
        <table:table-row table:style-name="ro1">
          <table:table-cell table:style-name="ce13" office:value-type="string" calcext:value-type="string">
            <text:p>18°P</text:p>
          </table:table-cell>
          <table:table-cell table:style-name="ce13" office:value-type="float" office:value="17.25" calcext:value-type="float">
            <text:p>17.25</text:p>
          </table:table-cell>
          <table:table-cell table:style-name="ce13" office:value-type="float" office:value="17.46" calcext:value-type="float">
            <text:p>17.46</text:p>
          </table:table-cell>
          <table:table-cell table:style-name="ce13" office:value-type="float" office:value="17.71" calcext:value-type="float">
            <text:p>17.71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8.34" calcext:value-type="float">
            <text:p>18.34</text:p>
          </table:table-cell>
          <table:table-cell table:style-name="ce13" office:value-type="float" office:value="18.73" calcext:value-type="float">
            <text:p>18.73</text:p>
          </table:table-cell>
          <table:table-cell table:style-name="ce13" office:value-type="float" office:value="19.17" calcext:value-type="float">
            <text:p>19.17</text:p>
          </table:table-cell>
          <table:table-cell table:style-name="ce13" office:value-type="float" office:value="19.65" calcext:value-type="float">
            <text:p>19.65</text:p>
          </table:table-cell>
          <table:table-cell table:style-name="ce13" office:value-type="float" office:value="20.16" calcext:value-type="float">
            <text:p>20.16</text:p>
          </table:table-cell>
          <table:table-cell table:style-name="ce13" office:value-type="float" office:value="20.73" calcext:value-type="float">
            <text:p>20.73</text:p>
          </table:table-cell>
          <table:table-cell table:style-name="ce13" office:value-type="float" office:value="21.33" calcext:value-type="float">
            <text:p>21.33</text:p>
          </table:table-cell>
          <table:table-cell table:style-name="ce13" office:value-type="float" office:value="21.97" calcext:value-type="float">
            <text:p>21.97</text:p>
          </table:table-cell>
          <table:table-cell table:style-name="ce13" office:value-type="float" office:value="22.61" calcext:value-type="float">
            <text:p>22.61</text:p>
          </table:table-cell>
          <table:table-cell table:style-name="ce13" office:value-type="float" office:value="23.28" calcext:value-type="float">
            <text:p>23.28</text:p>
          </table:table-cell>
          <table:table-cell table:style-name="ce13" office:value-type="float" office:value="23.97" calcext:value-type="float">
            <text:p>23.97</text:p>
          </table:table-cell>
          <table:table-cell table:style-name="ce13" office:value-type="float" office:value="24.7" calcext:value-type="float">
            <text:p>24.7</text:p>
          </table:table-cell>
          <table:table-cell table:style-name="ce13" office:value-type="float" office:value="25.43" calcext:value-type="float">
            <text:p>25.43</text:p>
          </table:table-cell>
          <table:table-cell table:style-name="ce13" office:value-type="float" office:value="26.17" calcext:value-type="float">
            <text:p>26.17</text:p>
          </table:table-cell>
          <table:table-cell table:style-name="ce13" office:value-type="float" office:value="26.94" calcext:value-type="float">
            <text:p>26.94</text:p>
          </table:table-cell>
        </table:table-row>
        <table:table-row table:style-name="ro1">
          <table:table-cell table:style-name="ce13" office:value-type="string" calcext:value-type="string">
            <text:p>19°P</text:p>
          </table:table-cell>
          <table:table-cell table:style-name="ce13" office:value-type="float" office:value="18.24" calcext:value-type="float">
            <text:p>18.24</text:p>
          </table:table-cell>
          <table:table-cell table:style-name="ce13" office:value-type="float" office:value="18.45" calcext:value-type="float">
            <text:p>18.45</text:p>
          </table:table-cell>
          <table:table-cell table:style-name="ce13" office:value-type="float" office:value="18.7" calcext:value-type="float">
            <text:p>18.7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9.35" calcext:value-type="float">
            <text:p>19.35</text:p>
          </table:table-cell>
          <table:table-cell table:style-name="ce13" office:value-type="float" office:value="19.74" calcext:value-type="float">
            <text:p>19.74</text:p>
          </table:table-cell>
          <table:table-cell table:style-name="ce13" office:value-type="float" office:value="20.18" calcext:value-type="float">
            <text:p>20.18</text:p>
          </table:table-cell>
          <table:table-cell table:style-name="ce13" office:value-type="float" office:value="20.66" calcext:value-type="float">
            <text:p>20.66</text:p>
          </table:table-cell>
          <table:table-cell table:style-name="ce13" office:value-type="float" office:value="21.18" calcext:value-type="float">
            <text:p>21.18</text:p>
          </table:table-cell>
          <table:table-cell table:style-name="ce13" office:value-type="float" office:value="21.74" calcext:value-type="float">
            <text:p>21.74</text:p>
          </table:table-cell>
          <table:table-cell table:style-name="ce13" office:value-type="float" office:value="22.34" calcext:value-type="float">
            <text:p>22.34</text:p>
          </table:table-cell>
          <table:table-cell table:style-name="ce13" office:value-type="float" office:value="22.97" calcext:value-type="float">
            <text:p>22.97</text:p>
          </table:table-cell>
          <table:table-cell table:style-name="ce13" office:value-type="float" office:value="23.61" calcext:value-type="float">
            <text:p>23.61</text:p>
          </table:table-cell>
          <table:table-cell table:style-name="ce13" office:value-type="float" office:value="24.27" calcext:value-type="float">
            <text:p>24.27</text:p>
          </table:table-cell>
          <table:table-cell table:style-name="ce13" office:value-type="float" office:value="24.97" calcext:value-type="float">
            <text:p>24.97</text:p>
          </table:table-cell>
          <table:table-cell table:style-name="ce13" office:value-type="float" office:value="25.68" calcext:value-type="float">
            <text:p>25.68</text:p>
          </table:table-cell>
          <table:table-cell table:style-name="ce13" office:value-type="float" office:value="26.41" calcext:value-type="float">
            <text:p>26.41</text:p>
          </table:table-cell>
          <table:table-cell table:style-name="ce13" office:value-type="float" office:value="27.15" calcext:value-type="float">
            <text:p>27.15</text:p>
          </table:table-cell>
          <table:table-cell table:style-name="ce13" office:value-type="float" office:value="27.91" calcext:value-type="float">
            <text:p>27.91</text:p>
          </table:table-cell>
        </table:table-row>
        <table:table-row table:style-name="ro1">
          <table:table-cell table:style-name="ce13" office:value-type="string" calcext:value-type="string">
            <text:p>20°P</text:p>
          </table:table-cell>
          <table:table-cell table:style-name="ce13" office:value-type="float" office:value="19.24" calcext:value-type="float">
            <text:p>19.24</text:p>
          </table:table-cell>
          <table:table-cell table:style-name="ce13" office:value-type="float" office:value="19.44" calcext:value-type="float">
            <text:p>19.44</text:p>
          </table:table-cell>
          <table:table-cell table:style-name="ce13" office:value-type="float" office:value="19.7" calcext:value-type="float">
            <text:p>19.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0.35" calcext:value-type="float">
            <text:p>20.35</text:p>
          </table:table-cell>
          <table:table-cell table:style-name="ce13" office:value-type="float" office:value="20.75" calcext:value-type="float">
            <text:p>20.75</text:p>
          </table:table-cell>
          <table:table-cell table:style-name="ce13" office:value-type="float" office:value="21.19" calcext:value-type="float">
            <text:p>21.19</text:p>
          </table:table-cell>
          <table:table-cell table:style-name="ce13" office:value-type="float" office:value="21.68" calcext:value-type="float">
            <text:p>21.68</text:p>
          </table:table-cell>
          <table:table-cell table:style-name="ce13" office:value-type="float" office:value="22.19" calcext:value-type="float">
            <text:p>22.19</text:p>
          </table:table-cell>
          <table:table-cell table:style-name="ce13" office:value-type="float" office:value="22.75" calcext:value-type="float">
            <text:p>22.75</text:p>
          </table:table-cell>
          <table:table-cell table:style-name="ce13" office:value-type="float" office:value="23.35" calcext:value-type="float">
            <text:p>23.35</text:p>
          </table:table-cell>
          <table:table-cell table:style-name="ce13" office:value-type="float" office:value="23.97" calcext:value-type="float">
            <text:p>23.97</text:p>
          </table:table-cell>
          <table:table-cell table:style-name="ce13" office:value-type="float" office:value="24.61" calcext:value-type="float">
            <text:p>24.61</text:p>
          </table:table-cell>
          <table:table-cell table:style-name="ce13" office:value-type="float" office:value="25.27" calcext:value-type="float">
            <text:p>25.27</text:p>
          </table:table-cell>
          <table:table-cell table:style-name="ce13" office:value-type="float" office:value="25.96" calcext:value-type="float">
            <text:p>25.96</text:p>
          </table:table-cell>
          <table:table-cell table:style-name="ce13" office:value-type="float" office:value="26.67" calcext:value-type="float">
            <text:p>26.67</text:p>
          </table:table-cell>
          <table:table-cell table:style-name="ce13" office:value-type="float" office:value="27.39" calcext:value-type="float">
            <text:p>27.39</text:p>
          </table:table-cell>
          <table:table-cell table:style-name="ce13" office:value-type="float" office:value="28.13" calcext:value-type="float">
            <text:p>28.13</text:p>
          </table:table-cell>
          <table:table-cell table:style-name="ce13" office:value-type="float" office:value="28.89" calcext:value-type="float">
            <text:p>28.89</text:p>
          </table:table-cell>
        </table:table-row>
        <table:table-row table:style-name="ro1">
          <table:table-cell table:style-name="ce13" office:value-type="string" calcext:value-type="string">
            <text:p>21°P</text:p>
          </table:table-cell>
          <table:table-cell table:style-name="ce13" office:value-type="float" office:value="20.22" calcext:value-type="float">
            <text:p>20.22</text:p>
          </table:table-cell>
          <table:table-cell table:style-name="ce13" office:value-type="float" office:value="20.43" calcext:value-type="float">
            <text:p>20.43</text:p>
          </table:table-cell>
          <table:table-cell table:style-name="ce13" office:value-type="float" office:value="20.69" calcext:value-type="float">
            <text:p>20.69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1.36" calcext:value-type="float">
            <text:p>21.36</text:p>
          </table:table-cell>
          <table:table-cell table:style-name="ce13" office:value-type="float" office:value="21.76" calcext:value-type="float">
            <text:p>21.76</text:p>
          </table:table-cell>
          <table:table-cell table:style-name="ce13" office:value-type="float" office:value="22.2" calcext:value-type="float">
            <text:p>22.2</text:p>
          </table:table-cell>
          <table:table-cell table:style-name="ce13" office:value-type="float" office:value="22.68" calcext:value-type="float">
            <text:p>22.68</text:p>
          </table:table-cell>
          <table:table-cell table:style-name="ce13" office:value-type="float" office:value="23.2" calcext:value-type="float">
            <text:p>23.2</text:p>
          </table:table-cell>
          <table:table-cell table:style-name="ce13" office:value-type="float" office:value="23.75" calcext:value-type="float">
            <text:p>23.75</text:p>
          </table:table-cell>
          <table:table-cell table:style-name="ce13" office:value-type="float" office:value="24.35" calcext:value-type="float">
            <text:p>24.35</text:p>
          </table:table-cell>
          <table:table-cell table:style-name="ce13" office:value-type="float" office:value="24.96" calcext:value-type="float">
            <text:p>24.96</text:p>
          </table:table-cell>
          <table:table-cell table:style-name="ce13" office:value-type="float" office:value="25.6" calcext:value-type="float">
            <text:p>25.6</text:p>
          </table:table-cell>
          <table:table-cell table:style-name="ce13" office:value-type="float" office:value="26.25" calcext:value-type="float">
            <text:p>26.25</text:p>
          </table:table-cell>
          <table:table-cell table:style-name="ce13" office:value-type="float" office:value="26.94" calcext:value-type="float">
            <text:p>26.94</text:p>
          </table:table-cell>
          <table:table-cell table:style-name="ce13" office:value-type="float" office:value="27.64" calcext:value-type="float">
            <text:p>27.64</text:p>
          </table:table-cell>
          <table:table-cell table:style-name="ce13" office:value-type="float" office:value="28.36" calcext:value-type="float">
            <text:p>28.36</text:p>
          </table:table-cell>
          <table:table-cell table:style-name="ce13" office:value-type="float" office:value="29.1" calcext:value-type="float">
            <text:p>29.1</text:p>
          </table:table-cell>
          <table:table-cell table:style-name="ce13" office:value-type="float" office:value="29.86" calcext:value-type="float">
            <text:p>29.86</text:p>
          </table:table-cell>
        </table:table-row>
        <table:table-row table:style-name="ro1">
          <table:table-cell table:style-name="ce13" office:value-type="string" calcext:value-type="string">
            <text:p>22°P</text:p>
          </table:table-cell>
          <table:table-cell table:style-name="ce13" office:value-type="float" office:value="21.2" calcext:value-type="float">
            <text:p>21.2</text:p>
          </table:table-cell>
          <table:table-cell table:style-name="ce13" office:value-type="float" office:value="21.42" calcext:value-type="float">
            <text:p>21.42</text:p>
          </table:table-cell>
          <table:table-cell table:style-name="ce13" office:value-type="float" office:value="21.68" calcext:value-type="float">
            <text:p>21.68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2.36" calcext:value-type="float">
            <text:p>22.36</text:p>
          </table:table-cell>
          <table:table-cell table:style-name="ce13" office:value-type="float" office:value="22.76" calcext:value-type="float">
            <text:p>22.76</text:p>
          </table:table-cell>
          <table:table-cell table:style-name="ce13" office:value-type="float" office:value="23.2" calcext:value-type="float">
            <text:p>23.2</text:p>
          </table:table-cell>
          <table:table-cell table:style-name="ce13" office:value-type="float" office:value="23.68" calcext:value-type="float">
            <text:p>23.68</text:p>
          </table:table-cell>
          <table:table-cell table:style-name="ce13" office:value-type="float" office:value="24.2" calcext:value-type="float">
            <text:p>24.2</text:p>
          </table:table-cell>
          <table:table-cell table:style-name="ce13" office:value-type="float" office:value="24.76" calcext:value-type="float">
            <text:p>24.76</text:p>
          </table:table-cell>
          <table:table-cell table:style-name="ce13" office:value-type="float" office:value="25.34" calcext:value-type="float">
            <text:p>25.34</text:p>
          </table:table-cell>
          <table:table-cell table:style-name="ce13" office:value-type="float" office:value="25.95" calcext:value-type="float">
            <text:p>25.95</text:p>
          </table:table-cell>
          <table:table-cell table:style-name="ce13" office:value-type="float" office:value="26.58" calcext:value-type="float">
            <text:p>26.58</text:p>
          </table:table-cell>
          <table:table-cell table:style-name="ce13" office:value-type="float" office:value="27.24" calcext:value-type="float">
            <text:p>27.24</text:p>
          </table:table-cell>
          <table:table-cell table:style-name="ce13" office:value-type="float" office:value="27.92" calcext:value-type="float">
            <text:p>27.92</text:p>
          </table:table-cell>
          <table:table-cell table:style-name="ce13" office:value-type="float" office:value="28.62" calcext:value-type="float">
            <text:p>28.62</text:p>
          </table:table-cell>
          <table:table-cell table:style-name="ce13" office:value-type="float" office:value="29.33" calcext:value-type="float">
            <text:p>29.33</text:p>
          </table:table-cell>
          <table:table-cell table:style-name="ce13" office:value-type="float" office:value="30.7" calcext:value-type="float">
            <text:p>30.7</text:p>
          </table:table-cell>
          <table:table-cell table:style-name="ce13" office:value-type="float" office:value="30.83" calcext:value-type="float">
            <text:p>30.83</text:p>
          </table:table-cell>
        </table:table-row>
        <table:table-row table:style-name="ro1">
          <table:table-cell table:style-name="ce13" office:value-type="string" calcext:value-type="string">
            <text:p>23°P</text:p>
          </table:table-cell>
          <table:table-cell table:style-name="ce13" office:value-type="float" office:value="22.17" calcext:value-type="float">
            <text:p>22.17</text:p>
          </table:table-cell>
          <table:table-cell table:style-name="ce13" office:value-type="float" office:value="22.4" calcext:value-type="float">
            <text:p>22.4</text:p>
          </table:table-cell>
          <table:table-cell table:style-name="ce13" office:value-type="float" office:value="22.68" calcext:value-type="float">
            <text:p>22.68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3.36" calcext:value-type="float">
            <text:p>23.36</text:p>
          </table:table-cell>
          <table:table-cell table:style-name="ce13" office:value-type="float" office:value="23.76" calcext:value-type="float">
            <text:p>23.76</text:p>
          </table:table-cell>
          <table:table-cell table:style-name="ce13" office:value-type="float" office:value="24.21" calcext:value-type="float">
            <text:p>24.21</text:p>
          </table:table-cell>
          <table:table-cell table:style-name="ce13" office:value-type="float" office:value="24.69" calcext:value-type="float">
            <text:p>24.69</text:p>
          </table:table-cell>
          <table:table-cell table:style-name="ce13" office:value-type="float" office:value="25.21" calcext:value-type="float">
            <text:p>25.21</text:p>
          </table:table-cell>
          <table:table-cell table:style-name="ce13" office:value-type="float" office:value="25.75" calcext:value-type="float">
            <text:p>25.75</text:p>
          </table:table-cell>
          <table:table-cell table:style-name="ce13" office:value-type="float" office:value="26.33" calcext:value-type="float">
            <text:p>26.33</text:p>
          </table:table-cell>
          <table:table-cell table:style-name="ce13" office:value-type="float" office:value="26.94" calcext:value-type="float">
            <text:p>26.94</text:p>
          </table:table-cell>
          <table:table-cell table:style-name="ce13" office:value-type="float" office:value="27.57" calcext:value-type="float">
            <text:p>27.57</text:p>
          </table:table-cell>
          <table:table-cell table:style-name="ce13" office:value-type="float" office:value="28.22" calcext:value-type="float">
            <text:p>28.22</text:p>
          </table:table-cell>
          <table:table-cell table:style-name="ce13" office:value-type="float" office:value="28.9" calcext:value-type="float">
            <text:p>28.9</text:p>
          </table:table-cell>
          <table:table-cell table:style-name="ce13" office:value-type="float" office:value="29.59" calcext:value-type="float">
            <text:p>29.59</text:p>
          </table:table-cell>
          <table:table-cell table:style-name="ce13" office:value-type="float" office:value="30.3" calcext:value-type="float">
            <text:p>30.3</text:p>
          </table:table-cell>
          <table:table-cell table:style-name="ce13" office:value-type="float" office:value="31.04" calcext:value-type="float">
            <text:p>31.04</text:p>
          </table:table-cell>
          <table:table-cell table:style-name="ce13" office:value-type="float" office:value="31.8" calcext:value-type="float">
            <text:p>31.8</text:p>
          </table:table-cell>
        </table:table-row>
        <table:table-row table:style-name="ro1">
          <table:table-cell table:style-name="ce13" office:value-type="string" calcext:value-type="string">
            <text:p>24°P</text:p>
          </table:table-cell>
          <table:table-cell table:style-name="ce13" office:value-type="float" office:value="23.14" calcext:value-type="float">
            <text:p>23.14</text:p>
          </table:table-cell>
          <table:table-cell table:style-name="ce13" office:value-type="float" office:value="23.39" calcext:value-type="float">
            <text:p>23.39</text:p>
          </table:table-cell>
          <table:table-cell table:style-name="ce13" office:value-type="float" office:value="23.67" calcext:value-type="float">
            <text:p>23.6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4.36" calcext:value-type="float">
            <text:p>24.36</text:p>
          </table:table-cell>
          <table:table-cell table:style-name="ce13" office:value-type="float" office:value="24.76" calcext:value-type="float">
            <text:p>24.76</text:p>
          </table:table-cell>
          <table:table-cell table:style-name="ce13" office:value-type="float" office:value="25.21" calcext:value-type="float">
            <text:p>25.21</text:p>
          </table:table-cell>
          <table:table-cell table:style-name="ce13" office:value-type="float" office:value="25.69" calcext:value-type="float">
            <text:p>25.69</text:p>
          </table:table-cell>
          <table:table-cell table:style-name="ce13" office:value-type="float" office:value="26.2" calcext:value-type="float">
            <text:p>26.2</text:p>
          </table:table-cell>
          <table:table-cell table:style-name="ce13" office:value-type="float" office:value="26.75" calcext:value-type="float">
            <text:p>26.75</text:p>
          </table:table-cell>
          <table:table-cell table:style-name="ce13" office:value-type="float" office:value="27.33" calcext:value-type="float">
            <text:p>27.33</text:p>
          </table:table-cell>
          <table:table-cell table:style-name="ce13" office:value-type="float" office:value="27.93" calcext:value-type="float">
            <text:p>27.93</text:p>
          </table:table-cell>
          <table:table-cell table:style-name="ce13" office:value-type="float" office:value="28.53" calcext:value-type="float">
            <text:p>28.53</text:p>
          </table:table-cell>
          <table:table-cell table:style-name="ce13" office:value-type="float" office:value="29.21" calcext:value-type="float">
            <text:p>29.21</text:p>
          </table:table-cell>
          <table:table-cell table:style-name="ce13" office:value-type="float" office:value="29.88" calcext:value-type="float">
            <text:p>29.88</text:p>
          </table:table-cell>
          <table:table-cell table:style-name="ce13" office:value-type="float" office:value="30.57" calcext:value-type="float">
            <text:p>30.57</text:p>
          </table:table-cell>
          <table:table-cell table:style-name="ce13" office:value-type="float" office:value="31.28" calcext:value-type="float">
            <text:p>31.28</text:p>
          </table:table-cell>
          <table:table-cell table:style-name="ce13" office:value-type="float" office:value="32.02" calcext:value-type="float">
            <text:p>32.02</text:p>
          </table:table-cell>
          <table:table-cell table:style-name="ce13" office:value-type="float" office:value="32.77" calcext:value-type="float">
            <text:p>32.77</text:p>
          </table:table-cell>
        </table:table-row>
        <table:table-row table:style-name="ro1">
          <table:table-cell table:style-name="ce13" office:value-type="string" calcext:value-type="string">
            <text:p>25°P</text:p>
          </table:table-cell>
          <table:table-cell table:style-name="ce13" office:value-type="float" office:value="24.12" calcext:value-type="float">
            <text:p>24.12</text:p>
          </table:table-cell>
          <table:table-cell table:style-name="ce13" office:value-type="float" office:value="24.38" calcext:value-type="float">
            <text:p>24.38</text:p>
          </table:table-cell>
          <table:table-cell table:style-name="ce13" office:value-type="float" office:value="24.67" calcext:value-type="float">
            <text:p>24.67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5.36" calcext:value-type="float">
            <text:p>25.36</text:p>
          </table:table-cell>
          <table:table-cell table:style-name="ce13" office:value-type="float" office:value="25.77" calcext:value-type="float">
            <text:p>25.77</text:p>
          </table:table-cell>
          <table:table-cell table:style-name="ce13" office:value-type="float" office:value="26.21" calcext:value-type="float">
            <text:p>26.21</text:p>
          </table:table-cell>
          <table:table-cell table:style-name="ce13" office:value-type="float" office:value="26.69" calcext:value-type="float">
            <text:p>26.69</text:p>
          </table:table-cell>
          <table:table-cell table:style-name="ce13" office:value-type="float" office:value="27.2" calcext:value-type="float">
            <text:p>27.2</text:p>
          </table:table-cell>
          <table:table-cell table:style-name="ce13" office:value-type="float" office:value="27.74" calcext:value-type="float">
            <text:p>27.74</text:p>
          </table:table-cell>
          <table:table-cell table:style-name="ce13" office:value-type="float" office:value="28.32" calcext:value-type="float">
            <text:p>28.32</text:p>
          </table:table-cell>
          <table:table-cell table:style-name="ce13" office:value-type="float" office:value="28.92" calcext:value-type="float">
            <text:p>28.92</text:p>
          </table:table-cell>
          <table:table-cell table:style-name="ce13" office:value-type="float" office:value="29.55" calcext:value-type="float">
            <text:p>29.55</text:p>
          </table:table-cell>
          <table:table-cell table:style-name="ce13" office:value-type="float" office:value="30.19" calcext:value-type="float">
            <text:p>30.19</text:p>
          </table:table-cell>
          <table:table-cell table:style-name="ce13" office:value-type="float" office:value="30.86" calcext:value-type="float">
            <text:p>30.86</text:p>
          </table:table-cell>
          <table:table-cell table:style-name="ce13" office:value-type="float" office:value="31.55" calcext:value-type="float">
            <text:p>31.55</text:p>
          </table:table-cell>
          <table:table-cell table:style-name="ce13" office:value-type="float" office:value="32.26" calcext:value-type="float">
            <text:p>32.26</text:p>
          </table:table-cell>
          <table:table-cell table:style-name="ce13" office:value-type="float" office:value="32.99" calcext:value-type="float">
            <text:p>32.99</text:p>
          </table:table-cell>
          <table:table-cell table:style-name="ce13" office:value-type="float" office:value="33.74" calcext:value-type="float">
            <text:p>33.74</text:p>
          </table:table-cell>
        </table:table-row>
        <table:table-row table:style-name="ro1">
          <table:table-cell table:style-name="ce13" office:value-type="string" calcext:value-type="string">
            <text:p>26°P</text:p>
          </table:table-cell>
          <table:table-cell table:style-name="ce13" office:value-type="float" office:value="25.1" calcext:value-type="float">
            <text:p>25.1</text:p>
          </table:table-cell>
          <table:table-cell table:style-name="ce13" office:value-type="float" office:value="25.37" calcext:value-type="float">
            <text:p>25.37</text:p>
          </table:table-cell>
          <table:table-cell table:style-name="ce13" office:value-type="float" office:value="25.67" calcext:value-type="float">
            <text:p>25.6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6.37" calcext:value-type="float">
            <text:p>26.37</text:p>
          </table:table-cell>
          <table:table-cell table:style-name="ce13" office:value-type="float" office:value="26.77" calcext:value-type="float">
            <text:p>26.77</text:p>
          </table:table-cell>
          <table:table-cell table:style-name="ce13" office:value-type="float" office:value="27.22" calcext:value-type="float">
            <text:p>27.22</text:p>
          </table:table-cell>
          <table:table-cell table:style-name="ce13" office:value-type="float" office:value="27.69" calcext:value-type="float">
            <text:p>27.69</text:p>
          </table:table-cell>
          <table:table-cell table:style-name="ce13" office:value-type="float" office:value="28.2" calcext:value-type="float">
            <text:p>28.2</text:p>
          </table:table-cell>
          <table:table-cell table:style-name="ce13" office:value-type="float" office:value="28.74" calcext:value-type="float">
            <text:p>28.74</text:p>
          </table:table-cell>
          <table:table-cell table:style-name="ce13" office:value-type="float" office:value="29.32" calcext:value-type="float">
            <text:p>29.32</text:p>
          </table:table-cell>
          <table:table-cell table:style-name="ce13" office:value-type="float" office:value="29.92" calcext:value-type="float">
            <text:p>29.92</text:p>
          </table:table-cell>
          <table:table-cell table:style-name="ce13" office:value-type="float" office:value="30.54" calcext:value-type="float">
            <text:p>30.54</text:p>
          </table:table-cell>
          <table:table-cell table:style-name="ce13" office:value-type="float" office:value="31.19" calcext:value-type="float">
            <text:p>31.19</text:p>
          </table:table-cell>
          <table:table-cell table:style-name="ce13" office:value-type="float" office:value="31.85" calcext:value-type="float">
            <text:p>31.85</text:p>
          </table:table-cell>
          <table:table-cell table:style-name="ce13" office:value-type="float" office:value="32.54" calcext:value-type="float">
            <text:p>32.54</text:p>
          </table:table-cell>
          <table:table-cell table:style-name="ce13" office:value-type="float" office:value="33.25" calcext:value-type="float">
            <text:p>33.25</text:p>
          </table:table-cell>
          <table:table-cell table:style-name="ce13" office:value-type="float" office:value="33.97" calcext:value-type="float">
            <text:p>33.97</text:p>
          </table:table-cell>
          <table:table-cell table:style-name="ce13" office:value-type="float" office:value="34.72" calcext:value-type="float">
            <text:p>34.72</text:p>
          </table:table-cell>
        </table:table-row>
        <table:table-row table:style-name="ro1">
          <table:table-cell table:style-name="ce13" office:value-type="string" calcext:value-type="string">
            <text:p>27°P</text:p>
          </table:table-cell>
          <table:table-cell table:style-name="ce13" office:value-type="float" office:value="26.1" calcext:value-type="float">
            <text:p>26.1</text:p>
          </table:table-cell>
          <table:table-cell table:style-name="ce13" office:value-type="float" office:value="26.37" calcext:value-type="float">
            <text:p>26.37</text:p>
          </table:table-cell>
          <table:table-cell table:style-name="ce13" office:value-type="float" office:value="26.67" calcext:value-type="float">
            <text:p>26.67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7.37" calcext:value-type="float">
            <text:p>27.37</text:p>
          </table:table-cell>
          <table:table-cell table:style-name="ce13" office:value-type="float" office:value="27.78" calcext:value-type="float">
            <text:p>27.78</text:p>
          </table:table-cell>
          <table:table-cell table:style-name="ce13" office:value-type="float" office:value="28.22" calcext:value-type="float">
            <text:p>28.22</text:p>
          </table:table-cell>
          <table:table-cell table:style-name="ce13" office:value-type="float" office:value="28.7" calcext:value-type="float">
            <text:p>28.7</text:p>
          </table:table-cell>
          <table:table-cell table:style-name="ce13" office:value-type="float" office:value="29.2" calcext:value-type="float">
            <text:p>29.2</text:p>
          </table:table-cell>
          <table:table-cell table:style-name="ce13" office:value-type="float" office:value="29.74" calcext:value-type="float">
            <text:p>29.74</text:p>
          </table:table-cell>
          <table:table-cell table:style-name="ce13" office:value-type="float" office:value="30.32" calcext:value-type="float">
            <text:p>30.32</text:p>
          </table:table-cell>
          <table:table-cell table:style-name="ce13" office:value-type="float" office:value="30.92" calcext:value-type="float">
            <text:p>30.92</text:p>
          </table:table-cell>
          <table:table-cell table:style-name="ce13" office:value-type="float" office:value="31.54" calcext:value-type="float">
            <text:p>31.54</text:p>
          </table:table-cell>
          <table:table-cell table:style-name="ce13" office:value-type="float" office:value="32.18" calcext:value-type="float">
            <text:p>32.18</text:p>
          </table:table-cell>
          <table:table-cell table:style-name="ce13" office:value-type="float" office:value="32.84" calcext:value-type="float">
            <text:p>32.84</text:p>
          </table:table-cell>
          <table:table-cell table:style-name="ce13" office:value-type="float" office:value="33.53" calcext:value-type="float">
            <text:p>33.53</text:p>
          </table:table-cell>
          <table:table-cell table:style-name="ce13" office:value-type="float" office:value="34.23" calcext:value-type="float">
            <text:p>34.23</text:p>
          </table:table-cell>
          <table:table-cell table:style-name="ce13" office:value-type="float" office:value="34.96" calcext:value-type="float">
            <text:p>34.96</text:p>
          </table:table-cell>
          <table:table-cell table:style-name="ce13" office:value-type="float" office:value="35.7" calcext:value-type="float">
            <text:p>35.7</text:p>
          </table:table-cell>
        </table:table-row>
        <table:table-row table:style-name="ro1">
          <table:table-cell table:style-name="ce13" office:value-type="string" calcext:value-type="string">
            <text:p>28°P</text:p>
          </table:table-cell>
          <table:table-cell table:style-name="ce13" office:value-type="float" office:value="27.1" calcext:value-type="float">
            <text:p>27.1</text:p>
          </table:table-cell>
          <table:table-cell table:style-name="ce13" office:value-type="float" office:value="27.36" calcext:value-type="float">
            <text:p>27.36</text:p>
          </table:table-cell>
          <table:table-cell table:style-name="ce13" office:value-type="float" office:value="27.66" calcext:value-type="float">
            <text:p>27.66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8.38" calcext:value-type="float">
            <text:p>28.38</text:p>
          </table:table-cell>
          <table:table-cell table:style-name="ce13" office:value-type="float" office:value="28.79" calcext:value-type="float">
            <text:p>28.79</text:p>
          </table:table-cell>
          <table:table-cell table:style-name="ce13" office:value-type="float" office:value="29.23" calcext:value-type="float">
            <text:p>29.23</text:p>
          </table:table-cell>
          <table:table-cell table:style-name="ce13" office:value-type="float" office:value="29.7" calcext:value-type="float">
            <text:p>29.7</text:p>
          </table:table-cell>
          <table:table-cell table:style-name="ce13" office:value-type="float" office:value="30.21" calcext:value-type="float">
            <text:p>30.21</text:p>
          </table:table-cell>
          <table:table-cell table:style-name="ce13" office:value-type="float" office:value="30.75" calcext:value-type="float">
            <text:p>30.75</text:p>
          </table:table-cell>
          <table:table-cell table:style-name="ce13" office:value-type="float" office:value="31.32" calcext:value-type="float">
            <text:p>31.32</text:p>
          </table:table-cell>
          <table:table-cell table:style-name="ce13" office:value-type="float" office:value="31.93" calcext:value-type="float">
            <text:p>31.93</text:p>
          </table:table-cell>
          <table:table-cell table:style-name="ce13" office:value-type="float" office:value="32.54" calcext:value-type="float">
            <text:p>32.54</text:p>
          </table:table-cell>
          <table:table-cell table:style-name="ce13" office:value-type="float" office:value="33.18" calcext:value-type="float">
            <text:p>33.18</text:p>
          </table:table-cell>
          <table:table-cell table:style-name="ce13" office:value-type="float" office:value="33.84" calcext:value-type="float">
            <text:p>33.84</text:p>
          </table:table-cell>
          <table:table-cell table:style-name="ce13" office:value-type="float" office:value="34.52" calcext:value-type="float">
            <text:p>34.52</text:p>
          </table:table-cell>
          <table:table-cell table:style-name="ce13" office:value-type="float" office:value="35.22" calcext:value-type="float">
            <text:p>35.22</text:p>
          </table:table-cell>
          <table:table-cell table:style-name="ce13" office:value-type="float" office:value="35.94" calcext:value-type="float">
            <text:p>35.94</text:p>
          </table:table-cell>
          <table:table-cell table:style-name="ce13" office:value-type="float" office:value="36.68" calcext:value-type="float">
            <text:p>36.68</text:p>
          </table:table-cell>
        </table:table-row>
        <table:table-row table:style-name="ro1">
          <table:table-cell table:style-name="ce13" office:value-type="string" calcext:value-type="string">
            <text:p>29°P</text:p>
          </table:table-cell>
          <table:table-cell table:style-name="ce13" office:value-type="float" office:value="28.1" calcext:value-type="float">
            <text:p>28.1</text:p>
          </table:table-cell>
          <table:table-cell table:style-name="ce13" office:value-type="float" office:value="28.36" calcext:value-type="float">
            <text:p>28.36</text:p>
          </table:table-cell>
          <table:table-cell table:style-name="ce13" office:value-type="float" office:value="28.66" calcext:value-type="float">
            <text:p>28.66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29.38" calcext:value-type="float">
            <text:p>29.38</text:p>
          </table:table-cell>
          <table:table-cell table:style-name="ce13" office:value-type="float" office:value="29.79" calcext:value-type="float">
            <text:p>29.79</text:p>
          </table:table-cell>
          <table:table-cell table:style-name="ce13" office:value-type="float" office:value="30.24" calcext:value-type="float">
            <text:p>30.24</text:p>
          </table:table-cell>
          <table:table-cell table:style-name="ce13" office:value-type="float" office:value="30.71" calcext:value-type="float">
            <text:p>30.71</text:p>
          </table:table-cell>
          <table:table-cell table:style-name="ce13" office:value-type="float" office:value="31.21" calcext:value-type="float">
            <text:p>31.21</text:p>
          </table:table-cell>
          <table:table-cell table:style-name="ce13" office:value-type="float" office:value="31.76" calcext:value-type="float">
            <text:p>31.76</text:p>
          </table:table-cell>
          <table:table-cell table:style-name="ce13" office:value-type="float" office:value="32.33" calcext:value-type="float">
            <text:p>32.33</text:p>
          </table:table-cell>
          <table:table-cell table:style-name="ce13" office:value-type="float" office:value="32.93" calcext:value-type="float">
            <text:p>32.93</text:p>
          </table:table-cell>
          <table:table-cell table:style-name="ce13" office:value-type="float" office:value="33.54" calcext:value-type="float">
            <text:p>33.54</text:p>
          </table:table-cell>
          <table:table-cell table:style-name="ce13" office:value-type="float" office:value="34.17" calcext:value-type="float">
            <text:p>34.17</text:p>
          </table:table-cell>
          <table:table-cell table:style-name="ce13" office:value-type="float" office:value="34.83" calcext:value-type="float">
            <text:p>34.83</text:p>
          </table:table-cell>
          <table:table-cell table:style-name="ce13" office:value-type="float" office:value="35.51" calcext:value-type="float">
            <text:p>35.51</text:p>
          </table:table-cell>
          <table:table-cell table:style-name="ce13" office:value-type="float" office:value="36.2" calcext:value-type="float">
            <text:p>36.2</text:p>
          </table:table-cell>
          <table:table-cell table:style-name="ce13" office:value-type="float" office:value="36.92" calcext:value-type="float">
            <text:p>36.92</text:p>
          </table:table-cell>
          <table:table-cell table:style-name="ce13" office:value-type="float" office:value="37.65" calcext:value-type="float">
            <text:p>37.65</text:p>
          </table:table-cell>
        </table:table-row>
      </table:table>
      <table:table table:name="EimerMass" table:style-name="ta1"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D1[cm] (oben) 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[cm] (unten)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[cm] (Höhe)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25"/>
          <table:table-cell table:number-columns-repeated="6"/>
        </table:table-row>
        <table:table-row table:style-name="ro1">
          <table:table-cell table:style-name="ce10"/>
          <table:table-cell table:number-columns-repeated="2"/>
          <table:table-cell table:style-name="ce25"/>
          <table:table-cell table:number-columns-repeated="3"/>
        </table:table-row>
        <table:table-row table:style-name="ro1">
          <table:table-cell office:value-type="string" calcext:value-type="string">
            <text:p>V[L]</text:p>
          </table:table-cell>
          <table:table-cell table:formula="of:=[.B3]*3.14/12*([.B1]*[.B1]+[.B1]*[.B2]+[.B2]*[.B2])/1000" office:value-type="float" office:value="33.49909" calcext:value-type="float">
            <text:p>33.49909</text:p>
          </table:table-cell>
          <table:table-cell table:number-columns-repeated="2"/>
          <table:table-cell office:value-type="string" calcext:value-type="string">
            <text:p>Wandlänge:</text:p>
          </table:table-cell>
          <table:table-cell table:formula="of:=SQRT([.B3]*[.B3]+([.B1]-[.B2])*([.B1]-[.B2])/4)" office:value-type="float" office:value="38.0295937396128" calcext:value-type="float">
            <text:p>38.029593739612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2[cm]</text:p>
          </table:table-cell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/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 office:value-type="string" calcext:value-type="string">
            <text:p>Wandlänge(H2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B$1]-[.$B$2])/2*[.A10]/[.$B$3]*2+[.$B$2]" office:value-type="float" office:value="32.0789473684211" calcext:value-type="float">
            <text:p>32.0789473684211</text:p>
          </table:table-cell>
          <table:table-cell table:formula="of:=[.A10]*3.14/12*([.B10]*[.B10]+[.B10]*[.$B$2]+[.$B$2]*[.$B$2])/1000" office:value-type="float" office:value="0.805824788781163" calcext:value-type="float">
            <text:p>0.805824788781163</text:p>
          </table:table-cell>
          <table:table-cell office:value-type="float" office:value="1" calcext:value-type="float">
            <text:p>1</text:p>
          </table:table-cell>
          <table:table-cell table:formula="of:=([.$B$1]-[.$B$2])/2*[.D10]/[.$B$3]*2+[.$B$2]" office:value-type="float" office:value="32.0789473684211" calcext:value-type="float">
            <text:p>32.0789473684211</text:p>
          </table:table-cell>
          <table:table-cell table:formula="of:=[.D10]*3.14/12*([.E10]*[.E10]+[.E10]*[.$B$2]+[.$B$2]*[.$B$2])/1000" office:value-type="float" office:value="0.805824788781163" calcext:value-type="float">
            <text:p>0.805824788781163</text:p>
          </table:table-cell>
          <table:table-cell table:formula="of:=[.$F$7]/[.$B$3]*[.D10]" office:value-type="float" office:value="1.00077878262139" calcext:value-type="float">
            <text:p>1.000778782621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B$1]-[.$B$2])/2*[.A11]/[.$B$3]*2+[.$B$2]" office:value-type="float" office:value="32.1578947368421" calcext:value-type="float">
            <text:p>32.1578947368421</text:p>
          </table:table-cell>
          <table:table-cell table:formula="of:=[.A11]*3.14/12*([.B11]*[.B11]+[.B11]*[.$B$2]+[.$B$2]*[.$B$2])/1000" office:value-type="float" office:value="1.61562567867036" calcext:value-type="float">
            <text:p>1.61562567867036</text:p>
          </table:table-cell>
          <table:table-cell office:value-type="float" office:value="1.5" calcext:value-type="float">
            <text:p>1.5</text:p>
          </table:table-cell>
          <table:table-cell table:formula="of:=([.$B$1]-[.$B$2])/2*[.D11]/[.$B$3]*2+[.$B$2]" office:value-type="float" office:value="32.1184210526316" calcext:value-type="float">
            <text:p>32.1184210526316</text:p>
          </table:table-cell>
          <table:table-cell table:formula="of:=[.D11]*3.14/12*([.E11]*[.E11]+[.E11]*[.$B$2]+[.$B$2]*[.$B$2])/1000" office:value-type="float" office:value="1.21022760950485" calcext:value-type="float">
            <text:p>1.21022760950485</text:p>
          </table:table-cell>
          <table:table-cell table:formula="of:=[.$F$7]/[.$B$3]*[.D11]" office:value-type="float" office:value="1.50116817393209" calcext:value-type="float">
            <text:p>1.501168173932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B$1]-[.$B$2])/2*[.A12]/[.$B$3]*2+[.$B$2]" office:value-type="float" office:value="32.2368421052632" calcext:value-type="float">
            <text:p>32.2368421052632</text:p>
          </table:table-cell>
          <table:table-cell table:formula="of:=[.A12]*3.14/12*([.B12]*[.B12]+[.B12]*[.$B$2]+[.$B$2]*[.$B$2])/1000" office:value-type="float" office:value="2.42941245498615" calcext:value-type="float">
            <text:p>2.42941245498615</text:p>
          </table:table-cell>
          <table:table-cell office:value-type="float" office:value="2" calcext:value-type="float">
            <text:p>2</text:p>
          </table:table-cell>
          <table:table-cell table:formula="of:=([.$B$1]-[.$B$2])/2*[.D12]/[.$B$3]*2+[.$B$2]" office:value-type="float" office:value="32.1578947368421" calcext:value-type="float">
            <text:p>32.1578947368421</text:p>
          </table:table-cell>
          <table:table-cell table:formula="of:=[.D12]*3.14/12*([.E12]*[.E12]+[.E12]*[.$B$2]+[.$B$2]*[.$B$2])/1000" office:value-type="float" office:value="1.61562567867036" calcext:value-type="float">
            <text:p>1.61562567867036</text:p>
          </table:table-cell>
          <table:table-cell table:formula="of:=[.$F$7]/[.$B$3]*[.D12]" office:value-type="float" office:value="2.00155756524278" calcext:value-type="float">
            <text:p>2.001557565242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B$1]-[.$B$2])/2*[.A13]/[.$B$3]*2+[.$B$2]" office:value-type="float" office:value="32.3157894736842" calcext:value-type="float">
            <text:p>32.3157894736842</text:p>
          </table:table-cell>
          <table:table-cell table:formula="of:=[.A13]*3.14/12*([.B13]*[.B13]+[.B13]*[.$B$2]+[.$B$2]*[.$B$2])/1000" office:value-type="float" office:value="3.24719490304709" calcext:value-type="float">
            <text:p>3.24719490304709</text:p>
          </table:table-cell>
          <table:table-cell office:value-type="float" office:value="2.5" calcext:value-type="float">
            <text:p>2.5</text:p>
          </table:table-cell>
          <table:table-cell table:formula="of:=([.$B$1]-[.$B$2])/2*[.D13]/[.$B$3]*2+[.$B$2]" office:value-type="float" office:value="32.1973684210526" calcext:value-type="float">
            <text:p>32.1973684210526</text:p>
          </table:table-cell>
          <table:table-cell table:formula="of:=[.D13]*3.14/12*([.E13]*[.E13]+[.E13]*[.$B$2]+[.$B$2]*[.$B$2])/1000" office:value-type="float" office:value="2.02202021944252" calcext:value-type="float">
            <text:p>2.02202021944252</text:p>
          </table:table-cell>
          <table:table-cell table:formula="of:=[.$F$7]/[.$B$3]*[.D13]" office:value-type="float" office:value="2.50194695655348" calcext:value-type="float">
            <text:p>2.501946956553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B$1]-[.$B$2])/2*[.A14]/[.$B$3]*2+[.$B$2]" office:value-type="float" office:value="32.3947368421053" calcext:value-type="float">
            <text:p>32.3947368421053</text:p>
          </table:table-cell>
          <table:table-cell table:formula="of:=[.A14]*3.14/12*([.B14]*[.B14]+[.B14]*[.$B$2]+[.$B$2]*[.$B$2])/1000" office:value-type="float" office:value="4.06898280817175" calcext:value-type="float">
            <text:p>4.06898280817175</text:p>
          </table:table-cell>
          <table:table-cell office:value-type="float" office:value="3" calcext:value-type="float">
            <text:p>3</text:p>
          </table:table-cell>
          <table:table-cell table:formula="of:=([.$B$1]-[.$B$2])/2*[.D14]/[.$B$3]*2+[.$B$2]" office:value-type="float" office:value="32.2368421052632" calcext:value-type="float">
            <text:p>32.2368421052632</text:p>
          </table:table-cell>
          <table:table-cell table:formula="of:=[.D14]*3.14/12*([.E14]*[.E14]+[.E14]*[.$B$2]+[.$B$2]*[.$B$2])/1000" office:value-type="float" office:value="2.42941245498615" calcext:value-type="float">
            <text:p>2.42941245498615</text:p>
          </table:table-cell>
          <table:table-cell table:formula="of:=[.$F$7]/[.$B$3]*[.D14]" office:value-type="float" office:value="3.00233634786417" calcext:value-type="float">
            <text:p>3.002336347864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B$1]-[.$B$2])/2*[.A15]/[.$B$3]*2+[.$B$2]" office:value-type="float" office:value="32.4736842105263" calcext:value-type="float">
            <text:p>32.4736842105263</text:p>
          </table:table-cell>
          <table:table-cell table:formula="of:=[.A15]*3.14/12*([.B15]*[.B15]+[.B15]*[.$B$2]+[.$B$2]*[.$B$2])/1000" office:value-type="float" office:value="4.89478595567867" calcext:value-type="float">
            <text:p>4.89478595567867</text:p>
          </table:table-cell>
          <table:table-cell office:value-type="float" office:value="3.5" calcext:value-type="float">
            <text:p>3.5</text:p>
          </table:table-cell>
          <table:table-cell table:formula="of:=([.$B$1]-[.$B$2])/2*[.D15]/[.$B$3]*2+[.$B$2]" office:value-type="float" office:value="32.2763157894737" calcext:value-type="float">
            <text:p>32.2763157894737</text:p>
          </table:table-cell>
          <table:table-cell table:formula="of:=[.D15]*3.14/12*([.E15]*[.E15]+[.E15]*[.$B$2]+[.$B$2]*[.$B$2])/1000" office:value-type="float" office:value="2.83780360846607" calcext:value-type="float">
            <text:p>2.83780360846607</text:p>
          </table:table-cell>
          <table:table-cell table:formula="of:=[.$F$7]/[.$B$3]*[.D15]" office:value-type="float" office:value="3.50272573917487" calcext:value-type="float">
            <text:p>3.502725739174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B$1]-[.$B$2])/2*[.A16]/[.$B$3]*2+[.$B$2]" office:value-type="float" office:value="32.5526315789474" calcext:value-type="float">
            <text:p>32.5526315789474</text:p>
          </table:table-cell>
          <table:table-cell table:formula="of:=[.A16]*3.14/12*([.B16]*[.B16]+[.B16]*[.$B$2]+[.$B$2]*[.$B$2])/1000" office:value-type="float" office:value="5.72461413088643" calcext:value-type="float">
            <text:p>5.72461413088643</text:p>
          </table:table-cell>
          <table:table-cell office:value-type="float" office:value="4" calcext:value-type="float">
            <text:p>4</text:p>
          </table:table-cell>
          <table:table-cell table:formula="of:=([.$B$1]-[.$B$2])/2*[.D16]/[.$B$3]*2+[.$B$2]" office:value-type="float" office:value="32.3157894736842" calcext:value-type="float">
            <text:p>32.3157894736842</text:p>
          </table:table-cell>
          <table:table-cell table:formula="of:=[.D16]*3.14/12*([.E16]*[.E16]+[.E16]*[.$B$2]+[.$B$2]*[.$B$2])/1000" office:value-type="float" office:value="3.24719490304709" calcext:value-type="float">
            <text:p>3.24719490304709</text:p>
          </table:table-cell>
          <table:table-cell table:formula="of:=[.$F$7]/[.$B$3]*[.D16]" office:value-type="float" office:value="4.00311513048556" calcext:value-type="float">
            <text:p>4.003115130485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B$1]-[.$B$2])/2*[.A17]/[.$B$3]*2+[.$B$2]" office:value-type="float" office:value="32.6315789473684" calcext:value-type="float">
            <text:p>32.6315789473684</text:p>
          </table:table-cell>
          <table:table-cell table:formula="of:=[.A17]*3.14/12*([.B17]*[.B17]+[.B17]*[.$B$2]+[.$B$2]*[.$B$2])/1000" office:value-type="float" office:value="6.55847711911357" calcext:value-type="float">
            <text:p>6.55847711911357</text:p>
          </table:table-cell>
          <table:table-cell office:value-type="float" office:value="4.5" calcext:value-type="float">
            <text:p>4.5</text:p>
          </table:table-cell>
          <table:table-cell table:formula="of:=([.$B$1]-[.$B$2])/2*[.D17]/[.$B$3]*2+[.$B$2]" office:value-type="float" office:value="32.3552631578947" calcext:value-type="float">
            <text:p>32.3552631578947</text:p>
          </table:table-cell>
          <table:table-cell table:formula="of:=[.D17]*3.14/12*([.E17]*[.E17]+[.E17]*[.$B$2]+[.$B$2]*[.$B$2])/1000" office:value-type="float" office:value="3.65758756189404" calcext:value-type="float">
            <text:p>3.65758756189404</text:p>
          </table:table-cell>
          <table:table-cell table:formula="of:=[.$F$7]/[.$B$3]*[.D17]" office:value-type="float" office:value="4.50350452179626" calcext:value-type="float">
            <text:p>4.503504521796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B$1]-[.$B$2])/2*[.A18]/[.$B$3]*2+[.$B$2]" office:value-type="float" office:value="32.7105263157895" calcext:value-type="float">
            <text:p>32.7105263157895</text:p>
          </table:table-cell>
          <table:table-cell table:formula="of:=[.A18]*3.14/12*([.B18]*[.B18]+[.B18]*[.$B$2]+[.$B$2]*[.$B$2])/1000" office:value-type="float" office:value="7.39638470567867" calcext:value-type="float">
            <text:p>7.39638470567867</text:p>
          </table:table-cell>
          <table:table-cell office:value-type="float" office:value="5" calcext:value-type="float">
            <text:p>5</text:p>
          </table:table-cell>
          <table:table-cell table:formula="of:=([.$B$1]-[.$B$2])/2*[.D18]/[.$B$3]*2+[.$B$2]" office:value-type="float" office:value="32.3947368421053" calcext:value-type="float">
            <text:p>32.3947368421053</text:p>
          </table:table-cell>
          <table:table-cell table:formula="of:=[.D18]*3.14/12*([.E18]*[.E18]+[.E18]*[.$B$2]+[.$B$2]*[.$B$2])/1000" office:value-type="float" office:value="4.06898280817175" calcext:value-type="float">
            <text:p>4.06898280817175</text:p>
          </table:table-cell>
          <table:table-cell table:formula="of:=[.$F$7]/[.$B$3]*[.D18]" office:value-type="float" office:value="5.00389391310695" calcext:value-type="float">
            <text:p>5.003893913106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B$1]-[.$B$2])/2*[.A19]/[.$B$3]*2+[.$B$2]" office:value-type="float" office:value="32.7894736842105" calcext:value-type="float">
            <text:p>32.7894736842105</text:p>
          </table:table-cell>
          <table:table-cell table:formula="of:=[.A19]*3.14/12*([.B19]*[.B19]+[.B19]*[.$B$2]+[.$B$2]*[.$B$2])/1000" office:value-type="float" office:value="8.23834667590028" calcext:value-type="float">
            <text:p>8.23834667590028</text:p>
          </table:table-cell>
          <table:table-cell office:value-type="float" office:value="5.5" calcext:value-type="float">
            <text:p>5.5</text:p>
          </table:table-cell>
          <table:table-cell table:formula="of:=([.$B$1]-[.$B$2])/2*[.D19]/[.$B$3]*2+[.$B$2]" office:value-type="float" office:value="32.4342105263158" calcext:value-type="float">
            <text:p>32.4342105263158</text:p>
          </table:table-cell>
          <table:table-cell table:formula="of:=[.D19]*3.14/12*([.E19]*[.E19]+[.E19]*[.$B$2]+[.$B$2]*[.$B$2])/1000" office:value-type="float" office:value="4.48138186504501" calcext:value-type="float">
            <text:p>4.48138186504501</text:p>
          </table:table-cell>
          <table:table-cell table:formula="of:=[.$F$7]/[.$B$3]*[.D19]" office:value-type="float" office:value="5.50428330441765" calcext:value-type="float">
            <text:p>5.504283304417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$B$1]-[.$B$2])/2*[.A20]/[.$B$3]*2+[.$B$2]" office:value-type="float" office:value="32.8684210526316" calcext:value-type="float">
            <text:p>32.8684210526316</text:p>
          </table:table-cell>
          <table:table-cell table:formula="of:=[.A20]*3.14/12*([.B20]*[.B20]+[.B20]*[.$B$2]+[.$B$2]*[.$B$2])/1000" office:value-type="float" office:value="9.08437281509696" calcext:value-type="float">
            <text:p>9.08437281509696</text:p>
          </table:table-cell>
          <table:table-cell office:value-type="float" office:value="6" calcext:value-type="float">
            <text:p>6</text:p>
          </table:table-cell>
          <table:table-cell table:formula="of:=([.$B$1]-[.$B$2])/2*[.D20]/[.$B$3]*2+[.$B$2]" office:value-type="float" office:value="32.4736842105263" calcext:value-type="float">
            <text:p>32.4736842105263</text:p>
          </table:table-cell>
          <table:table-cell table:formula="of:=[.D20]*3.14/12*([.E20]*[.E20]+[.E20]*[.$B$2]+[.$B$2]*[.$B$2])/1000" office:value-type="float" office:value="4.89478595567867" calcext:value-type="float">
            <text:p>4.89478595567867</text:p>
          </table:table-cell>
          <table:table-cell table:formula="of:=[.$F$7]/[.$B$3]*[.D20]" office:value-type="float" office:value="6.00467269572834" calcext:value-type="float">
            <text:p>6.004672695728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$B$1]-[.$B$2])/2*[.A21]/[.$B$3]*2+[.$B$2]" office:value-type="float" office:value="32.9473684210526" calcext:value-type="float">
            <text:p>32.9473684210526</text:p>
          </table:table-cell>
          <table:table-cell table:formula="of:=[.A21]*3.14/12*([.B21]*[.B21]+[.B21]*[.$B$2]+[.$B$2]*[.$B$2])/1000" office:value-type="float" office:value="9.93447290858726" calcext:value-type="float">
            <text:p>9.93447290858726</text:p>
          </table:table-cell>
          <table:table-cell office:value-type="float" office:value="6.5" calcext:value-type="float">
            <text:p>6.5</text:p>
          </table:table-cell>
          <table:table-cell table:formula="of:=([.$B$1]-[.$B$2])/2*[.D21]/[.$B$3]*2+[.$B$2]" office:value-type="float" office:value="32.5131578947368" calcext:value-type="float">
            <text:p>32.5131578947368</text:p>
          </table:table-cell>
          <table:table-cell table:formula="of:=[.D21]*3.14/12*([.E21]*[.E21]+[.E21]*[.$B$2]+[.$B$2]*[.$B$2])/1000" office:value-type="float" office:value="5.30919630323754" calcext:value-type="float">
            <text:p>5.30919630323754</text:p>
          </table:table-cell>
          <table:table-cell table:formula="of:=[.$F$7]/[.$B$3]*[.D21]" office:value-type="float" office:value="6.50506208703904" calcext:value-type="float">
            <text:p>6.505062087039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$B$1]-[.$B$2])/2*[.A22]/[.$B$3]*2+[.$B$2]" office:value-type="float" office:value="33.0263157894737" calcext:value-type="float">
            <text:p>33.0263157894737</text:p>
          </table:table-cell>
          <table:table-cell table:formula="of:=[.A22]*3.14/12*([.B22]*[.B22]+[.B22]*[.$B$2]+[.$B$2]*[.$B$2])/1000" office:value-type="float" office:value="10.7886567416898" calcext:value-type="float">
            <text:p>10.7886567416898</text:p>
          </table:table-cell>
          <table:table-cell office:value-type="float" office:value="7" calcext:value-type="float">
            <text:p>7</text:p>
          </table:table-cell>
          <table:table-cell table:formula="of:=([.$B$1]-[.$B$2])/2*[.D22]/[.$B$3]*2+[.$B$2]" office:value-type="float" office:value="32.5526315789474" calcext:value-type="float">
            <text:p>32.5526315789474</text:p>
          </table:table-cell>
          <table:table-cell table:formula="of:=[.D22]*3.14/12*([.E22]*[.E22]+[.E22]*[.$B$2]+[.$B$2]*[.$B$2])/1000" office:value-type="float" office:value="5.72461413088643" calcext:value-type="float">
            <text:p>5.72461413088643</text:p>
          </table:table-cell>
          <table:table-cell table:formula="of:=[.$F$7]/[.$B$3]*[.D22]" office:value-type="float" office:value="7.00545147834973" calcext:value-type="float">
            <text:p>7.005451478349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$B$1]-[.$B$2])/2*[.A23]/[.$B$3]*2+[.$B$2]" office:value-type="float" office:value="33.1052631578947" calcext:value-type="float">
            <text:p>33.1052631578947</text:p>
          </table:table-cell>
          <table:table-cell table:formula="of:=[.A23]*3.14/12*([.B23]*[.B23]+[.B23]*[.$B$2]+[.$B$2]*[.$B$2])/1000" office:value-type="float" office:value="11.646934099723" calcext:value-type="float">
            <text:p>11.646934099723</text:p>
          </table:table-cell>
          <table:table-cell office:value-type="float" office:value="7.5" calcext:value-type="float">
            <text:p>7.5</text:p>
          </table:table-cell>
          <table:table-cell table:formula="of:=([.$B$1]-[.$B$2])/2*[.D23]/[.$B$3]*2+[.$B$2]" office:value-type="float" office:value="32.5921052631579" calcext:value-type="float">
            <text:p>32.5921052631579</text:p>
          </table:table-cell>
          <table:table-cell table:formula="of:=[.D23]*3.14/12*([.E23]*[.E23]+[.E23]*[.$B$2]+[.$B$2]*[.$B$2])/1000" office:value-type="float" office:value="6.14104066179017" calcext:value-type="float">
            <text:p>6.14104066179017</text:p>
          </table:table-cell>
          <table:table-cell table:formula="of:=[.$F$7]/[.$B$3]*[.D23]" office:value-type="float" office:value="7.50584086966043" calcext:value-type="float">
            <text:p>7.505840869660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$B$1]-[.$B$2])/2*[.A24]/[.$B$3]*2+[.$B$2]" office:value-type="float" office:value="33.1842105263158" calcext:value-type="float">
            <text:p>33.1842105263158</text:p>
          </table:table-cell>
          <table:table-cell table:formula="of:=[.A24]*3.14/12*([.B24]*[.B24]+[.B24]*[.$B$2]+[.$B$2]*[.$B$2])/1000" office:value-type="float" office:value="12.5093147680055" calcext:value-type="float">
            <text:p>12.5093147680055</text:p>
          </table:table-cell>
          <table:table-cell office:value-type="float" office:value="8" calcext:value-type="float">
            <text:p>8</text:p>
          </table:table-cell>
          <table:table-cell table:formula="of:=([.$B$1]-[.$B$2])/2*[.D24]/[.$B$3]*2+[.$B$2]" office:value-type="float" office:value="32.6315789473684" calcext:value-type="float">
            <text:p>32.6315789473684</text:p>
          </table:table-cell>
          <table:table-cell table:formula="of:=[.D24]*3.14/12*([.E24]*[.E24]+[.E24]*[.$B$2]+[.$B$2]*[.$B$2])/1000" office:value-type="float" office:value="6.55847711911357" calcext:value-type="float">
            <text:p>6.55847711911357</text:p>
          </table:table-cell>
          <table:table-cell table:formula="of:=[.$F$7]/[.$B$3]*[.D24]" office:value-type="float" office:value="8.00623026097112" calcext:value-type="float">
            <text:p>8.006230260971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$B$1]-[.$B$2])/2*[.A25]/[.$B$3]*2+[.$B$2]" office:value-type="float" office:value="33.2631578947368" calcext:value-type="float">
            <text:p>33.2631578947368</text:p>
          </table:table-cell>
          <table:table-cell table:formula="of:=[.A25]*3.14/12*([.B25]*[.B25]+[.B25]*[.$B$2]+[.$B$2]*[.$B$2])/1000" office:value-type="float" office:value="13.375808531856" calcext:value-type="float">
            <text:p>13.375808531856</text:p>
          </table:table-cell>
          <table:table-cell office:value-type="float" office:value="8.5" calcext:value-type="float">
            <text:p>8.5</text:p>
          </table:table-cell>
          <table:table-cell table:formula="of:=([.$B$1]-[.$B$2])/2*[.D25]/[.$B$3]*2+[.$B$2]" office:value-type="float" office:value="32.6710526315789" calcext:value-type="float">
            <text:p>32.6710526315789</text:p>
          </table:table-cell>
          <table:table-cell table:formula="of:=[.D25]*3.14/12*([.E25]*[.E25]+[.E25]*[.$B$2]+[.$B$2]*[.$B$2])/1000" office:value-type="float" office:value="6.97692472602147" calcext:value-type="float">
            <text:p>6.97692472602147</text:p>
          </table:table-cell>
          <table:table-cell table:formula="of:=[.$F$7]/[.$B$3]*[.D25]" office:value-type="float" office:value="8.50661965228182" calcext:value-type="float">
            <text:p>8.506619652281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$B$1]-[.$B$2])/2*[.A26]/[.$B$3]*2+[.$B$2]" office:value-type="float" office:value="33.3421052631579" calcext:value-type="float">
            <text:p>33.3421052631579</text:p>
          </table:table-cell>
          <table:table-cell table:formula="of:=[.A26]*3.14/12*([.B26]*[.B26]+[.B26]*[.$B$2]+[.$B$2]*[.$B$2])/1000" office:value-type="float" office:value="14.2464251765928" calcext:value-type="float">
            <text:p>14.2464251765928</text:p>
          </table:table-cell>
          <table:table-cell office:value-type="float" office:value="9" calcext:value-type="float">
            <text:p>9</text:p>
          </table:table-cell>
          <table:table-cell table:formula="of:=([.$B$1]-[.$B$2])/2*[.D26]/[.$B$3]*2+[.$B$2]" office:value-type="float" office:value="32.7105263157895" calcext:value-type="float">
            <text:p>32.7105263157895</text:p>
          </table:table-cell>
          <table:table-cell table:formula="of:=[.D26]*3.14/12*([.E26]*[.E26]+[.E26]*[.$B$2]+[.$B$2]*[.$B$2])/1000" office:value-type="float" office:value="7.39638470567867" calcext:value-type="float">
            <text:p>7.39638470567867</text:p>
          </table:table-cell>
          <table:table-cell table:formula="of:=[.$F$7]/[.$B$3]*[.D26]" office:value-type="float" office:value="9.00700904359251" calcext:value-type="float">
            <text:p>9.007009043592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$B$1]-[.$B$2])/2*[.A27]/[.$B$3]*2+[.$B$2]" office:value-type="float" office:value="33.4210526315789" calcext:value-type="float">
            <text:p>33.4210526315789</text:p>
          </table:table-cell>
          <table:table-cell table:formula="of:=[.A27]*3.14/12*([.B27]*[.B27]+[.B27]*[.$B$2]+[.$B$2]*[.$B$2])/1000" office:value-type="float" office:value="15.1211744875346" calcext:value-type="float">
            <text:p>15.1211744875346</text:p>
          </table:table-cell>
          <table:table-cell office:value-type="float" office:value="9.5" calcext:value-type="float">
            <text:p>9.5</text:p>
          </table:table-cell>
          <table:table-cell table:formula="of:=([.$B$1]-[.$B$2])/2*[.D27]/[.$B$3]*2+[.$B$2]" office:value-type="float" office:value="32.75" calcext:value-type="float">
            <text:p>32.75</text:p>
          </table:table-cell>
          <table:table-cell table:formula="of:=[.D27]*3.14/12*([.E27]*[.E27]+[.E27]*[.$B$2]+[.$B$2]*[.$B$2])/1000" office:value-type="float" office:value="7.81685828125" calcext:value-type="float">
            <text:p>7.81685828125</text:p>
          </table:table-cell>
          <table:table-cell table:formula="of:=[.$F$7]/[.$B$3]*[.D27]" office:value-type="float" office:value="9.50739843490321" calcext:value-type="float">
            <text:p>9.507398434903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$B$1]-[.$B$2])/2*[.A28]/[.$B$3]*2+[.$B$2]" office:value-type="float" office:value="33.5" calcext:value-type="float">
            <text:p>33.5</text:p>
          </table:table-cell>
          <table:table-cell table:formula="of:=[.A28]*3.14/12*([.B28]*[.B28]+[.B28]*[.$B$2]+[.$B$2]*[.$B$2])/1000" office:value-type="float" office:value="16.00006625" calcext:value-type="float">
            <text:p>16.00006625</text:p>
          </table:table-cell>
          <table:table-cell office:value-type="float" office:value="10" calcext:value-type="float">
            <text:p>10</text:p>
          </table:table-cell>
          <table:table-cell table:formula="of:=([.$B$1]-[.$B$2])/2*[.D28]/[.$B$3]*2+[.$B$2]" office:value-type="float" office:value="32.7894736842105" calcext:value-type="float">
            <text:p>32.7894736842105</text:p>
          </table:table-cell>
          <table:table-cell table:formula="of:=[.D28]*3.14/12*([.E28]*[.E28]+[.E28]*[.$B$2]+[.$B$2]*[.$B$2])/1000" office:value-type="float" office:value="8.23834667590028" calcext:value-type="float">
            <text:p>8.23834667590028</text:p>
          </table:table-cell>
          <table:table-cell table:formula="of:=[.$F$7]/[.$B$3]*[.D28]" office:value-type="float" office:value="10.0077878262139" calcext:value-type="float">
            <text:p>10.00778782621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B$1]-[.$B$2])/2*[.A29]/[.$B$3]*2+[.$B$2]" office:value-type="float" office:value="33.5789473684211" calcext:value-type="float">
            <text:p>33.5789473684211</text:p>
          </table:table-cell>
          <table:table-cell table:formula="of:=[.A29]*3.14/12*([.B29]*[.B29]+[.B29]*[.$B$2]+[.$B$2]*[.$B$2])/1000" office:value-type="float" office:value="16.8831102493075" calcext:value-type="float">
            <text:p>16.8831102493075</text:p>
          </table:table-cell>
          <table:table-cell office:value-type="float" office:value="10.5" calcext:value-type="float">
            <text:p>10.5</text:p>
          </table:table-cell>
          <table:table-cell table:formula="of:=([.$B$1]-[.$B$2])/2*[.D29]/[.$B$3]*2+[.$B$2]" office:value-type="float" office:value="32.8289473684211" calcext:value-type="float">
            <text:p>32.8289473684211</text:p>
          </table:table-cell>
          <table:table-cell table:formula="of:=[.D29]*3.14/12*([.E29]*[.E29]+[.E29]*[.$B$2]+[.$B$2]*[.$B$2])/1000" office:value-type="float" office:value="8.66085111279432" calcext:value-type="float">
            <text:p>8.66085111279432</text:p>
          </table:table-cell>
          <table:table-cell table:formula="of:=[.$F$7]/[.$B$3]*[.D29]" office:value-type="float" office:value="10.5081772175246" calcext:value-type="float">
            <text:p>10.50817721752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B$1]-[.$B$2])/2*[.A30]/[.$B$3]*2+[.$B$2]" office:value-type="float" office:value="33.6578947368421" calcext:value-type="float">
            <text:p>33.6578947368421</text:p>
          </table:table-cell>
          <table:table-cell table:formula="of:=[.A30]*3.14/12*([.B30]*[.B30]+[.B30]*[.$B$2]+[.$B$2]*[.$B$2])/1000" office:value-type="float" office:value="17.7703162707756" calcext:value-type="float">
            <text:p>17.7703162707756</text:p>
          </table:table-cell>
          <table:table-cell office:value-type="float" office:value="11" calcext:value-type="float">
            <text:p>11</text:p>
          </table:table-cell>
          <table:table-cell table:formula="of:=([.$B$1]-[.$B$2])/2*[.D30]/[.$B$3]*2+[.$B$2]" office:value-type="float" office:value="32.8684210526316" calcext:value-type="float">
            <text:p>32.8684210526316</text:p>
          </table:table-cell>
          <table:table-cell table:formula="of:=[.D30]*3.14/12*([.E30]*[.E30]+[.E30]*[.$B$2]+[.$B$2]*[.$B$2])/1000" office:value-type="float" office:value="9.08437281509696" calcext:value-type="float">
            <text:p>9.08437281509696</text:p>
          </table:table-cell>
          <table:table-cell table:formula="of:=[.$F$7]/[.$B$3]*[.D30]" office:value-type="float" office:value="11.0085666088353" calcext:value-type="float">
            <text:p>11.00856660883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B$1]-[.$B$2])/2*[.A31]/[.$B$3]*2+[.$B$2]" office:value-type="float" office:value="33.7368421052632" calcext:value-type="float">
            <text:p>33.7368421052632</text:p>
          </table:table-cell>
          <table:table-cell table:formula="of:=[.A31]*3.14/12*([.B31]*[.B31]+[.B31]*[.$B$2]+[.$B$2]*[.$B$2])/1000" office:value-type="float" office:value="18.661694099723" calcext:value-type="float">
            <text:p>18.661694099723</text:p>
          </table:table-cell>
          <table:table-cell office:value-type="float" office:value="11.585" calcext:value-type="float">
            <text:p>11.585</text:p>
          </table:table-cell>
          <table:table-cell table:formula="of:=([.$B$1]-[.$B$2])/2*[.D31]/[.$B$3]*2+[.$B$2]" office:value-type="float" office:value="32.9146052631579" calcext:value-type="float">
            <text:p>32.9146052631579</text:p>
          </table:table-cell>
          <table:table-cell table:formula="of:=[.D31]*3.14/12*([.E31]*[.E31]+[.E31]*[.$B$2]+[.$B$2]*[.$B$2])/1000" office:value-type="float" office:value="9.58118621509952" calcext:value-type="float">
            <text:p>9.58118621509952</text:p>
          </table:table-cell>
          <table:table-cell table:formula="of:=[.$F$7]/[.$B$3]*[.D31]" office:value-type="float" office:value="11.5940221966688" calcext:value-type="float">
            <text:p>11.59402219666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B$1]-[.$B$2])/2*[.A32]/[.$B$3]*2+[.$B$2]" office:value-type="float" office:value="33.8157894736842" calcext:value-type="float">
            <text:p>33.8157894736842</text:p>
          </table:table-cell>
          <table:table-cell table:formula="of:=[.A32]*3.14/12*([.B32]*[.B32]+[.B32]*[.$B$2]+[.$B$2]*[.$B$2])/1000" office:value-type="float" office:value="19.5572535214681" calcext:value-type="float">
            <text:p>19.5572535214681</text:p>
          </table:table-cell>
          <table:table-cell office:value-type="float" office:value="12" calcext:value-type="float">
            <text:p>12</text:p>
          </table:table-cell>
          <table:table-cell table:formula="of:=([.$B$1]-[.$B$2])/2*[.D32]/[.$B$3]*2+[.$B$2]" office:value-type="float" office:value="32.9473684210526" calcext:value-type="float">
            <text:p>32.9473684210526</text:p>
          </table:table-cell>
          <table:table-cell table:formula="of:=[.D32]*3.14/12*([.E32]*[.E32]+[.E32]*[.$B$2]+[.$B$2]*[.$B$2])/1000" office:value-type="float" office:value="9.93447290858726" calcext:value-type="float">
            <text:p>9.93447290858726</text:p>
          </table:table-cell>
          <table:table-cell table:formula="of:=[.$F$7]/[.$B$3]*[.D32]" office:value-type="float" office:value="12.0093453914567" calcext:value-type="float">
            <text:p>12.00934539145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B$1]-[.$B$2])/2*[.A33]/[.$B$3]*2+[.$B$2]" office:value-type="float" office:value="33.8947368421053" calcext:value-type="float">
            <text:p>33.8947368421053</text:p>
          </table:table-cell>
          <table:table-cell table:formula="of:=[.A33]*3.14/12*([.B33]*[.B33]+[.B33]*[.$B$2]+[.$B$2]*[.$B$2])/1000" office:value-type="float" office:value="20.4570043213296" calcext:value-type="float">
            <text:p>20.4570043213296</text:p>
          </table:table-cell>
          <table:table-cell office:value-type="float" office:value="12.5" calcext:value-type="float">
            <text:p>12.5</text:p>
          </table:table-cell>
          <table:table-cell table:formula="of:=([.$B$1]-[.$B$2])/2*[.D33]/[.$B$3]*2+[.$B$2]" office:value-type="float" office:value="32.9868421052632" calcext:value-type="float">
            <text:p>32.9868421052632</text:p>
          </table:table-cell>
          <table:table-cell table:formula="of:=[.D33]*3.14/12*([.E33]*[.E33]+[.E33]*[.$B$2]+[.$B$2]*[.$B$2])/1000" office:value-type="float" office:value="10.3610537461046" calcext:value-type="float">
            <text:p>10.3610537461046</text:p>
          </table:table-cell>
          <table:table-cell table:formula="of:=[.$F$7]/[.$B$3]*[.D33]" office:value-type="float" office:value="12.5097347827674" calcext:value-type="float">
            <text:p>12.50973478276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B$1]-[.$B$2])/2*[.A34]/[.$B$3]*2+[.$B$2]" office:value-type="float" office:value="33.9736842105263" calcext:value-type="float">
            <text:p>33.9736842105263</text:p>
          </table:table-cell>
          <table:table-cell table:formula="of:=[.A34]*3.14/12*([.B34]*[.B34]+[.B34]*[.$B$2]+[.$B$2]*[.$B$2])/1000" office:value-type="float" office:value="21.360956284626" calcext:value-type="float">
            <text:p>21.360956284626</text:p>
          </table:table-cell>
          <table:table-cell office:value-type="float" office:value="13" calcext:value-type="float">
            <text:p>13</text:p>
          </table:table-cell>
          <table:table-cell table:formula="of:=([.$B$1]-[.$B$2])/2*[.D34]/[.$B$3]*2+[.$B$2]" office:value-type="float" office:value="33.0263157894737" calcext:value-type="float">
            <text:p>33.0263157894737</text:p>
          </table:table-cell>
          <table:table-cell table:formula="of:=[.D34]*3.14/12*([.E34]*[.E34]+[.E34]*[.$B$2]+[.$B$2]*[.$B$2])/1000" office:value-type="float" office:value="10.7886567416898" calcext:value-type="float">
            <text:p>10.7886567416898</text:p>
          </table:table-cell>
          <table:table-cell table:formula="of:=[.$F$7]/[.$B$3]*[.D34]" office:value-type="float" office:value="13.0101241740781" calcext:value-type="float">
            <text:p>13.010124174078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B$1]-[.$B$2])/2*[.A35]/[.$B$3]*2+[.$B$2]" office:value-type="float" office:value="34.0526315789474" calcext:value-type="float">
            <text:p>34.0526315789474</text:p>
          </table:table-cell>
          <table:table-cell table:formula="of:=[.A35]*3.14/12*([.B35]*[.B35]+[.B35]*[.$B$2]+[.$B$2]*[.$B$2])/1000" office:value-type="float" office:value="22.2691191966759" calcext:value-type="float">
            <text:p>22.2691191966759</text:p>
          </table:table-cell>
          <table:table-cell office:value-type="float" office:value="13.5" calcext:value-type="float">
            <text:p>13.5</text:p>
          </table:table-cell>
          <table:table-cell table:formula="of:=([.$B$1]-[.$B$2])/2*[.D35]/[.$B$3]*2+[.$B$2]" office:value-type="float" office:value="33.0657894736842" calcext:value-type="float">
            <text:p>33.0657894736842</text:p>
          </table:table-cell>
          <table:table-cell table:formula="of:=[.D35]*3.14/12*([.E35]*[.E35]+[.E35]*[.$B$2]+[.$B$2]*[.$B$2])/1000" office:value-type="float" office:value="11.2172831185076" calcext:value-type="float">
            <text:p>11.2172831185076</text:p>
          </table:table-cell>
          <table:table-cell table:formula="of:=[.$F$7]/[.$B$3]*[.D35]" office:value-type="float" office:value="13.5105135653888" calcext:value-type="float">
            <text:p>13.51051356538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B$1]-[.$B$2])/2*[.A36]/[.$B$3]*2+[.$B$2]" office:value-type="float" office:value="34.1315789473684" calcext:value-type="float">
            <text:p>34.1315789473684</text:p>
          </table:table-cell>
          <table:table-cell table:formula="of:=[.A36]*3.14/12*([.B36]*[.B36]+[.B36]*[.$B$2]+[.$B$2]*[.$B$2])/1000" office:value-type="float" office:value="23.1815028427978" calcext:value-type="float">
            <text:p>23.1815028427978</text:p>
          </table:table-cell>
          <table:table-cell office:value-type="float" office:value="14" calcext:value-type="float">
            <text:p>14</text:p>
          </table:table-cell>
          <table:table-cell table:formula="of:=([.$B$1]-[.$B$2])/2*[.D36]/[.$B$3]*2+[.$B$2]" office:value-type="float" office:value="33.1052631578947" calcext:value-type="float">
            <text:p>33.1052631578947</text:p>
          </table:table-cell>
          <table:table-cell table:formula="of:=[.D36]*3.14/12*([.E36]*[.E36]+[.E36]*[.$B$2]+[.$B$2]*[.$B$2])/1000" office:value-type="float" office:value="11.646934099723" calcext:value-type="float">
            <text:p>11.646934099723</text:p>
          </table:table-cell>
          <table:table-cell table:formula="of:=[.$F$7]/[.$B$3]*[.D36]" office:value-type="float" office:value="14.0109029566995" calcext:value-type="float">
            <text:p>14.01090295669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B$1]-[.$B$2])/2*[.A37]/[.$B$3]*2+[.$B$2]" office:value-type="float" office:value="34.2105263157895" calcext:value-type="float">
            <text:p>34.2105263157895</text:p>
          </table:table-cell>
          <table:table-cell table:formula="of:=[.A37]*3.14/12*([.B37]*[.B37]+[.B37]*[.$B$2]+[.$B$2]*[.$B$2])/1000" office:value-type="float" office:value="24.0981170083102" calcext:value-type="float">
            <text:p>24.0981170083102</text:p>
          </table:table-cell>
          <table:table-cell office:value-type="float" office:value="14.5" calcext:value-type="float">
            <text:p>14.5</text:p>
          </table:table-cell>
          <table:table-cell table:formula="of:=([.$B$1]-[.$B$2])/2*[.D37]/[.$B$3]*2+[.$B$2]" office:value-type="float" office:value="33.1447368421053" calcext:value-type="float">
            <text:p>33.1447368421053</text:p>
          </table:table-cell>
          <table:table-cell table:formula="of:=[.D37]*3.14/12*([.E37]*[.E37]+[.E37]*[.$B$2]+[.$B$2]*[.$B$2])/1000" office:value-type="float" office:value="12.0776109085007" calcext:value-type="float">
            <text:p>12.0776109085007</text:p>
          </table:table-cell>
          <table:table-cell table:formula="of:=[.$F$7]/[.$B$3]*[.D37]" office:value-type="float" office:value="14.5112923480102" calcext:value-type="float">
            <text:p>14.51129234801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B$1]-[.$B$2])/2*[.A38]/[.$B$3]*2+[.$B$2]" office:value-type="float" office:value="34.2894736842105" calcext:value-type="float">
            <text:p>34.2894736842105</text:p>
          </table:table-cell>
          <table:table-cell table:formula="of:=[.A38]*3.14/12*([.B38]*[.B38]+[.B38]*[.$B$2]+[.$B$2]*[.$B$2])/1000" office:value-type="float" office:value="25.0189714785319" calcext:value-type="float">
            <text:p>25.0189714785319</text:p>
          </table:table-cell>
          <table:table-cell office:value-type="float" office:value="15" calcext:value-type="float">
            <text:p>15</text:p>
          </table:table-cell>
          <table:table-cell table:formula="of:=([.$B$1]-[.$B$2])/2*[.D38]/[.$B$3]*2+[.$B$2]" office:value-type="float" office:value="33.1842105263158" calcext:value-type="float">
            <text:p>33.1842105263158</text:p>
          </table:table-cell>
          <table:table-cell table:formula="of:=[.D38]*3.14/12*([.E38]*[.E38]+[.E38]*[.$B$2]+[.$B$2]*[.$B$2])/1000" office:value-type="float" office:value="12.5093147680055" calcext:value-type="float">
            <text:p>12.5093147680055</text:p>
          </table:table-cell>
          <table:table-cell table:formula="of:=[.$F$7]/[.$B$3]*[.D38]" office:value-type="float" office:value="15.0116817393209" calcext:value-type="float">
            <text:p>15.01168173932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B$1]-[.$B$2])/2*[.A39]/[.$B$3]*2+[.$B$2]" office:value-type="float" office:value="34.3684210526316" calcext:value-type="float">
            <text:p>34.3684210526316</text:p>
          </table:table-cell>
          <table:table-cell table:formula="of:=[.A39]*3.14/12*([.B39]*[.B39]+[.B39]*[.$B$2]+[.$B$2]*[.$B$2])/1000" office:value-type="float" office:value="25.9440760387812" calcext:value-type="float">
            <text:p>25.9440760387812</text:p>
          </table:table-cell>
          <table:table-cell office:value-type="float" office:value="15.5" calcext:value-type="float">
            <text:p>15.5</text:p>
          </table:table-cell>
          <table:table-cell table:formula="of:=([.$B$1]-[.$B$2])/2*[.D39]/[.$B$3]*2+[.$B$2]" office:value-type="float" office:value="33.2236842105263" calcext:value-type="float">
            <text:p>33.2236842105263</text:p>
          </table:table-cell>
          <table:table-cell table:formula="of:=[.D39]*3.14/12*([.E39]*[.E39]+[.E39]*[.$B$2]+[.$B$2]*[.$B$2])/1000" office:value-type="float" office:value="12.9420469014024" calcext:value-type="float">
            <text:p>12.9420469014024</text:p>
          </table:table-cell>
          <table:table-cell table:formula="of:=[.$F$7]/[.$B$3]*[.D39]" office:value-type="float" office:value="15.5120711306316" calcext:value-type="float">
            <text:p>15.5120711306316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([.$B$1]-[.$B$2])/2*[.D40]/[.$B$3]*2+[.$B$2]" office:value-type="float" office:value="33.2631578947368" calcext:value-type="float">
            <text:p>33.2631578947368</text:p>
          </table:table-cell>
          <table:table-cell table:formula="of:=[.D40]*3.14/12*([.E40]*[.E40]+[.E40]*[.$B$2]+[.$B$2]*[.$B$2])/1000" office:value-type="float" office:value="13.375808531856" calcext:value-type="float">
            <text:p>13.375808531856</text:p>
          </table:table-cell>
          <table:table-cell table:formula="of:=[.$F$7]/[.$B$3]*[.D40]" office:value-type="float" office:value="16.0124605219422" calcext:value-type="float">
            <text:p>16.0124605219422</text:p>
          </table:table-cell>
        </table:table-row>
        <table:table-row table:style-name="ro1">
          <table:table-cell table:number-columns-repeated="3"/>
          <table:table-cell office:value-type="float" office:value="16.5" calcext:value-type="float">
            <text:p>16.5</text:p>
          </table:table-cell>
          <table:table-cell table:formula="of:=([.$B$1]-[.$B$2])/2*[.D41]/[.$B$3]*2+[.$B$2]" office:value-type="float" office:value="33.3026315789474" calcext:value-type="float">
            <text:p>33.3026315789474</text:p>
          </table:table-cell>
          <table:table-cell table:formula="of:=[.D41]*3.14/12*([.E41]*[.E41]+[.E41]*[.$B$2]+[.$B$2]*[.$B$2])/1000" office:value-type="float" office:value="13.8106008825312" calcext:value-type="float">
            <text:p>13.8106008825312</text:p>
          </table:table-cell>
          <table:table-cell table:formula="of:=[.$F$7]/[.$B$3]*[.D41]" office:value-type="float" office:value="16.5128499132529" calcext:value-type="float">
            <text:p>16.5128499132529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([.$B$1]-[.$B$2])/2*[.D42]/[.$B$3]*2+[.$B$2]" office:value-type="float" office:value="33.3421052631579" calcext:value-type="float">
            <text:p>33.3421052631579</text:p>
          </table:table-cell>
          <table:table-cell table:formula="of:=[.D42]*3.14/12*([.E42]*[.E42]+[.E42]*[.$B$2]+[.$B$2]*[.$B$2])/1000" office:value-type="float" office:value="14.2464251765928" calcext:value-type="float">
            <text:p>14.2464251765928</text:p>
          </table:table-cell>
          <table:table-cell table:formula="of:=[.$F$7]/[.$B$3]*[.D42]" office:value-type="float" office:value="17.0132393045636" calcext:value-type="float">
            <text:p>17.0132393045636</text:p>
          </table:table-cell>
        </table:table-row>
        <table:table-row table:style-name="ro1">
          <table:table-cell table:number-columns-repeated="3"/>
          <table:table-cell office:value-type="float" office:value="17.5" calcext:value-type="float">
            <text:p>17.5</text:p>
          </table:table-cell>
          <table:table-cell table:formula="of:=([.$B$1]-[.$B$2])/2*[.D43]/[.$B$3]*2+[.$B$2]" office:value-type="float" office:value="33.3815789473684" calcext:value-type="float">
            <text:p>33.3815789473684</text:p>
          </table:table-cell>
          <table:table-cell table:formula="of:=[.D43]*3.14/12*([.E43]*[.E43]+[.E43]*[.$B$2]+[.$B$2]*[.$B$2])/1000" office:value-type="float" office:value="14.6832826372057" calcext:value-type="float">
            <text:p>14.6832826372057</text:p>
          </table:table-cell>
          <table:table-cell table:formula="of:=[.$F$7]/[.$B$3]*[.D43]" office:value-type="float" office:value="17.5136286958743" calcext:value-type="float">
            <text:p>17.5136286958743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([.$B$1]-[.$B$2])/2*[.D44]/[.$B$3]*2+[.$B$2]" office:value-type="float" office:value="33.4210526315789" calcext:value-type="float">
            <text:p>33.4210526315789</text:p>
          </table:table-cell>
          <table:table-cell table:formula="of:=[.D44]*3.14/12*([.E44]*[.E44]+[.E44]*[.$B$2]+[.$B$2]*[.$B$2])/1000" office:value-type="float" office:value="15.1211744875346" calcext:value-type="float">
            <text:p>15.1211744875346</text:p>
          </table:table-cell>
          <table:table-cell table:formula="of:=[.$F$7]/[.$B$3]*[.D44]" office:value-type="float" office:value="18.014018087185" calcext:value-type="float">
            <text:p>18.014018087185</text:p>
          </table:table-cell>
        </table:table-row>
        <table:table-row table:style-name="ro1">
          <table:table-cell table:number-columns-repeated="3"/>
          <table:table-cell office:value-type="float" office:value="18.5" calcext:value-type="float">
            <text:p>18.5</text:p>
          </table:table-cell>
          <table:table-cell table:formula="of:=([.$B$1]-[.$B$2])/2*[.D45]/[.$B$3]*2+[.$B$2]" office:value-type="float" office:value="33.4605263157895" calcext:value-type="float">
            <text:p>33.4605263157895</text:p>
          </table:table-cell>
          <table:table-cell table:formula="of:=[.D45]*3.14/12*([.E45]*[.E45]+[.E45]*[.$B$2]+[.$B$2]*[.$B$2])/1000" office:value-type="float" office:value="15.5601019507445" calcext:value-type="float">
            <text:p>15.5601019507445</text:p>
          </table:table-cell>
          <table:table-cell table:formula="of:=[.$F$7]/[.$B$3]*[.D45]" office:value-type="float" office:value="18.5144074784957" calcext:value-type="float">
            <text:p>18.5144074784957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([.$B$1]-[.$B$2])/2*[.D46]/[.$B$3]*2+[.$B$2]" office:value-type="float" office:value="33.5" calcext:value-type="float">
            <text:p>33.5</text:p>
          </table:table-cell>
          <table:table-cell table:formula="of:=[.D46]*3.14/12*([.E46]*[.E46]+[.E46]*[.$B$2]+[.$B$2]*[.$B$2])/1000" office:value-type="float" office:value="16.00006625" calcext:value-type="float">
            <text:p>16.00006625</text:p>
          </table:table-cell>
          <table:table-cell table:formula="of:=[.$F$7]/[.$B$3]*[.D46]" office:value-type="float" office:value="19.0147968698064" calcext:value-type="float">
            <text:p>19.0147968698064</text:p>
          </table:table-cell>
        </table:table-row>
        <table:table-row table:style-name="ro1">
          <table:table-cell table:number-columns-repeated="3"/>
          <table:table-cell office:value-type="float" office:value="19.5" calcext:value-type="float">
            <text:p>19.5</text:p>
          </table:table-cell>
          <table:table-cell table:formula="of:=([.$B$1]-[.$B$2])/2*[.D47]/[.$B$3]*2+[.$B$2]" office:value-type="float" office:value="33.5394736842105" calcext:value-type="float">
            <text:p>33.5394736842105</text:p>
          </table:table-cell>
          <table:table-cell table:formula="of:=[.D47]*3.14/12*([.E47]*[.E47]+[.E47]*[.$B$2]+[.$B$2]*[.$B$2])/1000" office:value-type="float" office:value="16.4410686084661" calcext:value-type="float">
            <text:p>16.4410686084661</text:p>
          </table:table-cell>
          <table:table-cell table:formula="of:=[.$F$7]/[.$B$3]*[.D47]" office:value-type="float" office:value="19.5151862611171" calcext:value-type="float">
            <text:p>19.515186261117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([.$B$1]-[.$B$2])/2*[.D48]/[.$B$3]*2+[.$B$2]" office:value-type="float" office:value="33.5789473684211" calcext:value-type="float">
            <text:p>33.5789473684211</text:p>
          </table:table-cell>
          <table:table-cell table:formula="of:=[.D48]*3.14/12*([.E48]*[.E48]+[.E48]*[.$B$2]+[.$B$2]*[.$B$2])/1000" office:value-type="float" office:value="16.8831102493075" calcext:value-type="float">
            <text:p>16.8831102493075</text:p>
          </table:table-cell>
          <table:table-cell table:formula="of:=[.$F$7]/[.$B$3]*[.D48]" office:value-type="float" office:value="20.0155756524278" calcext:value-type="float">
            <text:p>20.0155756524278</text:p>
          </table:table-cell>
        </table:table-row>
        <table:table-row table:style-name="ro1">
          <table:table-cell table:number-columns-repeated="3"/>
          <table:table-cell office:value-type="float" office:value="20.5" calcext:value-type="float">
            <text:p>20.5</text:p>
          </table:table-cell>
          <table:table-cell table:formula="of:=([.$B$1]-[.$B$2])/2*[.D49]/[.$B$3]*2+[.$B$2]" office:value-type="float" office:value="33.6184210526316" calcext:value-type="float">
            <text:p>33.6184210526316</text:p>
          </table:table-cell>
          <table:table-cell table:formula="of:=[.D49]*3.14/12*([.E49]*[.E49]+[.E49]*[.$B$2]+[.$B$2]*[.$B$2])/1000" office:value-type="float" office:value="17.3261923956891" calcext:value-type="float">
            <text:p>17.3261923956891</text:p>
          </table:table-cell>
          <table:table-cell table:formula="of:=[.$F$7]/[.$B$3]*[.D49]" office:value-type="float" office:value="20.5159650437385" calcext:value-type="float">
            <text:p>20.5159650437385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([.$B$1]-[.$B$2])/2*[.D50]/[.$B$3]*2+[.$B$2]" office:value-type="float" office:value="33.6578947368421" calcext:value-type="float">
            <text:p>33.6578947368421</text:p>
          </table:table-cell>
          <table:table-cell table:formula="of:=[.D50]*3.14/12*([.E50]*[.E50]+[.E50]*[.$B$2]+[.$B$2]*[.$B$2])/1000" office:value-type="float" office:value="17.7703162707756" calcext:value-type="float">
            <text:p>17.7703162707756</text:p>
          </table:table-cell>
          <table:table-cell table:formula="of:=[.$F$7]/[.$B$3]*[.D50]" office:value-type="float" office:value="21.0163544350492" calcext:value-type="float">
            <text:p>21.0163544350492</text:p>
          </table:table-cell>
        </table:table-row>
        <table:table-row table:style-name="ro1">
          <table:table-cell table:number-columns-repeated="3"/>
          <table:table-cell office:value-type="float" office:value="21.5" calcext:value-type="float">
            <text:p>21.5</text:p>
          </table:table-cell>
          <table:table-cell table:formula="of:=([.$B$1]-[.$B$2])/2*[.D51]/[.$B$3]*2+[.$B$2]" office:value-type="float" office:value="33.6973684210526" calcext:value-type="float">
            <text:p>33.6973684210526</text:p>
          </table:table-cell>
          <table:table-cell table:formula="of:=[.D51]*3.14/12*([.E51]*[.E51]+[.E51]*[.$B$2]+[.$B$2]*[.$B$2])/1000" office:value-type="float" office:value="18.215483097732" calcext:value-type="float">
            <text:p>18.215483097732</text:p>
          </table:table-cell>
          <table:table-cell table:formula="of:=[.$F$7]/[.$B$3]*[.D51]" office:value-type="float" office:value="21.5167438263599" calcext:value-type="float">
            <text:p>21.5167438263599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formula="of:=([.$B$1]-[.$B$2])/2*[.D52]/[.$B$3]*2+[.$B$2]" office:value-type="float" office:value="33.7368421052632" calcext:value-type="float">
            <text:p>33.7368421052632</text:p>
          </table:table-cell>
          <table:table-cell table:formula="of:=[.D52]*3.14/12*([.E52]*[.E52]+[.E52]*[.$B$2]+[.$B$2]*[.$B$2])/1000" office:value-type="float" office:value="18.661694099723" calcext:value-type="float">
            <text:p>18.661694099723</text:p>
          </table:table-cell>
          <table:table-cell table:formula="of:=[.$F$7]/[.$B$3]*[.D52]" office:value-type="float" office:value="22.0171332176706" calcext:value-type="float">
            <text:p>22.0171332176706</text:p>
          </table:table-cell>
        </table:table-row>
        <table:table-row table:style-name="ro1">
          <table:table-cell table:number-columns-repeated="3"/>
          <table:table-cell office:value-type="float" office:value="22.5" calcext:value-type="float">
            <text:p>22.5</text:p>
          </table:table-cell>
          <table:table-cell table:formula="of:=([.$B$1]-[.$B$2])/2*[.D53]/[.$B$3]*2+[.$B$2]" office:value-type="float" office:value="33.7763157894737" calcext:value-type="float">
            <text:p>33.7763157894737</text:p>
          </table:table-cell>
          <table:table-cell table:formula="of:=[.D53]*3.14/12*([.E53]*[.E53]+[.E53]*[.$B$2]+[.$B$2]*[.$B$2])/1000" office:value-type="float" office:value="19.1089504999134" calcext:value-type="float">
            <text:p>19.1089504999134</text:p>
          </table:table-cell>
          <table:table-cell table:formula="of:=[.$F$7]/[.$B$3]*[.D53]" office:value-type="float" office:value="22.5175226089813" calcext:value-type="float">
            <text:p>22.5175226089813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formula="of:=([.$B$1]-[.$B$2])/2*[.D54]/[.$B$3]*2+[.$B$2]" office:value-type="float" office:value="33.8157894736842" calcext:value-type="float">
            <text:p>33.8157894736842</text:p>
          </table:table-cell>
          <table:table-cell table:formula="of:=[.D54]*3.14/12*([.E54]*[.E54]+[.E54]*[.$B$2]+[.$B$2]*[.$B$2])/1000" office:value-type="float" office:value="19.5572535214681" calcext:value-type="float">
            <text:p>19.5572535214681</text:p>
          </table:table-cell>
          <table:table-cell table:formula="of:=[.$F$7]/[.$B$3]*[.D54]" office:value-type="float" office:value="23.017912000292" calcext:value-type="float">
            <text:p>23.017912000292</text:p>
          </table:table-cell>
        </table:table-row>
        <table:table-row table:style-name="ro1">
          <table:table-cell table:number-columns-repeated="3"/>
          <table:table-cell office:value-type="float" office:value="23.5" calcext:value-type="float">
            <text:p>23.5</text:p>
          </table:table-cell>
          <table:table-cell table:formula="of:=([.$B$1]-[.$B$2])/2*[.D55]/[.$B$3]*2+[.$B$2]" office:value-type="float" office:value="33.8552631578947" calcext:value-type="float">
            <text:p>33.8552631578947</text:p>
          </table:table-cell>
          <table:table-cell table:formula="of:=[.D55]*3.14/12*([.E55]*[.E55]+[.E55]*[.$B$2]+[.$B$2]*[.$B$2])/1000" office:value-type="float" office:value="20.0066043875519" calcext:value-type="float">
            <text:p>20.0066043875519</text:p>
          </table:table-cell>
          <table:table-cell table:formula="of:=[.$F$7]/[.$B$3]*[.D55]" office:value-type="float" office:value="23.5183013916027" calcext:value-type="float">
            <text:p>23.5183013916027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formula="of:=([.$B$1]-[.$B$2])/2*[.D56]/[.$B$3]*2+[.$B$2]" office:value-type="float" office:value="33.8947368421053" calcext:value-type="float">
            <text:p>33.8947368421053</text:p>
          </table:table-cell>
          <table:table-cell table:formula="of:=[.D56]*3.14/12*([.E56]*[.E56]+[.E56]*[.$B$2]+[.$B$2]*[.$B$2])/1000" office:value-type="float" office:value="20.4570043213296" calcext:value-type="float">
            <text:p>20.4570043213296</text:p>
          </table:table-cell>
          <table:table-cell table:formula="of:=[.$F$7]/[.$B$3]*[.D56]" office:value-type="float" office:value="24.0186907829134" calcext:value-type="float">
            <text:p>24.0186907829134</text:p>
          </table:table-cell>
        </table:table-row>
        <table:table-row table:style-name="ro1">
          <table:table-cell table:number-columns-repeated="3"/>
          <table:table-cell office:value-type="float" office:value="24.5" calcext:value-type="float">
            <text:p>24.5</text:p>
          </table:table-cell>
          <table:table-cell table:formula="of:=([.$B$1]-[.$B$2])/2*[.D57]/[.$B$3]*2+[.$B$2]" office:value-type="float" office:value="33.9342105263158" calcext:value-type="float">
            <text:p>33.9342105263158</text:p>
          </table:table-cell>
          <table:table-cell table:formula="of:=[.D57]*3.14/12*([.E57]*[.E57]+[.E57]*[.$B$2]+[.$B$2]*[.$B$2])/1000" office:value-type="float" office:value="20.9084545459661" calcext:value-type="float">
            <text:p>20.9084545459661</text:p>
          </table:table-cell>
          <table:table-cell table:formula="of:=[.$F$7]/[.$B$3]*[.D57]" office:value-type="float" office:value="24.5190801742241" calcext:value-type="float">
            <text:p>24.5190801742241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formula="of:=([.$B$1]-[.$B$2])/2*[.D58]/[.$B$3]*2+[.$B$2]" office:value-type="float" office:value="33.9736842105263" calcext:value-type="float">
            <text:p>33.9736842105263</text:p>
          </table:table-cell>
          <table:table-cell table:formula="of:=[.D58]*3.14/12*([.E58]*[.E58]+[.E58]*[.$B$2]+[.$B$2]*[.$B$2])/1000" office:value-type="float" office:value="21.360956284626" calcext:value-type="float">
            <text:p>21.360956284626</text:p>
          </table:table-cell>
          <table:table-cell table:formula="of:=[.$F$7]/[.$B$3]*[.D58]" office:value-type="float" office:value="25.0194695655348" calcext:value-type="float">
            <text:p>25.0194695655348</text:p>
          </table:table-cell>
        </table:table-row>
        <table:table-row table:style-name="ro1">
          <table:table-cell table:number-columns-repeated="3"/>
          <table:table-cell office:value-type="float" office:value="25.5" calcext:value-type="float">
            <text:p>25.5</text:p>
          </table:table-cell>
          <table:table-cell table:formula="of:=([.$B$1]-[.$B$2])/2*[.D59]/[.$B$3]*2+[.$B$2]" office:value-type="float" office:value="34.0131578947368" calcext:value-type="float">
            <text:p>34.0131578947368</text:p>
          </table:table-cell>
          <table:table-cell table:formula="of:=[.D59]*3.14/12*([.E59]*[.E59]+[.E59]*[.$B$2]+[.$B$2]*[.$B$2])/1000" office:value-type="float" office:value="21.8145107604744" calcext:value-type="float">
            <text:p>21.8145107604744</text:p>
          </table:table-cell>
          <table:table-cell table:formula="of:=[.$F$7]/[.$B$3]*[.D59]" office:value-type="float" office:value="25.5198589568455" calcext:value-type="float">
            <text:p>25.5198589568455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formula="of:=([.$B$1]-[.$B$2])/2*[.D60]/[.$B$3]*2+[.$B$2]" office:value-type="float" office:value="34.0526315789474" calcext:value-type="float">
            <text:p>34.0526315789474</text:p>
          </table:table-cell>
          <table:table-cell table:formula="of:=[.D60]*3.14/12*([.E60]*[.E60]+[.E60]*[.$B$2]+[.$B$2]*[.$B$2])/1000" office:value-type="float" office:value="22.2691191966759" calcext:value-type="float">
            <text:p>22.2691191966759</text:p>
          </table:table-cell>
          <table:table-cell table:formula="of:=[.$F$7]/[.$B$3]*[.D60]" office:value-type="float" office:value="26.0202483481561" calcext:value-type="float">
            <text:p>26.0202483481561</text:p>
          </table:table-cell>
        </table:table-row>
        <table:table-row table:style-name="ro1">
          <table:table-cell table:number-columns-repeated="3"/>
          <table:table-cell office:value-type="float" office:value="26.5" calcext:value-type="float">
            <text:p>26.5</text:p>
          </table:table-cell>
          <table:table-cell table:formula="of:=([.$B$1]-[.$B$2])/2*[.D61]/[.$B$3]*2+[.$B$2]" office:value-type="float" office:value="34.0921052631579" calcext:value-type="float">
            <text:p>34.0921052631579</text:p>
          </table:table-cell>
          <table:table-cell table:formula="of:=[.D61]*3.14/12*([.E61]*[.E61]+[.E61]*[.$B$2]+[.$B$2]*[.$B$2])/1000" office:value-type="float" office:value="22.7247828163954" calcext:value-type="float">
            <text:p>22.7247828163954</text:p>
          </table:table-cell>
          <table:table-cell table:formula="of:=[.$F$7]/[.$B$3]*[.D61]" office:value-type="float" office:value="26.5206377394668" calcext:value-type="float">
            <text:p>26.5206377394668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formula="of:=([.$B$1]-[.$B$2])/2*[.D62]/[.$B$3]*2+[.$B$2]" office:value-type="float" office:value="34.1315789473684" calcext:value-type="float">
            <text:p>34.1315789473684</text:p>
          </table:table-cell>
          <table:table-cell table:formula="of:=[.D62]*3.14/12*([.E62]*[.E62]+[.E62]*[.$B$2]+[.$B$2]*[.$B$2])/1000" office:value-type="float" office:value="23.1815028427978" calcext:value-type="float">
            <text:p>23.1815028427978</text:p>
          </table:table-cell>
          <table:table-cell table:formula="of:=[.$F$7]/[.$B$3]*[.D62]" office:value-type="float" office:value="27.0210271307775" calcext:value-type="float">
            <text:p>27.0210271307775</text:p>
          </table:table-cell>
        </table:table-row>
        <table:table-row table:style-name="ro1">
          <table:table-cell table:number-columns-repeated="3"/>
          <table:table-cell office:value-type="float" office:value="27.5" calcext:value-type="float">
            <text:p>27.5</text:p>
          </table:table-cell>
          <table:table-cell table:formula="of:=([.$B$1]-[.$B$2])/2*[.D63]/[.$B$3]*2+[.$B$2]" office:value-type="float" office:value="34.1710526315789" calcext:value-type="float">
            <text:p>34.1710526315789</text:p>
          </table:table-cell>
          <table:table-cell table:formula="of:=[.D63]*3.14/12*([.E63]*[.E63]+[.E63]*[.$B$2]+[.$B$2]*[.$B$2])/1000" office:value-type="float" office:value="23.6392804990478" calcext:value-type="float">
            <text:p>23.6392804990478</text:p>
          </table:table-cell>
          <table:table-cell table:formula="of:=[.$F$7]/[.$B$3]*[.D63]" office:value-type="float" office:value="27.5214165220882" calcext:value-type="float">
            <text:p>27.5214165220882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formula="of:=([.$B$1]-[.$B$2])/2*[.D64]/[.$B$3]*2+[.$B$2]" office:value-type="float" office:value="34.2105263157895" calcext:value-type="float">
            <text:p>34.2105263157895</text:p>
          </table:table-cell>
          <table:table-cell table:formula="of:=[.D64]*3.14/12*([.E64]*[.E64]+[.E64]*[.$B$2]+[.$B$2]*[.$B$2])/1000" office:value-type="float" office:value="24.0981170083102" calcext:value-type="float">
            <text:p>24.0981170083102</text:p>
          </table:table-cell>
          <table:table-cell table:formula="of:=[.$F$7]/[.$B$3]*[.D64]" office:value-type="float" office:value="28.0218059133989" calcext:value-type="float">
            <text:p>28.0218059133989</text:p>
          </table:table-cell>
        </table:table-row>
        <table:table-row table:style-name="ro1">
          <table:table-cell table:number-columns-repeated="3"/>
          <table:table-cell office:value-type="float" office:value="28.5" calcext:value-type="float">
            <text:p>28.5</text:p>
          </table:table-cell>
          <table:table-cell table:formula="of:=([.$B$1]-[.$B$2])/2*[.D65]/[.$B$3]*2+[.$B$2]" office:value-type="float" office:value="34.25" calcext:value-type="float">
            <text:p>34.25</text:p>
          </table:table-cell>
          <table:table-cell table:formula="of:=[.D65]*3.14/12*([.E65]*[.E65]+[.E65]*[.$B$2]+[.$B$2]*[.$B$2])/1000" office:value-type="float" office:value="24.55801359375" calcext:value-type="float">
            <text:p>24.55801359375</text:p>
          </table:table-cell>
          <table:table-cell table:formula="of:=[.$F$7]/[.$B$3]*[.D65]" office:value-type="float" office:value="28.5221953047096" calcext:value-type="float">
            <text:p>28.5221953047096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formula="of:=([.$B$1]-[.$B$2])/2*[.D66]/[.$B$3]*2+[.$B$2]" office:value-type="float" office:value="34.2894736842105" calcext:value-type="float">
            <text:p>34.2894736842105</text:p>
          </table:table-cell>
          <table:table-cell table:formula="of:=[.D66]*3.14/12*([.E66]*[.E66]+[.E66]*[.$B$2]+[.$B$2]*[.$B$2])/1000" office:value-type="float" office:value="25.0189714785319" calcext:value-type="float">
            <text:p>25.0189714785319</text:p>
          </table:table-cell>
          <table:table-cell table:formula="of:=[.$F$7]/[.$B$3]*[.D66]" office:value-type="float" office:value="29.0225846960203" calcext:value-type="float">
            <text:p>29.0225846960203</text:p>
          </table:table-cell>
        </table:table-row>
        <table:table-row table:style-name="ro1">
          <table:table-cell table:number-columns-repeated="3"/>
          <table:table-cell office:value-type="float" office:value="29.5" calcext:value-type="float">
            <text:p>29.5</text:p>
          </table:table-cell>
          <table:table-cell table:formula="of:=([.$B$1]-[.$B$2])/2*[.D67]/[.$B$3]*2+[.$B$2]" office:value-type="float" office:value="34.3289473684211" calcext:value-type="float">
            <text:p>34.3289473684211</text:p>
          </table:table-cell>
          <table:table-cell table:formula="of:=[.D67]*3.14/12*([.E67]*[.E67]+[.E67]*[.$B$2]+[.$B$2]*[.$B$2])/1000" office:value-type="float" office:value="25.4809918858206" calcext:value-type="float">
            <text:p>25.4809918858206</text:p>
          </table:table-cell>
          <table:table-cell table:formula="of:=[.$F$7]/[.$B$3]*[.D67]" office:value-type="float" office:value="29.522974087331" calcext:value-type="float">
            <text:p>29.522974087331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formula="of:=([.$B$1]-[.$B$2])/2*[.D68]/[.$B$3]*2+[.$B$2]" office:value-type="float" office:value="34.3684210526316" calcext:value-type="float">
            <text:p>34.3684210526316</text:p>
          </table:table-cell>
          <table:table-cell table:formula="of:=[.D68]*3.14/12*([.E68]*[.E68]+[.E68]*[.$B$2]+[.$B$2]*[.$B$2])/1000" office:value-type="float" office:value="25.9440760387812" calcext:value-type="float">
            <text:p>25.9440760387812</text:p>
          </table:table-cell>
          <table:table-cell table:formula="of:=[.$F$7]/[.$B$3]*[.D68]" office:value-type="float" office:value="30.0233634786417" calcext:value-type="float">
            <text:p>30.0233634786417</text:p>
          </table:table-cell>
        </table:table-row>
        <table:table-row table:style-name="ro1">
          <table:table-cell table:number-columns-repeated="3"/>
          <table:table-cell office:value-type="float" office:value="30.5" calcext:value-type="float">
            <text:p>30.5</text:p>
          </table:table-cell>
          <table:table-cell table:formula="of:=([.$B$1]-[.$B$2])/2*[.D69]/[.$B$3]*2+[.$B$2]" office:value-type="float" office:value="34.4078947368421" calcext:value-type="float">
            <text:p>34.4078947368421</text:p>
          </table:table-cell>
          <table:table-cell table:formula="of:=[.D69]*3.14/12*([.E69]*[.E69]+[.E69]*[.$B$2]+[.$B$2]*[.$B$2])/1000" office:value-type="float" office:value="26.4082251605783" calcext:value-type="float">
            <text:p>26.4082251605783</text:p>
          </table:table-cell>
          <table:table-cell table:formula="of:=[.$F$7]/[.$B$3]*[.D69]" office:value-type="float" office:value="30.5237528699524" calcext:value-type="float">
            <text:p>30.5237528699524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formula="of:=([.$B$1]-[.$B$2])/2*[.D70]/[.$B$3]*2+[.$B$2]" office:value-type="float" office:value="34.4473684210526" calcext:value-type="float">
            <text:p>34.4473684210526</text:p>
          </table:table-cell>
          <table:table-cell table:formula="of:=[.D70]*3.14/12*([.E70]*[.E70]+[.E70]*[.$B$2]+[.$B$2]*[.$B$2])/1000" office:value-type="float" office:value="26.8734404743767" calcext:value-type="float">
            <text:p>26.8734404743767</text:p>
          </table:table-cell>
          <table:table-cell table:formula="of:=[.$F$7]/[.$B$3]*[.D70]" office:value-type="float" office:value="31.0241422612631" calcext:value-type="float">
            <text:p>31.0241422612631</text:p>
          </table:table-cell>
        </table:table-row>
        <table:table-row table:style-name="ro1">
          <table:table-cell table:number-columns-repeated="3"/>
          <table:table-cell office:value-type="float" office:value="31.5" calcext:value-type="float">
            <text:p>31.5</text:p>
          </table:table-cell>
          <table:table-cell table:formula="of:=([.$B$1]-[.$B$2])/2*[.D71]/[.$B$3]*2+[.$B$2]" office:value-type="float" office:value="34.4868421052632" calcext:value-type="float">
            <text:p>34.4868421052632</text:p>
          </table:table-cell>
          <table:table-cell table:formula="of:=[.D71]*3.14/12*([.E71]*[.E71]+[.E71]*[.$B$2]+[.$B$2]*[.$B$2])/1000" office:value-type="float" office:value="27.3397232033414" calcext:value-type="float">
            <text:p>27.3397232033414</text:p>
          </table:table-cell>
          <table:table-cell table:formula="of:=[.$F$7]/[.$B$3]*[.D71]" office:value-type="float" office:value="31.5245316525738" calcext:value-type="float">
            <text:p>31.5245316525738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formula="of:=([.$B$1]-[.$B$2])/2*[.D72]/[.$B$3]*2+[.$B$2]" office:value-type="float" office:value="34.5263157894737" calcext:value-type="float">
            <text:p>34.5263157894737</text:p>
          </table:table-cell>
          <table:table-cell table:formula="of:=[.D72]*3.14/12*([.E72]*[.E72]+[.E72]*[.$B$2]+[.$B$2]*[.$B$2])/1000" office:value-type="float" office:value="27.8070745706371" calcext:value-type="float">
            <text:p>27.8070745706371</text:p>
          </table:table-cell>
          <table:table-cell table:formula="of:=[.$F$7]/[.$B$3]*[.D72]" office:value-type="float" office:value="32.0249210438845" calcext:value-type="float">
            <text:p>32.0249210438845</text:p>
          </table:table-cell>
        </table:table-row>
        <table:table-row table:style-name="ro1">
          <table:table-cell table:number-columns-repeated="3"/>
          <table:table-cell office:value-type="float" office:value="32.5" calcext:value-type="float">
            <text:p>32.5</text:p>
          </table:table-cell>
          <table:table-cell table:formula="of:=([.$B$1]-[.$B$2])/2*[.D73]/[.$B$3]*2+[.$B$2]" office:value-type="float" office:value="34.5657894736842" calcext:value-type="float">
            <text:p>34.5657894736842</text:p>
          </table:table-cell>
          <table:table-cell table:formula="of:=[.D73]*3.14/12*([.E73]*[.E73]+[.E73]*[.$B$2]+[.$B$2]*[.$B$2])/1000" office:value-type="float" office:value="28.2754957994287" calcext:value-type="float">
            <text:p>28.2754957994287</text:p>
          </table:table-cell>
          <table:table-cell table:formula="of:=[.$F$7]/[.$B$3]*[.D73]" office:value-type="float" office:value="32.5253104351952" calcext:value-type="float">
            <text:p>32.5253104351952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formula="of:=([.$B$1]-[.$B$2])/2*[.D74]/[.$B$3]*2+[.$B$2]" office:value-type="float" office:value="34.6052631578947" calcext:value-type="float">
            <text:p>34.6052631578947</text:p>
          </table:table-cell>
          <table:table-cell table:formula="of:=[.D74]*3.14/12*([.E74]*[.E74]+[.E74]*[.$B$2]+[.$B$2]*[.$B$2])/1000" office:value-type="float" office:value="28.7449881128809" calcext:value-type="float">
            <text:p>28.7449881128809</text:p>
          </table:table-cell>
          <table:table-cell table:formula="of:=[.$F$7]/[.$B$3]*[.D74]" office:value-type="float" office:value="33.0256998265059" calcext:value-type="float">
            <text:p>33.0256998265059</text:p>
          </table:table-cell>
        </table:table-row>
        <table:table-row table:style-name="ro1">
          <table:table-cell table:number-columns-repeated="3"/>
          <table:table-cell office:value-type="float" office:value="33.5" calcext:value-type="float">
            <text:p>33.5</text:p>
          </table:table-cell>
          <table:table-cell table:formula="of:=([.$B$1]-[.$B$2])/2*[.D75]/[.$B$3]*2+[.$B$2]" office:value-type="float" office:value="34.6447368421053" calcext:value-type="float">
            <text:p>34.6447368421053</text:p>
          </table:table-cell>
          <table:table-cell table:formula="of:=[.D75]*3.14/12*([.E75]*[.E75]+[.E75]*[.$B$2]+[.$B$2]*[.$B$2])/1000" office:value-type="float" office:value="29.2155527341586" calcext:value-type="float">
            <text:p>29.2155527341586</text:p>
          </table:table-cell>
          <table:table-cell table:formula="of:=[.$F$7]/[.$B$3]*[.D75]" office:value-type="float" office:value="33.5260892178166" calcext:value-type="float">
            <text:p>33.5260892178166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table:formula="of:=([.$B$1]-[.$B$2])/2*[.D76]/[.$B$3]*2+[.$B$2]" office:value-type="float" office:value="34.6842105263158" calcext:value-type="float">
            <text:p>34.6842105263158</text:p>
          </table:table-cell>
          <table:table-cell table:formula="of:=[.D76]*3.14/12*([.E76]*[.E76]+[.E76]*[.$B$2]+[.$B$2]*[.$B$2])/1000" office:value-type="float" office:value="29.6871908864266" calcext:value-type="float">
            <text:p>29.6871908864266</text:p>
          </table:table-cell>
          <table:table-cell table:formula="of:=[.$F$7]/[.$B$3]*[.D76]" office:value-type="float" office:value="34.0264786091273" calcext:value-type="float">
            <text:p>34.0264786091273</text:p>
          </table:table-cell>
        </table:table-row>
        <table:table-row table:style-name="ro1">
          <table:table-cell table:number-columns-repeated="3"/>
          <table:table-cell office:value-type="float" office:value="34.5" calcext:value-type="float">
            <text:p>34.5</text:p>
          </table:table-cell>
          <table:table-cell table:formula="of:=([.$B$1]-[.$B$2])/2*[.D77]/[.$B$3]*2+[.$B$2]" office:value-type="float" office:value="34.7236842105263" calcext:value-type="float">
            <text:p>34.7236842105263</text:p>
          </table:table-cell>
          <table:table-cell table:formula="of:=[.D77]*3.14/12*([.E77]*[.E77]+[.E77]*[.$B$2]+[.$B$2]*[.$B$2])/1000" office:value-type="float" office:value="30.1599037928497" calcext:value-type="float">
            <text:p>30.1599037928497</text:p>
          </table:table-cell>
          <table:table-cell table:formula="of:=[.$F$7]/[.$B$3]*[.D77]" office:value-type="float" office:value="34.526868000438" calcext:value-type="float">
            <text:p>34.526868000438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formula="of:=([.$B$1]-[.$B$2])/2*[.D78]/[.$B$3]*2+[.$B$2]" office:value-type="float" office:value="34.7631578947368" calcext:value-type="float">
            <text:p>34.7631578947368</text:p>
          </table:table-cell>
          <table:table-cell table:formula="of:=[.D78]*3.14/12*([.E78]*[.E78]+[.E78]*[.$B$2]+[.$B$2]*[.$B$2])/1000" office:value-type="float" office:value="30.6336926765928" calcext:value-type="float">
            <text:p>30.6336926765928</text:p>
          </table:table-cell>
          <table:table-cell table:formula="of:=[.$F$7]/[.$B$3]*[.D78]" office:value-type="float" office:value="35.0272573917487" calcext:value-type="float">
            <text:p>35.0272573917487</text:p>
          </table:table-cell>
        </table:table-row>
        <table:table-row table:style-name="ro1">
          <table:table-cell table:number-columns-repeated="3"/>
          <table:table-cell office:value-type="float" office:value="35.5" calcext:value-type="float">
            <text:p>35.5</text:p>
          </table:table-cell>
          <table:table-cell table:formula="of:=([.$B$1]-[.$B$2])/2*[.D79]/[.$B$3]*2+[.$B$2]" office:value-type="float" office:value="34.8026315789474" calcext:value-type="float">
            <text:p>34.8026315789474</text:p>
          </table:table-cell>
          <table:table-cell table:formula="of:=[.D79]*3.14/12*([.E79]*[.E79]+[.E79]*[.$B$2]+[.$B$2]*[.$B$2])/1000" office:value-type="float" office:value="31.1085587608206" calcext:value-type="float">
            <text:p>31.1085587608206</text:p>
          </table:table-cell>
          <table:table-cell table:formula="of:=[.$F$7]/[.$B$3]*[.D79]" office:value-type="float" office:value="35.5276467830594" calcext:value-type="float">
            <text:p>35.5276467830594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table:formula="of:=([.$B$1]-[.$B$2])/2*[.D80]/[.$B$3]*2+[.$B$2]" office:value-type="float" office:value="34.8421052631579" calcext:value-type="float">
            <text:p>34.8421052631579</text:p>
          </table:table-cell>
          <table:table-cell table:formula="of:=[.D80]*3.14/12*([.E80]*[.E80]+[.E80]*[.$B$2]+[.$B$2]*[.$B$2])/1000" office:value-type="float" office:value="31.5845032686981" calcext:value-type="float">
            <text:p>31.5845032686981</text:p>
          </table:table-cell>
          <table:table-cell table:formula="of:=[.$F$7]/[.$B$3]*[.D80]" office:value-type="float" office:value="36.0280361743701" calcext:value-type="float">
            <text:p>36.0280361743701</text:p>
          </table:table-cell>
        </table:table-row>
        <table:table-row table:style-name="ro1">
          <table:table-cell table:number-columns-repeated="3"/>
          <table:table-cell office:value-type="float" office:value="36.5" calcext:value-type="float">
            <text:p>36.5</text:p>
          </table:table-cell>
          <table:table-cell table:formula="of:=([.$B$1]-[.$B$2])/2*[.D81]/[.$B$3]*2+[.$B$2]" office:value-type="float" office:value="34.8815789473684" calcext:value-type="float">
            <text:p>34.8815789473684</text:p>
          </table:table-cell>
          <table:table-cell table:formula="of:=[.D81]*3.14/12*([.E81]*[.E81]+[.E81]*[.$B$2]+[.$B$2]*[.$B$2])/1000" office:value-type="float" office:value="32.0615274233899" calcext:value-type="float">
            <text:p>32.0615274233899</text:p>
          </table:table-cell>
          <table:table-cell table:formula="of:=[.$F$7]/[.$B$3]*[.D81]" office:value-type="float" office:value="36.5284255656807" calcext:value-type="float">
            <text:p>36.5284255656807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formula="of:=([.$B$1]-[.$B$2])/2*[.D82]/[.$B$3]*2+[.$B$2]" office:value-type="float" office:value="34.9210526315789" calcext:value-type="float">
            <text:p>34.9210526315789</text:p>
          </table:table-cell>
          <table:table-cell table:formula="of:=[.D82]*3.14/12*([.E82]*[.E82]+[.E82]*[.$B$2]+[.$B$2]*[.$B$2])/1000" office:value-type="float" office:value="32.5396324480609" calcext:value-type="float">
            <text:p>32.5396324480609</text:p>
          </table:table-cell>
          <table:table-cell table:formula="of:=[.$F$7]/[.$B$3]*[.D82]" office:value-type="float" office:value="37.0288149569914" calcext:value-type="float">
            <text:p>37.0288149569914</text:p>
          </table:table-cell>
        </table:table-row>
        <table:table-row table:style-name="ro1">
          <table:table-cell table:number-columns-repeated="3"/>
          <table:table-cell office:value-type="float" office:value="37.5" calcext:value-type="float">
            <text:p>37.5</text:p>
          </table:table-cell>
          <table:table-cell table:formula="of:=([.$B$1]-[.$B$2])/2*[.D83]/[.$B$3]*2+[.$B$2]" office:value-type="float" office:value="34.9605263157895" calcext:value-type="float">
            <text:p>34.9605263157895</text:p>
          </table:table-cell>
          <table:table-cell table:formula="of:=[.D83]*3.14/12*([.E83]*[.E83]+[.E83]*[.$B$2]+[.$B$2]*[.$B$2])/1000" office:value-type="float" office:value="33.018819565876" calcext:value-type="float">
            <text:p>33.018819565876</text:p>
          </table:table-cell>
          <table:table-cell table:formula="of:=[.$F$7]/[.$B$3]*[.D83]" office:value-type="float" office:value="37.5292043483021" calcext:value-type="float">
            <text:p>37.5292043483021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table:formula="of:=([.$B$1]-[.$B$2])/2*[.D84]/[.$B$3]*2+[.$B$2]" office:value-type="float" office:value="35" calcext:value-type="float">
            <text:p>35</text:p>
          </table:table-cell>
          <table:table-cell table:formula="of:=[.D84]*3.14/12*([.E84]*[.E84]+[.E84]*[.$B$2]+[.$B$2]*[.$B$2])/1000" office:value-type="float" office:value="33.49909" calcext:value-type="float">
            <text:p>33.49909</text:p>
          </table:table-cell>
          <table:table-cell table:formula="of:=[.$F$7]/[.$B$3]*[.D84]" office:value-type="float" office:value="38.0295937396128" calcext:value-type="float">
            <text:p>38.0295937396128</text:p>
          </table:table-cell>
        </table:table-row>
      </table:table>
      <table:table table:name="Karbonisieren" table:style-name="ta1"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26" office:value-type="string" calcext:value-type="string">
            <text:p>Berechnung Speisemeng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mperatur der angesetzten Würze: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CO2 darin gelöst</text:p>
          </table:table-cell>
          <table:table-cell table:formula="of:=10.13*EXP(-10.73797 + (2617.25 / ( [.A4]+273.5)))" office:value-type="float" office:value="1.54427310104498" calcext:value-type="float">
            <text:p>1.54427310104498</text:p>
          </table:table-cell>
        </table:table-row>
        <table:table-row table:style-name="ro1">
          <table:table-cell office:value-type="string" calcext:value-type="string">
            <text:p>gewünschte Karbonisieru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fehlende Karbonisierung</text:p>
          </table:table-cell>
          <table:table-cell table:formula="of:=[.A7]-[.B5]" office:value-type="float" office:value="3.45572689895502" calcext:value-type="float">
            <text:p>3.45572689895502</text:p>
          </table:table-cell>
        </table:table-row>
        <table:table-row table:style-name="ro1">
          <table:table-cell office:value-type="string" calcext:value-type="string">
            <text:p>Zuzuführende Speisezuckermenge</text:p>
          </table:table-cell>
          <table:table-cell/>
        </table:table-row>
        <table:table-row table:style-name="ro1">
          <table:table-cell table:formula="of:=[.B8]*2" office:value-type="float" office:value="6.91145379791004" calcext:value-type="float">
            <text:p>6.91145379791004</text:p>
          </table:table-cell>
          <table:table-cell office:value-type="string" calcext:value-type="string">
            <text:p>g/L</text:p>
          </table:table-cell>
        </table:table-row>
      </table:table>
      <table:table table:name="Mischungskreuz" table:style-name="ta1">
        <table:table-column table:style-name="co3" table:number-columns-repeated="4" table:default-cell-style-name="Default"/>
        <table:table-row table:style-name="ro1">
          <table:table-cell table:style-name="ce26" office:value-type="string" calcext:value-type="string">
            <text:p>Berechnung der Menge Wasser einer Temperatur, die einer anderen Menge Wasser zugeführt werden muss, um eine bestimmte Temperatur zu erreiche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 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asserTemperatur A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Temperatur B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gewünschte Mischtemperatur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B</text:p>
          </table:table-cell>
          <table:table-cell/>
          <table:table-cell table:formula="of:= 22 / ( 78 - [.C6])" office:value-type="float" office:value="0.392857142857143" calcext:value-type="float">
            <text:p>0.392857142857143</text:p>
          </table:table-cell>
          <table:table-cell office:value-type="string" calcext:value-type="string">
            <text:p>L</text:p>
          </table:table-cell>
        </table:table-row>
      </table:table>
      <table:table table:name="Speisemenge" table:style-name="ta1">
        <table:table-column table:style-name="co7" table:default-cell-style-name="Default"/>
        <table:table-column table:style-name="co3" table:number-columns-repeated="7" table:default-cell-style-name="Default"/>
        <table:table-row table:style-name="ro1">
          <table:table-cell table:style-name="ce26" office:value-type="string" calcext:value-type="string">
            <text:p>Speisemenge berech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mperatur</text:p>
          </table:table-cell>
          <table:table-cell table:number-columns-repeated="5"/>
          <table:table-cell office:value-type="string" calcext:value-type="string">
            <text:p>Speise Stammwürze</text:p>
          </table:table-cell>
          <table:table-cell office:value-type="string" calcext:value-type="string">
            <text:p>Würze Stammwürze vergor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3.5" calcext:value-type="float">
            <text:p>273.5</text:p>
          </table:table-cell>
          <table:table-cell office:value-type="float" office:value="2617.25" calcext:value-type="float">
            <text:p>2617.25</text:p>
          </table:table-cell>
          <table:table-cell office:value-type="float" office:value="-10.73797" calcext:value-type="float">
            <text:p>-10.73797</text:p>
          </table:table-cell>
          <table:table-cell office:value-type="float" office:value="10.13" calcext:value-type="float">
            <text:p>10.13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Gewünschter Kohlensäurewert</text:p>
          </table:table-cell>
          <table:table-cell table:number-columns-repeated="2"/>
          <table:table-cell office:value-type="string" calcext:value-type="string">
            <text:p>Faktor</text:p>
          </table:table-cell>
          <table:table-cell table:number-columns-repeated="2"/>
        </table:table-row>
        <table:table-row table:style-name="ro1">
          <table:table-cell/>
          <table:table-cell table:formula="of:=EXP([.D3]+[.C3]/([.A3]+[.B3]))*[.E3]" office:value-type="float" office:value="2.10598176712527" calcext:value-type="float">
            <text:p>2.10598176712527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$C$7]-[.$B$7])/[.F7]" office:value-type="float" office:value="5.16788970156202" calcext:value-type="float">
            <text:p>5.16788970156202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Speise</text:p>
          </table:table-cell>
          <table:table-cell/>
        </table:table-row>
        <table:table-row table:style-name="ro1">
          <table:table-cell table:number-columns-repeated="4"/>
          <table:table-cell table:formula="of:=([.$C$7]-[.$B$7])/[.F8]" office:value-type="float" office:value="5.78803646574947" calcext:value-type="float">
            <text:p>5.7880364657494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Zucker</text:p>
          </table:table-cell>
          <table:table-cell/>
        </table:table-row>
        <table:table-row table:style-name="ro1">
          <table:table-cell/>
          <table:table-cell table:formula="of:=[.G3]*8.1*(1-([.H3]/[.G3]))" office:value-type="float" office:value="72.9" calcext:value-type="float">
            <text:p>72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isemenge pro Liter</text:p>
          </table:table-cell>
          <table:table-cell table:formula="of:=1000*[.E7]/[.B9]" office:value-type="float" office:value="70.8901193629907" calcext:value-type="float">
            <text:p>70.8901193629907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Schüttung [kg]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charometer/Bierspindel [°P]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umen Ausschlagwürze [L]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100°C) [kg/L]</text:p>
          </table:table-cell>
          <table:table-cell office:value-type="float" office:value="958.4" calcext:value-type="float">
            <text:p>958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20°C) [kg/L]</text:p>
          </table:table-cell>
          <table:table-cell office:value-type="float" office:value="998.2" calcext:value-type="float">
            <text:p>998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eraturfaktor</text:p>
          </table:table-cell>
          <table:table-cell table:formula="of:=[.B18]/[.B19]" office:value-type="float" office:value="0.960128230815468" calcext:value-type="float">
            <text:p>0.9601282308154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zifische Dichte [kg/L]</text:p>
          </table:table-cell>
          <table:table-cell table:formula="of:=([.B16]/(258.6-([.B16]/258.2)*227.1))+1" office:value-type="float" office:value="1.04837824215727" calcext:value-type="float">
            <text:p>1.04837824215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Ausschlagwürze [kg]</text:p>
          </table:table-cell>
          <table:table-cell table:formula="of:=[.B17]*[.B21]" office:value-type="float" office:value="20.9675648431454" calcext:value-type="float">
            <text:p>20.9675648431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Extrakt [kg]</text:p>
          </table:table-cell>
          <table:table-cell table:formula="of:=[.B22]*[.B16]*10/1000" office:value-type="float" office:value="2.51610778117745" calcext:value-type="float">
            <text:p>2.51610778117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dhausausbeute [%]</text:p>
          </table:table-cell>
          <table:table-cell table:formula="of:=[.B23]*[.B20]/[.B15]*100" office:value-type="float" office:value="48.3157222496588" calcext:value-type="float">
            <text:p>48.31572224965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ütung berechnet [kg]</text:p>
          </table:table-cell>
          <table:table-cell table:formula="of:=[.B23]/[.B24]*100" office:value-type="float" office:value="5.20763772954925" calcext:value-type="float">
            <text:p>5.20763772954925</text:p>
          </table:table-cell>
          <table:table-cell table:number-columns-repeated="6"/>
        </table:table-row>
      </table:table>
      <table:table table:name="Grünschlauchen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ce26" office:value-type="string" calcext:value-type="string">
            <text:p>Umrechnung Brix Plato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Brechungskorrektur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Refraktometer Messung vor Anstellen (Stammwürze)</text:p>
          </table:table-cell>
          <table:table-cell table:style-name="ce22" office:value-type="float" office:value="12.35" calcext:value-type="float">
            <text:p>12.35</text:p>
          </table:table-cell>
          <table:table-cell office:value-type="string" calcext:value-type="string">
            <text:p>Brix</text:p>
          </table:table-cell>
        </table:table-row>
        <table:table-row table:style-name="ro1">
          <table:table-cell office:value-type="string" calcext:value-type="string">
            <text:p>Plato</text:p>
          </table:table-cell>
          <table:table-cell table:style-name="ce26" table:formula="of:=[.B3]/[.B2]" office:value-type="float" office:value="11.9902912621359" calcext:value-type="float">
            <text:p>11.9902912621359</text:p>
          </table:table-cell>
          <table:table-cell office:value-type="string" calcext:value-type="string">
            <text:p>°P</text:p>
          </table:table-cell>
        </table:table-row>
        <table:table-row table:style-name="ro1">
          <table:table-cell/>
          <table:table-cell table:style-name="ce26"/>
          <table:table-cell/>
        </table:table-row>
        <table:table-row table:style-name="ro1">
          <table:table-cell office:value-type="string" calcext:value-type="string">
            <text:p>Refraktometer Messung nach anstellen</text:p>
          </table:table-cell>
          <table:table-cell table:style-name="ce22" office:value-type="float" office:value="8.25" calcext:value-type="float">
            <text:p>8.25</text:p>
          </table:table-cell>
          <table:table-cell office:value-type="string" calcext:value-type="string">
            <text:p>Brix</text:p>
          </table:table-cell>
        </table:table-row>
        <table:table-row table:style-name="ro1">
          <table:table-cell office:value-type="string" calcext:value-type="string">
            <text:p>Plato</text:p>
          </table:table-cell>
          <table:table-cell table:style-name="ce26" table:formula="of:=[.B6]/[.B2]" office:value-type="float" office:value="8.00970873786408" calcext:value-type="float">
            <text:p>8.00970873786408</text:p>
          </table:table-cell>
          <table:table-cell office:value-type="string" calcext:value-type="string">
            <text:p>°P</text:p>
          </table:table-cell>
        </table:table-row>
        <table:table-row table:style-name="ro1">
          <table:table-cell/>
          <table:table-cell table:style-name="ce25"/>
          <table:table-cell/>
        </table:table-row>
        <table:table-row table:style-name="ro1">
          <table:table-cell table:style-name="ce26" office:value-type="string" calcext:value-type="string">
            <text:p>Spindelwert alkoholkorrigiert SRE – T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inbarer Restextrakt SG</text:p>
          </table:table-cell>
          <table:table-cell table:style-name="ce26" table:formula="of:=1-0.00085683*[.B4]+0.0034941*[.B7]" office:value-type="float" office:value="1.01771308203884" calcext:value-type="float">
            <text:p>1.01771308203884</text:p>
          </table:table-cell>
          <table:table-cell/>
        </table:table-row>
        <table:table-row table:style-name="ro1">
          <table:table-cell office:value-type="string" calcext:value-type="string">
            <text:p>scheinbarer Restextrakt °P SRE </text:p>
          </table:table-cell>
          <table:table-cell table:style-name="ce26" table:formula="of:=668.72 * [.B10] -205.347 * [.B10] * [.B10] - 463.37" office:value-type="float" office:value="4.50900741232647" calcext:value-type="float">
            <text:p>4.50900741232647</text:p>
          </table:table-cell>
          <table:table-cell/>
        </table:table-row>
        <table:table-row table:style-name="ro1">
          <table:table-cell office:value-type="string" calcext:value-type="string">
            <text:p>tatsächlicher Restextrakt (TRE)</text:p>
          </table:table-cell>
          <table:table-cell table:style-name="ce26" table:formula="of:=0.1808*[.B4]+0.8192*[.B11]" office:value-type="float" office:value="5.86162353237202" calcext:value-type="float">
            <text:p>5.86162353237202</text:p>
          </table:table-cell>
          <table:table-cell office:value-type="string" calcext:value-type="string">
            <text:p>°P</text:p>
          </table:table-cell>
        </table:table-row>
        <table:table-row table:style-name="ro1">
          <table:table-cell office:value-type="string" calcext:value-type="string">
            <text:p>scheinbarer Vergärungsgrad</text:p>
          </table:table-cell>
          <table:table-cell table:style-name="ce26" table:formula="of:=(1-[.B11]/[.B4])*100" office:value-type="float" office:value="62.3945130793825" calcext:value-type="float">
            <text:p>62.394513079382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tatsächlicher Vergärungsgrad</text:p>
          </table:table-cell>
          <table:table-cell table:style-name="ce26" table:formula="of:=(1-[.B12]/[.B4])*100" office:value-type="float" office:value="51.1135851146301" calcext:value-type="float">
            <text:p>51.11358511463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Alkoholgehalt Gew %</text:p>
          </table:table-cell>
          <table:table-cell table:style-name="ce26" table:formula="of:=([.B4]-[.B12])/(2.0665-0.010665*[.B4])" office:value-type="float" office:value="3.16135009796728" calcext:value-type="float">
            <text:p>3.16135009796728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Alkoholgehalt Vol %</text:p>
          </table:table-cell>
          <table:table-cell table:style-name="ce26" table:formula="of:=261.1/(261.53-[.B12])*[.B15]/0.794" office:value-type="float" office:value="4.06613645922847" calcext:value-type="float">
            <text:p>4.0661364592284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6" office:value-type="string" calcext:value-type="string">
            <text:p>Grünschlauc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ünschte CO2 Rezenz g/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gelagerte Temperatu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im Bier enthaltenes CO2</text:p>
          </table:table-cell>
          <table:table-cell table:formula="of:=10*EXP(-10.73797+(2617.25/([.B20]+273.5)))" office:value-type="float" office:value="2.14703506793326" calcext:value-type="float">
            <text:p>2.14703506793326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Differenz</text:p>
          </table:table-cell>
          <table:table-cell table:formula="of:=[.B19]-[.B21]" office:value-type="float" office:value="2.85296493206674" calcext:value-type="float">
            <text:p>2.85296493206674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0,1°P = 0,4g/L</text:p>
          </table:table-cell>
          <table:table-cell table:formula="of:=[.B22]*0.1/0.4" office:value-type="float" office:value="0.713241233016685" calcext:value-type="float">
            <text:p>0.713241233016685</text:p>
          </table:table-cell>
          <table:table-cell office:value-type="string" calcext:value-type="string">
            <text:p>°P</text:p>
          </table:table-cell>
        </table:table-row>
        <table:table-row table:style-name="ro1">
          <table:table-cell office:value-type="string" calcext:value-type="string">
            <text:p>TRE beim Grünschlauchen</text:p>
          </table:table-cell>
          <table:table-cell table:formula="of:=[.B12]+[.B23]" office:value-type="float" office:value="6.57486476538871" calcext:value-type="float">
            <text:p>6.57486476538871</text:p>
          </table:table-cell>
          <table:table-cell office:value-type="string" calcext:value-type="string">
            <text:p>°P</text:p>
          </table:table-cell>
        </table:table-row>
        <table:table-row table:style-name="ro1">
          <table:table-cell office:value-type="string" calcext:value-type="string">
            <text:p>SRE beim grünschlauchen</text:p>
          </table:table-cell>
          <table:table-cell table:formula="of:=[.B11]+[.B23]" office:value-type="float" office:value="5.22224864534316" calcext:value-type="float">
            <text:p>5.22224864534316</text:p>
          </table:table-cell>
          <table:table-cell office:value-type="string" calcext:value-type="string">
            <text:p>°P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ce24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24"/>
        </table:table-row>
        <table:table-row table:style-name="ro1">
          <table:table-cell table:number-columns-repeated="2"/>
          <table:table-cell table:style-name="ce24"/>
        </table:table-row>
      </table:table>
      <table:table table:name="Spundungstabelle" table:style-name="ta1">
        <table:table-column table:style-name="co30" table:default-cell-style-name="ce26"/>
        <table:table-column table:style-name="co3" table:number-columns-repeated="63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style-name="ce19" office:value-type="string" calcext:value-type="string" table:number-columns-spanned="14" table:number-rows-spanned="1">
            <text:p>Sättigungsdruck[bar] = CO2[g/l] / ( ( e^( -10,73797 + ( 2617,25 / ( Temperatur[°C] + 273,15 ) ) ) ) * 10 ) ) - 1,013 </text:p>
          </table:table-cell>
          <table:covered-table-cell table:number-columns-repeated="13"/>
          <table:table-cell table:number-columns-repeated="5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CO2 [g/L]/ Temperatur [°C]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8]/(10*EXP(-10.73797+(2617.25/([.B$7]+273.15))))-1.013" office:value-type="float" office:value="-0.0596130780713371" calcext:value-type="float">
            <text:p>-0.059613078071337</text:p>
          </table:table-cell>
          <table:table-cell table:formula="of:=[.$A8]/(10*EXP(-10.73797+(2617.25/([.C$7]+273.15))))-1.013" office:value-type="float" office:value="0.00915472845666288" calcext:value-type="float">
            <text:p>0.009154728456663</text:p>
          </table:table-cell>
          <table:table-cell table:formula="of:=[.$A8]/(10*EXP(-10.73797+(2617.25/([.D$7]+273.15))))-1.013" office:value-type="float" office:value="0.081781736878719" calcext:value-type="float">
            <text:p>0.081781736878719</text:p>
          </table:table-cell>
          <table:table-cell table:formula="of:=[.$A8]/(10*EXP(-10.73797+(2617.25/([.E$7]+273.15))))-1.013" office:value-type="float" office:value="0.158416343635762" calcext:value-type="float">
            <text:p>0.158416343635762</text:p>
          </table:table-cell>
          <table:table-cell table:formula="of:=[.$A8]/(10*EXP(-10.73797+(2617.25/([.F$7]+273.15))))-1.013" office:value-type="float" office:value="0.239209411228707" calcext:value-type="float">
            <text:p>0.239209411228707</text:p>
          </table:table-cell>
          <table:table-cell table:formula="of:=[.$A8]/(10*EXP(-10.73797+(2617.25/([.G$7]+273.15))))-1.013" office:value-type="float" office:value="0.324314199296704" calcext:value-type="float">
            <text:p>0.324314199296704</text:p>
          </table:table-cell>
          <table:table-cell table:formula="of:=[.$A8]/(10*EXP(-10.73797+(2617.25/([.H$7]+273.15))))-1.013" office:value-type="float" office:value="0.413886293547231" calcext:value-type="float">
            <text:p>0.413886293547231</text:p>
          </table:table-cell>
          <table:table-cell table:formula="of:=[.$A8]/(10*EXP(-10.73797+(2617.25/([.I$7]+273.15))))-1.013" office:value-type="float" office:value="0.508083532685972" calcext:value-type="float">
            <text:p>0.508083532685972</text:p>
          </table:table-cell>
          <table:table-cell table:formula="of:=[.$A8]/(10*EXP(-10.73797+(2617.25/([.J$7]+273.15))))-1.013" office:value-type="float" office:value="0.607065933493775" calcext:value-type="float">
            <text:p>0.607065933493775</text:p>
          </table:table-cell>
          <table:table-cell table:formula="of:=[.$A8]/(10*EXP(-10.73797+(2617.25/([.K$7]+273.15))))-1.013" office:value-type="float" office:value="0.710995614196893" calcext:value-type="float">
            <text:p>0.710995614196893</text:p>
          </table:table-cell>
          <table:table-cell table:formula="of:=[.$A8]/(10*EXP(-10.73797+(2617.25/([.L$7]+273.15))))-1.013" office:value-type="float" office:value="0.820036716275351" calcext:value-type="float">
            <text:p>0.820036716275351</text:p>
          </table:table-cell>
          <table:table-cell table:formula="of:=[.$A8]/(10*EXP(-10.73797+(2617.25/([.M$7]+273.15))))-1.013" office:value-type="float" office:value="0.934355324852581" calcext:value-type="float">
            <text:p>0.934355324852581</text:p>
          </table:table-cell>
          <table:table-cell table:formula="of:=[.$A8]/(10*EXP(-10.73797+(2617.25/([.N$7]+273.15))))-1.013" office:value-type="float" office:value="1.0541193878074" calcext:value-type="float">
            <text:p>1.0541193878074</text:p>
          </table:table-cell>
          <table:table-cell table:number-columns-repeated="50"/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[.$A9]/(10*EXP(-10.73797+(2617.25/([.B$7]+273.15))))-1.013" office:value-type="float" office:value="-0.0278335140070483" calcext:value-type="float">
            <text:p>-0.027833514007048</text:p>
          </table:table-cell>
          <table:table-cell table:formula="of:=[.$A9]/(10*EXP(-10.73797+(2617.25/([.C$7]+273.15))))-1.013" office:value-type="float" office:value="0.0432265527385518" calcext:value-type="float">
            <text:p>0.043226552738552</text:p>
          </table:table-cell>
          <table:table-cell table:formula="of:=[.$A9]/(10*EXP(-10.73797+(2617.25/([.D$7]+273.15))))-1.013" office:value-type="float" office:value="0.118274461441343" calcext:value-type="float">
            <text:p>0.118274461441343</text:p>
          </table:table-cell>
          <table:table-cell table:formula="of:=[.$A9]/(10*EXP(-10.73797+(2617.25/([.E$7]+273.15))))-1.013" office:value-type="float" office:value="0.197463555090287" calcext:value-type="float">
            <text:p>0.197463555090287</text:p>
          </table:table-cell>
          <table:table-cell table:formula="of:=[.$A9]/(10*EXP(-10.73797+(2617.25/([.F$7]+273.15))))-1.013" office:value-type="float" office:value="0.28094972493633" calcext:value-type="float">
            <text:p>0.28094972493633</text:p>
          </table:table-cell>
          <table:table-cell table:formula="of:=[.$A9]/(10*EXP(-10.73797+(2617.25/([.G$7]+273.15))))-1.013" office:value-type="float" office:value="0.368891339273261" calcext:value-type="float">
            <text:p>0.368891339273261</text:p>
          </table:table-cell>
          <table:table-cell table:formula="of:=[.$A9]/(10*EXP(-10.73797+(2617.25/([.H$7]+273.15))))-1.013" office:value-type="float" office:value="0.461449169998805" calcext:value-type="float">
            <text:p>0.461449169998805</text:p>
          </table:table-cell>
          <table:table-cell table:formula="of:=[.$A9]/(10*EXP(-10.73797+(2617.25/([.I$7]+273.15))))-1.013" office:value-type="float" office:value="0.558786317108838" calcext:value-type="float">
            <text:p>0.558786317108838</text:p>
          </table:table-cell>
          <table:table-cell table:formula="of:=[.$A9]/(10*EXP(-10.73797+(2617.25/([.J$7]+273.15))))-1.013" office:value-type="float" office:value="0.661068131276901" calcext:value-type="float">
            <text:p>0.661068131276901</text:p>
          </table:table-cell>
          <table:table-cell table:formula="of:=[.$A9]/(10*EXP(-10.73797+(2617.25/([.K$7]+273.15))))-1.013" office:value-type="float" office:value="0.768462134670123" calcext:value-type="float">
            <text:p>0.768462134670123</text:p>
          </table:table-cell>
          <table:table-cell table:formula="of:=[.$A9]/(10*EXP(-10.73797+(2617.25/([.L$7]+273.15))))-1.013" office:value-type="float" office:value="0.881137940151196" calcext:value-type="float">
            <text:p>0.881137940151196</text:p>
          </table:table-cell>
          <table:table-cell table:formula="of:=[.$A9]/(10*EXP(-10.73797+(2617.25/([.M$7]+273.15))))-1.013" office:value-type="float" office:value="0.999267169014334" calcext:value-type="float">
            <text:p>0.999267169014334</text:p>
          </table:table-cell>
          <table:table-cell table:formula="of:=[.$A9]/(10*EXP(-10.73797+(2617.25/([.N$7]+273.15))))-1.013" office:value-type="float" office:value="1.12302336740098" calcext:value-type="float">
            <text:p>1.12302336740098</text:p>
          </table:table-cell>
          <table:table-cell table:number-columns-repeated="50"/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[.$A10]/(10*EXP(-10.73797+(2617.25/([.B$7]+273.15))))-1.013" office:value-type="float" office:value="0.00394605005724058" calcext:value-type="float">
            <text:p>0.003946050057241</text:p>
          </table:table-cell>
          <table:table-cell table:formula="of:=[.$A10]/(10*EXP(-10.73797+(2617.25/([.C$7]+273.15))))-1.013" office:value-type="float" office:value="0.0772983770204405" calcext:value-type="float">
            <text:p>0.077298377020441</text:p>
          </table:table-cell>
          <table:table-cell table:formula="of:=[.$A10]/(10*EXP(-10.73797+(2617.25/([.D$7]+273.15))))-1.013" office:value-type="float" office:value="0.154767186003967" calcext:value-type="float">
            <text:p>0.154767186003967</text:p>
          </table:table-cell>
          <table:table-cell table:formula="of:=[.$A10]/(10*EXP(-10.73797+(2617.25/([.E$7]+273.15))))-1.013" office:value-type="float" office:value="0.236510766544813" calcext:value-type="float">
            <text:p>0.236510766544813</text:p>
          </table:table-cell>
          <table:table-cell table:formula="of:=[.$A10]/(10*EXP(-10.73797+(2617.25/([.F$7]+273.15))))-1.013" office:value-type="float" office:value="0.322690038643954" calcext:value-type="float">
            <text:p>0.322690038643954</text:p>
          </table:table-cell>
          <table:table-cell table:formula="of:=[.$A10]/(10*EXP(-10.73797+(2617.25/([.G$7]+273.15))))-1.013" office:value-type="float" office:value="0.413468479249818" calcext:value-type="float">
            <text:p>0.413468479249818</text:p>
          </table:table-cell>
          <table:table-cell table:formula="of:=[.$A10]/(10*EXP(-10.73797+(2617.25/([.H$7]+273.15))))-1.013" office:value-type="float" office:value="0.50901204645038" calcext:value-type="float">
            <text:p>0.50901204645038</text:p>
          </table:table-cell>
          <table:table-cell table:formula="of:=[.$A10]/(10*EXP(-10.73797+(2617.25/([.I$7]+273.15))))-1.013" office:value-type="float" office:value="0.609489101531704" calcext:value-type="float">
            <text:p>0.609489101531704</text:p>
          </table:table-cell>
          <table:table-cell table:formula="of:=[.$A10]/(10*EXP(-10.73797+(2617.25/([.J$7]+273.15))))-1.013" office:value-type="float" office:value="0.715070329060027" calcext:value-type="float">
            <text:p>0.715070329060027</text:p>
          </table:table-cell>
          <table:table-cell table:formula="of:=[.$A10]/(10*EXP(-10.73797+(2617.25/([.K$7]+273.15))))-1.013" office:value-type="float" office:value="0.825928655143353" calcext:value-type="float">
            <text:p>0.825928655143353</text:p>
          </table:table-cell>
          <table:table-cell table:formula="of:=[.$A10]/(10*EXP(-10.73797+(2617.25/([.L$7]+273.15))))-1.013" office:value-type="float" office:value="0.942239164027041" calcext:value-type="float">
            <text:p>0.942239164027041</text:p>
          </table:table-cell>
          <table:table-cell table:formula="of:=[.$A10]/(10*EXP(-10.73797+(2617.25/([.M$7]+273.15))))-1.013" office:value-type="float" office:value="1.06417901317609" calcext:value-type="float">
            <text:p>1.06417901317609</text:p>
          </table:table-cell>
          <table:table-cell table:formula="of:=[.$A10]/(10*EXP(-10.73797+(2617.25/([.N$7]+273.15))))-1.013" office:value-type="float" office:value="1.19192734699456" calcext:value-type="float">
            <text:p>1.19192734699456</text:p>
          </table:table-cell>
          <table:table-cell table:number-columns-repeated="50"/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[.$A11]/(10*EXP(-10.73797+(2617.25/([.B$7]+273.15))))-1.013" office:value-type="float" office:value="0.0357256141215292" calcext:value-type="float">
            <text:p>0.035725614121529</text:p>
          </table:table-cell>
          <table:table-cell table:formula="of:=[.$A11]/(10*EXP(-10.73797+(2617.25/([.C$7]+273.15))))-1.013" office:value-type="float" office:value="0.111370201302329" calcext:value-type="float">
            <text:p>0.111370201302329</text:p>
          </table:table-cell>
          <table:table-cell table:formula="of:=[.$A11]/(10*EXP(-10.73797+(2617.25/([.D$7]+273.15))))-1.013" office:value-type="float" office:value="0.191259910566591" calcext:value-type="float">
            <text:p>0.191259910566591</text:p>
          </table:table-cell>
          <table:table-cell table:formula="of:=[.$A11]/(10*EXP(-10.73797+(2617.25/([.E$7]+273.15))))-1.013" office:value-type="float" office:value="0.275557977999338" calcext:value-type="float">
            <text:p>0.275557977999338</text:p>
          </table:table-cell>
          <table:table-cell table:formula="of:=[.$A11]/(10*EXP(-10.73797+(2617.25/([.F$7]+273.15))))-1.013" office:value-type="float" office:value="0.364430352351577" calcext:value-type="float">
            <text:p>0.364430352351577</text:p>
          </table:table-cell>
          <table:table-cell table:formula="of:=[.$A11]/(10*EXP(-10.73797+(2617.25/([.G$7]+273.15))))-1.013" office:value-type="float" office:value="0.458045619226375" calcext:value-type="float">
            <text:p>0.458045619226375</text:p>
          </table:table-cell>
          <table:table-cell table:formula="of:=[.$A11]/(10*EXP(-10.73797+(2617.25/([.H$7]+273.15))))-1.013" office:value-type="float" office:value="0.556574922901954" calcext:value-type="float">
            <text:p>0.556574922901954</text:p>
          </table:table-cell>
          <table:table-cell table:formula="of:=[.$A11]/(10*EXP(-10.73797+(2617.25/([.I$7]+273.15))))-1.013" office:value-type="float" office:value="0.660191885954569" calcext:value-type="float">
            <text:p>0.660191885954569</text:p>
          </table:table-cell>
          <table:table-cell table:formula="of:=[.$A11]/(10*EXP(-10.73797+(2617.25/([.J$7]+273.15))))-1.013" office:value-type="float" office:value="0.769072526843153" calcext:value-type="float">
            <text:p>0.769072526843153</text:p>
          </table:table-cell>
          <table:table-cell table:formula="of:=[.$A11]/(10*EXP(-10.73797+(2617.25/([.K$7]+273.15))))-1.013" office:value-type="float" office:value="0.883395175616582" calcext:value-type="float">
            <text:p>0.883395175616582</text:p>
          </table:table-cell>
          <table:table-cell table:formula="of:=[.$A11]/(10*EXP(-10.73797+(2617.25/([.L$7]+273.15))))-1.013" office:value-type="float" office:value="1.00334038790289" calcext:value-type="float">
            <text:p>1.00334038790289</text:p>
          </table:table-cell>
          <table:table-cell table:formula="of:=[.$A11]/(10*EXP(-10.73797+(2617.25/([.M$7]+273.15))))-1.013" office:value-type="float" office:value="1.12909085733784" calcext:value-type="float">
            <text:p>1.12909085733784</text:p>
          </table:table-cell>
          <table:table-cell table:formula="of:=[.$A11]/(10*EXP(-10.73797+(2617.25/([.N$7]+273.15))))-1.013" office:value-type="float" office:value="1.26083132658814" calcext:value-type="float">
            <text:p>1.26083132658814</text:p>
          </table:table-cell>
          <table:table-cell table:number-columns-repeated="50"/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[.$A12]/(10*EXP(-10.73797+(2617.25/([.B$7]+273.15))))-1.013" office:value-type="float" office:value="0.067505178185818" calcext:value-type="float">
            <text:p>0.067505178185818</text:p>
          </table:table-cell>
          <table:table-cell table:formula="of:=[.$A12]/(10*EXP(-10.73797+(2617.25/([.C$7]+273.15))))-1.013" office:value-type="float" office:value="0.145442025584218" calcext:value-type="float">
            <text:p>0.145442025584218</text:p>
          </table:table-cell>
          <table:table-cell table:formula="of:=[.$A12]/(10*EXP(-10.73797+(2617.25/([.D$7]+273.15))))-1.013" office:value-type="float" office:value="0.227752635129215" calcext:value-type="float">
            <text:p>0.227752635129215</text:p>
          </table:table-cell>
          <table:table-cell table:formula="of:=[.$A12]/(10*EXP(-10.73797+(2617.25/([.E$7]+273.15))))-1.013" office:value-type="float" office:value="0.314605189453863" calcext:value-type="float">
            <text:p>0.314605189453863</text:p>
          </table:table-cell>
          <table:table-cell table:formula="of:=[.$A12]/(10*EXP(-10.73797+(2617.25/([.F$7]+273.15))))-1.013" office:value-type="float" office:value="0.406170666059201" calcext:value-type="float">
            <text:p>0.406170666059201</text:p>
          </table:table-cell>
          <table:table-cell table:formula="of:=[.$A12]/(10*EXP(-10.73797+(2617.25/([.G$7]+273.15))))-1.013" office:value-type="float" office:value="0.502622759202932" calcext:value-type="float">
            <text:p>0.502622759202932</text:p>
          </table:table-cell>
          <table:table-cell table:formula="of:=[.$A12]/(10*EXP(-10.73797+(2617.25/([.H$7]+273.15))))-1.013" office:value-type="float" office:value="0.604137799353528" calcext:value-type="float">
            <text:p>0.604137799353528</text:p>
          </table:table-cell>
          <table:table-cell table:formula="of:=[.$A12]/(10*EXP(-10.73797+(2617.25/([.I$7]+273.15))))-1.013" office:value-type="float" office:value="0.710894670377435" calcext:value-type="float">
            <text:p>0.710894670377435</text:p>
          </table:table-cell>
          <table:table-cell table:formula="of:=[.$A12]/(10*EXP(-10.73797+(2617.25/([.J$7]+273.15))))-1.013" office:value-type="float" office:value="0.823074724626278" calcext:value-type="float">
            <text:p>0.823074724626278</text:p>
          </table:table-cell>
          <table:table-cell table:formula="of:=[.$A12]/(10*EXP(-10.73797+(2617.25/([.K$7]+273.15))))-1.013" office:value-type="float" office:value="0.940861696089812" calcext:value-type="float">
            <text:p>0.940861696089812</text:p>
          </table:table-cell>
          <table:table-cell table:formula="of:=[.$A12]/(10*EXP(-10.73797+(2617.25/([.L$7]+273.15))))-1.013" office:value-type="float" office:value="1.06444161177873" calcext:value-type="float">
            <text:p>1.06444161177873</text:p>
          </table:table-cell>
          <table:table-cell table:formula="of:=[.$A12]/(10*EXP(-10.73797+(2617.25/([.M$7]+273.15))))-1.013" office:value-type="float" office:value="1.19400270149959" calcext:value-type="float">
            <text:p>1.19400270149959</text:p>
          </table:table-cell>
          <table:table-cell table:formula="of:=[.$A12]/(10*EXP(-10.73797+(2617.25/([.N$7]+273.15))))-1.013" office:value-type="float" office:value="1.32973530618172" calcext:value-type="float">
            <text:p>1.32973530618172</text:p>
          </table:table-cell>
          <table:table-cell table:number-columns-repeated="50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$A13]/(10*EXP(-10.73797+(2617.25/([.B$7]+273.15))))-1.013" office:value-type="float" office:value="0.0992847422501066" calcext:value-type="float">
            <text:p>0.099284742250107</text:p>
          </table:table-cell>
          <table:table-cell table:formula="of:=[.$A13]/(10*EXP(-10.73797+(2617.25/([.C$7]+273.15))))-1.013" office:value-type="float" office:value="0.179513849866107" calcext:value-type="float">
            <text:p>0.179513849866107</text:p>
          </table:table-cell>
          <table:table-cell table:formula="of:=[.$A13]/(10*EXP(-10.73797+(2617.25/([.D$7]+273.15))))-1.013" office:value-type="float" office:value="0.264245359691839" calcext:value-type="float">
            <text:p>0.264245359691839</text:p>
          </table:table-cell>
          <table:table-cell table:formula="of:=[.$A13]/(10*EXP(-10.73797+(2617.25/([.E$7]+273.15))))-1.013" office:value-type="float" office:value="0.353652400908389" calcext:value-type="float">
            <text:p>0.353652400908389</text:p>
          </table:table-cell>
          <table:table-cell table:formula="of:=[.$A13]/(10*EXP(-10.73797+(2617.25/([.F$7]+273.15))))-1.013" office:value-type="float" office:value="0.447910979766824" calcext:value-type="float">
            <text:p>0.447910979766824</text:p>
          </table:table-cell>
          <table:table-cell table:formula="of:=[.$A13]/(10*EXP(-10.73797+(2617.25/([.G$7]+273.15))))-1.013" office:value-type="float" office:value="0.547199899179488" calcext:value-type="float">
            <text:p>0.547199899179488</text:p>
          </table:table-cell>
          <table:table-cell table:formula="of:=[.$A13]/(10*EXP(-10.73797+(2617.25/([.H$7]+273.15))))-1.013" office:value-type="float" office:value="0.651700675805103" calcext:value-type="float">
            <text:p>0.651700675805103</text:p>
          </table:table-cell>
          <table:table-cell table:formula="of:=[.$A13]/(10*EXP(-10.73797+(2617.25/([.I$7]+273.15))))-1.013" office:value-type="float" office:value="0.761597454800301" calcext:value-type="float">
            <text:p>0.761597454800301</text:p>
          </table:table-cell>
          <table:table-cell table:formula="of:=[.$A13]/(10*EXP(-10.73797+(2617.25/([.J$7]+273.15))))-1.013" office:value-type="float" office:value="0.877076922409404" calcext:value-type="float">
            <text:p>0.877076922409404</text:p>
          </table:table-cell>
          <table:table-cell table:formula="of:=[.$A13]/(10*EXP(-10.73797+(2617.25/([.K$7]+273.15))))-1.013" office:value-type="float" office:value="0.998328216563042" calcext:value-type="float">
            <text:p>0.998328216563042</text:p>
          </table:table-cell>
          <table:table-cell table:formula="of:=[.$A13]/(10*EXP(-10.73797+(2617.25/([.L$7]+273.15))))-1.013" office:value-type="float" office:value="1.12554283565458" calcext:value-type="float">
            <text:p>1.12554283565458</text:p>
          </table:table-cell>
          <table:table-cell table:formula="of:=[.$A13]/(10*EXP(-10.73797+(2617.25/([.M$7]+273.15))))-1.013" office:value-type="float" office:value="1.25891454566134" calcext:value-type="float">
            <text:p>1.25891454566134</text:p>
          </table:table-cell>
          <table:table-cell table:formula="of:=[.$A13]/(10*EXP(-10.73797+(2617.25/([.N$7]+273.15))))-1.013" office:value-type="float" office:value="1.3986392857753" calcext:value-type="float">
            <text:p>1.3986392857753</text:p>
          </table:table-cell>
          <table:table-cell table:number-columns-repeated="50"/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[.$A14]/(10*EXP(-10.73797+(2617.25/([.B$7]+273.15))))-1.013" office:value-type="float" office:value="0.131064306314395" calcext:value-type="float">
            <text:p>0.131064306314395</text:p>
          </table:table-cell>
          <table:table-cell table:formula="of:=[.$A14]/(10*EXP(-10.73797+(2617.25/([.C$7]+273.15))))-1.013" office:value-type="float" office:value="0.213585674147996" calcext:value-type="float">
            <text:p>0.213585674147996</text:p>
          </table:table-cell>
          <table:table-cell table:formula="of:=[.$A14]/(10*EXP(-10.73797+(2617.25/([.D$7]+273.15))))-1.013" office:value-type="float" office:value="0.300738084254463" calcext:value-type="float">
            <text:p>0.300738084254463</text:p>
          </table:table-cell>
          <table:table-cell table:formula="of:=[.$A14]/(10*EXP(-10.73797+(2617.25/([.E$7]+273.15))))-1.013" office:value-type="float" office:value="0.392699612362915" calcext:value-type="float">
            <text:p>0.392699612362915</text:p>
          </table:table-cell>
          <table:table-cell table:formula="of:=[.$A14]/(10*EXP(-10.73797+(2617.25/([.F$7]+273.15))))-1.013" office:value-type="float" office:value="0.489651293474448" calcext:value-type="float">
            <text:p>0.489651293474448</text:p>
          </table:table-cell>
          <table:table-cell table:formula="of:=[.$A14]/(10*EXP(-10.73797+(2617.25/([.G$7]+273.15))))-1.013" office:value-type="float" office:value="0.591777039156045" calcext:value-type="float">
            <text:p>0.591777039156045</text:p>
          </table:table-cell>
          <table:table-cell table:formula="of:=[.$A14]/(10*EXP(-10.73797+(2617.25/([.H$7]+273.15))))-1.013" office:value-type="float" office:value="0.699263552256677" calcext:value-type="float">
            <text:p>0.699263552256677</text:p>
          </table:table-cell>
          <table:table-cell table:formula="of:=[.$A14]/(10*EXP(-10.73797+(2617.25/([.I$7]+273.15))))-1.013" office:value-type="float" office:value="0.812300239223167" calcext:value-type="float">
            <text:p>0.812300239223167</text:p>
          </table:table-cell>
          <table:table-cell table:formula="of:=[.$A14]/(10*EXP(-10.73797+(2617.25/([.J$7]+273.15))))-1.013" office:value-type="float" office:value="0.93107912019253" calcext:value-type="float">
            <text:p>0.93107912019253</text:p>
          </table:table-cell>
          <table:table-cell table:formula="of:=[.$A14]/(10*EXP(-10.73797+(2617.25/([.K$7]+273.15))))-1.013" office:value-type="float" office:value="1.05579473703627" calcext:value-type="float">
            <text:p>1.05579473703627</text:p>
          </table:table-cell>
          <table:table-cell table:formula="of:=[.$A14]/(10*EXP(-10.73797+(2617.25/([.L$7]+273.15))))-1.013" office:value-type="float" office:value="1.18664405953042" calcext:value-type="float">
            <text:p>1.18664405953042</text:p>
          </table:table-cell>
          <table:table-cell table:formula="of:=[.$A14]/(10*EXP(-10.73797+(2617.25/([.M$7]+273.15))))-1.013" office:value-type="float" office:value="1.3238263898231" calcext:value-type="float">
            <text:p>1.3238263898231</text:p>
          </table:table-cell>
          <table:table-cell table:formula="of:=[.$A14]/(10*EXP(-10.73797+(2617.25/([.N$7]+273.15))))-1.013" office:value-type="float" office:value="1.46754326536888" calcext:value-type="float">
            <text:p>1.46754326536888</text:p>
          </table:table-cell>
          <table:table-cell table:number-columns-repeated="50"/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[.$A15]/(10*EXP(-10.73797+(2617.25/([.B$7]+273.15))))-1.013" office:value-type="float" office:value="0.162843870378684" calcext:value-type="float">
            <text:p>0.162843870378684</text:p>
          </table:table-cell>
          <table:table-cell table:formula="of:=[.$A15]/(10*EXP(-10.73797+(2617.25/([.C$7]+273.15))))-1.013" office:value-type="float" office:value="0.247657498429884" calcext:value-type="float">
            <text:p>0.247657498429884</text:p>
          </table:table-cell>
          <table:table-cell table:formula="of:=[.$A15]/(10*EXP(-10.73797+(2617.25/([.D$7]+273.15))))-1.013" office:value-type="float" office:value="0.337230808817087" calcext:value-type="float">
            <text:p>0.337230808817087</text:p>
          </table:table-cell>
          <table:table-cell table:formula="of:=[.$A15]/(10*EXP(-10.73797+(2617.25/([.E$7]+273.15))))-1.013" office:value-type="float" office:value="0.43174682381744" calcext:value-type="float">
            <text:p>0.43174682381744</text:p>
          </table:table-cell>
          <table:table-cell table:formula="of:=[.$A15]/(10*EXP(-10.73797+(2617.25/([.F$7]+273.15))))-1.013" office:value-type="float" office:value="0.531391607182072" calcext:value-type="float">
            <text:p>0.531391607182072</text:p>
          </table:table-cell>
          <table:table-cell table:formula="of:=[.$A15]/(10*EXP(-10.73797+(2617.25/([.G$7]+273.15))))-1.013" office:value-type="float" office:value="0.636354179132602" calcext:value-type="float">
            <text:p>0.636354179132602</text:p>
          </table:table-cell>
          <table:table-cell table:formula="of:=[.$A15]/(10*EXP(-10.73797+(2617.25/([.H$7]+273.15))))-1.013" office:value-type="float" office:value="0.746826428708252" calcext:value-type="float">
            <text:p>0.746826428708252</text:p>
          </table:table-cell>
          <table:table-cell table:formula="of:=[.$A15]/(10*EXP(-10.73797+(2617.25/([.I$7]+273.15))))-1.013" office:value-type="float" office:value="0.863003023646033" calcext:value-type="float">
            <text:p>0.863003023646033</text:p>
          </table:table-cell>
          <table:table-cell table:formula="of:=[.$A15]/(10*EXP(-10.73797+(2617.25/([.J$7]+273.15))))-1.013" office:value-type="float" office:value="0.985081317975656" calcext:value-type="float">
            <text:p>0.985081317975656</text:p>
          </table:table-cell>
          <table:table-cell table:formula="of:=[.$A15]/(10*EXP(-10.73797+(2617.25/([.K$7]+273.15))))-1.013" office:value-type="float" office:value="1.1132612575095" calcext:value-type="float">
            <text:p>1.1132612575095</text:p>
          </table:table-cell>
          <table:table-cell table:formula="of:=[.$A15]/(10*EXP(-10.73797+(2617.25/([.L$7]+273.15))))-1.013" office:value-type="float" office:value="1.24774528340627" calcext:value-type="float">
            <text:p>1.24774528340627</text:p>
          </table:table-cell>
          <table:table-cell table:formula="of:=[.$A15]/(10*EXP(-10.73797+(2617.25/([.M$7]+273.15))))-1.013" office:value-type="float" office:value="1.38873823398485" calcext:value-type="float">
            <text:p>1.38873823398485</text:p>
          </table:table-cell>
          <table:table-cell table:formula="of:=[.$A15]/(10*EXP(-10.73797+(2617.25/([.N$7]+273.15))))-1.013" office:value-type="float" office:value="1.53644724496246" calcext:value-type="float">
            <text:p>1.53644724496246</text:p>
          </table:table-cell>
          <table:table-cell table:number-columns-repeated="50"/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[.$A16]/(10*EXP(-10.73797+(2617.25/([.B$7]+273.15))))-1.013" office:value-type="float" office:value="0.194623434442973" calcext:value-type="float">
            <text:p>0.194623434442973</text:p>
          </table:table-cell>
          <table:table-cell table:formula="of:=[.$A16]/(10*EXP(-10.73797+(2617.25/([.C$7]+273.15))))-1.013" office:value-type="float" office:value="0.281729322711773" calcext:value-type="float">
            <text:p>0.281729322711773</text:p>
          </table:table-cell>
          <table:table-cell table:formula="of:=[.$A16]/(10*EXP(-10.73797+(2617.25/([.D$7]+273.15))))-1.013" office:value-type="float" office:value="0.373723533379711" calcext:value-type="float">
            <text:p>0.373723533379711</text:p>
          </table:table-cell>
          <table:table-cell table:formula="of:=[.$A16]/(10*EXP(-10.73797+(2617.25/([.E$7]+273.15))))-1.013" office:value-type="float" office:value="0.470794035271965" calcext:value-type="float">
            <text:p>0.470794035271965</text:p>
          </table:table-cell>
          <table:table-cell table:formula="of:=[.$A16]/(10*EXP(-10.73797+(2617.25/([.F$7]+273.15))))-1.013" office:value-type="float" office:value="0.573131920889695" calcext:value-type="float">
            <text:p>0.573131920889695</text:p>
          </table:table-cell>
          <table:table-cell table:formula="of:=[.$A16]/(10*EXP(-10.73797+(2617.25/([.G$7]+273.15))))-1.013" office:value-type="float" office:value="0.680931319109159" calcext:value-type="float">
            <text:p>0.680931319109159</text:p>
          </table:table-cell>
          <table:table-cell table:formula="of:=[.$A16]/(10*EXP(-10.73797+(2617.25/([.H$7]+273.15))))-1.013" office:value-type="float" office:value="0.794389305159826" calcext:value-type="float">
            <text:p>0.794389305159826</text:p>
          </table:table-cell>
          <table:table-cell table:formula="of:=[.$A16]/(10*EXP(-10.73797+(2617.25/([.I$7]+273.15))))-1.013" office:value-type="float" office:value="0.913705808068898" calcext:value-type="float">
            <text:p>0.913705808068898</text:p>
          </table:table-cell>
          <table:table-cell table:formula="of:=[.$A16]/(10*EXP(-10.73797+(2617.25/([.J$7]+273.15))))-1.013" office:value-type="float" office:value="1.03908351575878" calcext:value-type="float">
            <text:p>1.03908351575878</text:p>
          </table:table-cell>
          <table:table-cell table:formula="of:=[.$A16]/(10*EXP(-10.73797+(2617.25/([.K$7]+273.15))))-1.013" office:value-type="float" office:value="1.17072777798273" calcext:value-type="float">
            <text:p>1.17072777798273</text:p>
          </table:table-cell>
          <table:table-cell table:formula="of:=[.$A16]/(10*EXP(-10.73797+(2617.25/([.L$7]+273.15))))-1.013" office:value-type="float" office:value="1.30884650728211" calcext:value-type="float">
            <text:p>1.30884650728211</text:p>
          </table:table-cell>
          <table:table-cell table:formula="of:=[.$A16]/(10*EXP(-10.73797+(2617.25/([.M$7]+273.15))))-1.013" office:value-type="float" office:value="1.4536500781466" calcext:value-type="float">
            <text:p>1.4536500781466</text:p>
          </table:table-cell>
          <table:table-cell table:formula="of:=[.$A16]/(10*EXP(-10.73797+(2617.25/([.N$7]+273.15))))-1.013" office:value-type="float" office:value="1.60535122455604" calcext:value-type="float">
            <text:p>1.60535122455604</text:p>
          </table:table-cell>
          <table:table-cell table:number-columns-repeated="50"/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[.$A17]/(10*EXP(-10.73797+(2617.25/([.B$7]+273.15))))-1.013" office:value-type="float" office:value="0.226402998507262" calcext:value-type="float">
            <text:p>0.226402998507262</text:p>
          </table:table-cell>
          <table:table-cell table:formula="of:=[.$A17]/(10*EXP(-10.73797+(2617.25/([.C$7]+273.15))))-1.013" office:value-type="float" office:value="0.315801146993662" calcext:value-type="float">
            <text:p>0.315801146993662</text:p>
          </table:table-cell>
          <table:table-cell table:formula="of:=[.$A17]/(10*EXP(-10.73797+(2617.25/([.D$7]+273.15))))-1.013" office:value-type="float" office:value="0.410216257942335" calcext:value-type="float">
            <text:p>0.410216257942335</text:p>
          </table:table-cell>
          <table:table-cell table:formula="of:=[.$A17]/(10*EXP(-10.73797+(2617.25/([.E$7]+273.15))))-1.013" office:value-type="float" office:value="0.509841246726491" calcext:value-type="float">
            <text:p>0.509841246726491</text:p>
          </table:table-cell>
          <table:table-cell table:formula="of:=[.$A17]/(10*EXP(-10.73797+(2617.25/([.F$7]+273.15))))-1.013" office:value-type="float" office:value="0.614872234597319" calcext:value-type="float">
            <text:p>0.614872234597319</text:p>
          </table:table-cell>
          <table:table-cell table:formula="of:=[.$A17]/(10*EXP(-10.73797+(2617.25/([.G$7]+273.15))))-1.013" office:value-type="float" office:value="0.725508459085716" calcext:value-type="float">
            <text:p>0.725508459085716</text:p>
          </table:table-cell>
          <table:table-cell table:formula="of:=[.$A17]/(10*EXP(-10.73797+(2617.25/([.H$7]+273.15))))-1.013" office:value-type="float" office:value="0.8419521816114" calcext:value-type="float">
            <text:p>0.8419521816114</text:p>
          </table:table-cell>
          <table:table-cell table:formula="of:=[.$A17]/(10*EXP(-10.73797+(2617.25/([.I$7]+273.15))))-1.013" office:value-type="float" office:value="0.964408592491764" calcext:value-type="float">
            <text:p>0.964408592491764</text:p>
          </table:table-cell>
          <table:table-cell table:formula="of:=[.$A17]/(10*EXP(-10.73797+(2617.25/([.J$7]+273.15))))-1.013" office:value-type="float" office:value="1.09308571354191" calcext:value-type="float">
            <text:p>1.09308571354191</text:p>
          </table:table-cell>
          <table:table-cell table:formula="of:=[.$A17]/(10*EXP(-10.73797+(2617.25/([.K$7]+273.15))))-1.013" office:value-type="float" office:value="1.22819429845596" calcext:value-type="float">
            <text:p>1.22819429845596</text:p>
          </table:table-cell>
          <table:table-cell table:formula="of:=[.$A17]/(10*EXP(-10.73797+(2617.25/([.L$7]+273.15))))-1.013" office:value-type="float" office:value="1.36994773115796" calcext:value-type="float">
            <text:p>1.36994773115796</text:p>
          </table:table-cell>
          <table:table-cell table:formula="of:=[.$A17]/(10*EXP(-10.73797+(2617.25/([.M$7]+273.15))))-1.013" office:value-type="float" office:value="1.51856192230836" calcext:value-type="float">
            <text:p>1.51856192230836</text:p>
          </table:table-cell>
          <table:table-cell table:formula="of:=[.$A17]/(10*EXP(-10.73797+(2617.25/([.N$7]+273.15))))-1.013" office:value-type="float" office:value="1.67425520414962" calcext:value-type="float">
            <text:p>1.67425520414962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18]/(10*EXP(-10.73797+(2617.25/([.B$7]+273.15))))-1.013" office:value-type="float" office:value="0.258182562571551" calcext:value-type="float">
            <text:p>0.258182562571551</text:p>
          </table:table-cell>
          <table:table-cell table:formula="of:=[.$A18]/(10*EXP(-10.73797+(2617.25/([.C$7]+273.15))))-1.013" office:value-type="float" office:value="0.349872971275551" calcext:value-type="float">
            <text:p>0.349872971275551</text:p>
          </table:table-cell>
          <table:table-cell table:formula="of:=[.$A18]/(10*EXP(-10.73797+(2617.25/([.D$7]+273.15))))-1.013" office:value-type="float" office:value="0.446708982504959" calcext:value-type="float">
            <text:p>0.446708982504959</text:p>
          </table:table-cell>
          <table:table-cell table:formula="of:=[.$A18]/(10*EXP(-10.73797+(2617.25/([.E$7]+273.15))))-1.013" office:value-type="float" office:value="0.548888458181016" calcext:value-type="float">
            <text:p>0.548888458181016</text:p>
          </table:table-cell>
          <table:table-cell table:formula="of:=[.$A18]/(10*EXP(-10.73797+(2617.25/([.F$7]+273.15))))-1.013" office:value-type="float" office:value="0.656612548304942" calcext:value-type="float">
            <text:p>0.656612548304942</text:p>
          </table:table-cell>
          <table:table-cell table:formula="of:=[.$A18]/(10*EXP(-10.73797+(2617.25/([.G$7]+273.15))))-1.013" office:value-type="float" office:value="0.770085599062272" calcext:value-type="float">
            <text:p>0.770085599062272</text:p>
          </table:table-cell>
          <table:table-cell table:formula="of:=[.$A18]/(10*EXP(-10.73797+(2617.25/([.H$7]+273.15))))-1.013" office:value-type="float" office:value="0.889515058062975" calcext:value-type="float">
            <text:p>0.889515058062975</text:p>
          </table:table-cell>
          <table:table-cell table:formula="of:=[.$A18]/(10*EXP(-10.73797+(2617.25/([.I$7]+273.15))))-1.013" office:value-type="float" office:value="1.01511137691463" calcext:value-type="float">
            <text:p>1.01511137691463</text:p>
          </table:table-cell>
          <table:table-cell table:formula="of:=[.$A18]/(10*EXP(-10.73797+(2617.25/([.J$7]+273.15))))-1.013" office:value-type="float" office:value="1.14708791132503" calcext:value-type="float">
            <text:p>1.14708791132503</text:p>
          </table:table-cell>
          <table:table-cell table:formula="of:=[.$A18]/(10*EXP(-10.73797+(2617.25/([.K$7]+273.15))))-1.013" office:value-type="float" office:value="1.28566081892919" calcext:value-type="float">
            <text:p>1.28566081892919</text:p>
          </table:table-cell>
          <table:table-cell table:formula="of:=[.$A18]/(10*EXP(-10.73797+(2617.25/([.L$7]+273.15))))-1.013" office:value-type="float" office:value="1.4310489550338" calcext:value-type="float">
            <text:p>1.4310489550338</text:p>
          </table:table-cell>
          <table:table-cell table:formula="of:=[.$A18]/(10*EXP(-10.73797+(2617.25/([.M$7]+273.15))))-1.013" office:value-type="float" office:value="1.58347376647011" calcext:value-type="float">
            <text:p>1.58347376647011</text:p>
          </table:table-cell>
          <table:table-cell table:formula="of:=[.$A18]/(10*EXP(-10.73797+(2617.25/([.N$7]+273.15))))-1.013" office:value-type="float" office:value="1.7431591837432" calcext:value-type="float">
            <text:p>1.7431591837432</text:p>
          </table:table-cell>
          <table:table-cell table:number-columns-repeated="50"/>
        </table:table-row>
        <table:table-row table:style-name="ro1">
          <table:table-cell office:value-type="float" office:value="4.1" calcext:value-type="float">
            <text:p>4.1</text:p>
          </table:table-cell>
          <table:table-cell table:formula="of:=[.$A19]/(10*EXP(-10.73797+(2617.25/([.B$7]+273.15))))-1.013" office:value-type="float" office:value="0.289962126635839" calcext:value-type="float">
            <text:p>0.289962126635839</text:p>
          </table:table-cell>
          <table:table-cell table:formula="of:=[.$A19]/(10*EXP(-10.73797+(2617.25/([.C$7]+273.15))))-1.013" office:value-type="float" office:value="0.383944795557439" calcext:value-type="float">
            <text:p>0.383944795557439</text:p>
          </table:table-cell>
          <table:table-cell table:formula="of:=[.$A19]/(10*EXP(-10.73797+(2617.25/([.D$7]+273.15))))-1.013" office:value-type="float" office:value="0.483201707067583" calcext:value-type="float">
            <text:p>0.483201707067583</text:p>
          </table:table-cell>
          <table:table-cell table:formula="of:=[.$A19]/(10*EXP(-10.73797+(2617.25/([.E$7]+273.15))))-1.013" office:value-type="float" office:value="0.587935669635541" calcext:value-type="float">
            <text:p>0.587935669635541</text:p>
          </table:table-cell>
          <table:table-cell table:formula="of:=[.$A19]/(10*EXP(-10.73797+(2617.25/([.F$7]+273.15))))-1.013" office:value-type="float" office:value="0.698352862012566" calcext:value-type="float">
            <text:p>0.698352862012566</text:p>
          </table:table-cell>
          <table:table-cell table:formula="of:=[.$A19]/(10*EXP(-10.73797+(2617.25/([.G$7]+273.15))))-1.013" office:value-type="float" office:value="0.814662739038829" calcext:value-type="float">
            <text:p>0.814662739038829</text:p>
          </table:table-cell>
          <table:table-cell table:formula="of:=[.$A19]/(10*EXP(-10.73797+(2617.25/([.H$7]+273.15))))-1.013" office:value-type="float" office:value="0.937077934514549" calcext:value-type="float">
            <text:p>0.937077934514549</text:p>
          </table:table-cell>
          <table:table-cell table:formula="of:=[.$A19]/(10*EXP(-10.73797+(2617.25/([.I$7]+273.15))))-1.013" office:value-type="float" office:value="1.0658141613375" calcext:value-type="float">
            <text:p>1.0658141613375</text:p>
          </table:table-cell>
          <table:table-cell table:formula="of:=[.$A19]/(10*EXP(-10.73797+(2617.25/([.J$7]+273.15))))-1.013" office:value-type="float" office:value="1.20109010910816" calcext:value-type="float">
            <text:p>1.20109010910816</text:p>
          </table:table-cell>
          <table:table-cell table:formula="of:=[.$A19]/(10*EXP(-10.73797+(2617.25/([.K$7]+273.15))))-1.013" office:value-type="float" office:value="1.34312733940242" calcext:value-type="float">
            <text:p>1.34312733940242</text:p>
          </table:table-cell>
          <table:table-cell table:formula="of:=[.$A19]/(10*EXP(-10.73797+(2617.25/([.L$7]+273.15))))-1.013" office:value-type="float" office:value="1.49215017890965" calcext:value-type="float">
            <text:p>1.49215017890965</text:p>
          </table:table-cell>
          <table:table-cell table:formula="of:=[.$A19]/(10*EXP(-10.73797+(2617.25/([.M$7]+273.15))))-1.013" office:value-type="float" office:value="1.64838561063186" calcext:value-type="float">
            <text:p>1.64838561063186</text:p>
          </table:table-cell>
          <table:table-cell table:formula="of:=[.$A19]/(10*EXP(-10.73797+(2617.25/([.N$7]+273.15))))-1.013" office:value-type="float" office:value="1.81206316333678" calcext:value-type="float">
            <text:p>1.81206316333678</text:p>
          </table:table-cell>
          <table:table-cell table:number-columns-repeated="50"/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[.$A20]/(10*EXP(-10.73797+(2617.25/([.B$7]+273.15))))-1.013" office:value-type="float" office:value="0.321741690700128" calcext:value-type="float">
            <text:p>0.321741690700128</text:p>
          </table:table-cell>
          <table:table-cell table:formula="of:=[.$A20]/(10*EXP(-10.73797+(2617.25/([.C$7]+273.15))))-1.013" office:value-type="float" office:value="0.418016619839328" calcext:value-type="float">
            <text:p>0.418016619839328</text:p>
          </table:table-cell>
          <table:table-cell table:formula="of:=10.13*(10*EXP(-10.73797+(2617.25/([.D$7]+273.15))))-1.013" office:value-type="float" office:value="26.7459577687362" calcext:value-type="float">
            <text:p>26.7459577687362</text:p>
          </table:table-cell>
          <table:table-cell table:formula="of:=[.$A20]/(10*EXP(-10.73797+(2617.25/([.E$7]+273.15))))-1.013" office:value-type="float" office:value="0.626982881090067" calcext:value-type="float">
            <text:p>0.626982881090067</text:p>
          </table:table-cell>
          <table:table-cell table:formula="of:=[.$A20]/(10*EXP(-10.73797+(2617.25/([.F$7]+273.15))))-1.013" office:value-type="float" office:value="0.740093175720189" calcext:value-type="float">
            <text:p>0.740093175720189</text:p>
          </table:table-cell>
          <table:table-cell table:formula="of:=[.$A20]/(10*EXP(-10.73797+(2617.25/([.G$7]+273.15))))-1.013" office:value-type="float" office:value="0.859239879015386" calcext:value-type="float">
            <text:p>0.859239879015386</text:p>
          </table:table-cell>
          <table:table-cell table:formula="of:=[.$A20]/(10*EXP(-10.73797+(2617.25/([.H$7]+273.15))))-1.013" office:value-type="float" office:value="0.984640810966124" calcext:value-type="float">
            <text:p>0.984640810966124</text:p>
          </table:table-cell>
          <table:table-cell table:formula="of:=[.$A20]/(10*EXP(-10.73797+(2617.25/([.I$7]+273.15))))-1.013" office:value-type="float" office:value="1.11651694576036" calcext:value-type="float">
            <text:p>1.11651694576036</text:p>
          </table:table-cell>
          <table:table-cell table:formula="of:=[.$A20]/(10*EXP(-10.73797+(2617.25/([.J$7]+273.15))))-1.013" office:value-type="float" office:value="1.25509230689129" calcext:value-type="float">
            <text:p>1.25509230689129</text:p>
          </table:table-cell>
          <table:table-cell table:formula="of:=[.$A20]/(10*EXP(-10.73797+(2617.25/([.K$7]+273.15))))-1.013" office:value-type="float" office:value="1.40059385987565" calcext:value-type="float">
            <text:p>1.40059385987565</text:p>
          </table:table-cell>
          <table:table-cell table:formula="of:=[.$A20]/(10*EXP(-10.73797+(2617.25/([.L$7]+273.15))))-1.013" office:value-type="float" office:value="1.55325140278549" calcext:value-type="float">
            <text:p>1.55325140278549</text:p>
          </table:table-cell>
          <table:table-cell table:formula="of:=[.$A20]/(10*EXP(-10.73797+(2617.25/([.M$7]+273.15))))-1.013" office:value-type="float" office:value="1.71329745479361" calcext:value-type="float">
            <text:p>1.71329745479361</text:p>
          </table:table-cell>
          <table:table-cell table:formula="of:=[.$A20]/(10*EXP(-10.73797+(2617.25/([.N$7]+273.15))))-1.013" office:value-type="float" office:value="1.88096714293036" calcext:value-type="float">
            <text:p>1.88096714293036</text:p>
          </table:table-cell>
          <table:table-cell table:number-columns-repeated="50"/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[.$A21]/(10*EXP(-10.73797+(2617.25/([.B$7]+273.15))))-1.013" office:value-type="float" office:value="0.353521254764417" calcext:value-type="float">
            <text:p>0.353521254764417</text:p>
          </table:table-cell>
          <table:table-cell table:formula="of:=[.$A21]/(10*EXP(-10.73797+(2617.25/([.C$7]+273.15))))-1.013" office:value-type="float" office:value="0.452088444121217" calcext:value-type="float">
            <text:p>0.452088444121217</text:p>
          </table:table-cell>
          <table:table-cell table:formula="of:=[.$A21]/(10*EXP(-10.73797+(2617.25/([.D$7]+273.15))))-1.013" office:value-type="float" office:value="0.556187156192831" calcext:value-type="float">
            <text:p>0.556187156192831</text:p>
          </table:table-cell>
          <table:table-cell table:formula="of:=[.$A21]/(10*EXP(-10.73797+(2617.25/([.E$7]+273.15))))-1.013" office:value-type="float" office:value="0.666030092544592" calcext:value-type="float">
            <text:p>0.666030092544592</text:p>
          </table:table-cell>
          <table:table-cell table:formula="of:=[.$A21]/(10*EXP(-10.73797+(2617.25/([.F$7]+273.15))))-1.013" office:value-type="float" office:value="0.781833489427813" calcext:value-type="float">
            <text:p>0.781833489427813</text:p>
          </table:table-cell>
          <table:table-cell table:formula="of:=[.$A21]/(10*EXP(-10.73797+(2617.25/([.G$7]+273.15))))-1.013" office:value-type="float" office:value="0.903817018991943" calcext:value-type="float">
            <text:p>0.903817018991943</text:p>
          </table:table-cell>
          <table:table-cell table:formula="of:=[.$A21]/(10*EXP(-10.73797+(2617.25/([.H$7]+273.15))))-1.013" office:value-type="float" office:value="1.0322036874177" calcext:value-type="float">
            <text:p>1.0322036874177</text:p>
          </table:table-cell>
          <table:table-cell table:formula="of:=[.$A21]/(10*EXP(-10.73797+(2617.25/([.I$7]+273.15))))-1.013" office:value-type="float" office:value="1.16721973018323" calcext:value-type="float">
            <text:p>1.16721973018323</text:p>
          </table:table-cell>
          <table:table-cell table:formula="of:=[.$A21]/(10*EXP(-10.73797+(2617.25/([.J$7]+273.15))))-1.013" office:value-type="float" office:value="1.30909450467441" calcext:value-type="float">
            <text:p>1.30909450467441</text:p>
          </table:table-cell>
          <table:table-cell table:formula="of:=[.$A21]/(10*EXP(-10.73797+(2617.25/([.K$7]+273.15))))-1.013" office:value-type="float" office:value="1.45806038034888" calcext:value-type="float">
            <text:p>1.45806038034888</text:p>
          </table:table-cell>
          <table:table-cell table:formula="of:=[.$A21]/(10*EXP(-10.73797+(2617.25/([.L$7]+273.15))))-1.013" office:value-type="float" office:value="1.61435262666134" calcext:value-type="float">
            <text:p>1.61435262666134</text:p>
          </table:table-cell>
          <table:table-cell table:formula="of:=[.$A21]/(10*EXP(-10.73797+(2617.25/([.M$7]+273.15))))-1.013" office:value-type="float" office:value="1.77820929895537" calcext:value-type="float">
            <text:p>1.77820929895537</text:p>
          </table:table-cell>
          <table:table-cell table:formula="of:=[.$A21]/(10*EXP(-10.73797+(2617.25/([.N$7]+273.15))))-1.013" office:value-type="float" office:value="1.94987112252394" calcext:value-type="float">
            <text:p>1.94987112252394</text:p>
          </table:table-cell>
          <table:table-cell table:number-columns-repeated="50"/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[.$A22]/(10*EXP(-10.73797+(2617.25/([.B$7]+273.15))))-1.013" office:value-type="float" office:value="0.385300818828706" calcext:value-type="float">
            <text:p>0.385300818828706</text:p>
          </table:table-cell>
          <table:table-cell table:formula="of:=[.$A22]/(10*EXP(-10.73797+(2617.25/([.C$7]+273.15))))-1.013" office:value-type="float" office:value="0.486160268403106" calcext:value-type="float">
            <text:p>0.486160268403106</text:p>
          </table:table-cell>
          <table:table-cell table:formula="of:=[.$A22]/(10*EXP(-10.73797+(2617.25/([.D$7]+273.15))))-1.013" office:value-type="float" office:value="0.592679880755455" calcext:value-type="float">
            <text:p>0.592679880755455</text:p>
          </table:table-cell>
          <table:table-cell table:formula="of:=[.$A22]/(10*EXP(-10.73797+(2617.25/([.E$7]+273.15))))-1.013" office:value-type="float" office:value="0.705077303999118" calcext:value-type="float">
            <text:p>0.705077303999118</text:p>
          </table:table-cell>
          <table:table-cell table:formula="of:=[.$A22]/(10*EXP(-10.73797+(2617.25/([.F$7]+273.15))))-1.013" office:value-type="float" office:value="0.823573803135436" calcext:value-type="float">
            <text:p>0.823573803135436</text:p>
          </table:table-cell>
          <table:table-cell table:formula="of:=[.$A22]/(10*EXP(-10.73797+(2617.25/([.G$7]+273.15))))-1.013" office:value-type="float" office:value="0.9483941589685" calcext:value-type="float">
            <text:p>0.9483941589685</text:p>
          </table:table-cell>
          <table:table-cell table:formula="of:=[.$A22]/(10*EXP(-10.73797+(2617.25/([.H$7]+273.15))))-1.013" office:value-type="float" office:value="1.07976656386927" calcext:value-type="float">
            <text:p>1.07976656386927</text:p>
          </table:table-cell>
          <table:table-cell table:formula="of:=[.$A22]/(10*EXP(-10.73797+(2617.25/([.I$7]+273.15))))-1.013" office:value-type="float" office:value="1.21792251460609" calcext:value-type="float">
            <text:p>1.21792251460609</text:p>
          </table:table-cell>
          <table:table-cell table:formula="of:=[.$A22]/(10*EXP(-10.73797+(2617.25/([.J$7]+273.15))))-1.013" office:value-type="float" office:value="1.36309670245754" calcext:value-type="float">
            <text:p>1.36309670245754</text:p>
          </table:table-cell>
          <table:table-cell table:formula="of:=[.$A22]/(10*EXP(-10.73797+(2617.25/([.K$7]+273.15))))-1.013" office:value-type="float" office:value="1.51552690082211" calcext:value-type="float">
            <text:p>1.51552690082211</text:p>
          </table:table-cell>
          <table:table-cell table:formula="of:=[.$A22]/(10*EXP(-10.73797+(2617.25/([.L$7]+273.15))))-1.013" office:value-type="float" office:value="1.67545385053718" calcext:value-type="float">
            <text:p>1.67545385053718</text:p>
          </table:table-cell>
          <table:table-cell table:formula="of:=[.$A22]/(10*EXP(-10.73797+(2617.25/([.M$7]+273.15))))-1.013" office:value-type="float" office:value="1.84312114311712" calcext:value-type="float">
            <text:p>1.84312114311712</text:p>
          </table:table-cell>
          <table:table-cell table:formula="of:=[.$A22]/(10*EXP(-10.73797+(2617.25/([.N$7]+273.15))))-1.013" office:value-type="float" office:value="2.01877510211752" calcext:value-type="float">
            <text:p>2.01877510211752</text:p>
          </table:table-cell>
          <table:table-cell table:number-columns-repeated="50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$A23]/(10*EXP(-10.73797+(2617.25/([.B$7]+273.15))))-1.013" office:value-type="float" office:value="0.417080382892994" calcext:value-type="float">
            <text:p>0.417080382892994</text:p>
          </table:table-cell>
          <table:table-cell table:formula="of:=[.$A23]/(10*EXP(-10.73797+(2617.25/([.C$7]+273.15))))-1.013" office:value-type="float" office:value="0.520232092684994" calcext:value-type="float">
            <text:p>0.520232092684994</text:p>
          </table:table-cell>
          <table:table-cell table:formula="of:=[.$A23]/(10*EXP(-10.73797+(2617.25/([.D$7]+273.15))))-1.013" office:value-type="float" office:value="0.629172605318079" calcext:value-type="float">
            <text:p>0.629172605318079</text:p>
          </table:table-cell>
          <table:table-cell table:formula="of:=[.$A23]/(10*EXP(-10.73797+(2617.25/([.E$7]+273.15))))-1.013" office:value-type="float" office:value="0.744124515453643" calcext:value-type="float">
            <text:p>0.744124515453643</text:p>
          </table:table-cell>
          <table:table-cell table:formula="of:=[.$A23]/(10*EXP(-10.73797+(2617.25/([.F$7]+273.15))))-1.013" office:value-type="float" office:value="0.86531411684306" calcext:value-type="float">
            <text:p>0.86531411684306</text:p>
          </table:table-cell>
          <table:table-cell table:formula="of:=[.$A23]/(10*EXP(-10.73797+(2617.25/([.G$7]+273.15))))-1.013" office:value-type="float" office:value="0.992971298945056" calcext:value-type="float">
            <text:p>0.992971298945056</text:p>
          </table:table-cell>
          <table:table-cell table:formula="of:=[.$A23]/(10*EXP(-10.73797+(2617.25/([.H$7]+273.15))))-1.013" office:value-type="float" office:value="1.12732944032085" calcext:value-type="float">
            <text:p>1.12732944032085</text:p>
          </table:table-cell>
          <table:table-cell table:formula="of:=[.$A23]/(10*EXP(-10.73797+(2617.25/([.I$7]+273.15))))-1.013" office:value-type="float" office:value="1.26862529902896" calcext:value-type="float">
            <text:p>1.26862529902896</text:p>
          </table:table-cell>
          <table:table-cell table:formula="of:=[.$A23]/(10*EXP(-10.73797+(2617.25/([.J$7]+273.15))))-1.013" office:value-type="float" office:value="1.41709890024066" calcext:value-type="float">
            <text:p>1.41709890024066</text:p>
          </table:table-cell>
          <table:table-cell table:formula="of:=[.$A23]/(10*EXP(-10.73797+(2617.25/([.K$7]+273.15))))-1.013" office:value-type="float" office:value="1.57299342129534" calcext:value-type="float">
            <text:p>1.57299342129534</text:p>
          </table:table-cell>
          <table:table-cell table:formula="of:=[.$A23]/(10*EXP(-10.73797+(2617.25/([.L$7]+273.15))))-1.013" office:value-type="float" office:value="1.73655507441303" calcext:value-type="float">
            <text:p>1.73655507441303</text:p>
          </table:table-cell>
          <table:table-cell table:formula="of:=[.$A23]/(10*EXP(-10.73797+(2617.25/([.M$7]+273.15))))-1.013" office:value-type="float" office:value="1.90803298727887" calcext:value-type="float">
            <text:p>1.90803298727887</text:p>
          </table:table-cell>
          <table:table-cell table:formula="of:=[.$A23]/(10*EXP(-10.73797+(2617.25/([.N$7]+273.15))))-1.013" office:value-type="float" office:value="2.0876790817111" calcext:value-type="float">
            <text:p>2.0876790817111</text:p>
          </table:table-cell>
          <table:table-cell table:number-columns-repeated="50"/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[.$A24]/(10*EXP(-10.73797+(2617.25/([.B$7]+273.15))))-1.013" office:value-type="float" office:value="0.448859946957283" calcext:value-type="float">
            <text:p>0.448859946957283</text:p>
          </table:table-cell>
          <table:table-cell table:formula="of:=[.$A24]/(10*EXP(-10.73797+(2617.25/([.C$7]+273.15))))-1.013" office:value-type="float" office:value="0.554303916966883" calcext:value-type="float">
            <text:p>0.554303916966883</text:p>
          </table:table-cell>
          <table:table-cell table:formula="of:=[.$A24]/(10*EXP(-10.73797+(2617.25/([.D$7]+273.15))))-1.013" office:value-type="float" office:value="0.665665329880703" calcext:value-type="float">
            <text:p>0.665665329880703</text:p>
          </table:table-cell>
          <table:table-cell table:formula="of:=[.$A24]/(10*EXP(-10.73797+(2617.25/([.E$7]+273.15))))-1.013" office:value-type="float" office:value="0.783171726908168" calcext:value-type="float">
            <text:p>0.783171726908168</text:p>
          </table:table-cell>
          <table:table-cell table:formula="of:=[.$A24]/(10*EXP(-10.73797+(2617.25/([.F$7]+273.15))))-1.013" office:value-type="float" office:value="0.907054430550683" calcext:value-type="float">
            <text:p>0.907054430550683</text:p>
          </table:table-cell>
          <table:table-cell table:formula="of:=[.$A24]/(10*EXP(-10.73797+(2617.25/([.G$7]+273.15))))-1.013" office:value-type="float" office:value="1.03754843892161" calcext:value-type="float">
            <text:p>1.03754843892161</text:p>
          </table:table-cell>
          <table:table-cell table:formula="of:=[.$A24]/(10*EXP(-10.73797+(2617.25/([.H$7]+273.15))))-1.013" office:value-type="float" office:value="1.17489231677242" calcext:value-type="float">
            <text:p>1.17489231677242</text:p>
          </table:table-cell>
          <table:table-cell table:formula="of:=[.$A24]/(10*EXP(-10.73797+(2617.25/([.I$7]+273.15))))-1.013" office:value-type="float" office:value="1.31932808345182" calcext:value-type="float">
            <text:p>1.31932808345182</text:p>
          </table:table-cell>
          <table:table-cell table:formula="of:=[.$A24]/(10*EXP(-10.73797+(2617.25/([.J$7]+273.15))))-1.013" office:value-type="float" office:value="1.47110109802379" calcext:value-type="float">
            <text:p>1.47110109802379</text:p>
          </table:table-cell>
          <table:table-cell table:formula="of:=[.$A24]/(10*EXP(-10.73797+(2617.25/([.K$7]+273.15))))-1.013" office:value-type="float" office:value="1.63045994176857" calcext:value-type="float">
            <text:p>1.63045994176857</text:p>
          </table:table-cell>
          <table:table-cell table:formula="of:=[.$A24]/(10*EXP(-10.73797+(2617.25/([.L$7]+273.15))))-1.013" office:value-type="float" office:value="1.79765629828887" calcext:value-type="float">
            <text:p>1.79765629828887</text:p>
          </table:table-cell>
          <table:table-cell table:formula="of:=[.$A24]/(10*EXP(-10.73797+(2617.25/([.M$7]+273.15))))-1.013" office:value-type="float" office:value="1.97294483144062" calcext:value-type="float">
            <text:p>1.97294483144062</text:p>
          </table:table-cell>
          <table:table-cell table:formula="of:=[.$A24]/(10*EXP(-10.73797+(2617.25/([.N$7]+273.15))))-1.013" office:value-type="float" office:value="2.15658306130468" calcext:value-type="float">
            <text:p>2.15658306130468</text:p>
          </table:table-cell>
          <table:table-cell table:number-columns-repeated="50"/>
        </table:table-row>
        <table:table-row table:style-name="ro1">
          <table:table-cell office:value-type="float" office:value="4.7" calcext:value-type="float">
            <text:p>4.7</text:p>
          </table:table-cell>
          <table:table-cell table:formula="of:=[.$A25]/(10*EXP(-10.73797+(2617.25/([.B$7]+273.15))))-1.013" office:value-type="float" office:value="0.480639511021572" calcext:value-type="float">
            <text:p>0.480639511021572</text:p>
          </table:table-cell>
          <table:table-cell table:formula="of:=[.$A25]/(10*EXP(-10.73797+(2617.25/([.C$7]+273.15))))-1.013" office:value-type="float" office:value="0.588375741248772" calcext:value-type="float">
            <text:p>0.588375741248772</text:p>
          </table:table-cell>
          <table:table-cell table:formula="of:=[.$A25]/(10*EXP(-10.73797+(2617.25/([.D$7]+273.15))))-1.013" office:value-type="float" office:value="0.702158054443327" calcext:value-type="float">
            <text:p>0.702158054443327</text:p>
          </table:table-cell>
          <table:table-cell table:formula="of:=[.$A25]/(10*EXP(-10.73797+(2617.25/([.E$7]+273.15))))-1.013" office:value-type="float" office:value="0.822218938362694" calcext:value-type="float">
            <text:p>0.822218938362694</text:p>
          </table:table-cell>
          <table:table-cell table:formula="of:=[.$A25]/(10*EXP(-10.73797+(2617.25/([.F$7]+273.15))))-1.013" office:value-type="float" office:value="0.948794744258307" calcext:value-type="float">
            <text:p>0.948794744258307</text:p>
          </table:table-cell>
          <table:table-cell table:formula="of:=[.$A25]/(10*EXP(-10.73797+(2617.25/([.G$7]+273.15))))-1.013" office:value-type="float" office:value="1.08212557889817" calcext:value-type="float">
            <text:p>1.08212557889817</text:p>
          </table:table-cell>
          <table:table-cell table:formula="of:=[.$A25]/(10*EXP(-10.73797+(2617.25/([.H$7]+273.15))))-1.013" office:value-type="float" office:value="1.222455193224" calcext:value-type="float">
            <text:p>1.222455193224</text:p>
          </table:table-cell>
          <table:table-cell table:formula="of:=[.$A25]/(10*EXP(-10.73797+(2617.25/([.I$7]+273.15))))-1.013" office:value-type="float" office:value="1.37003086787469" calcext:value-type="float">
            <text:p>1.37003086787469</text:p>
          </table:table-cell>
          <table:table-cell table:formula="of:=[.$A25]/(10*EXP(-10.73797+(2617.25/([.J$7]+273.15))))-1.013" office:value-type="float" office:value="1.52510329580691" calcext:value-type="float">
            <text:p>1.52510329580691</text:p>
          </table:table-cell>
          <table:table-cell table:formula="of:=[.$A25]/(10*EXP(-10.73797+(2617.25/([.K$7]+273.15))))-1.013" office:value-type="float" office:value="1.6879264622418" calcext:value-type="float">
            <text:p>1.6879264622418</text:p>
          </table:table-cell>
          <table:table-cell table:formula="of:=[.$A25]/(10*EXP(-10.73797+(2617.25/([.L$7]+273.15))))-1.013" office:value-type="float" office:value="1.85875752216472" calcext:value-type="float">
            <text:p>1.85875752216472</text:p>
          </table:table-cell>
          <table:table-cell table:formula="of:=[.$A25]/(10*EXP(-10.73797+(2617.25/([.M$7]+273.15))))-1.013" office:value-type="float" office:value="2.03785667560238" calcext:value-type="float">
            <text:p>2.03785667560238</text:p>
          </table:table-cell>
          <table:table-cell table:formula="of:=[.$A25]/(10*EXP(-10.73797+(2617.25/([.N$7]+273.15))))-1.013" office:value-type="float" office:value="2.22548704089826" calcext:value-type="float">
            <text:p>2.22548704089826</text:p>
          </table:table-cell>
          <table:table-cell table:number-columns-repeated="50"/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[.$A26]/(10*EXP(-10.73797+(2617.25/([.B$7]+273.15))))-1.013" office:value-type="float" office:value="0.512419075085861" calcext:value-type="float">
            <text:p>0.512419075085861</text:p>
          </table:table-cell>
          <table:table-cell table:formula="of:=[.$A26]/(10*EXP(-10.73797+(2617.25/([.C$7]+273.15))))-1.013" office:value-type="float" office:value="0.62244756553066" calcext:value-type="float">
            <text:p>0.62244756553066</text:p>
          </table:table-cell>
          <table:table-cell table:formula="of:=[.$A26]/(10*EXP(-10.73797+(2617.25/([.D$7]+273.15))))-1.013" office:value-type="float" office:value="0.73865077900595" calcext:value-type="float">
            <text:p>0.73865077900595</text:p>
          </table:table-cell>
          <table:table-cell table:formula="of:=[.$A26]/(10*EXP(-10.73797+(2617.25/([.E$7]+273.15))))-1.013" office:value-type="float" office:value="0.861266149817219" calcext:value-type="float">
            <text:p>0.861266149817219</text:p>
          </table:table-cell>
          <table:table-cell table:formula="of:=[.$A26]/(10*EXP(-10.73797+(2617.25/([.F$7]+273.15))))-1.013" office:value-type="float" office:value="0.990535057965931" calcext:value-type="float">
            <text:p>0.990535057965931</text:p>
          </table:table-cell>
          <table:table-cell table:formula="of:=[.$A26]/(10*EXP(-10.73797+(2617.25/([.G$7]+273.15))))-1.013" office:value-type="float" office:value="1.12670271887473" calcext:value-type="float">
            <text:p>1.12670271887473</text:p>
          </table:table-cell>
          <table:table-cell table:formula="of:=[.$A26]/(10*EXP(-10.73797+(2617.25/([.H$7]+273.15))))-1.013" office:value-type="float" office:value="1.27001806967557" calcext:value-type="float">
            <text:p>1.27001806967557</text:p>
          </table:table-cell>
          <table:table-cell table:formula="of:=[.$A26]/(10*EXP(-10.73797+(2617.25/([.I$7]+273.15))))-1.013" office:value-type="float" office:value="1.42073365229756" calcext:value-type="float">
            <text:p>1.42073365229756</text:p>
          </table:table-cell>
          <table:table-cell table:formula="of:=[.$A26]/(10*EXP(-10.73797+(2617.25/([.J$7]+273.15))))-1.013" office:value-type="float" office:value="1.57910549359004" calcext:value-type="float">
            <text:p>1.57910549359004</text:p>
          </table:table-cell>
          <table:table-cell table:formula="of:=[.$A26]/(10*EXP(-10.73797+(2617.25/([.K$7]+273.15))))-1.013" office:value-type="float" office:value="1.74539298271503" calcext:value-type="float">
            <text:p>1.74539298271503</text:p>
          </table:table-cell>
          <table:table-cell table:formula="of:=[.$A26]/(10*EXP(-10.73797+(2617.25/([.L$7]+273.15))))-1.013" office:value-type="float" office:value="1.91985874604056" calcext:value-type="float">
            <text:p>1.91985874604056</text:p>
          </table:table-cell>
          <table:table-cell table:formula="of:=[.$A26]/(10*EXP(-10.73797+(2617.25/([.M$7]+273.15))))-1.013" office:value-type="float" office:value="2.10276851976413" calcext:value-type="float">
            <text:p>2.10276851976413</text:p>
          </table:table-cell>
          <table:table-cell table:formula="of:=[.$A26]/(10*EXP(-10.73797+(2617.25/([.N$7]+273.15))))-1.013" office:value-type="float" office:value="2.29439102049184" calcext:value-type="float">
            <text:p>2.29439102049184</text:p>
          </table:table-cell>
          <table:table-cell table:number-columns-repeated="50"/>
        </table:table-row>
        <table:table-row table:style-name="ro1">
          <table:table-cell office:value-type="float" office:value="4.9" calcext:value-type="float">
            <text:p>4.9</text:p>
          </table:table-cell>
          <table:table-cell table:formula="of:=[.$A27]/(10*EXP(-10.73797+(2617.25/([.B$7]+273.15))))-1.013" office:value-type="float" office:value="0.544198639150149" calcext:value-type="float">
            <text:p>0.544198639150149</text:p>
          </table:table-cell>
          <table:table-cell table:formula="of:=[.$A27]/(10*EXP(-10.73797+(2617.25/([.C$7]+273.15))))-1.013" office:value-type="float" office:value="0.656519389812549" calcext:value-type="float">
            <text:p>0.656519389812549</text:p>
          </table:table-cell>
          <table:table-cell table:formula="of:=[.$A27]/(10*EXP(-10.73797+(2617.25/([.D$7]+273.15))))-1.013" office:value-type="float" office:value="0.775143503568575" calcext:value-type="float">
            <text:p>0.775143503568575</text:p>
          </table:table-cell>
          <table:table-cell table:formula="of:=[.$A27]/(10*EXP(-10.73797+(2617.25/([.E$7]+273.15))))-1.013" office:value-type="float" office:value="0.900313361271745" calcext:value-type="float">
            <text:p>0.900313361271745</text:p>
          </table:table-cell>
          <table:table-cell table:formula="of:=[.$A27]/(10*EXP(-10.73797+(2617.25/([.F$7]+273.15))))-1.013" office:value-type="float" office:value="1.03227537167355" calcext:value-type="float">
            <text:p>1.03227537167355</text:p>
          </table:table-cell>
          <table:table-cell table:formula="of:=[.$A27]/(10*EXP(-10.73797+(2617.25/([.G$7]+273.15))))-1.013" office:value-type="float" office:value="1.17127985885128" calcext:value-type="float">
            <text:p>1.17127985885128</text:p>
          </table:table-cell>
          <table:table-cell table:formula="of:=[.$A27]/(10*EXP(-10.73797+(2617.25/([.H$7]+273.15))))-1.013" office:value-type="float" office:value="1.31758094612714" calcext:value-type="float">
            <text:p>1.31758094612714</text:p>
          </table:table-cell>
          <table:table-cell table:formula="of:=[.$A27]/(10*EXP(-10.73797+(2617.25/([.I$7]+273.15))))-1.013" office:value-type="float" office:value="1.47143643672042" calcext:value-type="float">
            <text:p>1.47143643672042</text:p>
          </table:table-cell>
          <table:table-cell table:formula="of:=[.$A27]/(10*EXP(-10.73797+(2617.25/([.J$7]+273.15))))-1.013" office:value-type="float" office:value="1.63310769137317" calcext:value-type="float">
            <text:p>1.63310769137317</text:p>
          </table:table-cell>
          <table:table-cell table:formula="of:=[.$A27]/(10*EXP(-10.73797+(2617.25/([.K$7]+273.15))))-1.013" office:value-type="float" office:value="1.80285950318826" calcext:value-type="float">
            <text:p>1.80285950318826</text:p>
          </table:table-cell>
          <table:table-cell table:formula="of:=[.$A27]/(10*EXP(-10.73797+(2617.25/([.L$7]+273.15))))-1.013" office:value-type="float" office:value="1.98095996991641" calcext:value-type="float">
            <text:p>1.98095996991641</text:p>
          </table:table-cell>
          <table:table-cell table:formula="of:=[.$A27]/(10*EXP(-10.73797+(2617.25/([.M$7]+273.15))))-1.013" office:value-type="float" office:value="2.16768036392588" calcext:value-type="float">
            <text:p>2.16768036392588</text:p>
          </table:table-cell>
          <table:table-cell table:formula="of:=[.$A27]/(10*EXP(-10.73797+(2617.25/([.N$7]+273.15))))-1.013" office:value-type="float" office:value="2.36329500008542" calcext:value-type="float">
            <text:p>2.36329500008542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8]/(10*EXP(-10.73797+(2617.25/([.B$7]+273.15))))-1.013" office:value-type="float" office:value="0.575978203214438" calcext:value-type="float">
            <text:p>0.575978203214438</text:p>
          </table:table-cell>
          <table:table-cell table:formula="of:=[.$A28]/(10*EXP(-10.73797+(2617.25/([.C$7]+273.15))))-1.013" office:value-type="float" office:value="0.690591214094438" calcext:value-type="float">
            <text:p>0.690591214094438</text:p>
          </table:table-cell>
          <table:table-cell table:formula="of:=[.$A28]/(10*EXP(-10.73797+(2617.25/([.D$7]+273.15))))-1.013" office:value-type="float" office:value="0.811636228131198" calcext:value-type="float">
            <text:p>0.811636228131198</text:p>
          </table:table-cell>
          <table:table-cell table:formula="of:=[.$A28]/(10*EXP(-10.73797+(2617.25/([.E$7]+273.15))))-1.013" office:value-type="float" office:value="0.93936057272627" calcext:value-type="float">
            <text:p>0.93936057272627</text:p>
          </table:table-cell>
          <table:table-cell table:formula="of:=[.$A28]/(10*EXP(-10.73797+(2617.25/([.F$7]+273.15))))-1.013" office:value-type="float" office:value="1.07401568538118" calcext:value-type="float">
            <text:p>1.07401568538118</text:p>
          </table:table-cell>
          <table:table-cell table:formula="of:=[.$A28]/(10*EXP(-10.73797+(2617.25/([.G$7]+273.15))))-1.013" office:value-type="float" office:value="1.21585699882784" calcext:value-type="float">
            <text:p>1.21585699882784</text:p>
          </table:table-cell>
          <table:table-cell table:formula="of:=[.$A28]/(10*EXP(-10.73797+(2617.25/([.H$7]+273.15))))-1.013" office:value-type="float" office:value="1.36514382257872" calcext:value-type="float">
            <text:p>1.36514382257872</text:p>
          </table:table-cell>
          <table:table-cell table:formula="of:=[.$A28]/(10*EXP(-10.73797+(2617.25/([.I$7]+273.15))))-1.013" office:value-type="float" office:value="1.52213922114329" calcext:value-type="float">
            <text:p>1.52213922114329</text:p>
          </table:table-cell>
          <table:table-cell table:formula="of:=[.$A28]/(10*EXP(-10.73797+(2617.25/([.J$7]+273.15))))-1.013" office:value-type="float" office:value="1.68710988915629" calcext:value-type="float">
            <text:p>1.68710988915629</text:p>
          </table:table-cell>
          <table:table-cell table:formula="of:=[.$A28]/(10*EXP(-10.73797+(2617.25/([.K$7]+273.15))))-1.013" office:value-type="float" office:value="1.86032602366149" calcext:value-type="float">
            <text:p>1.86032602366149</text:p>
          </table:table-cell>
          <table:table-cell table:formula="of:=[.$A28]/(10*EXP(-10.73797+(2617.25/([.L$7]+273.15))))-1.013" office:value-type="float" office:value="2.04206119379225" calcext:value-type="float">
            <text:p>2.04206119379225</text:p>
          </table:table-cell>
          <table:table-cell table:formula="of:=[.$A28]/(10*EXP(-10.73797+(2617.25/([.M$7]+273.15))))-1.013" office:value-type="float" office:value="2.23259220808763" calcext:value-type="float">
            <text:p>2.23259220808763</text:p>
          </table:table-cell>
          <table:table-cell table:formula="of:=[.$A28]/(10*EXP(-10.73797+(2617.25/([.N$7]+273.15))))-1.013" office:value-type="float" office:value="2.432198979679" calcext:value-type="float">
            <text:p>2.432198979679</text:p>
          </table:table-cell>
          <table:table-cell table:number-columns-repeated="50"/>
        </table:table-row>
        <table:table-row table:style-name="ro1">
          <table:table-cell office:value-type="float" office:value="5.1" calcext:value-type="float">
            <text:p>5.1</text:p>
          </table:table-cell>
          <table:table-cell table:formula="of:=[.$A29]/(10*EXP(-10.73797+(2617.25/([.B$7]+273.15))))-1.013" office:value-type="float" office:value="0.607757767278727" calcext:value-type="float">
            <text:p>0.607757767278727</text:p>
          </table:table-cell>
          <table:table-cell table:formula="of:=[.$A29]/(10*EXP(-10.73797+(2617.25/([.C$7]+273.15))))-1.013" office:value-type="float" office:value="0.724663038376327" calcext:value-type="float">
            <text:p>0.724663038376327</text:p>
          </table:table-cell>
          <table:table-cell table:formula="of:=[.$A29]/(10*EXP(-10.73797+(2617.25/([.D$7]+273.15))))-1.013" office:value-type="float" office:value="0.848128952693822" calcext:value-type="float">
            <text:p>0.848128952693822</text:p>
          </table:table-cell>
          <table:table-cell table:formula="of:=[.$A29]/(10*EXP(-10.73797+(2617.25/([.E$7]+273.15))))-1.013" office:value-type="float" office:value="0.978407784180795" calcext:value-type="float">
            <text:p>0.978407784180795</text:p>
          </table:table-cell>
          <table:table-cell table:formula="of:=[.$A29]/(10*EXP(-10.73797+(2617.25/([.F$7]+273.15))))-1.013" office:value-type="float" office:value="1.1157559990888" calcext:value-type="float">
            <text:p>1.1157559990888</text:p>
          </table:table-cell>
          <table:table-cell table:formula="of:=[.$A29]/(10*EXP(-10.73797+(2617.25/([.G$7]+273.15))))-1.013" office:value-type="float" office:value="1.2604341388044" calcext:value-type="float">
            <text:p>1.2604341388044</text:p>
          </table:table-cell>
          <table:table-cell table:formula="of:=[.$A29]/(10*EXP(-10.73797+(2617.25/([.H$7]+273.15))))-1.013" office:value-type="float" office:value="1.41270669903029" calcext:value-type="float">
            <text:p>1.41270669903029</text:p>
          </table:table-cell>
          <table:table-cell table:formula="of:=[.$A29]/(10*EXP(-10.73797+(2617.25/([.I$7]+273.15))))-1.013" office:value-type="float" office:value="1.57284200556615" calcext:value-type="float">
            <text:p>1.57284200556615</text:p>
          </table:table-cell>
          <table:table-cell table:formula="of:=[.$A29]/(10*EXP(-10.73797+(2617.25/([.J$7]+273.15))))-1.013" office:value-type="float" office:value="1.74111208693942" calcext:value-type="float">
            <text:p>1.74111208693942</text:p>
          </table:table-cell>
          <table:table-cell table:formula="of:=[.$A29]/(10*EXP(-10.73797+(2617.25/([.K$7]+273.15))))-1.013" office:value-type="float" office:value="1.91779254413472" calcext:value-type="float">
            <text:p>1.91779254413472</text:p>
          </table:table-cell>
          <table:table-cell table:formula="of:=[.$A29]/(10*EXP(-10.73797+(2617.25/([.L$7]+273.15))))-1.013" office:value-type="float" office:value="2.1031624176681" calcext:value-type="float">
            <text:p>2.1031624176681</text:p>
          </table:table-cell>
          <table:table-cell table:formula="of:=[.$A29]/(10*EXP(-10.73797+(2617.25/([.M$7]+273.15))))-1.013" office:value-type="float" office:value="2.29750405224939" calcext:value-type="float">
            <text:p>2.29750405224939</text:p>
          </table:table-cell>
          <table:table-cell table:formula="of:=[.$A29]/(10*EXP(-10.73797+(2617.25/([.N$7]+273.15))))-1.013" office:value-type="float" office:value="2.50110295927258" calcext:value-type="float">
            <text:p>2.50110295927258</text:p>
          </table:table-cell>
          <table:table-cell table:number-columns-repeated="50"/>
        </table:table-row>
        <table:table-row table:style-name="ro1">
          <table:table-cell office:value-type="float" office:value="5.2" calcext:value-type="float">
            <text:p>5.2</text:p>
          </table:table-cell>
          <table:table-cell table:formula="of:=[.$A30]/(10*EXP(-10.73797+(2617.25/([.B$7]+273.15))))-1.013" office:value-type="float" office:value="0.639537331343016" calcext:value-type="float">
            <text:p>0.639537331343016</text:p>
          </table:table-cell>
          <table:table-cell table:formula="of:=[.$A30]/(10*EXP(-10.73797+(2617.25/([.C$7]+273.15))))-1.013" office:value-type="float" office:value="0.758734862658216" calcext:value-type="float">
            <text:p>0.758734862658216</text:p>
          </table:table-cell>
          <table:table-cell table:formula="of:=[.$A30]/(10*EXP(-10.73797+(2617.25/([.D$7]+273.15))))-1.013" office:value-type="float" office:value="0.884621677256446" calcext:value-type="float">
            <text:p>0.884621677256446</text:p>
          </table:table-cell>
          <table:table-cell table:formula="of:=[.$A30]/(10*EXP(-10.73797+(2617.25/([.E$7]+273.15))))-1.013" office:value-type="float" office:value="1.01745499563532" calcext:value-type="float">
            <text:p>1.01745499563532</text:p>
          </table:table-cell>
          <table:table-cell table:formula="of:=[.$A30]/(10*EXP(-10.73797+(2617.25/([.F$7]+273.15))))-1.013" office:value-type="float" office:value="1.15749631279642" calcext:value-type="float">
            <text:p>1.15749631279642</text:p>
          </table:table-cell>
          <table:table-cell table:formula="of:=[.$A30]/(10*EXP(-10.73797+(2617.25/([.G$7]+273.15))))-1.013" office:value-type="float" office:value="1.30501127878095" calcext:value-type="float">
            <text:p>1.30501127878095</text:p>
          </table:table-cell>
          <table:table-cell table:formula="of:=[.$A30]/(10*EXP(-10.73797+(2617.25/([.H$7]+273.15))))-1.013" office:value-type="float" office:value="1.46026957548187" calcext:value-type="float">
            <text:p>1.46026957548187</text:p>
          </table:table-cell>
          <table:table-cell table:formula="of:=[.$A30]/(10*EXP(-10.73797+(2617.25/([.I$7]+273.15))))-1.013" office:value-type="float" office:value="1.62354478998902" calcext:value-type="float">
            <text:p>1.62354478998902</text:p>
          </table:table-cell>
          <table:table-cell table:formula="of:=[.$A30]/(10*EXP(-10.73797+(2617.25/([.J$7]+273.15))))-1.013" office:value-type="float" office:value="1.79511428472254" calcext:value-type="float">
            <text:p>1.79511428472254</text:p>
          </table:table-cell>
          <table:table-cell table:formula="of:=[.$A30]/(10*EXP(-10.73797+(2617.25/([.K$7]+273.15))))-1.013" office:value-type="float" office:value="1.97525906460795" calcext:value-type="float">
            <text:p>1.97525906460795</text:p>
          </table:table-cell>
          <table:table-cell table:formula="of:=[.$A30]/(10*EXP(-10.73797+(2617.25/([.L$7]+273.15))))-1.013" office:value-type="float" office:value="2.16426364154394" calcext:value-type="float">
            <text:p>2.16426364154394</text:p>
          </table:table-cell>
          <table:table-cell table:formula="of:=[.$A30]/(10*EXP(-10.73797+(2617.25/([.M$7]+273.15))))-1.013" office:value-type="float" office:value="2.36241589641114" calcext:value-type="float">
            <text:p>2.36241589641114</text:p>
          </table:table-cell>
          <table:table-cell table:formula="of:=[.$A30]/(10*EXP(-10.73797+(2617.25/([.N$7]+273.15))))-1.013" office:value-type="float" office:value="2.57000693886616" calcext:value-type="float">
            <text:p>2.57000693886616</text:p>
          </table:table-cell>
          <table:table-cell table:number-columns-repeated="50"/>
        </table:table-row>
        <table:table-row table:style-name="ro1">
          <table:table-cell office:value-type="float" office:value="5.3" calcext:value-type="float">
            <text:p>5.3</text:p>
          </table:table-cell>
          <table:table-cell table:formula="of:=[.$A31]/(10*EXP(-10.73797+(2617.25/([.B$7]+273.15))))-1.013" office:value-type="float" office:value="0.671316895407304" calcext:value-type="float">
            <text:p>0.671316895407304</text:p>
          </table:table-cell>
          <table:table-cell table:formula="of:=[.$A31]/(10*EXP(-10.73797+(2617.25/([.C$7]+273.15))))-1.013" office:value-type="float" office:value="0.792806686940105" calcext:value-type="float">
            <text:p>0.792806686940105</text:p>
          </table:table-cell>
          <table:table-cell table:formula="of:=[.$A31]/(10*EXP(-10.73797+(2617.25/([.D$7]+273.15))))-1.013" office:value-type="float" office:value="0.92111440181907" calcext:value-type="float">
            <text:p>0.92111440181907</text:p>
          </table:table-cell>
          <table:table-cell table:formula="of:=[.$A31]/(10*EXP(-10.73797+(2617.25/([.E$7]+273.15))))-1.013" office:value-type="float" office:value="1.05650220708985" calcext:value-type="float">
            <text:p>1.05650220708985</text:p>
          </table:table-cell>
          <table:table-cell table:formula="of:=[.$A31]/(10*EXP(-10.73797+(2617.25/([.F$7]+273.15))))-1.013" office:value-type="float" office:value="1.19923662650405" calcext:value-type="float">
            <text:p>1.19923662650405</text:p>
          </table:table-cell>
          <table:table-cell table:formula="of:=[.$A31]/(10*EXP(-10.73797+(2617.25/([.G$7]+273.15))))-1.013" office:value-type="float" office:value="1.34958841875751" calcext:value-type="float">
            <text:p>1.34958841875751</text:p>
          </table:table-cell>
          <table:table-cell table:formula="of:=[.$A31]/(10*EXP(-10.73797+(2617.25/([.H$7]+273.15))))-1.013" office:value-type="float" office:value="1.50783245193344" calcext:value-type="float">
            <text:p>1.50783245193344</text:p>
          </table:table-cell>
          <table:table-cell table:formula="of:=[.$A31]/(10*EXP(-10.73797+(2617.25/([.I$7]+273.15))))-1.013" office:value-type="float" office:value="1.67424757441188" calcext:value-type="float">
            <text:p>1.67424757441188</text:p>
          </table:table-cell>
          <table:table-cell table:formula="of:=[.$A31]/(10*EXP(-10.73797+(2617.25/([.J$7]+273.15))))-1.013" office:value-type="float" office:value="1.84911648250567" calcext:value-type="float">
            <text:p>1.84911648250567</text:p>
          </table:table-cell>
          <table:table-cell table:formula="of:=[.$A31]/(10*EXP(-10.73797+(2617.25/([.K$7]+273.15))))-1.013" office:value-type="float" office:value="2.03272558508118" calcext:value-type="float">
            <text:p>2.03272558508118</text:p>
          </table:table-cell>
          <table:table-cell table:formula="of:=[.$A31]/(10*EXP(-10.73797+(2617.25/([.L$7]+273.15))))-1.013" office:value-type="float" office:value="2.22536486541979" calcext:value-type="float">
            <text:p>2.22536486541979</text:p>
          </table:table-cell>
          <table:table-cell table:formula="of:=[.$A31]/(10*EXP(-10.73797+(2617.25/([.M$7]+273.15))))-1.013" office:value-type="float" office:value="2.42732774057289" calcext:value-type="float">
            <text:p>2.42732774057289</text:p>
          </table:table-cell>
          <table:table-cell table:formula="of:=[.$A31]/(10*EXP(-10.73797+(2617.25/([.N$7]+273.15))))-1.013" office:value-type="float" office:value="2.63891091845974" calcext:value-type="float">
            <text:p>2.63891091845974</text:p>
          </table:table-cell>
          <table:table-cell table:number-columns-repeated="50"/>
        </table:table-row>
        <table:table-row table:style-name="ro1">
          <table:table-cell office:value-type="float" office:value="5.4" calcext:value-type="float">
            <text:p>5.4</text:p>
          </table:table-cell>
          <table:table-cell table:formula="of:=[.$A32]/(10*EXP(-10.73797+(2617.25/([.B$7]+273.15))))-1.013" office:value-type="float" office:value="0.703096459471593" calcext:value-type="float">
            <text:p>0.703096459471593</text:p>
          </table:table-cell>
          <table:table-cell table:formula="of:=[.$A32]/(10*EXP(-10.73797+(2617.25/([.C$7]+273.15))))-1.013" office:value-type="float" office:value="0.826878511221993" calcext:value-type="float">
            <text:p>0.826878511221993</text:p>
          </table:table-cell>
          <table:table-cell table:formula="of:=[.$A32]/(10*EXP(-10.73797+(2617.25/([.D$7]+273.15))))-1.013" office:value-type="float" office:value="0.957607126381694" calcext:value-type="float">
            <text:p>0.957607126381694</text:p>
          </table:table-cell>
          <table:table-cell table:formula="of:=[.$A32]/(10*EXP(-10.73797+(2617.25/([.E$7]+273.15))))-1.013" office:value-type="float" office:value="1.09554941854437" calcext:value-type="float">
            <text:p>1.09554941854437</text:p>
          </table:table-cell>
          <table:table-cell table:formula="of:=[.$A32]/(10*EXP(-10.73797+(2617.25/([.F$7]+273.15))))-1.013" office:value-type="float" office:value="1.24097694021167" calcext:value-type="float">
            <text:p>1.24097694021167</text:p>
          </table:table-cell>
          <table:table-cell table:formula="of:=[.$A32]/(10*EXP(-10.73797+(2617.25/([.G$7]+273.15))))-1.013" office:value-type="float" office:value="1.39416555873407" calcext:value-type="float">
            <text:p>1.39416555873407</text:p>
          </table:table-cell>
          <table:table-cell table:formula="of:=[.$A32]/(10*EXP(-10.73797+(2617.25/([.H$7]+273.15))))-1.013" office:value-type="float" office:value="1.55539532838502" calcext:value-type="float">
            <text:p>1.55539532838502</text:p>
          </table:table-cell>
          <table:table-cell table:formula="of:=[.$A32]/(10*EXP(-10.73797+(2617.25/([.I$7]+273.15))))-1.013" office:value-type="float" office:value="1.72495035883475" calcext:value-type="float">
            <text:p>1.72495035883475</text:p>
          </table:table-cell>
          <table:table-cell table:formula="of:=[.$A32]/(10*EXP(-10.73797+(2617.25/([.J$7]+273.15))))-1.013" office:value-type="float" office:value="1.9031186802888" calcext:value-type="float">
            <text:p>1.9031186802888</text:p>
          </table:table-cell>
          <table:table-cell table:formula="of:=[.$A32]/(10*EXP(-10.73797+(2617.25/([.K$7]+273.15))))-1.013" office:value-type="float" office:value="2.09019210555441" calcext:value-type="float">
            <text:p>2.09019210555441</text:p>
          </table:table-cell>
          <table:table-cell table:formula="of:=[.$A32]/(10*EXP(-10.73797+(2617.25/([.L$7]+273.15))))-1.013" office:value-type="float" office:value="2.28646608929563" calcext:value-type="float">
            <text:p>2.28646608929563</text:p>
          </table:table-cell>
          <table:table-cell table:formula="of:=[.$A32]/(10*EXP(-10.73797+(2617.25/([.M$7]+273.15))))-1.013" office:value-type="float" office:value="2.49223958473465" calcext:value-type="float">
            <text:p>2.49223958473465</text:p>
          </table:table-cell>
          <table:table-cell table:formula="of:=[.$A32]/(10*EXP(-10.73797+(2617.25/([.N$7]+273.15))))-1.013" office:value-type="float" office:value="2.70781489805332" calcext:value-type="float">
            <text:p>2.70781489805332</text:p>
          </table:table-cell>
          <table:table-cell table:number-columns-repeated="50"/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[.$A33]/(10*EXP(-10.73797+(2617.25/([.B$7]+273.15))))-1.013" office:value-type="float" office:value="0.734876023535882" calcext:value-type="float">
            <text:p>0.734876023535882</text:p>
          </table:table-cell>
          <table:table-cell table:formula="of:=[.$A33]/(10*EXP(-10.73797+(2617.25/([.C$7]+273.15))))-1.013" office:value-type="float" office:value="0.860950335503882" calcext:value-type="float">
            <text:p>0.860950335503882</text:p>
          </table:table-cell>
          <table:table-cell table:formula="of:=[.$A33]/(10*EXP(-10.73797+(2617.25/([.D$7]+273.15))))-1.013" office:value-type="float" office:value="0.994099850944318" calcext:value-type="float">
            <text:p>0.994099850944318</text:p>
          </table:table-cell>
          <table:table-cell table:formula="of:=[.$A33]/(10*EXP(-10.73797+(2617.25/([.E$7]+273.15))))-1.013" office:value-type="float" office:value="1.1345966299989" calcext:value-type="float">
            <text:p>1.1345966299989</text:p>
          </table:table-cell>
          <table:table-cell table:formula="of:=[.$A33]/(10*EXP(-10.73797+(2617.25/([.F$7]+273.15))))-1.013" office:value-type="float" office:value="1.2827172539193" calcext:value-type="float">
            <text:p>1.2827172539193</text:p>
          </table:table-cell>
          <table:table-cell table:formula="of:=[.$A33]/(10*EXP(-10.73797+(2617.25/([.G$7]+273.15))))-1.013" office:value-type="float" office:value="1.43874269871062" calcext:value-type="float">
            <text:p>1.43874269871062</text:p>
          </table:table-cell>
          <table:table-cell table:formula="of:=[.$A33]/(10*EXP(-10.73797+(2617.25/([.H$7]+273.15))))-1.013" office:value-type="float" office:value="1.60295820483659" calcext:value-type="float">
            <text:p>1.60295820483659</text:p>
          </table:table-cell>
          <table:table-cell table:formula="of:=[.$A33]/(10*EXP(-10.73797+(2617.25/([.I$7]+273.15))))-1.013" office:value-type="float" office:value="1.77565314325762" calcext:value-type="float">
            <text:p>1.77565314325762</text:p>
          </table:table-cell>
          <table:table-cell table:formula="of:=[.$A33]/(10*EXP(-10.73797+(2617.25/([.J$7]+273.15))))-1.013" office:value-type="float" office:value="1.95712087807192" calcext:value-type="float">
            <text:p>1.95712087807192</text:p>
          </table:table-cell>
          <table:table-cell table:formula="of:=[.$A33]/(10*EXP(-10.73797+(2617.25/([.K$7]+273.15))))-1.013" office:value-type="float" office:value="2.14765862602764" calcext:value-type="float">
            <text:p>2.14765862602764</text:p>
          </table:table-cell>
          <table:table-cell table:formula="of:=[.$A33]/(10*EXP(-10.73797+(2617.25/([.L$7]+273.15))))-1.013" office:value-type="float" office:value="2.34756731317148" calcext:value-type="float">
            <text:p>2.34756731317148</text:p>
          </table:table-cell>
          <table:table-cell table:formula="of:=[.$A33]/(10*EXP(-10.73797+(2617.25/([.M$7]+273.15))))-1.013" office:value-type="float" office:value="2.5571514288964" calcext:value-type="float">
            <text:p>2.5571514288964</text:p>
          </table:table-cell>
          <table:table-cell table:formula="of:=[.$A33]/(10*EXP(-10.73797+(2617.25/([.N$7]+273.15))))-1.013" office:value-type="float" office:value="2.7767188776469" calcext:value-type="float">
            <text:p>2.7767188776469</text:p>
          </table:table-cell>
          <table:table-cell table:number-columns-repeated="50"/>
        </table:table-row>
        <table:table-row table:style-name="ro1">
          <table:table-cell office:value-type="float" office:value="5.6" calcext:value-type="float">
            <text:p>5.6</text:p>
          </table:table-cell>
          <table:table-cell table:formula="of:=[.$A34]/(10*EXP(-10.73797+(2617.25/([.B$7]+273.15))))-1.013" office:value-type="float" office:value="0.766655587600171" calcext:value-type="float">
            <text:p>0.766655587600171</text:p>
          </table:table-cell>
          <table:table-cell table:formula="of:=[.$A34]/(10*EXP(-10.73797+(2617.25/([.C$7]+273.15))))-1.013" office:value-type="float" office:value="0.895022159785771" calcext:value-type="float">
            <text:p>0.895022159785771</text:p>
          </table:table-cell>
          <table:table-cell table:formula="of:=[.$A34]/(10*EXP(-10.73797+(2617.25/([.D$7]+273.15))))-1.013" office:value-type="float" office:value="1.03059257550694" calcext:value-type="float">
            <text:p>1.03059257550694</text:p>
          </table:table-cell>
          <table:table-cell table:formula="of:=[.$A34]/(10*EXP(-10.73797+(2617.25/([.E$7]+273.15))))-1.013" office:value-type="float" office:value="1.17364384145342" calcext:value-type="float">
            <text:p>1.17364384145342</text:p>
          </table:table-cell>
          <table:table-cell table:formula="of:=[.$A34]/(10*EXP(-10.73797+(2617.25/([.F$7]+273.15))))-1.013" office:value-type="float" office:value="1.32445756762692" calcext:value-type="float">
            <text:p>1.32445756762692</text:p>
          </table:table-cell>
          <table:table-cell table:formula="of:=[.$A34]/(10*EXP(-10.73797+(2617.25/([.G$7]+273.15))))-1.013" office:value-type="float" office:value="1.48331983868718" calcext:value-type="float">
            <text:p>1.48331983868718</text:p>
          </table:table-cell>
          <table:table-cell table:formula="of:=[.$A34]/(10*EXP(-10.73797+(2617.25/([.H$7]+273.15))))-1.013" office:value-type="float" office:value="1.65052108128816" calcext:value-type="float">
            <text:p>1.65052108128816</text:p>
          </table:table-cell>
          <table:table-cell table:formula="of:=[.$A34]/(10*EXP(-10.73797+(2617.25/([.I$7]+273.15))))-1.013" office:value-type="float" office:value="1.82635592768048" calcext:value-type="float">
            <text:p>1.82635592768048</text:p>
          </table:table-cell>
          <table:table-cell table:formula="of:=[.$A34]/(10*EXP(-10.73797+(2617.25/([.J$7]+273.15))))-1.013" office:value-type="float" office:value="2.01112307585505" calcext:value-type="float">
            <text:p>2.01112307585505</text:p>
          </table:table-cell>
          <table:table-cell table:formula="of:=[.$A34]/(10*EXP(-10.73797+(2617.25/([.K$7]+273.15))))-1.013" office:value-type="float" office:value="2.20512514650087" calcext:value-type="float">
            <text:p>2.20512514650087</text:p>
          </table:table-cell>
          <table:table-cell table:formula="of:=[.$A34]/(10*EXP(-10.73797+(2617.25/([.L$7]+273.15))))-1.013" office:value-type="float" office:value="2.40866853704732" calcext:value-type="float">
            <text:p>2.40866853704732</text:p>
          </table:table-cell>
          <table:table-cell table:formula="of:=[.$A34]/(10*EXP(-10.73797+(2617.25/([.M$7]+273.15))))-1.013" office:value-type="float" office:value="2.62206327305815" calcext:value-type="float">
            <text:p>2.62206327305815</text:p>
          </table:table-cell>
          <table:table-cell table:formula="of:=[.$A34]/(10*EXP(-10.73797+(2617.25/([.N$7]+273.15))))-1.013" office:value-type="float" office:value="2.84562285724048" calcext:value-type="float">
            <text:p>2.84562285724048</text:p>
          </table:table-cell>
          <table:table-cell table:number-columns-repeated="50"/>
        </table:table-row>
        <table:table-row table:style-name="ro1">
          <table:table-cell office:value-type="float" office:value="5.7" calcext:value-type="float">
            <text:p>5.7</text:p>
          </table:table-cell>
          <table:table-cell table:formula="of:=[.$A35]/(10*EXP(-10.73797+(2617.25/([.B$7]+273.15))))-1.013" office:value-type="float" office:value="0.798435151664459" calcext:value-type="float">
            <text:p>0.798435151664459</text:p>
          </table:table-cell>
          <table:table-cell table:formula="of:=[.$A35]/(10*EXP(-10.73797+(2617.25/([.C$7]+273.15))))-1.013" office:value-type="float" office:value="0.92909398406766" calcext:value-type="float">
            <text:p>0.92909398406766</text:p>
          </table:table-cell>
          <table:table-cell table:formula="of:=[.$A35]/(10*EXP(-10.73797+(2617.25/([.D$7]+273.15))))-1.013" office:value-type="float" office:value="1.06708530006957" calcext:value-type="float">
            <text:p>1.06708530006957</text:p>
          </table:table-cell>
          <table:table-cell table:formula="of:=[.$A35]/(10*EXP(-10.73797+(2617.25/([.E$7]+273.15))))-1.013" office:value-type="float" office:value="1.21269105290795" calcext:value-type="float">
            <text:p>1.21269105290795</text:p>
          </table:table-cell>
          <table:table-cell table:formula="of:=[.$A35]/(10*EXP(-10.73797+(2617.25/([.F$7]+273.15))))-1.013" office:value-type="float" office:value="1.36619788133454" calcext:value-type="float">
            <text:p>1.36619788133454</text:p>
          </table:table-cell>
          <table:table-cell table:formula="of:=[.$A35]/(10*EXP(-10.73797+(2617.25/([.G$7]+273.15))))-1.013" office:value-type="float" office:value="1.52789697866374" calcext:value-type="float">
            <text:p>1.52789697866374</text:p>
          </table:table-cell>
          <table:table-cell table:formula="of:=[.$A35]/(10*EXP(-10.73797+(2617.25/([.H$7]+273.15))))-1.013" office:value-type="float" office:value="1.69808395773974" calcext:value-type="float">
            <text:p>1.69808395773974</text:p>
          </table:table-cell>
          <table:table-cell table:formula="of:=[.$A35]/(10*EXP(-10.73797+(2617.25/([.I$7]+273.15))))-1.013" office:value-type="float" office:value="1.87705871210335" calcext:value-type="float">
            <text:p>1.87705871210335</text:p>
          </table:table-cell>
          <table:table-cell table:formula="of:=[.$A35]/(10*EXP(-10.73797+(2617.25/([.J$7]+273.15))))-1.013" office:value-type="float" office:value="2.06512527363817" calcext:value-type="float">
            <text:p>2.06512527363817</text:p>
          </table:table-cell>
          <table:table-cell table:formula="of:=[.$A35]/(10*EXP(-10.73797+(2617.25/([.K$7]+273.15))))-1.013" office:value-type="float" office:value="2.2625916669741" calcext:value-type="float">
            <text:p>2.2625916669741</text:p>
          </table:table-cell>
          <table:table-cell table:formula="of:=[.$A35]/(10*EXP(-10.73797+(2617.25/([.L$7]+273.15))))-1.013" office:value-type="float" office:value="2.46976976092317" calcext:value-type="float">
            <text:p>2.46976976092317</text:p>
          </table:table-cell>
          <table:table-cell table:formula="of:=[.$A35]/(10*EXP(-10.73797+(2617.25/([.M$7]+273.15))))-1.013" office:value-type="float" office:value="2.6869751172199" calcext:value-type="float">
            <text:p>2.6869751172199</text:p>
          </table:table-cell>
          <table:table-cell table:formula="of:=[.$A35]/(10*EXP(-10.73797+(2617.25/([.N$7]+273.15))))-1.013" office:value-type="float" office:value="2.91452683683406" calcext:value-type="float">
            <text:p>2.91452683683406</text:p>
          </table:table-cell>
          <table:table-cell table:number-columns-repeated="50"/>
        </table:table-row>
        <table:table-row table:style-name="ro1">
          <table:table-cell office:value-type="float" office:value="5.8" calcext:value-type="float">
            <text:p>5.8</text:p>
          </table:table-cell>
          <table:table-cell table:formula="of:=[.$A36]/(10*EXP(-10.73797+(2617.25/([.B$7]+273.15))))-1.013" office:value-type="float" office:value="0.830214715728748" calcext:value-type="float">
            <text:p>0.830214715728748</text:p>
          </table:table-cell>
          <table:table-cell table:formula="of:=[.$A36]/(10*EXP(-10.73797+(2617.25/([.C$7]+273.15))))-1.013" office:value-type="float" office:value="0.963165808349548" calcext:value-type="float">
            <text:p>0.963165808349548</text:p>
          </table:table-cell>
          <table:table-cell table:formula="of:=[.$A36]/(10*EXP(-10.73797+(2617.25/([.D$7]+273.15))))-1.013" office:value-type="float" office:value="1.10357802463219" calcext:value-type="float">
            <text:p>1.10357802463219</text:p>
          </table:table-cell>
          <table:table-cell table:formula="of:=[.$A36]/(10*EXP(-10.73797+(2617.25/([.E$7]+273.15))))-1.013" office:value-type="float" office:value="1.25173826436247" calcext:value-type="float">
            <text:p>1.25173826436247</text:p>
          </table:table-cell>
          <table:table-cell table:formula="of:=[.$A36]/(10*EXP(-10.73797+(2617.25/([.F$7]+273.15))))-1.013" office:value-type="float" office:value="1.40793819504217" calcext:value-type="float">
            <text:p>1.40793819504217</text:p>
          </table:table-cell>
          <table:table-cell table:formula="of:=[.$A36]/(10*EXP(-10.73797+(2617.25/([.G$7]+273.15))))-1.013" office:value-type="float" office:value="1.5724741186403" calcext:value-type="float">
            <text:p>1.5724741186403</text:p>
          </table:table-cell>
          <table:table-cell table:formula="of:=[.$A36]/(10*EXP(-10.73797+(2617.25/([.H$7]+273.15))))-1.013" office:value-type="float" office:value="1.74564683419131" calcext:value-type="float">
            <text:p>1.74564683419131</text:p>
          </table:table-cell>
          <table:table-cell table:formula="of:=[.$A36]/(10*EXP(-10.73797+(2617.25/([.I$7]+273.15))))-1.013" office:value-type="float" office:value="1.92776149652621" calcext:value-type="float">
            <text:p>1.92776149652621</text:p>
          </table:table-cell>
          <table:table-cell table:formula="of:=[.$A36]/(10*EXP(-10.73797+(2617.25/([.J$7]+273.15))))-1.013" office:value-type="float" office:value="2.1191274714213" calcext:value-type="float">
            <text:p>2.1191274714213</text:p>
          </table:table-cell>
          <table:table-cell table:formula="of:=[.$A36]/(10*EXP(-10.73797+(2617.25/([.K$7]+273.15))))-1.013" office:value-type="float" office:value="2.32005818744733" calcext:value-type="float">
            <text:p>2.32005818744733</text:p>
          </table:table-cell>
          <table:table-cell table:formula="of:=[.$A36]/(10*EXP(-10.73797+(2617.25/([.L$7]+273.15))))-1.013" office:value-type="float" office:value="2.53087098479901" calcext:value-type="float">
            <text:p>2.53087098479901</text:p>
          </table:table-cell>
          <table:table-cell table:formula="of:=[.$A36]/(10*EXP(-10.73797+(2617.25/([.M$7]+273.15))))-1.013" office:value-type="float" office:value="2.75188696138166" calcext:value-type="float">
            <text:p>2.75188696138166</text:p>
          </table:table-cell>
          <table:table-cell table:formula="of:=[.$A36]/(10*EXP(-10.73797+(2617.25/([.N$7]+273.15))))-1.013" office:value-type="float" office:value="2.98343081642764" calcext:value-type="float">
            <text:p>2.98343081642764</text:p>
          </table:table-cell>
          <table:table-cell table:number-columns-repeated="50"/>
        </table:table-row>
        <table:table-row table:style-name="ro1">
          <table:table-cell office:value-type="float" office:value="5.9" calcext:value-type="float">
            <text:p>5.9</text:p>
          </table:table-cell>
          <table:table-cell table:formula="of:=[.$A37]/(10*EXP(-10.73797+(2617.25/([.B$7]+273.15))))-1.013" office:value-type="float" office:value="0.861994279793037" calcext:value-type="float">
            <text:p>0.861994279793037</text:p>
          </table:table-cell>
          <table:table-cell table:formula="of:=[.$A37]/(10*EXP(-10.73797+(2617.25/([.C$7]+273.15))))-1.013" office:value-type="float" office:value="0.997237632631437" calcext:value-type="float">
            <text:p>0.997237632631437</text:p>
          </table:table-cell>
          <table:table-cell table:formula="of:=[.$A37]/(10*EXP(-10.73797+(2617.25/([.D$7]+273.15))))-1.013" office:value-type="float" office:value="1.14007074919481" calcext:value-type="float">
            <text:p>1.14007074919481</text:p>
          </table:table-cell>
          <table:table-cell table:formula="of:=[.$A37]/(10*EXP(-10.73797+(2617.25/([.E$7]+273.15))))-1.013" office:value-type="float" office:value="1.290785475817" calcext:value-type="float">
            <text:p>1.290785475817</text:p>
          </table:table-cell>
          <table:table-cell table:formula="of:=[.$A37]/(10*EXP(-10.73797+(2617.25/([.F$7]+273.15))))-1.013" office:value-type="float" office:value="1.44967850874979" calcext:value-type="float">
            <text:p>1.44967850874979</text:p>
          </table:table-cell>
          <table:table-cell table:formula="of:=[.$A37]/(10*EXP(-10.73797+(2617.25/([.G$7]+273.15))))-1.013" office:value-type="float" office:value="1.61705125861685" calcext:value-type="float">
            <text:p>1.61705125861685</text:p>
          </table:table-cell>
          <table:table-cell table:formula="of:=[.$A37]/(10*EXP(-10.73797+(2617.25/([.H$7]+273.15))))-1.013" office:value-type="float" office:value="1.79320971064289" calcext:value-type="float">
            <text:p>1.79320971064289</text:p>
          </table:table-cell>
          <table:table-cell table:formula="of:=[.$A37]/(10*EXP(-10.73797+(2617.25/([.I$7]+273.15))))-1.013" office:value-type="float" office:value="1.97846428094908" calcext:value-type="float">
            <text:p>1.97846428094908</text:p>
          </table:table-cell>
          <table:table-cell table:formula="of:=[.$A37]/(10*EXP(-10.73797+(2617.25/([.J$7]+273.15))))-1.013" office:value-type="float" office:value="2.17312966920442" calcext:value-type="float">
            <text:p>2.17312966920442</text:p>
          </table:table-cell>
          <table:table-cell table:formula="of:=[.$A37]/(10*EXP(-10.73797+(2617.25/([.K$7]+273.15))))-1.013" office:value-type="float" office:value="2.37752470792056" calcext:value-type="float">
            <text:p>2.37752470792056</text:p>
          </table:table-cell>
          <table:table-cell table:formula="of:=[.$A37]/(10*EXP(-10.73797+(2617.25/([.L$7]+273.15))))-1.013" office:value-type="float" office:value="2.59197220867486" calcext:value-type="float">
            <text:p>2.59197220867486</text:p>
          </table:table-cell>
          <table:table-cell table:formula="of:=[.$A37]/(10*EXP(-10.73797+(2617.25/([.M$7]+273.15))))-1.013" office:value-type="float" office:value="2.81679880554341" calcext:value-type="float">
            <text:p>2.81679880554341</text:p>
          </table:table-cell>
          <table:table-cell table:formula="of:=[.$A37]/(10*EXP(-10.73797+(2617.25/([.N$7]+273.15))))-1.013" office:value-type="float" office:value="3.05233479602122" calcext:value-type="float">
            <text:p>3.05233479602122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38]/(10*EXP(-10.73797+(2617.25/([.B$7]+273.15))))-1.013" office:value-type="float" office:value="0.893773843857326" calcext:value-type="float">
            <text:p>0.893773843857326</text:p>
          </table:table-cell>
          <table:table-cell table:formula="of:=[.$A38]/(10*EXP(-10.73797+(2617.25/([.C$7]+273.15))))-1.013" office:value-type="float" office:value="1.03130945691333" calcext:value-type="float">
            <text:p>1.03130945691333</text:p>
          </table:table-cell>
          <table:table-cell table:formula="of:=[.$A38]/(10*EXP(-10.73797+(2617.25/([.D$7]+273.15))))-1.013" office:value-type="float" office:value="1.17656347375744" calcext:value-type="float">
            <text:p>1.17656347375744</text:p>
          </table:table-cell>
          <table:table-cell table:formula="of:=[.$A38]/(10*EXP(-10.73797+(2617.25/([.E$7]+273.15))))-1.013" office:value-type="float" office:value="1.32983268727152" calcext:value-type="float">
            <text:p>1.32983268727152</text:p>
          </table:table-cell>
          <table:table-cell table:formula="of:=[.$A38]/(10*EXP(-10.73797+(2617.25/([.F$7]+273.15))))-1.013" office:value-type="float" office:value="1.49141882245741" calcext:value-type="float">
            <text:p>1.49141882245741</text:p>
          </table:table-cell>
          <table:table-cell table:formula="of:=[.$A38]/(10*EXP(-10.73797+(2617.25/([.G$7]+273.15))))-1.013" office:value-type="float" office:value="1.66162839859341" calcext:value-type="float">
            <text:p>1.66162839859341</text:p>
          </table:table-cell>
          <table:table-cell table:formula="of:=[.$A38]/(10*EXP(-10.73797+(2617.25/([.H$7]+273.15))))-1.013" office:value-type="float" office:value="1.84077258709446" calcext:value-type="float">
            <text:p>1.84077258709446</text:p>
          </table:table-cell>
          <table:table-cell table:formula="of:=[.$A38]/(10*EXP(-10.73797+(2617.25/([.I$7]+273.15))))-1.013" office:value-type="float" office:value="2.02916706537194" calcext:value-type="float">
            <text:p>2.02916706537194</text:p>
          </table:table-cell>
          <table:table-cell table:formula="of:=[.$A38]/(10*EXP(-10.73797+(2617.25/([.J$7]+273.15))))-1.013" office:value-type="float" office:value="2.22713186698755" calcext:value-type="float">
            <text:p>2.22713186698755</text:p>
          </table:table-cell>
          <table:table-cell table:formula="of:=[.$A38]/(10*EXP(-10.73797+(2617.25/([.K$7]+273.15))))-1.013" office:value-type="float" office:value="2.43499122839379" calcext:value-type="float">
            <text:p>2.43499122839379</text:p>
          </table:table-cell>
          <table:table-cell table:formula="of:=[.$A38]/(10*EXP(-10.73797+(2617.25/([.L$7]+273.15))))-1.013" office:value-type="float" office:value="2.6530734325507" calcext:value-type="float">
            <text:p>2.6530734325507</text:p>
          </table:table-cell>
          <table:table-cell table:formula="of:=[.$A38]/(10*EXP(-10.73797+(2617.25/([.M$7]+273.15))))-1.013" office:value-type="float" office:value="2.88171064970516" calcext:value-type="float">
            <text:p>2.88171064970516</text:p>
          </table:table-cell>
          <table:table-cell table:formula="of:=[.$A38]/(10*EXP(-10.73797+(2617.25/([.N$7]+273.15))))-1.013" office:value-type="float" office:value="3.1212387756148" calcext:value-type="float">
            <text:p>3.1212387756148</text:p>
          </table:table-cell>
          <table:table-cell table:number-columns-repeated="50"/>
        </table:table-row>
        <table:table-row table:style-name="ro1">
          <table:table-cell office:value-type="float" office:value="6.1" calcext:value-type="float">
            <text:p>6.1</text:p>
          </table:table-cell>
          <table:table-cell table:formula="of:=[.$A39]/(10*EXP(-10.73797+(2617.25/([.B$7]+273.15))))-1.013" office:value-type="float" office:value="0.925553407921614" calcext:value-type="float">
            <text:p>0.925553407921614</text:p>
          </table:table-cell>
          <table:table-cell table:formula="of:=[.$A39]/(10*EXP(-10.73797+(2617.25/([.C$7]+273.15))))-1.013" office:value-type="float" office:value="1.06538128119521" calcext:value-type="float">
            <text:p>1.06538128119521</text:p>
          </table:table-cell>
          <table:table-cell table:formula="of:=[.$A39]/(10*EXP(-10.73797+(2617.25/([.D$7]+273.15))))-1.013" office:value-type="float" office:value="1.21305619832006" calcext:value-type="float">
            <text:p>1.21305619832006</text:p>
          </table:table-cell>
          <table:table-cell table:formula="of:=[.$A39]/(10*EXP(-10.73797+(2617.25/([.E$7]+273.15))))-1.013" office:value-type="float" office:value="1.36887989872605" calcext:value-type="float">
            <text:p>1.36887989872605</text:p>
          </table:table-cell>
          <table:table-cell table:formula="of:=[.$A39]/(10*EXP(-10.73797+(2617.25/([.F$7]+273.15))))-1.013" office:value-type="float" office:value="1.53315913616504" calcext:value-type="float">
            <text:p>1.53315913616504</text:p>
          </table:table-cell>
          <table:table-cell table:formula="of:=[.$A39]/(10*EXP(-10.73797+(2617.25/([.G$7]+273.15))))-1.013" office:value-type="float" office:value="1.70620553856997" calcext:value-type="float">
            <text:p>1.70620553856997</text:p>
          </table:table-cell>
          <table:table-cell table:formula="of:=[.$A39]/(10*EXP(-10.73797+(2617.25/([.H$7]+273.15))))-1.013" office:value-type="float" office:value="1.88833546354604" calcext:value-type="float">
            <text:p>1.88833546354604</text:p>
          </table:table-cell>
          <table:table-cell table:formula="of:=[.$A39]/(10*EXP(-10.73797+(2617.25/([.I$7]+273.15))))-1.013" office:value-type="float" office:value="2.07986984979481" calcext:value-type="float">
            <text:p>2.07986984979481</text:p>
          </table:table-cell>
          <table:table-cell table:formula="of:=[.$A39]/(10*EXP(-10.73797+(2617.25/([.J$7]+273.15))))-1.013" office:value-type="float" office:value="2.28113406477068" calcext:value-type="float">
            <text:p>2.28113406477068</text:p>
          </table:table-cell>
          <table:table-cell table:formula="of:=[.$A39]/(10*EXP(-10.73797+(2617.25/([.K$7]+273.15))))-1.013" office:value-type="float" office:value="2.49245774886702" calcext:value-type="float">
            <text:p>2.49245774886702</text:p>
          </table:table-cell>
          <table:table-cell table:formula="of:=[.$A39]/(10*EXP(-10.73797+(2617.25/([.L$7]+273.15))))-1.013" office:value-type="float" office:value="2.71417465642655" calcext:value-type="float">
            <text:p>2.71417465642655</text:p>
          </table:table-cell>
          <table:table-cell table:formula="of:=[.$A39]/(10*EXP(-10.73797+(2617.25/([.M$7]+273.15))))-1.013" office:value-type="float" office:value="2.94662249386691" calcext:value-type="float">
            <text:p>2.94662249386691</text:p>
          </table:table-cell>
          <table:table-cell table:formula="of:=[.$A39]/(10*EXP(-10.73797+(2617.25/([.N$7]+273.15))))-1.013" office:value-type="float" office:value="3.19014275520838" calcext:value-type="float">
            <text:p>3.19014275520838</text:p>
          </table:table-cell>
          <table:table-cell table:number-columns-repeated="50"/>
        </table:table-row>
        <table:table-row table:style-name="ro1">
          <table:table-cell office:value-type="float" office:value="6.2" calcext:value-type="float">
            <text:p>6.2</text:p>
          </table:table-cell>
          <table:table-cell table:formula="of:=[.$A40]/(10*EXP(-10.73797+(2617.25/([.B$7]+273.15))))-1.013" office:value-type="float" office:value="0.957332971985903" calcext:value-type="float">
            <text:p>0.957332971985903</text:p>
          </table:table-cell>
          <table:table-cell table:formula="of:=[.$A40]/(10*EXP(-10.73797+(2617.25/([.C$7]+273.15))))-1.013" office:value-type="float" office:value="1.0994531054771" calcext:value-type="float">
            <text:p>1.0994531054771</text:p>
          </table:table-cell>
          <table:table-cell table:formula="of:=[.$A40]/(10*EXP(-10.73797+(2617.25/([.D$7]+273.15))))-1.013" office:value-type="float" office:value="1.24954892288269" calcext:value-type="float">
            <text:p>1.24954892288269</text:p>
          </table:table-cell>
          <table:table-cell table:formula="of:=[.$A40]/(10*EXP(-10.73797+(2617.25/([.E$7]+273.15))))-1.013" office:value-type="float" office:value="1.40792711018057" calcext:value-type="float">
            <text:p>1.40792711018057</text:p>
          </table:table-cell>
          <table:table-cell table:formula="of:=[.$A40]/(10*EXP(-10.73797+(2617.25/([.F$7]+273.15))))-1.013" office:value-type="float" office:value="1.57489944987266" calcext:value-type="float">
            <text:p>1.57489944987266</text:p>
          </table:table-cell>
          <table:table-cell table:formula="of:=[.$A40]/(10*EXP(-10.73797+(2617.25/([.G$7]+273.15))))-1.013" office:value-type="float" office:value="1.75078267854652" calcext:value-type="float">
            <text:p>1.75078267854652</text:p>
          </table:table-cell>
          <table:table-cell table:formula="of:=[.$A40]/(10*EXP(-10.73797+(2617.25/([.H$7]+273.15))))-1.013" office:value-type="float" office:value="1.93589833999761" calcext:value-type="float">
            <text:p>1.93589833999761</text:p>
          </table:table-cell>
          <table:table-cell table:formula="of:=[.$A40]/(10*EXP(-10.73797+(2617.25/([.I$7]+273.15))))-1.013" office:value-type="float" office:value="2.13057263421768" calcext:value-type="float">
            <text:p>2.13057263421768</text:p>
          </table:table-cell>
          <table:table-cell table:formula="of:=[.$A40]/(10*EXP(-10.73797+(2617.25/([.J$7]+273.15))))-1.013" office:value-type="float" office:value="2.3351362625538" calcext:value-type="float">
            <text:p>2.3351362625538</text:p>
          </table:table-cell>
          <table:table-cell table:formula="of:=[.$A40]/(10*EXP(-10.73797+(2617.25/([.K$7]+273.15))))-1.013" office:value-type="float" office:value="2.54992426934025" calcext:value-type="float">
            <text:p>2.54992426934025</text:p>
          </table:table-cell>
          <table:table-cell table:formula="of:=[.$A40]/(10*EXP(-10.73797+(2617.25/([.L$7]+273.15))))-1.013" office:value-type="float" office:value="2.77527588030239" calcext:value-type="float">
            <text:p>2.77527588030239</text:p>
          </table:table-cell>
          <table:table-cell table:formula="of:=[.$A40]/(10*EXP(-10.73797+(2617.25/([.M$7]+273.15))))-1.013" office:value-type="float" office:value="3.01153433802867" calcext:value-type="float">
            <text:p>3.01153433802867</text:p>
          </table:table-cell>
          <table:table-cell table:formula="of:=[.$A40]/(10*EXP(-10.73797+(2617.25/([.N$7]+273.15))))-1.013" office:value-type="float" office:value="3.25904673480196" calcext:value-type="float">
            <text:p>3.25904673480196</text:p>
          </table:table-cell>
          <table:table-cell table:number-columns-repeated="50"/>
        </table:table-row>
        <table:table-row table:style-name="ro1">
          <table:table-cell office:value-type="float" office:value="6.3" calcext:value-type="float">
            <text:p>6.3</text:p>
          </table:table-cell>
          <table:table-cell table:formula="of:=[.$A41]/(10*EXP(-10.73797+(2617.25/([.B$7]+273.15))))-1.013" office:value-type="float" office:value="0.989112536050192" calcext:value-type="float">
            <text:p>0.989112536050192</text:p>
          </table:table-cell>
          <table:table-cell table:formula="of:=[.$A41]/(10*EXP(-10.73797+(2617.25/([.C$7]+273.15))))-1.013" office:value-type="float" office:value="1.13352492975899" calcext:value-type="float">
            <text:p>1.13352492975899</text:p>
          </table:table-cell>
          <table:table-cell table:formula="of:=[.$A41]/(10*EXP(-10.73797+(2617.25/([.D$7]+273.15))))-1.013" office:value-type="float" office:value="1.28604164744531" calcext:value-type="float">
            <text:p>1.28604164744531</text:p>
          </table:table-cell>
          <table:table-cell table:formula="of:=[.$A41]/(10*EXP(-10.73797+(2617.25/([.E$7]+273.15))))-1.013" office:value-type="float" office:value="1.4469743216351" calcext:value-type="float">
            <text:p>1.4469743216351</text:p>
          </table:table-cell>
          <table:table-cell table:formula="of:=[.$A41]/(10*EXP(-10.73797+(2617.25/([.F$7]+273.15))))-1.013" office:value-type="float" office:value="1.61663976358028" calcext:value-type="float">
            <text:p>1.61663976358028</text:p>
          </table:table-cell>
          <table:table-cell table:formula="of:=[.$A41]/(10*EXP(-10.73797+(2617.25/([.G$7]+273.15))))-1.013" office:value-type="float" office:value="1.79535981852308" calcext:value-type="float">
            <text:p>1.79535981852308</text:p>
          </table:table-cell>
          <table:table-cell table:formula="of:=[.$A41]/(10*EXP(-10.73797+(2617.25/([.H$7]+273.15))))-1.013" office:value-type="float" office:value="1.98346121644919" calcext:value-type="float">
            <text:p>1.98346121644919</text:p>
          </table:table-cell>
          <table:table-cell table:formula="of:=[.$A41]/(10*EXP(-10.73797+(2617.25/([.I$7]+273.15))))-1.013" office:value-type="float" office:value="2.18127541864054" calcext:value-type="float">
            <text:p>2.18127541864054</text:p>
          </table:table-cell>
          <table:table-cell table:formula="of:=[.$A41]/(10*EXP(-10.73797+(2617.25/([.J$7]+273.15))))-1.013" office:value-type="float" office:value="2.38913846033693" calcext:value-type="float">
            <text:p>2.38913846033693</text:p>
          </table:table-cell>
          <table:table-cell table:formula="of:=[.$A41]/(10*EXP(-10.73797+(2617.25/([.K$7]+273.15))))-1.013" office:value-type="float" office:value="2.60739078981348" calcext:value-type="float">
            <text:p>2.60739078981348</text:p>
          </table:table-cell>
          <table:table-cell table:formula="of:=[.$A41]/(10*EXP(-10.73797+(2617.25/([.L$7]+273.15))))-1.013" office:value-type="float" office:value="2.83637710417824" calcext:value-type="float">
            <text:p>2.83637710417824</text:p>
          </table:table-cell>
          <table:table-cell table:formula="of:=[.$A41]/(10*EXP(-10.73797+(2617.25/([.M$7]+273.15))))-1.013" office:value-type="float" office:value="3.07644618219042" calcext:value-type="float">
            <text:p>3.07644618219042</text:p>
          </table:table-cell>
          <table:table-cell table:formula="of:=[.$A41]/(10*EXP(-10.73797+(2617.25/([.N$7]+273.15))))-1.013" office:value-type="float" office:value="3.32795071439554" calcext:value-type="float">
            <text:p>3.32795071439554</text:p>
          </table:table-cell>
          <table:table-cell table:number-columns-repeated="50"/>
        </table:table-row>
        <table:table-row table:style-name="ro1">
          <table:table-cell office:value-type="float" office:value="6.4" calcext:value-type="float">
            <text:p>6.4</text:p>
          </table:table-cell>
          <table:table-cell table:formula="of:=[.$A42]/(10*EXP(-10.73797+(2617.25/([.B$7]+273.15))))-1.013" office:value-type="float" office:value="1.02089210011448" calcext:value-type="float">
            <text:p>1.02089210011448</text:p>
          </table:table-cell>
          <table:table-cell table:formula="of:=[.$A42]/(10*EXP(-10.73797+(2617.25/([.C$7]+273.15))))-1.013" office:value-type="float" office:value="1.16759675404088" calcext:value-type="float">
            <text:p>1.16759675404088</text:p>
          </table:table-cell>
          <table:table-cell table:formula="of:=[.$A42]/(10*EXP(-10.73797+(2617.25/([.D$7]+273.15))))-1.013" office:value-type="float" office:value="1.32253437200793" calcext:value-type="float">
            <text:p>1.32253437200793</text:p>
          </table:table-cell>
          <table:table-cell table:formula="of:=[.$A42]/(10*EXP(-10.73797+(2617.25/([.E$7]+273.15))))-1.013" office:value-type="float" office:value="1.48602153308963" calcext:value-type="float">
            <text:p>1.48602153308963</text:p>
          </table:table-cell>
          <table:table-cell table:formula="of:=[.$A42]/(10*EXP(-10.73797+(2617.25/([.F$7]+273.15))))-1.013" office:value-type="float" office:value="1.65838007728791" calcext:value-type="float">
            <text:p>1.65838007728791</text:p>
          </table:table-cell>
          <table:table-cell table:formula="of:=[.$A42]/(10*EXP(-10.73797+(2617.25/([.G$7]+273.15))))-1.013" office:value-type="float" office:value="1.83993695849964" calcext:value-type="float">
            <text:p>1.83993695849964</text:p>
          </table:table-cell>
          <table:table-cell table:formula="of:=[.$A42]/(10*EXP(-10.73797+(2617.25/([.H$7]+273.15))))-1.013" office:value-type="float" office:value="2.03102409290076" calcext:value-type="float">
            <text:p>2.03102409290076</text:p>
          </table:table-cell>
          <table:table-cell table:formula="of:=[.$A42]/(10*EXP(-10.73797+(2617.25/([.I$7]+273.15))))-1.013" office:value-type="float" office:value="2.23197820306341" calcext:value-type="float">
            <text:p>2.23197820306341</text:p>
          </table:table-cell>
          <table:table-cell table:formula="of:=[.$A42]/(10*EXP(-10.73797+(2617.25/([.J$7]+273.15))))-1.013" office:value-type="float" office:value="2.44314065812005" calcext:value-type="float">
            <text:p>2.44314065812005</text:p>
          </table:table-cell>
          <table:table-cell table:formula="of:=[.$A42]/(10*EXP(-10.73797+(2617.25/([.K$7]+273.15))))-1.013" office:value-type="float" office:value="2.66485731028671" calcext:value-type="float">
            <text:p>2.66485731028671</text:p>
          </table:table-cell>
          <table:table-cell table:formula="of:=[.$A42]/(10*EXP(-10.73797+(2617.25/([.L$7]+273.15))))-1.013" office:value-type="float" office:value="2.89747832805408" calcext:value-type="float">
            <text:p>2.89747832805408</text:p>
          </table:table-cell>
          <table:table-cell table:formula="of:=[.$A42]/(10*EXP(-10.73797+(2617.25/([.M$7]+273.15))))-1.013" office:value-type="float" office:value="3.14135802635217" calcext:value-type="float">
            <text:p>3.14135802635217</text:p>
          </table:table-cell>
          <table:table-cell table:formula="of:=[.$A42]/(10*EXP(-10.73797+(2617.25/([.N$7]+273.15))))-1.013" office:value-type="float" office:value="3.39685469398912" calcext:value-type="float">
            <text:p>3.39685469398912</text:p>
          </table:table-cell>
          <table:table-cell table:number-columns-repeated="50"/>
        </table:table-row>
        <table:table-row table:style-name="ro1">
          <table:table-cell office:value-type="float" office:value="6.5" calcext:value-type="float">
            <text:p>6.5</text:p>
          </table:table-cell>
          <table:table-cell table:formula="of:=[.$A43]/(10*EXP(-10.73797+(2617.25/([.B$7]+273.15))))-1.013" office:value-type="float" office:value="1.05267166417877" calcext:value-type="float">
            <text:p>1.05267166417877</text:p>
          </table:table-cell>
          <table:table-cell table:formula="of:=[.$A43]/(10*EXP(-10.73797+(2617.25/([.C$7]+273.15))))-1.013" office:value-type="float" office:value="1.20166857832277" calcext:value-type="float">
            <text:p>1.20166857832277</text:p>
          </table:table-cell>
          <table:table-cell table:formula="of:=[.$A43]/(10*EXP(-10.73797+(2617.25/([.D$7]+273.15))))-1.013" office:value-type="float" office:value="1.35902709657056" calcext:value-type="float">
            <text:p>1.35902709657056</text:p>
          </table:table-cell>
          <table:table-cell table:formula="of:=[.$A43]/(10*EXP(-10.73797+(2617.25/([.E$7]+273.15))))-1.013" office:value-type="float" office:value="1.52506874454415" calcext:value-type="float">
            <text:p>1.52506874454415</text:p>
          </table:table-cell>
          <table:table-cell table:formula="of:=[.$A43]/(10*EXP(-10.73797+(2617.25/([.F$7]+273.15))))-1.013" office:value-type="float" office:value="1.70012039099553" calcext:value-type="float">
            <text:p>1.70012039099553</text:p>
          </table:table-cell>
          <table:table-cell table:formula="of:=[.$A43]/(10*EXP(-10.73797+(2617.25/([.G$7]+273.15))))-1.013" office:value-type="float" office:value="1.88451409847619" calcext:value-type="float">
            <text:p>1.88451409847619</text:p>
          </table:table-cell>
          <table:table-cell table:formula="of:=[.$A43]/(10*EXP(-10.73797+(2617.25/([.H$7]+273.15))))-1.013" office:value-type="float" office:value="2.07858696935233" calcext:value-type="float">
            <text:p>2.07858696935233</text:p>
          </table:table-cell>
          <table:table-cell table:formula="of:=[.$A43]/(10*EXP(-10.73797+(2617.25/([.I$7]+273.15))))-1.013" office:value-type="float" office:value="2.28268098748627" calcext:value-type="float">
            <text:p>2.28268098748627</text:p>
          </table:table-cell>
          <table:table-cell table:formula="of:=[.$A43]/(10*EXP(-10.73797+(2617.25/([.J$7]+273.15))))-1.013" office:value-type="float" office:value="2.49714285590318" calcext:value-type="float">
            <text:p>2.49714285590318</text:p>
          </table:table-cell>
          <table:table-cell table:formula="of:=[.$A43]/(10*EXP(-10.73797+(2617.25/([.K$7]+273.15))))-1.013" office:value-type="float" office:value="2.72232383075994" calcext:value-type="float">
            <text:p>2.72232383075994</text:p>
          </table:table-cell>
          <table:table-cell table:formula="of:=[.$A43]/(10*EXP(-10.73797+(2617.25/([.L$7]+273.15))))-1.013" office:value-type="float" office:value="2.95857955192993" calcext:value-type="float">
            <text:p>2.95857955192993</text:p>
          </table:table-cell>
          <table:table-cell table:formula="of:=[.$A43]/(10*EXP(-10.73797+(2617.25/([.M$7]+273.15))))-1.013" office:value-type="float" office:value="3.20626987051393" calcext:value-type="float">
            <text:p>3.20626987051393</text:p>
          </table:table-cell>
          <table:table-cell table:formula="of:=[.$A43]/(10*EXP(-10.73797+(2617.25/([.N$7]+273.15))))-1.013" office:value-type="float" office:value="3.4657586735827" calcext:value-type="float">
            <text:p>3.4657586735827</text:p>
          </table:table-cell>
          <table:table-cell table:number-columns-repeated="50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pfengaben" table:style-name="ta1">
        <table:table-column table:style-name="co3" table:number-columns-repeated="3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26" office:value-type="string" calcext:value-type="string">
            <text:p>Würzegehalt [°P]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6" office:value-type="string" calcext:value-type="string">
            <text:p>Würzemenge [L]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6" office:value-type="string" calcext:value-type="string">
            <text:p>Alpha[%]</text:p>
          </table:table-cell>
          <table:table-cell table:style-name="ce26" office:value-type="string" calcext:value-type="string">
            <text:p>Kochzeit [min]</text:p>
          </table:table-cell>
          <table:table-cell table:style-name="ce26" office:value-type="string" calcext:value-type="string">
            <text:p>Hopfengabe [g]</text:p>
          </table:table-cell>
          <table:table-cell table:style-name="ce26" office:value-type="string" calcext:value-type="string">
            <text:p>Ausnutzung</text:p>
          </table:table-cell>
          <table:table-cell table:style-name="ce26" office:value-type="string" calcext:value-type="string">
            <text:p>IBU</text:p>
          </table:table-cell>
        </table:table-row>
        <table:table-row table:style-name="ro1">
          <table:table-cell table:number-columns-repeated="3"/>
          <table:table-cell table:style-name="ce26" office:value-type="string" calcext:value-type="string">
            <text:p>Bitterhopfen</text:p>
          </table:table-cell>
          <table:table-cell office:value-type="float" office:value="13.2" calcext:value-type="float">
            <text:p>13.2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table:formula="of:=(1.65*0.000125^(0.004*[.$E$4]))*(1-EXP(-0.04*[.F7]))/4.15" office:value-type="float" office:value="0.242350261262081" calcext:value-type="float">
            <text:p>0.242350261262081</text:p>
          </table:table-cell>
          <table:table-cell table:formula="of:=[.G7]*[.E7]*10*[.H7]/[.$E$5]" office:value-type="float" office:value="21.3268229910631" calcext:value-type="float">
            <text:p>21.3268229910631</text:p>
          </table:table-cell>
        </table:table-row>
        <table:table-row table:style-name="ro1">
          <table:table-cell table:number-columns-repeated="3"/>
          <table:table-cell table:style-name="ce26" office:value-type="string" calcext:value-type="string">
            <text:p>Geschmackshopfen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formula="of:=(1.65*0.000125^(0.004*[.$E$4]))*(1-EXP(-0.04*[.F8]))/4.15" office:value-type="float" office:value="0.234006865336717" calcext:value-type="float">
            <text:p>0.234006865336717</text:p>
          </table:table-cell>
          <table:table-cell table:formula="of:=[.G8]*[.E8]*10*[.H8]/[.$E$5]" office:value-type="float" office:value="6.5001907037977" calcext:value-type="float">
            <text:p>6.5001907037977</text:p>
          </table:table-cell>
        </table:table-row>
        <table:table-row table:style-name="ro1">
          <table:table-cell table:number-columns-repeated="3"/>
          <table:table-cell table:style-name="ce26" office:value-type="string" calcext:value-type="string">
            <text:p>Aromahopfen</text:p>
          </table:table-cell>
          <table:table-cell office:value-type="float" office:value="2.4" calcext:value-type="float">
            <text:p>2.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(1.65*0.000125^(0.004*[.$E$4]))*(1-EXP(-0.04*[.F9]))/4.15" office:value-type="float" office:value="0.082142460775501" calcext:value-type="float">
            <text:p>0.082142460775501</text:p>
          </table:table-cell>
          <table:table-cell table:formula="of:=[.G9]*[.E9]*10*[.H9]/[.$E$5]" office:value-type="float" office:value="2.19046562068003" calcext:value-type="float">
            <text:p>2.19046562068003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26" office:value-type="string" calcext:value-type="string">
            <text:p>IBU gesamt</text:p>
          </table:table-cell>
          <table:table-cell table:formula="of:=SUM([.I7:.I9])" office:value-type="float" office:value="30.0174793155408" calcext:value-type="float">
            <text:p>30.0174793155408</text:p>
          </table:table-cell>
          <table:table-cell table:number-columns-repeated="4"/>
        </table:table-row>
        <table:table-row table:style-name="ro1" table:number-rows-repeated="15">
          <table:table-cell table:number-columns-repeated="9"/>
        </table:table-row>
        <table:table-row table:style-name="ro1">
          <table:table-cell table:number-columns-repeated="3"/>
          <table:table-cell table:style-name="ce34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34"/>
          <table:table-cell table:number-columns-repeated="5"/>
        </table:table-row>
        <table:table-row table:style-name="ro3">
          <table:table-cell table:number-columns-repeated="3"/>
          <table:table-cell table:style-name="ce35"/>
          <table:table-cell table:number-columns-repeated="5"/>
        </table:table-row>
      </table:table>
      <table:table table:name="Schüttung" table:style-name="ta1">
        <table:table-column table:style-name="co15" table:default-cell-style-name="Default"/>
        <table:table-column table:style-name="co3" table:number-columns-repeated="3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udhausausbeute %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mmwürze °P</text:p>
          </table:table-cell>
          <table:table-cell office:value-type="float" office:value="12" calcext:value-type="float">
            <text:p>12</text:p>
          </table:table-cell>
          <table:table-cell table:style-name="ce25"/>
          <table:table-cell/>
        </table:table-row>
        <table:table-row table:style-name="ro1">
          <table:table-cell office:value-type="string" calcext:value-type="string">
            <text:p>Würzemenge L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endichte SG</text:p>
          </table:table-cell>
          <table:table-cell table:formula="of:=4*[.B5]/1000+1" office:value-type="float" office:value="1.048" calcext:value-type="float">
            <text:p>1.048</text:p>
          </table:table-cell>
          <table:table-cell/>
          <table:table-cell table:formula="of:=1+([.B5]/(258.6-(([.B5]/258.2)*227.1)))" office:value-type="float" office:value="1.04837824215727" calcext:value-type="float">
            <text:p>1.04837824215727</text:p>
          </table:table-cell>
        </table:table-row>
        <table:table-row table:style-name="ro1">
          <table:table-cell office:value-type="string" calcext:value-type="string">
            <text:p>Extraktwürze kg</text:p>
          </table:table-cell>
          <table:table-cell table:formula="of:=[.B7]*[.B6]" office:value-type="float" office:value="20.96" calcext:value-type="float">
            <text:p>20.96</text:p>
          </table:table-cell>
          <table:table-cell/>
          <table:table-cell table:formula="of:=[.D7]*[.B6]" office:value-type="float" office:value="20.9675648431454" calcext:value-type="float">
            <text:p>20.9675648431454</text:p>
          </table:table-cell>
        </table:table-row>
        <table:table-row table:style-name="ro1">
          <table:table-cell office:value-type="string" calcext:value-type="string">
            <text:p>benötigte theoretische Menge</text:p>
          </table:table-cell>
          <table:table-cell table:formula="of:=[.B8]*[.B5]*10/1000" office:value-type="float" office:value="2.5152" calcext:value-type="float">
            <text:p>2.5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üttungsmenge kg</text:p>
          </table:table-cell>
          <table:table-cell table:formula="of:=[.B9]/[.B4]" office:value-type="float" office:value="3.59314285714286" calcext:value-type="float">
            <text:p>3.59314285714286</text:p>
          </table:table-cell>
          <table:table-cell table:number-columns-repeated="2"/>
        </table:table-row>
      </table:table>
      <table:table table:name="iSpindel Kalibrierung" table:style-name="ta1">
        <table:shapes>
          <draw:frame draw:z-index="0" draw:style-name="gr1" draw:text-style-name="P1" svg:width="16.01cm" svg:height="8.997cm" svg:x="1.984cm" svg:y="4.272cm">
            <draw:object draw:notify-on-update-of-ranges="'iSpindel Kalibrierung'.B3:'iSpindel Kalibrierung'.B6 'iSpindel Kalibrierung'.C3:'iSpindel Kalibrierung'.C6 'iSpindel Kalibrierung'.B3:'iSpindel Kalibrierung'.B6 'iSpindel Kalibrierung'.N3:'iSpindel Kalibrierung'.N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26"/>
        <table:table-column table:style-name="co3" table:number-columns-repeated="63" table:default-cell-style-name="Default"/>
        <table:table-row table:style-name="ro1">
          <table:table-cell office:value-type="string" calcext:value-type="string">
            <text:p>WertPos</text:p>
          </table:table-cell>
          <table:table-cell table:style-name="ce26" office:value-type="string" calcext:value-type="string">
            <text:p>W (Winkel)</text:p>
          </table:table-cell>
          <table:table-cell table:style-name="ce26" office:value-type="string" calcext:value-type="string">
            <text:p>P (°P)</text:p>
          </table:table-cell>
          <table:table-cell/>
          <table:table-cell table:style-name="ce26" office:value-type="string" calcext:value-type="string">
            <text:p>W*P</text:p>
          </table:table-cell>
          <table:table-cell table:style-name="ce26" office:value-type="string" calcext:value-type="string">
            <text:p>W^2</text:p>
          </table:table-cell>
          <table:table-cell table:style-name="ce26" office:value-type="string" calcext:value-type="string">
            <text:p>W^3</text:p>
          </table:table-cell>
          <table:table-cell table:style-name="ce26" office:value-type="string" calcext:value-type="string">
            <text:p>W^4</text:p>
          </table:table-cell>
          <table:table-cell table:style-name="ce26" office:value-type="string" calcext:value-type="string">
            <text:p>W^2*P</text:p>
          </table:table-cell>
          <table:table-cell/>
          <table:table-cell table:style-name="ce26" office:value-type="string" calcext:value-type="string">
            <text:p>Mittelwerte</text:p>
          </table:table-cell>
          <table:table-cell table:style-name="ce26" table:number-columns-repeated="2"/>
          <table:table-cell office:value-type="string" calcext:value-type="string">
            <text:p>Quadratische regression</text:p>
          </table:table-cell>
          <table:table-cell office:value-type="string" calcext:value-type="string">
            <text:p>Fehler</text:p>
          </table:table-cell>
          <table:table-cell table:style-name="ce26" table:number-columns-repeated="5"/>
          <table:table-cell table:number-columns-repeated="44"/>
        </table:table-row>
        <table:table-row table:style-name="ro1">
          <table:table-cell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12" calcext:value-type="float">
            <text:p>20.12</text:p>
          </table:table-cell>
          <table:table-cell/>
          <table:table-cell table:formula="of:=[.B3]*[.C3]" office:value-type="float" office:value="0" calcext:value-type="float">
            <text:p>0</text:p>
          </table:table-cell>
          <table:table-cell table:formula="of:=[.B3]*[.B3]" office:value-type="float" office:value="0" calcext:value-type="float">
            <text:p>0</text:p>
          </table:table-cell>
          <table:table-cell table:formula="of:=[.B3]*[.B3]*[.B3]" office:value-type="float" office:value="0" calcext:value-type="float">
            <text:p>0</text:p>
          </table:table-cell>
          <table:table-cell table:formula="of:=[.B3]*[.B3]*[.B3]*[.B3]" office:value-type="float" office:value="0" calcext:value-type="float">
            <text:p>0</text:p>
          </table:table-cell>
          <table:table-cell table:formula="of:=[.F3]*[.C3]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Zellenzahl</text:p>
          </table:table-cell>
          <table:table-cell table:style-name="ce26" table:formula="of:=COUNT([.B3:.B6])" office:value-type="float" office:value="4" calcext:value-type="float">
            <text:p>4</text:p>
          </table:table-cell>
          <table:table-cell/>
          <table:table-cell table:formula="of:=[.$L$14]*[.B3]*[.B3]+[.$L$15]*[.B3]+[.$L$16]" office:value-type="float" office:value="20.2288181818182" calcext:value-type="float">
            <text:p>20.2288181818182</text:p>
          </table:table-cell>
          <table:table-cell table:formula="of:=[.C3]-[.N3]" office:value-type="float" office:value="-0.108818181818176" calcext:value-type="float">
            <text:p>-0.108818181818176</text:p>
          </table:table-cell>
          <table:table-cell table:number-columns-repeated="4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5.02" calcext:value-type="float">
            <text:p>35.02</text:p>
          </table:table-cell>
          <table:table-cell/>
          <table:table-cell table:formula="of:=[.B4]*[.C4]" office:value-type="float" office:value="87.55" calcext:value-type="float">
            <text:p>87.55</text:p>
          </table:table-cell>
          <table:table-cell table:formula="of:=[.B4]*[.B4]" office:value-type="float" office:value="6.25" calcext:value-type="float">
            <text:p>6.25</text:p>
          </table:table-cell>
          <table:table-cell table:formula="of:=[.B4]*[.B4]*[.B4]" office:value-type="float" office:value="15.625" calcext:value-type="float">
            <text:p>15.625</text:p>
          </table:table-cell>
          <table:table-cell table:formula="of:=[.B4]*[.B4]*[.B4]*[.B4]" office:value-type="float" office:value="39.0625" calcext:value-type="float">
            <text:p>39.0625</text:p>
          </table:table-cell>
          <table:table-cell table:formula="of:=[.F4]*[.C4]" office:value-type="float" office:value="218.875" calcext:value-type="float">
            <text:p>218.875</text:p>
          </table:table-cell>
          <table:table-cell/>
          <table:table-cell office:value-type="string" calcext:value-type="string">
            <text:p>W</text:p>
          </table:table-cell>
          <table:table-cell table:formula="of:=SUM([.B3:.B6])/[.L3]" office:value-type="float" office:value="4.375" calcext:value-type="float">
            <text:p>4.375</text:p>
          </table:table-cell>
          <table:table-cell/>
          <table:table-cell table:formula="of:=[.$L$14]*[.B4]*[.B4]+[.$L$15]*[.B4]+[.$L$16]" office:value-type="float" office:value="34.7298181818182" calcext:value-type="float">
            <text:p>34.7298181818182</text:p>
          </table:table-cell>
          <table:table-cell table:formula="of:=[.C4]-[.N4]" office:value-type="float" office:value="0.290181818181814" calcext:value-type="float">
            <text:p>0.290181818181814</text:p>
          </table:table-cell>
          <table:table-cell table:number-columns-repeated="4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5.18" calcext:value-type="float">
            <text:p>45.18</text:p>
          </table:table-cell>
          <table:table-cell/>
          <table:table-cell table:formula="of:=[.B5]*[.C5]" office:value-type="float" office:value="225.9" calcext:value-type="float">
            <text:p>225.9</text:p>
          </table:table-cell>
          <table:table-cell table:formula="of:=[.B5]*[.B5]" office:value-type="float" office:value="25" calcext:value-type="float">
            <text:p>25</text:p>
          </table:table-cell>
          <table:table-cell table:formula="of:=[.B5]*[.B5]*[.B5]" office:value-type="float" office:value="125" calcext:value-type="float">
            <text:p>125</text:p>
          </table:table-cell>
          <table:table-cell table:formula="of:=[.B5]*[.B5]*[.B5]*[.B5]" office:value-type="float" office:value="625" calcext:value-type="float">
            <text:p>625</text:p>
          </table:table-cell>
          <table:table-cell table:formula="of:=[.F5]*[.C5]" office:value-type="float" office:value="1129.5" calcext:value-type="float">
            <text:p>1129.5</text:p>
          </table:table-cell>
          <table:table-cell/>
          <table:table-cell office:value-type="string" calcext:value-type="string">
            <text:p>P</text:p>
          </table:table-cell>
          <table:table-cell table:formula="of:=SUM([.C3:.C6])/[.L3]" office:value-type="float" office:value="38.8975" calcext:value-type="float">
            <text:p>38.8975</text:p>
          </table:table-cell>
          <table:table-cell/>
          <table:table-cell table:formula="of:=[.$L$14]*[.B5]*[.B5]+[.$L$15]*[.B5]+[.$L$16]" office:value-type="float" office:value="45.3976363636364" calcext:value-type="float">
            <text:p>45.3976363636364</text:p>
          </table:table-cell>
          <table:table-cell table:formula="of:=[.C5]-[.N5]" office:value-type="float" office:value="-0.21763636363638" calcext:value-type="float">
            <text:p>-0.21763636363638</text:p>
          </table:table-cell>
          <table:table-cell table:number-columns-repeated="4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5.27" calcext:value-type="float">
            <text:p>55.27</text:p>
          </table:table-cell>
          <table:table-cell/>
          <table:table-cell table:formula="of:=[.B6]*[.C6]" office:value-type="float" office:value="552.7" calcext:value-type="float">
            <text:p>552.7</text:p>
          </table:table-cell>
          <table:table-cell table:formula="of:=[.B6]*[.B6]" office:value-type="float" office:value="100" calcext:value-type="float">
            <text:p>100</text:p>
          </table:table-cell>
          <table:table-cell table:formula="of:=[.B6]*[.B6]*[.B6]" office:value-type="float" office:value="1000" calcext:value-type="float">
            <text:p>1000</text:p>
          </table:table-cell>
          <table:table-cell table:formula="of:=[.B6]*[.B6]*[.B6]*[.B6]" office:value-type="float" office:value="10000" calcext:value-type="float">
            <text:p>10000</text:p>
          </table:table-cell>
          <table:table-cell table:formula="of:=[.F6]*[.C6]" office:value-type="float" office:value="5527" calcext:value-type="float">
            <text:p>5527</text:p>
          </table:table-cell>
          <table:table-cell/>
          <table:table-cell office:value-type="string" calcext:value-type="string">
            <text:p>W*P</text:p>
          </table:table-cell>
          <table:table-cell table:formula="of:=SUM([.E3:.E6])/[.L3]" office:value-type="float" office:value="216.5375" calcext:value-type="float">
            <text:p>216.5375</text:p>
          </table:table-cell>
          <table:table-cell/>
          <table:table-cell table:formula="of:=[.$L$14]*[.B6]*[.B6]+[.$L$15]*[.B6]+[.$L$16]" office:value-type="float" office:value="55.2337272727273" calcext:value-type="float">
            <text:p>55.2337272727273</text:p>
          </table:table-cell>
          <table:table-cell table:formula="of:=[.C6]-[.N6]" office:value-type="float" office:value="0.0362727272727241" calcext:value-type="float">
            <text:p>0.036272727272724</text:p>
          </table:table-cell>
          <table:table-cell table:number-columns-repeated="49"/>
        </table:table-row>
        <table:table-row table:style-name="ro1">
          <table:table-cell table:number-columns-repeated="10"/>
          <table:table-cell office:value-type="string" calcext:value-type="string">
            <text:p>W^2</text:p>
          </table:table-cell>
          <table:table-cell table:formula="of:=SUM([.F3:.F6])/[.L3]" office:value-type="float" office:value="32.8125" calcext:value-type="float">
            <text:p>32.81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3</text:p>
          </table:table-cell>
          <table:table-cell table:formula="of:=SUM([.G3:.G6])/[.L3]" office:value-type="float" office:value="285.15625" calcext:value-type="float">
            <text:p>285.156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4</text:p>
          </table:table-cell>
          <table:table-cell table:formula="of:=SUM([.H3:.H6])/[.L3]" office:value-type="float" office:value="2666.015625" calcext:value-type="float">
            <text:p>2666.0156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2*P</text:p>
          </table:table-cell>
          <table:table-cell table:formula="of:=SUM([.I3:.I6])/[.L3]" office:value-type="float" office:value="1718.84375" calcext:value-type="float">
            <text:p>1718.84375</text:p>
          </table:table-cell>
          <table:table-cell table:number-columns-repeated="5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10"/>
          <table:table-cell table:style-name="ce26" office:value-type="string" calcext:value-type="string">
            <text:p>quadratische regression P = a*W^2+b*W+c</text:p>
          </table:table-cell>
          <table:table-cell table:number-columns-repeated="53"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table:formula="of:=(([.L10]-[.L5]*[.L7])*([.L7]-[.L4]*[.L4])-([.L6]-[.L5]*[.L4])*([.L8]-[.L4]*[.L7]))/(([.L9]-[.L7]*[.L7])*([.L7]-[.L4]*[.L4])-([.L8]-[.L4]*[.L7])*([.L8]-[.L4]*[.L7]))" office:value-type="float" office:value="-0.306654545454546" calcext:value-type="float">
            <text:p>-0.306654545454546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b</text:p>
          </table:table-cell>
          <table:table-cell table:formula="of:=([.L6]-[.L5]*[.L4]-[.L14]*([.L8]-[.L4]*[.L7]))/([.L7]-[.L4]*[.L4])" office:value-type="float" office:value="6.56703636363637" calcext:value-type="float">
            <text:p>6.56703636363637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c</text:p>
          </table:table-cell>
          <table:table-cell table:formula="of:=[.L5]-[.L14]*[.L7]-[.L15]*[.L4]" office:value-type="float" office:value="20.2288181818182" calcext:value-type="float">
            <text:p>20.2288181818182</text:p>
          </table:table-cell>
          <table:table-cell table:number-columns-repeated="52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/>
          <table:table-cell table:style-name="ce26" table:number-columns-repeated="2"/>
          <table:table-cell table:number-columns-repeated="61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koktion" table:style-name="ta1">
        <table:table-column table:style-name="co16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row table:style-name="ro1">
          <table:table-cell table:style-name="ce26" office:value-type="string" calcext:value-type="string">
            <text:p>Mischungskreuz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el Temp [°C]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niedrieger al 100°C, wegen der Höhe und der thermischen Masse vom Bottich</text:p>
          </table:table-cell>
        </table:table-row>
        <table:table-row table:style-name="ro1">
          <table:table-cell office:value-type="string" calcext:value-type="string">
            <text:p>Gesamt Vol [L]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Kochmaische Vol [L]</text:p>
          </table:table-cell>
          <table:table-cell table:style-name="ce26" table:formula="of:=([.B2]-[.B3])/([.B4]-[.B3])*[.B5]" office:value-type="float" office:value="7.71084337349398" calcext:value-type="float">
            <text:p>7.71084337349398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Gesamt Vol [L]</text:p>
          </table:table-cell>
          <table:table-cell table:formula="of:=[.B16]+0.7*[.B12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26" office:value-type="string" calcext:value-type="string">
            <text:p>Zubrühtemperat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zmenge [kg]</text:p>
          </table:table-cell>
          <table:table-cell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 Temp [°C]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z Temp [°C]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uptguss [L]</text:p>
          </table:table-cell>
          <table:table-cell table:formula="of:=[.B12]*3" office:value-type="float" office:value="16.8" calcext:value-type="float">
            <text:p>16.8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Zubrühtemperatur [°C]</text:p>
          </table:table-cell>
          <table:table-cell table:style-name="ce26" table:formula="of:=[.B14]+(0.32*[.B12]+[.B13])*([.B14]-[.B15])/[.B16]" office:value-type="float" office:value="38.16" calcext:value-type="float">
            <text:p>38.16</text:p>
          </table:table-cell>
          <table:table-cell/>
          <table:table-cell office:value-type="string" calcext:value-type="string">
            <text:p>Faktor 0,32 wegen der geringeren Wärmekapazität von Malz zu Wasser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Koch Temp [°C]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98°C minus 1% abzug wegen therm masse vom bottich</text:p>
          </table:table-cell>
          <table:table-cell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[.B16]+0.7*[.B12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Zubrühmenge [L]</text:p>
          </table:table-cell>
          <table:table-cell table:style-name="ce26" table:formula="of:=([.B22]+[.B13])*([.B14]-[.B21])/([.B20]-[.B21])" office:value-type="float" office:value="5.26439024390244" calcext:value-type="float">
            <text:p>5.26439024390244</text:p>
          </table:table-cell>
          <table:table-cell/>
          <table:table-cell office:value-type="string" calcext:value-type="string">
            <text:p>gilt bis 54°C</text:p>
          </table:table-cell>
        </table:table-row>
        <table:table-row table:style-name="ro1">
          <table:table-cell/>
          <table:table-cell table:formula="of:=[.B16]*2/3" office:value-type="float" office:value="11.2" calcext:value-type="float">
            <text:p>11.2</text:p>
          </table:table-cell>
          <table:table-cell/>
          <table:table-cell office:value-type="string" calcext:value-type="string">
            <text:p>über 54°C</text:p>
          </table:table-cell>
        </table:table-row>
        <table:table-row table:style-name="ro1">
          <table:table-cell table:style-name="ce26" office:value-type="string" calcext:value-type="string">
            <text:p>Einmaischmenge</text:p>
          </table:table-cell>
          <table:table-cell table:style-name="ce26" table:formula="of:=[.B16]-[.B23]" office:value-type="float" office:value="11.5356097560976" calcext:value-type="float">
            <text:p>11.5356097560976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26" office:value-type="string" calcext:value-type="string">
            <text:p>Altes verfahr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ssermenge [L] aufkochen</text:p>
          </table:table-cell>
          <table:table-cell table:formula="of:=1.8*[.B12]" office:value-type="float" office:value="10.08" calcext:value-type="float">
            <text:p>10.08</text:p>
          </table:table-cell>
          <table:table-cell office:value-type="string" calcext:value-type="string">
            <text:p>3/5 Wassermenge</text:p>
          </table:table-cell>
          <table:table-cell/>
        </table:table-row>
        <table:table-row table:style-name="ro1">
          <table:table-cell office:value-type="string" calcext:value-type="string">
            <text:p>Wasser (6-18°C) dazu geben</text:p>
          </table:table-cell>
          <table:table-cell table:formula="of:=[.B30]/3*2" office:value-type="float" office:value="6.72" calcext:value-type="float">
            <text:p>6.72</text:p>
          </table:table-cell>
          <table:table-cell office:value-type="string" calcext:value-type="string">
            <text:p>2/5 Wassermenge. Sollte so ca 67-71°C ergeben</text:p>
          </table:table-cell>
          <table:table-cell/>
        </table:table-row>
        <table:table-row table:style-name="ro1">
          <table:table-cell office:value-type="string" calcext:value-type="string">
            <text:p>Zum Malz geben</text:p>
          </table:table-cell>
          <table:table-cell table:formula="of:=([.B30]+[.B31])*4/5" office:value-type="float" office:value="13.44" calcext:value-type="float">
            <text:p>13.44</text:p>
          </table:table-cell>
          <table:table-cell office:value-type="string" calcext:value-type="string">
            <text:p>4/5 wassermenge sollte mit Malz eine Temperatur von 54-58°C erreichen</text:p>
          </table:table-cell>
          <table:table-cell/>
        </table:table-row>
        <table:table-row table:style-name="ro1">
          <table:table-cell office:value-type="string" calcext:value-type="string">
            <text:p>Rest wasser aufkochen</text:p>
          </table:table-cell>
          <table:table-cell table:formula="of:=([.B30]+[.B31])/5" office:value-type="float" office:value="3.36" calcext:value-type="float">
            <text:p>3.36</text:p>
          </table:table-cell>
          <table:table-cell office:value-type="string" calcext:value-type="string">
            <text:p>1/5 wird aufgekocht und dann später dazu gegeben, um Maltoserast zu erreichen (62-64°C)</text:p>
          </table:table-cell>
          <table:table-cell/>
        </table:table-row>
        <table:table-row table:style-name="ro1">
          <table:table-cell office:value-type="string" calcext:value-type="string">
            <text:p>teilmaische ziehen und min 10 minuten kochen</text:p>
          </table:table-cell>
          <table:table-cell/>
          <table:table-cell office:value-type="string" calcext:value-type="string">
            <text:p>1/3 davon um auf 73-75°C zu kommen</text:p>
          </table:table-cell>
          <table:table-cell/>
        </table:table-row>
        <table:table-row table:style-name="ro1">
          <table:table-cell office:value-type="string" calcext:value-type="string">
            <text:p>Hauptguss [L]</text:p>
          </table:table-cell>
          <table:table-cell table:formula="of:=[.B30]+[.B31]" office:value-type="float" office:value="16.8" calcext:value-type="float">
            <text:p>16.8</text:p>
          </table:table-cell>
          <table:table-cell office:value-type="string" calcext:value-type="string">
            <text:p>Entspricht 3*Malzmenge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tammwürze nach verdünnung</text:p>
          </table:table-cell>
          <table:table-cell office:value-type="string" calcext:value-type="string">
            <text:p>°P n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mmwürze alt [°P]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schlagmenge [L]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ser dazu [L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Stammwürze neu [°P]</text:p>
          </table:table-cell>
          <table:table-cell table:style-name="ce26" table:formula="of:=[.B39]*[.B40]/([.B40]+[.B41])" office:value-type="float" office:value="10.9090909090909" calcext:value-type="float">
            <text:p>10.9090909090909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Stammwürze [°P]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schlagmenge [L]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h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n korrektur</text:p>
          </table:table-cell>
          <table:table-cell office:value-type="float" office:value="0.96" calcext:value-type="float">
            <text:p>0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zmenge [kg]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Sudhausausbeute [%]</text:p>
          </table:table-cell>
          <table:table-cell table:style-name="ce26" table:formula="of:=[.B47]*[.B48]*[.B49]*[.B50]/[.B51]" office:value-type="float" office:value="57.6" calcext:value-type="float">
            <text:p>57.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Höhe über NN [m]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wolkersdorf berg</text:p>
          </table:table-cell>
          <table:table-cell/>
        </table:table-row>
        <table:table-row table:style-name="ro1">
          <table:table-cell table:style-name="ce26" office:value-type="string" calcext:value-type="string">
            <text:p>Kochtemperatur [°C]</text:p>
          </table:table-cell>
          <table:table-cell table:style-name="ce26" table:formula="of:=100-[.B55]*0.003354" office:value-type="float" office:value="98.79256" calcext:value-type="float">
            <text:p>98.79256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26" office:value-type="string" calcext:value-type="string">
            <text:p>Dickteil maische zur maltoserast</text:p>
          </table:table-cell>
          <table:table-cell office:value-type="string" calcext:value-type="string">
            <text:p>Der dicke Teil setzt sich beim Einmaischen unten ab und so kann oben und die Dünnmaische abgezogen werden. So kann die Dickmaische gekocht wer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temperatur [°C]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0.7*[.B12]+[.B35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table:formula="of:=[.B56]" office:value-type="float" office:value="98.79256" calcext:value-type="float">
            <text:p>98.79256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Teilmaischemenge [L]</text:p>
          </table:table-cell>
          <table:table-cell table:style-name="ce26" table:formula="of:=([.B62]+[.B63])*([.B61]-[.B64])/([.B65]-[.B64])" office:value-type="float" office:value="5.2241053834498" calcext:value-type="float">
            <text:p>5.2241053834498</text:p>
          </table:table-cell>
          <table:table-cell table:style-name="ce36" table:formula="of:=[.B66]*100/[.B62]" office:value-type="float" office:value="25.2128638197384" calcext:value-type="float">
            <text:p>25.2128638197384</text:p>
          </table:table-cell>
          <table:table-cell office:value-type="string" calcext:value-type="string">
            <text:p>%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6" office:value-type="string" calcext:value-type="string">
            <text:p>Dünnteilmaische zur Verzuckerungsr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eltemperatur [°C]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0.7*[.B12]+[.B35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table:formula="of:=[.B56]" office:value-type="float" office:value="98.79256" calcext:value-type="float">
            <text:p>98.79256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Teilmaischemenge [L]</text:p>
          </table:table-cell>
          <table:table-cell table:style-name="ce26" table:formula="of:=([.B71]+[.B72])*([.B70]-[.B73])/([.B74]-[.B73])" office:value-type="float" office:value="8.48917124810592" calcext:value-type="float">
            <text:p>8.48917124810592</text:p>
          </table:table-cell>
          <table:table-cell table:style-name="ce26" table:formula="of:=[.B75]*100/[.B71]" office:value-type="float" office:value="40.9709037070749" calcext:value-type="float">
            <text:p>40.9709037070749</text:p>
          </table:table-cell>
          <table:table-cell office:value-type="string" calcext:value-type="string">
            <text:p>%</text:p>
          </table:table-cell>
        </table:table-row>
      </table:table>
      <table:table table:name="Wasseraufbereitung" table:style-name="ta1"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3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26"/>
          <table:table-cell table:number-columns-repeated="1023"/>
        </table:table-row>
        <table:table-row table:style-name="ro1">
          <table:table-cell table:style-name="ce26" office:value-type="string" calcext:value-type="string">
            <text:p>Ca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g/l</text:p>
          </table:table-cell>
          <table:table-cell table:formula="of:=[.B5]/40.1" office:value-type="float" office:value="1.84538653366584" calcext:value-type="float">
            <text:p>1.84538653366584</text:p>
          </table:table-cell>
          <table:table-cell office:value-type="string" calcext:value-type="string">
            <text:p>mmol/l</text:p>
          </table:table-cell>
          <table:table-cell table:formula="of:=[.D5]*5.6" office:value-type="float" office:value="10.3341645885287" calcext:value-type="float">
            <text:p>10.3341645885287</text:p>
          </table:table-cell>
          <table:table-cell office:value-type="string" calcext:value-type="string">
            <text:p>°dH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M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g/l</text:p>
          </table:table-cell>
          <table:table-cell table:formula="of:=[.B6]/24.3" office:value-type="float" office:value="1.19341563786008" calcext:value-type="float">
            <text:p>1.19341563786008</text:p>
          </table:table-cell>
          <table:table-cell office:value-type="string" calcext:value-type="string">
            <text:p>mmol/l</text:p>
          </table:table-cell>
          <table:table-cell table:formula="of:=[.D6]*5.6" office:value-type="float" office:value="6.68312757201646" calcext:value-type="float">
            <text:p>6.68312757201646</text:p>
          </table:table-cell>
          <table:table-cell office:value-type="string" calcext:value-type="string">
            <text:p>°dH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Sulfat(SO4)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Chlorid(Cl-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Nitrit(NO3-)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Brauwass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Sauermalz Milchsäure Ante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Fertige Milchsäure Antei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samthärte (GH)</text:p>
          </table:table-cell>
          <table:table-cell table:formula="of:=([.B5]*1.4 + [.B6]*2.307)/10" office:value-type="float" office:value="17.0503" calcext:value-type="float">
            <text:p>17.0503</text:p>
          </table:table-cell>
          <table:table-cell office:value-type="string" calcext:value-type="string">
            <text:p>°dH</text:p>
          </table:table-cell>
          <table:table-cell table:formula="of:=[.D5]/1.75+[.D6]/3.5" office:value-type="float" office:value="1.39548248719764" calcext:value-type="float">
            <text:p>1.39548248719764</text:p>
          </table:table-cell>
          <table:table-cell office:value-type="string" calcext:value-type="string">
            <text:p>mmol/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[.B15]-([.B7]+[.B8]+[.B9]+[.B10])/21.8" office:value-type="float" office:value="13.5172724770642" calcext:value-type="float">
            <text:p>13.5172724770642</text:p>
          </table:table-cell>
          <table:table-cell office:value-type="string" calcext:value-type="string">
            <text:p>°dH</text:p>
          </table:table-cell>
          <table:table-cell table:formula="of:=[.B16]/2.8" office:value-type="float" office:value="4.82759731323722" calcext:value-type="float">
            <text:p>4.82759731323722</text:p>
          </table:table-cell>
          <table:table-cell office:value-type="string" calcext:value-type="string">
            <text:p>mmol/l</text:p>
          </table:table-cell>
          <table:table-cell table:formula="of:=[.B16]/2.8*61" office:value-type="float" office:value="294.483436107471" calcext:value-type="float">
            <text:p>294.483436107471</text:p>
          </table:table-cell>
          <table:table-cell office:value-type="string" calcext:value-type="string">
            <text:p>mg/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äurekapazität</text:p>
          </table:table-cell>
          <table:table-cell table:formula="of:=[.B16]*2.8" office:value-type="float" office:value="37.8483629357798" calcext:value-type="float">
            <text:p>37.8483629357798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htkarbonathärt (NKH)</text:p>
          </table:table-cell>
          <table:table-cell table:formula="of:=[.B15]-[.B16]" office:value-type="float" office:value="3.53302752293578" calcext:value-type="float">
            <text:p>3.533027522935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D19]/0.3566" office:value-type="float" office:value="9.62455083017268" calcext:value-type="float">
            <text:p>9.62455083017268</text:p>
          </table:table-cell>
          <table:table-cell office:value-type="string" calcext:value-type="string">
            <text:p>°dH</text:p>
          </table:table-cell>
          <table:table-cell table:formula="of:=[.D16]-[.D15]" office:value-type="float" office:value="3.43211482603958" calcext:value-type="float">
            <text:p>3.43211482603958</text:p>
          </table:table-cell>
          <table:table-cell office:value-type="string" calcext:value-type="string">
            <text:p>mmol/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talkalität (RA) Ziel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lfat/Chlorid Verhältnis</text:p>
          </table:table-cell>
          <table:table-cell table:formula="of:=[.B7]/[.B8]" office:value-type="float" office:value="3.69230769230769" calcext:value-type="float">
            <text:p>3.6923076923076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Zusatz Milchsäure</text:p>
          </table:table-cell>
          <table:table-cell table:formula="of:=([.B19]-[.B20])*[.B11]*90.8*0.3566 / 1000" office:value-type="float" office:value="5.32610068408787" calcext:value-type="float">
            <text:p>5.32610068408787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ge Sauermalz</text:p>
          </table:table-cell>
          <table:table-cell table:formula="of:=[.B23]*100/[.B12]" office:value-type="float" office:value="177.536689469596" calcext:value-type="float">
            <text:p>177.536689469596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ge 80%-Milchsäure</text:p>
          </table:table-cell>
          <table:table-cell table:formula="of:=[.B23]/1.206*100/[.B13]" office:value-type="float" office:value="5.52041944868146" calcext:value-type="float">
            <text:p>5.52041944868146</text:p>
          </table:table-cell>
          <table:table-cell office:value-type="string" calcext:value-type="string">
            <text:p>ml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KH/NKH </text:p>
          </table:table-cell>
          <table:table-cell table:formula="of:=[.B16]/[.B18]" office:value-type="float" office:value="3.82597429239159" calcext:value-type="float">
            <text:p>3.82597429239159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6" office:value-type="string" calcext:value-type="string">
            <text:p>Informatio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[1/Ohm | Si] =1 / R [Ohm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[1/cm] = l [cm] /A [cm²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 [ 1/(Ohm*cm) | Si/cm]= L [1/Ohm] * Z [1/cm]</text:p>
          </table:table-cell>
          <table:table-cell table:number-columns-repeated="1023"/>
        </table:table-row>
        <table:table-row table:style-name="ro1">
          <table:table-cell table:style-name="ce37" office:value-type="string" calcext:value-type="string">
            <text:p>°dH = K [µSi/cm] / 3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Umrechnung K <text:s/>in GH</text:p>
          </table:table-cell>
          <table:table-cell table:number-columns-repeated="1023"/>
        </table:table-row>
        <table:table-row table:style-name="ro1">
          <table:table-cell table:style-name="ce38" office:value-type="string" calcext:value-type="string">
            <text:p>K </text:p>
          </table:table-cell>
          <table:table-cell office:value-type="float" office:value="663" calcext:value-type="float">
            <text:p>663</text:p>
          </table:table-cell>
          <table:table-cell table:style-name="ce38" office:value-type="string" calcext:value-type="string">
            <text:p>[µSi/cm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samthärte </text:p>
          </table:table-cell>
          <table:table-cell table:formula="of:=[.B40]/33" office:value-type="float" office:value="20.0909090909091" calcext:value-type="float">
            <text:p>20.0909090909091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6" office:value-type="string" calcext:value-type="string">
            <text:p>Angaben Wasseranalyse Stadtwerke</text:p>
          </table:table-cell>
          <table:table-cell/>
          <table:table-cell office:value-type="string" calcext:value-type="string">
            <text:p>1ppm ~ mg/l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Calcium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Magnesiu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Natriu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Chlori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Sulfat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it(NO3-)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samthärte </text:p>
          </table:table-cell>
          <table:table-cell table:formula="of:=([.B45]*1.4+[.B46]*2.307)/10" office:value-type="float" office:value="17.0503" calcext:value-type="float">
            <text:p>17.0503</text:p>
          </table:table-cell>
          <table:table-cell office:value-type="string" calcext:value-type="string">
            <text:p>°dH</text:p>
          </table:table-cell>
          <table:table-cell table:formula="of:=[.B53]*33" office:value-type="float" office:value="562.6599" calcext:value-type="float">
            <text:p>562.6599</text:p>
          </table:table-cell>
          <table:table-cell table:style-name="ce38" office:value-type="string" calcext:value-type="string">
            <text:p>µSi/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[.B53] - ([.B49]+[.B48]+[.B50]+[.B51])/21.8" office:value-type="float" office:value="13.5172724770642" calcext:value-type="float">
            <text:p>13.5172724770642</text:p>
          </table:table-cell>
          <table:table-cell office:value-type="string" calcext:value-type="string">
            <text:p>°dH</text:p>
          </table:table-cell>
          <table:table-cell table:number-columns-repeated="2"/>
          <table:table-cell office:value-type="string" calcext:value-type="string">
            <text:p>gemessen Titrieren</text:p>
          </table:table-cell>
          <table:table-cell office:value-type="string" calcext:value-type="string">
            <text:p>13-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chtkarbonathärt</text:p>
          </table:table-cell>
          <table:table-cell table:formula="of:=[.B53]-[.B54]" office:value-type="float" office:value="3.53302752293578" calcext:value-type="float">
            <text:p>3.53302752293578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-Härte</text:p>
          </table:table-cell>
          <table:table-cell table:formula="of:=[.B45]/7.14" office:value-type="float" office:value="10.3641456582633" calcext:value-type="float">
            <text:p>10.3641456582633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g-Härte</text:p>
          </table:table-cell>
          <table:table-cell table:formula="of:=[.B46]/4.34" office:value-type="float" office:value="6.68202764976959" calcext:value-type="float">
            <text:p>6.68202764976959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B54]-[.B56]/3.5-[.B57]/7" office:value-type="float" office:value="9.60151262473619" calcext:value-type="float">
            <text:p>9.60151262473619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H/NKH </text:p>
          </table:table-cell>
          <table:table-cell table:formula="of:=[.B54]/[.B55]" office:value-type="float" office:value="3.82597429239159" calcext:value-type="float">
            <text:p>3.8259742923915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Mess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itfähigkeit gemessen davor</text:p>
          </table:table-cell>
          <table:table-cell office:value-type="float" office:value="562" calcext:value-type="float">
            <text:p>562</text:p>
          </table:table-cell>
          <table:table-cell table:style-name="ce38" office:value-type="string" calcext:value-type="string">
            <text:p>µSi/c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itfähigkeit gemessen davor</text:p>
          </table:table-cell>
          <table:table-cell office:value-type="float" office:value="16" calcext:value-type="float">
            <text:p>16</text:p>
          </table:table-cell>
          <table:table-cell table:style-name="ce38" office:value-type="string" calcext:value-type="string">
            <text:p>µSi/c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ringerung</text:p>
          </table:table-cell>
          <table:table-cell table:formula="of:=[.B64]/[.B63]" office:value-type="float" office:value="0.0284697508896797" calcext:value-type="float">
            <text:p>0.0284697508896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Wasserwerte nach Entsalzung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Calcium</text:p>
          </table:table-cell>
          <table:table-cell table:formula="of:=[.B45]*[.$B$65]" office:value-type="float" office:value="2.1067615658363" calcext:value-type="float">
            <text:p>2.1067615658363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Magnesium</text:p>
          </table:table-cell>
          <table:table-cell table:formula="of:=[.B46]*[.$B$65]" office:value-type="float" office:value="0.825622775800712" calcext:value-type="float">
            <text:p>0.825622775800712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Natrium</text:p>
          </table:table-cell>
          <table:table-cell table:formula="of:=[.B47]*[.$B$65]" office:value-type="float" office:value="0.284697508896797" calcext:value-type="float">
            <text:p>0.284697508896797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Chlorid</text:p>
          </table:table-cell>
          <table:table-cell table:formula="of:=[.B48]*[.$B$65]" office:value-type="float" office:value="0.370106761565836" calcext:value-type="float">
            <text:p>0.370106761565836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Sulfat </text:p>
          </table:table-cell>
          <table:table-cell table:formula="of:=[.B49]*[.$B$65]" office:value-type="float" office:value="1.36654804270463" calcext:value-type="float">
            <text:p>1.36654804270463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it(NO3-)</text:p>
          </table:table-cell>
          <table:table-cell table:formula="of:=[.B50]*[.$B$65]" office:value-type="float" office:value="0.000569395017793594" calcext:value-type="float">
            <text:p>0.000569395017794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samthärte </text:p>
          </table:table-cell>
          <table:table-cell table:formula="of:=([.B68]*1.4+[.B69]*2.307)/10" office:value-type="float" office:value="0.485417793594306" calcext:value-type="float">
            <text:p>0.485417793594306</text:p>
          </table:table-cell>
          <table:table-cell office:value-type="string" calcext:value-type="string">
            <text:p>°dH</text:p>
          </table:table-cell>
          <table:table-cell table:formula="of:=[.B76]*33" office:value-type="float" office:value="16.0187871886121" calcext:value-type="float">
            <text:p>16.0187871886121</text:p>
          </table:table-cell>
          <table:table-cell table:style-name="ce38" office:value-type="string" calcext:value-type="string">
            <text:p>µSi/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([.B76]*21.8 -[.B72]-[.B71]-[.B73])/21.8" office:value-type="float" office:value="0.405728610140716" calcext:value-type="float">
            <text:p>0.405728610140716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htkarbonathärt</text:p>
          </table:table-cell>
          <table:table-cell table:formula="of:=[.B76]-[.B77]" office:value-type="float" office:value="0.0796891834535898" calcext:value-type="float">
            <text:p>0.07968918345359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-Härte</text:p>
          </table:table-cell>
          <table:table-cell table:formula="of:=[.B68]/7.14" office:value-type="float" office:value="0.295064645075112" calcext:value-type="float">
            <text:p>0.295064645075112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g-Härte</text:p>
          </table:table-cell>
          <table:table-cell table:formula="of:=[.B69]/4.34" office:value-type="float" office:value="0.190235662626892" calcext:value-type="float">
            <text:p>0.190235662626892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B77]-[.B79]/3.5-[.B80]/7" office:value-type="float" office:value="0.294247902601128" calcext:value-type="float">
            <text:p>0.294247902601128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H/NKH </text:p>
          </table:table-cell>
          <table:table-cell table:formula="of:=[.B77]/[.B78]" office:value-type="float" office:value="5.09138872500819" calcext:value-type="float">
            <text:p>5.09138872500819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6" office:value-type="string" calcext:value-type="string">
            <text:p>Zugabe Salze</text:p>
          </table:table-cell>
          <table:table-cell table:style-name="ce26" office:value-type="string" calcext:value-type="string">
            <text:p>Menge [mg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lcium Sulfat (Braugip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ciumchlor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gnesiumsulfat (Bittersalz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riumchlorid (Kochsalz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riumhydrogencarbona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Wasserwerte nach Zusatz von Salz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Calcium</text:p>
          </table:table-cell>
          <table:table-cell table:formula="of:=[.B68]+[.B90]/[.B11]*1000/232.78+[.B91]/[.B11]*1000/272.6" office:value-type="float" office:value="2.1067615658363" calcext:value-type="float">
            <text:p>2.1067615658363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Magnesium</text:p>
          </table:table-cell>
          <table:table-cell table:formula="of:=[.B69]+[.B92]/[.B11]*1000/98.59" office:value-type="float" office:value="0.825622775800712" calcext:value-type="float">
            <text:p>0.825622775800712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Natrium</text:p>
          </table:table-cell>
          <table:table-cell table:formula="of:=[.B70]+[.B93]/[.B11]*1000/393.39+[.B94]/[.B11]*1000/273.66" office:value-type="float" office:value="0.284697508896797" calcext:value-type="float">
            <text:p>0.284697508896797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Chlorid</text:p>
          </table:table-cell>
          <table:table-cell table:formula="of:=[.B71]+[.B91]/[.B11]*1000/482.28+[.B93]/[.B11]*1000/606.66" office:value-type="float" office:value="0.370106761565836" calcext:value-type="float">
            <text:p>0.370106761565836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Sulfat </text:p>
          </table:table-cell>
          <table:table-cell table:formula="of:=[.B72]+[.B90]/[.B11]*1000/557.93+[.B92]/[.B11]*1000/389.73" office:value-type="float" office:value="1.36654804270463" calcext:value-type="float">
            <text:p>1.36654804270463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it(NO3-)</text:p>
          </table:table-cell>
          <table:table-cell table:formula="of:=[.B73]" office:value-type="float" office:value="0.000569395017793594" calcext:value-type="float">
            <text:p>0.000569395017794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at</text:p>
          </table:table-cell>
          <table:table-cell table:formula="of:=[.B74]"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samthärte </text:p>
          </table:table-cell>
          <table:table-cell table:formula="of:=([.B97]*1.4+[.B98]*2.307)/10" office:value-type="float" office:value="0.485417793594306" calcext:value-type="float">
            <text:p>0.485417793594306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[.B77]" office:value-type="float" office:value="0.405728610140716" calcext:value-type="float">
            <text:p>0.405728610140716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htkarbonathärt</text:p>
          </table:table-cell>
          <table:table-cell table:formula="of:=[.B105]-[.B106]" office:value-type="float" office:value="0.0796891834535898" calcext:value-type="float">
            <text:p>0.07968918345359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-Härte</text:p>
          </table:table-cell>
          <table:table-cell table:formula="of:=[.B97]/7.14" office:value-type="float" office:value="0.295064645075112" calcext:value-type="float">
            <text:p>0.295064645075112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g-Härte</text:p>
          </table:table-cell>
          <table:table-cell table:formula="of:=[.B98]/4.34" office:value-type="float" office:value="0.190235662626892" calcext:value-type="float">
            <text:p>0.190235662626892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B106]-[.B108]/3.5-[.B109]/7" office:value-type="float" office:value="0.294247902601128" calcext:value-type="float">
            <text:p>0.294247902601128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H/NKH </text:p>
          </table:table-cell>
          <table:table-cell table:formula="of:=[.B106]/[.B107]" office:value-type="float" office:value="5.09138872500819" calcext:value-type="float">
            <text:p>5.09138872500819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7">00/00/0000</text:date>, <text:time style:data-style-name="N2" text:time-value="21:00:04.80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7-18T09:02:34.956000000</meta:creation-date>
    <meta:editing-duration>PT11H15M32S</meta:editing-duration>
    <meta:editing-cycles>124</meta:editing-cycles>
    <meta:generator>LibreOffice/6.4.3.2$Windows_X86_64 LibreOffice_project/747b5d0ebf89f41c860ec2a39efd7cb15b54f2d8</meta:generator>
    <dc:date>2021-02-27T21:09:19.553000000</dc:date>
    <meta:document-statistic meta:table-count="12" meta:cell-count="3344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8.998cm" xlink:href=".." xlink:type="simple" chart:class="chart:scatter" chart:style-name="ch1">
        <chart:legend chart:legend-position="end" svg:x="12.048cm" svg:y="3.951cm" style:legend-expansion="high" chart:style-name="ch2"/>
        <chart:plot-area chart:style-name="ch3" table:cell-range-address="'iSpindel Kalibrierung'.B3:'iSpindel Kalibrierung'.C6 'iSpindel Kalibrierung'.N3:'iSpindel Kalibrierung'.N6" chart:data-source-has-labels="row" svg:x="0.32cm" svg:y="0.179cm" svg:width="11.408cm" svg:height="8.64cm">
          <chartooo:coordinate-region svg:x="0.941cm" svg:y="0.378cm" svg:width="10.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Spindel Kalibrierung'.C3:'iSpindel Kalibrierung'.C6" loext:label-string="gemessen" chart:class="chart:scatter">
            <chart:domain table:cell-range-address="'iSpindel Kalibrierung'.B3:'iSpindel Kalibrierung'.B6"/>
            <chart:data-point chart:repeated="4"/>
          </chart:series>
          <chart:series chart:style-name="ch7" chart:values-cell-range-address="'iSpindel Kalibrierung'.N3:'iSpindel Kalibrierung'.N6" loext:label-string="regressionskurve" chart:class="chart:scatte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gemessen</text:p>
              </table:table-cell>
              <table:table-cell office:value-type="string">
                <text:p>regressionskur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iSpindel Kalibrierung'.B3:'iSpindel Kalibrierung'.B6</svg:desc>
                </draw:g>
              </table:table-cell>
              <table:table-cell office:value-type="float" office:value="20.12">
                <text:p>20.12</text:p>
                <draw:g>
                  <svg:desc>'iSpindel Kalibrierung'.C3:'iSpindel Kalibrierung'.C6</svg:desc>
                </draw:g>
              </table:table-cell>
              <table:table-cell office:value-type="float" office:value="20.2288181818182">
                <text:p>20.2288181818182</text:p>
                <draw:g>
                  <svg:desc>'iSpindel Kalibrierung'.N3:'iSpindel Kalibrierung'.N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5.02">
                <text:p>35.02</text:p>
              </table:table-cell>
              <table:table-cell office:value-type="float" office:value="34.7298181818182">
                <text:p>34.7298181818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5.18">
                <text:p>45.18</text:p>
              </table:table-cell>
              <table:table-cell office:value-type="float" office:value="45.3976363636364">
                <text:p>45.3976363636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55.27">
                <text:p>55.27</text:p>
              </table:table-cell>
              <table:table-cell office:value-type="float" office:value="55.2337272727273">
                <text:p>55.23372727272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